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99.49pt" svg:height="646.02pt" svg:x="67.12pt" svg:y="3pt">
            <loext:p draw:notify-on-update-of-ranges="Sheet1.A1:Sheet1.A1219 Sheet1.B1:Sheet1.B12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0.014036" calcext:value-type="float">
            <text:p>0.014036</text:p>
          </table:table-cell>
          <table:table-cell office:value-type="float" office:value="-0.000194" calcext:value-type="float">
            <text:p>-0.000194</text:p>
          </table:table-cell>
        </table:table-row>
        <table:table-row table:style-name="ro1">
          <table:table-cell office:value-type="float" office:value="0.059974" calcext:value-type="float">
            <text:p>0.059974</text:p>
          </table:table-cell>
          <table:table-cell office:value-type="float" office:value="-0.001172" calcext:value-type="float">
            <text:p>-0.001172</text:p>
          </table:table-cell>
        </table:table-row>
        <table:table-row table:style-name="ro1">
          <table:table-cell office:value-type="float" office:value="0.111015" calcext:value-type="float">
            <text:p>0.111015</text:p>
          </table:table-cell>
          <table:table-cell office:value-type="float" office:value="0.009067" calcext:value-type="float">
            <text:p>0.009067</text:p>
          </table:table-cell>
        </table:table-row>
        <table:table-row table:style-name="ro1">
          <table:table-cell office:value-type="float" office:value="0.164609" calcext:value-type="float">
            <text:p>0.164609</text:p>
          </table:table-cell>
          <table:table-cell office:value-type="float" office:value="0.044374" calcext:value-type="float">
            <text:p>0.044374</text:p>
          </table:table-cell>
        </table:table-row>
        <table:table-row table:style-name="ro1">
          <table:table-cell office:value-type="float" office:value="0.220755" calcext:value-type="float">
            <text:p>0.220755</text:p>
          </table:table-cell>
          <table:table-cell office:value-type="float" office:value="0.099168" calcext:value-type="float">
            <text:p>0.099168</text:p>
          </table:table-cell>
        </table:table-row>
        <table:table-row table:style-name="ro1">
          <table:table-cell office:value-type="float" office:value="0.279452" calcext:value-type="float">
            <text:p>0.279452</text:p>
          </table:table-cell>
          <table:table-cell office:value-type="float" office:value="0.161351" calcext:value-type="float">
            <text:p>0.161351</text:p>
          </table:table-cell>
        </table:table-row>
        <table:table-row table:style-name="ro1">
          <table:table-cell office:value-type="float" office:value="0.339426" calcext:value-type="float">
            <text:p>0.339426</text:p>
          </table:table-cell>
          <table:table-cell office:value-type="float" office:value="0.222955" calcext:value-type="float">
            <text:p>0.222955</text:p>
          </table:table-cell>
        </table:table-row>
        <table:table-row table:style-name="ro1">
          <table:table-cell office:value-type="float" office:value="0.3994" calcext:value-type="float">
            <text:p>0.3994</text:p>
          </table:table-cell>
          <table:table-cell office:value-type="float" office:value="0.28525" calcext:value-type="float">
            <text:p>0.28525</text:p>
          </table:table-cell>
        </table:table-row>
        <table:table-row table:style-name="ro1">
          <table:table-cell office:value-type="float" office:value="0.456821" calcext:value-type="float">
            <text:p>0.456821</text:p>
          </table:table-cell>
          <table:table-cell office:value-type="float" office:value="0.34813" calcext:value-type="float">
            <text:p>0.34813</text:p>
          </table:table-cell>
        </table:table-row>
        <table:table-row table:style-name="ro1">
          <table:table-cell office:value-type="float" office:value="0.510415" calcext:value-type="float">
            <text:p>0.510415</text:p>
          </table:table-cell>
          <table:table-cell office:value-type="float" office:value="0.408712" calcext:value-type="float">
            <text:p>0.408712</text:p>
          </table:table-cell>
        </table:table-row>
        <table:table-row table:style-name="ro1">
          <table:table-cell office:value-type="float" office:value="0.558905" calcext:value-type="float">
            <text:p>0.558905</text:p>
          </table:table-cell>
          <table:table-cell office:value-type="float" office:value="0.469502" calcext:value-type="float">
            <text:p>0.469502</text:p>
          </table:table-cell>
        </table:table-row>
        <table:table-row table:style-name="ro1">
          <table:table-cell office:value-type="float" office:value="0.609946" calcext:value-type="float">
            <text:p>0.609946</text:p>
          </table:table-cell>
          <table:table-cell office:value-type="float" office:value="0.526756" calcext:value-type="float">
            <text:p>0.526756</text:p>
          </table:table-cell>
        </table:table-row>
        <table:table-row table:style-name="ro1">
          <table:table-cell office:value-type="float" office:value="0.659711" calcext:value-type="float">
            <text:p>0.659711</text:p>
          </table:table-cell>
          <table:table-cell office:value-type="float" office:value="0.57659" calcext:value-type="float">
            <text:p>0.57659</text:p>
          </table:table-cell>
        </table:table-row>
        <table:table-row table:style-name="ro1">
          <table:table-cell office:value-type="float" office:value="0.712029" calcext:value-type="float">
            <text:p>0.712029</text:p>
          </table:table-cell>
          <table:table-cell office:value-type="float" office:value="0.622773" calcext:value-type="float">
            <text:p>0.622773</text:p>
          </table:table-cell>
        </table:table-row>
        <table:table-row table:style-name="ro1">
          <table:table-cell office:value-type="float" office:value="0.763071" calcext:value-type="float">
            <text:p>0.763071</text:p>
          </table:table-cell>
          <table:table-cell office:value-type="float" office:value="0.666491" calcext:value-type="float">
            <text:p>0.666491</text:p>
          </table:table-cell>
        </table:table-row>
        <table:table-row table:style-name="ro1">
          <table:table-cell office:value-type="float" office:value="0.812836" calcext:value-type="float">
            <text:p>0.812836</text:p>
          </table:table-cell>
          <table:table-cell office:value-type="float" office:value="0.708668" calcext:value-type="float">
            <text:p>0.708668</text:p>
          </table:table-cell>
        </table:table-row>
        <table:table-row table:style-name="ro1">
          <table:table-cell office:value-type="float" office:value="0.860049" calcext:value-type="float">
            <text:p>0.860049</text:p>
          </table:table-cell>
          <table:table-cell office:value-type="float" office:value="0.754805" calcext:value-type="float">
            <text:p>0.754805</text:p>
          </table:table-cell>
        </table:table-row>
        <table:table-row table:style-name="ro1">
          <table:table-cell office:value-type="float" office:value="0.907263" calcext:value-type="float">
            <text:p>0.907263</text:p>
          </table:table-cell>
          <table:table-cell office:value-type="float" office:value="0.802908" calcext:value-type="float">
            <text:p>0.802908</text:p>
          </table:table-cell>
        </table:table-row>
        <table:table-row table:style-name="ro1">
          <table:table-cell office:value-type="float" office:value="0.955752" calcext:value-type="float">
            <text:p>0.955752</text:p>
          </table:table-cell>
          <table:table-cell office:value-type="float" office:value="0.849768" calcext:value-type="float">
            <text:p>0.849768</text:p>
          </table:table-cell>
        </table:table-row>
        <table:table-row table:style-name="ro1">
          <table:table-cell office:value-type="float" office:value="1.005518" calcext:value-type="float">
            <text:p>1.005518</text:p>
          </table:table-cell>
          <table:table-cell office:value-type="float" office:value="0.896802" calcext:value-type="float">
            <text:p>0.896802</text:p>
          </table:table-cell>
        </table:table-row>
        <table:table-row table:style-name="ro1">
          <table:table-cell office:value-type="float" office:value="1.056559" calcext:value-type="float">
            <text:p>1.056559</text:p>
          </table:table-cell>
          <table:table-cell office:value-type="float" office:value="0.944337" calcext:value-type="float">
            <text:p>0.944337</text:p>
          </table:table-cell>
        </table:table-row>
        <table:table-row table:style-name="ro1">
          <table:table-cell office:value-type="float" office:value="1.107601" calcext:value-type="float">
            <text:p>1.107601</text:p>
          </table:table-cell>
          <table:table-cell office:value-type="float" office:value="0.993184" calcext:value-type="float">
            <text:p>0.993184</text:p>
          </table:table-cell>
        </table:table-row>
        <table:table-row table:style-name="ro1">
          <table:table-cell office:value-type="float" office:value="1.161194" calcext:value-type="float">
            <text:p>1.161194</text:p>
          </table:table-cell>
          <table:table-cell office:value-type="float" office:value="1.043227" calcext:value-type="float">
            <text:p>1.043227</text:p>
          </table:table-cell>
        </table:table-row>
        <table:table-row table:style-name="ro1">
          <table:table-cell office:value-type="float" office:value="1.213512" calcext:value-type="float">
            <text:p>1.213512</text:p>
          </table:table-cell>
          <table:table-cell office:value-type="float" office:value="1.09386" calcext:value-type="float">
            <text:p>1.09386</text:p>
          </table:table-cell>
        </table:table-row>
        <table:table-row table:style-name="ro1">
          <table:table-cell office:value-type="float" office:value="1.267105" calcext:value-type="float">
            <text:p>1.267105</text:p>
          </table:table-cell>
          <table:table-cell office:value-type="float" office:value="1.144271" calcext:value-type="float">
            <text:p>1.144271</text:p>
          </table:table-cell>
        </table:table-row>
        <table:table-row table:style-name="ro1">
          <table:table-cell office:value-type="float" office:value="1.318147" calcext:value-type="float">
            <text:p>1.318147</text:p>
          </table:table-cell>
          <table:table-cell office:value-type="float" office:value="1.193701" calcext:value-type="float">
            <text:p>1.193701</text:p>
          </table:table-cell>
        </table:table-row>
        <table:table-row table:style-name="ro1">
          <table:table-cell office:value-type="float" office:value="1.369188" calcext:value-type="float">
            <text:p>1.369188</text:p>
          </table:table-cell>
          <table:table-cell office:value-type="float" office:value="1.24349" calcext:value-type="float">
            <text:p>1.24349</text:p>
          </table:table-cell>
        </table:table-row>
        <table:table-row table:style-name="ro1">
          <table:table-cell office:value-type="float" office:value="1.417678" calcext:value-type="float">
            <text:p>1.417678</text:p>
          </table:table-cell>
          <table:table-cell office:value-type="float" office:value="1.29238" calcext:value-type="float">
            <text:p>1.29238</text:p>
          </table:table-cell>
        </table:table-row>
        <table:table-row table:style-name="ro1">
          <table:table-cell office:value-type="float" office:value="1.464891" calcext:value-type="float">
            <text:p>1.464891</text:p>
          </table:table-cell>
          <table:table-cell office:value-type="float" office:value="1.340546" calcext:value-type="float">
            <text:p>1.340546</text:p>
          </table:table-cell>
        </table:table-row>
        <table:table-row table:style-name="ro1">
          <table:table-cell office:value-type="float" office:value="1.512105" calcext:value-type="float">
            <text:p>1.512105</text:p>
          </table:table-cell>
          <table:table-cell office:value-type="float" office:value="1.388902" calcext:value-type="float">
            <text:p>1.388902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1.43576" calcext:value-type="float">
            <text:p>1.43576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1.482933" calcext:value-type="float">
            <text:p>1.482933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1.526868" calcext:value-type="float">
            <text:p>1.526868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1.544416" calcext:value-type="float">
            <text:p>1.544416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1.542242" calcext:value-type="float">
            <text:p>1.542242</text:p>
          </table:table-cell>
        </table:table-row>
        <table:table-row table:style-name="ro1">
          <table:table-cell office:value-type="float" office:value="1.544006" calcext:value-type="float">
            <text:p>1.544006</text:p>
          </table:table-cell>
          <table:table-cell office:value-type="float" office:value="1.521824" calcext:value-type="float">
            <text:p>1.521824</text:p>
          </table:table-cell>
        </table:table-row>
        <table:table-row table:style-name="ro1">
          <table:table-cell office:value-type="float" office:value="1.545282" calcext:value-type="float">
            <text:p>1.545282</text:p>
          </table:table-cell>
          <table:table-cell office:value-type="float" office:value="1.498881" calcext:value-type="float">
            <text:p>1.498881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1.478531" calcext:value-type="float">
            <text:p>1.478531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1.468786" calcext:value-type="float">
            <text:p>1.468786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1.481546" calcext:value-type="float">
            <text:p>1.48154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1.498771" calcext:value-type="float">
            <text:p>1.498771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515179" calcext:value-type="float">
            <text:p>1.515179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1.530825" calcext:value-type="float">
            <text:p>1.530825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1.540778" calcext:value-type="float">
            <text:p>1.540778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1.544077" calcext:value-type="float">
            <text:p>1.544077</text:p>
          </table:table-cell>
        </table:table-row>
        <table:table-row table:style-name="ro1">
          <table:table-cell office:value-type="float" office:value="1.577183" calcext:value-type="float">
            <text:p>1.577183</text:p>
          </table:table-cell>
          <table:table-cell office:value-type="float" office:value="1.540283" calcext:value-type="float">
            <text:p>1.540283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1.533133" calcext:value-type="float">
            <text:p>1.533133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1.523112" calcext:value-type="float">
            <text:p>1.523112</text:p>
          </table:table-cell>
        </table:table-row>
        <table:table-row table:style-name="ro1">
          <table:table-cell office:value-type="float" office:value="1.40747" calcext:value-type="float">
            <text:p>1.40747</text:p>
          </table:table-cell>
          <table:table-cell office:value-type="float" office:value="1.511179" calcext:value-type="float">
            <text:p>1.511179</text:p>
          </table:table-cell>
        </table:table-row>
        <table:table-row table:style-name="ro1">
          <table:table-cell office:value-type="float" office:value="1.425334" calcext:value-type="float">
            <text:p>1.425334</text:p>
          </table:table-cell>
          <table:table-cell office:value-type="float" office:value="1.499917" calcext:value-type="float">
            <text:p>1.499917</text:p>
          </table:table-cell>
        </table:table-row>
        <table:table-row table:style-name="ro1">
          <table:table-cell office:value-type="float" office:value="1.461064" calcext:value-type="float">
            <text:p>1.461064</text:p>
          </table:table-cell>
          <table:table-cell office:value-type="float" office:value="1.488022" calcext:value-type="float">
            <text:p>1.488022</text:p>
          </table:table-cell>
        </table:table-row>
        <table:table-row table:style-name="ro1">
          <table:table-cell office:value-type="float" office:value="1.503173" calcext:value-type="float">
            <text:p>1.503173</text:p>
          </table:table-cell>
          <table:table-cell office:value-type="float" office:value="1.500762" calcext:value-type="float">
            <text:p>1.500762</text:p>
          </table:table-cell>
        </table:table-row>
        <table:table-row table:style-name="ro1">
          <table:table-cell office:value-type="float" office:value="1.547834" calcext:value-type="float">
            <text:p>1.547834</text:p>
          </table:table-cell>
          <table:table-cell office:value-type="float" office:value="1.533344" calcext:value-type="float">
            <text:p>1.533344</text:p>
          </table:table-cell>
        </table:table-row>
        <table:table-row table:style-name="ro1">
          <table:table-cell office:value-type="float" office:value="1.587391" calcext:value-type="float">
            <text:p>1.587391</text:p>
          </table:table-cell>
          <table:table-cell office:value-type="float" office:value="1.583637" calcext:value-type="float">
            <text:p>1.583637</text:p>
          </table:table-cell>
        </table:table-row>
        <table:table-row table:style-name="ro1">
          <table:table-cell office:value-type="float" office:value="1.60398" calcext:value-type="float">
            <text:p>1.60398</text:p>
          </table:table-cell>
          <table:table-cell office:value-type="float" office:value="1.636048" calcext:value-type="float">
            <text:p>1.636048</text:p>
          </table:table-cell>
        </table:table-row>
        <table:table-row table:style-name="ro1">
          <table:table-cell office:value-type="float" office:value="1.601428" calcext:value-type="float">
            <text:p>1.601428</text:p>
          </table:table-cell>
          <table:table-cell office:value-type="float" office:value="1.686481" calcext:value-type="float">
            <text:p>1.686481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1.705602" calcext:value-type="float">
            <text:p>1.705602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1.707618" calcext:value-type="float">
            <text:p>1.707618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1.68467" calcext:value-type="float">
            <text:p>1.68467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1.656895" calcext:value-type="float">
            <text:p>1.656895</text:p>
          </table:table-cell>
        </table:table-row>
        <table:table-row table:style-name="ro1">
          <table:table-cell office:value-type="float" office:value="1.558042" calcext:value-type="float">
            <text:p>1.558042</text:p>
          </table:table-cell>
          <table:table-cell office:value-type="float" office:value="1.631322" calcext:value-type="float">
            <text:p>1.631322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1.615312" calcext:value-type="float">
            <text:p>1.615312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1.619226" calcext:value-type="float">
            <text:p>1.619226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1.631153" calcext:value-type="float">
            <text:p>1.631153</text:p>
          </table:table-cell>
        </table:table-row>
        <table:table-row table:style-name="ro1">
          <table:table-cell office:value-type="float" office:value="1.648641" calcext:value-type="float">
            <text:p>1.648641</text:p>
          </table:table-cell>
          <table:table-cell office:value-type="float" office:value="1.641981" calcext:value-type="float">
            <text:p>1.641981</text:p>
          </table:table-cell>
        </table:table-row>
        <table:table-row table:style-name="ro1">
          <table:table-cell office:value-type="float" office:value="1.647365" calcext:value-type="float">
            <text:p>1.647365</text:p>
          </table:table-cell>
          <table:table-cell office:value-type="float" office:value="1.654476" calcext:value-type="float">
            <text:p>1.654476</text:p>
          </table:table-cell>
        </table:table-row>
        <table:table-row table:style-name="ro1">
          <table:table-cell office:value-type="float" office:value="1.618016" calcext:value-type="float">
            <text:p>1.618016</text:p>
          </table:table-cell>
          <table:table-cell office:value-type="float" office:value="1.668492" calcext:value-type="float">
            <text:p>1.668492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1.676586" calcext:value-type="float">
            <text:p>1.676586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1.65446" calcext:value-type="float">
            <text:p>1.65446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1.625828" calcext:value-type="float">
            <text:p>1.625828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1.598111" calcext:value-type="float">
            <text:p>1.598111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1.569481" calcext:value-type="float">
            <text:p>1.569481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1.565569" calcext:value-type="float">
            <text:p>1.565569</text:p>
          </table:table-cell>
        </table:table-row>
        <table:table-row table:style-name="ro1">
          <table:table-cell office:value-type="float" office:value="1.418954" calcext:value-type="float">
            <text:p>1.418954</text:p>
          </table:table-cell>
          <table:table-cell office:value-type="float" office:value="1.577202" calcext:value-type="float">
            <text:p>1.577202</text:p>
          </table:table-cell>
        </table:table-row>
        <table:table-row table:style-name="ro1">
          <table:table-cell office:value-type="float" office:value="1.440647" calcext:value-type="float">
            <text:p>1.440647</text:p>
          </table:table-cell>
          <table:table-cell office:value-type="float" office:value="1.591472" calcext:value-type="float">
            <text:p>1.591472</text:p>
          </table:table-cell>
        </table:table-row>
        <table:table-row table:style-name="ro1">
          <table:table-cell office:value-type="float" office:value="1.485308" calcext:value-type="float">
            <text:p>1.485308</text:p>
          </table:table-cell>
          <table:table-cell office:value-type="float" office:value="1.606226" calcext:value-type="float">
            <text:p>1.606226</text:p>
          </table:table-cell>
        </table:table-row>
        <table:table-row table:style-name="ro1">
          <table:table-cell office:value-type="float" office:value="1.531245" calcext:value-type="float">
            <text:p>1.531245</text:p>
          </table:table-cell>
          <table:table-cell office:value-type="float" office:value="1.635804" calcext:value-type="float">
            <text:p>1.635804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1.685731" calcext:value-type="float">
            <text:p>1.685731</text:p>
          </table:table-cell>
        </table:table-row>
        <table:table-row table:style-name="ro1">
          <table:table-cell office:value-type="float" office:value="1.607808" calcext:value-type="float">
            <text:p>1.607808</text:p>
          </table:table-cell>
          <table:table-cell office:value-type="float" office:value="1.740864" calcext:value-type="float">
            <text:p>1.740864</text:p>
          </table:table-cell>
        </table:table-row>
        <table:table-row table:style-name="ro1">
          <table:table-cell office:value-type="float" office:value="1.605256" calcext:value-type="float">
            <text:p>1.605256</text:p>
          </table:table-cell>
          <table:table-cell office:value-type="float" office:value="1.794205" calcext:value-type="float">
            <text:p>1.794205</text:p>
          </table:table-cell>
        </table:table-row>
        <table:table-row table:style-name="ro1">
          <table:table-cell office:value-type="float" office:value="1.596323" calcext:value-type="float">
            <text:p>1.596323</text:p>
          </table:table-cell>
          <table:table-cell office:value-type="float" office:value="1.830957" calcext:value-type="float">
            <text:p>1.830957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838346" calcext:value-type="float">
            <text:p>1.838346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1.826777" calcext:value-type="float">
            <text:p>1.826777</text:p>
          </table:table-cell>
        </table:table-row>
        <table:table-row table:style-name="ro1">
          <table:table-cell office:value-type="float" office:value="1.550386" calcext:value-type="float">
            <text:p>1.550386</text:p>
          </table:table-cell>
          <table:table-cell office:value-type="float" office:value="1.799537" calcext:value-type="float">
            <text:p>1.799537</text:p>
          </table:table-cell>
        </table:table-row>
        <table:table-row table:style-name="ro1">
          <table:table-cell office:value-type="float" office:value="1.54911" calcext:value-type="float">
            <text:p>1.54911</text:p>
          </table:table-cell>
          <table:table-cell office:value-type="float" office:value="1.772259" calcext:value-type="float">
            <text:p>1.772259</text:p>
          </table:table-cell>
        </table:table-row>
        <table:table-row table:style-name="ro1">
          <table:table-cell office:value-type="float" office:value="1.550386" calcext:value-type="float">
            <text:p>1.550386</text:p>
          </table:table-cell>
          <table:table-cell office:value-type="float" office:value="1.747312" calcext:value-type="float">
            <text:p>1.747312</text:p>
          </table:table-cell>
        </table:table-row>
        <table:table-row table:style-name="ro1">
          <table:table-cell office:value-type="float" office:value="1.550386" calcext:value-type="float">
            <text:p>1.550386</text:p>
          </table:table-cell>
          <table:table-cell office:value-type="float" office:value="1.740604" calcext:value-type="float">
            <text:p>1.740604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1.749847" calcext:value-type="float">
            <text:p>1.749847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1.762831" calcext:value-type="float">
            <text:p>1.762831</text:p>
          </table:table-cell>
        </table:table-row>
        <table:table-row table:style-name="ro1">
          <table:table-cell office:value-type="float" office:value="1.577183" calcext:value-type="float">
            <text:p>1.577183</text:p>
          </table:table-cell>
          <table:table-cell office:value-type="float" office:value="1.777284" calcext:value-type="float">
            <text:p>1.777284</text:p>
          </table:table-cell>
        </table:table-row>
        <table:table-row table:style-name="ro1">
          <table:table-cell office:value-type="float" office:value="1.789005" calcext:value-type="float">
            <text:p>1.789005</text:p>
          </table:table-cell>
          <table:table-cell office:value-type="float" office:value="1.791674" calcext:value-type="float">
            <text:p>1.791674</text:p>
          </table:table-cell>
        </table:table-row>
        <table:table-row table:style-name="ro1">
          <table:table-cell office:value-type="float" office:value="1.774969" calcext:value-type="float">
            <text:p>1.774969</text:p>
          </table:table-cell>
          <table:table-cell office:value-type="float" office:value="1.806187" calcext:value-type="float">
            <text:p>1.806187</text:p>
          </table:table-cell>
        </table:table-row>
        <table:table-row table:style-name="ro1">
          <table:table-cell office:value-type="float" office:value="1.743068" calcext:value-type="float">
            <text:p>1.743068</text:p>
          </table:table-cell>
          <table:table-cell office:value-type="float" office:value="1.819905" calcext:value-type="float">
            <text:p>1.819905</text:p>
          </table:table-cell>
        </table:table-row>
        <table:table-row table:style-name="ro1">
          <table:table-cell office:value-type="float" office:value="1.707339" calcext:value-type="float">
            <text:p>1.707339</text:p>
          </table:table-cell>
          <table:table-cell office:value-type="float" office:value="1.805406" calcext:value-type="float">
            <text:p>1.805406</text:p>
          </table:table-cell>
        </table:table-row>
        <table:table-row table:style-name="ro1">
          <table:table-cell office:value-type="float" office:value="1.661402" calcext:value-type="float">
            <text:p>1.661402</text:p>
          </table:table-cell>
          <table:table-cell office:value-type="float" office:value="1.776843" calcext:value-type="float">
            <text:p>1.776843</text:p>
          </table:table-cell>
        </table:table-row>
        <table:table-row table:style-name="ro1">
          <table:table-cell office:value-type="float" office:value="1.607808" calcext:value-type="float">
            <text:p>1.607808</text:p>
          </table:table-cell>
          <table:table-cell office:value-type="float" office:value="1.73075" calcext:value-type="float">
            <text:p>1.73075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1.6723" calcext:value-type="float">
            <text:p>1.6723</text:p>
          </table:table-cell>
        </table:table-row>
        <table:table-row table:style-name="ro1">
          <table:table-cell office:value-type="float" office:value="1.52359" calcext:value-type="float">
            <text:p>1.52359</text:p>
          </table:table-cell>
          <table:table-cell office:value-type="float" office:value="1.611001" calcext:value-type="float">
            <text:p>1.611001</text:p>
          </table:table-cell>
        </table:table-row>
        <table:table-row table:style-name="ro1">
          <table:table-cell office:value-type="float" office:value="1.519761" calcext:value-type="float">
            <text:p>1.519761</text:p>
          </table:table-cell>
          <table:table-cell office:value-type="float" office:value="1.550741" calcext:value-type="float">
            <text:p>1.550741</text:p>
          </table:table-cell>
        </table:table-row>
        <table:table-row table:style-name="ro1">
          <table:table-cell office:value-type="float" office:value="1.528694" calcext:value-type="float">
            <text:p>1.528694</text:p>
          </table:table-cell>
          <table:table-cell office:value-type="float" office:value="1.511865" calcext:value-type="float">
            <text:p>1.511865</text:p>
          </table:table-cell>
        </table:table-row>
        <table:table-row table:style-name="ro1">
          <table:table-cell office:value-type="float" office:value="1.546558" calcext:value-type="float">
            <text:p>1.546558</text:p>
          </table:table-cell>
          <table:table-cell office:value-type="float" office:value="1.501257" calcext:value-type="float">
            <text:p>1.501257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1.51367" calcext:value-type="float">
            <text:p>1.51367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1.539606" calcext:value-type="float">
            <text:p>1.539606</text:p>
          </table:table-cell>
        </table:table-row>
        <table:table-row table:style-name="ro1">
          <table:table-cell office:value-type="float" office:value="1.589944" calcext:value-type="float">
            <text:p>1.589944</text:p>
          </table:table-cell>
          <table:table-cell office:value-type="float" office:value="1.56633" calcext:value-type="float">
            <text:p>1.56633</text:p>
          </table:table-cell>
        </table:table-row>
        <table:table-row table:style-name="ro1">
          <table:table-cell office:value-type="float" office:value="1.587391" calcext:value-type="float">
            <text:p>1.587391</text:p>
          </table:table-cell>
          <table:table-cell office:value-type="float" office:value="1.592903" calcext:value-type="float">
            <text:p>1.592903</text:p>
          </table:table-cell>
        </table:table-row>
        <table:table-row table:style-name="ro1">
          <table:table-cell office:value-type="float" office:value="1.586115" calcext:value-type="float">
            <text:p>1.586115</text:p>
          </table:table-cell>
          <table:table-cell office:value-type="float" office:value="1.604206" calcext:value-type="float">
            <text:p>1.604206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1.597695" calcext:value-type="float">
            <text:p>1.597695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1.583335" calcext:value-type="float">
            <text:p>1.583335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566886" calcext:value-type="float">
            <text:p>1.566886</text:p>
          </table:table-cell>
        </table:table-row>
        <table:table-row table:style-name="ro1">
          <table:table-cell office:value-type="float" office:value="1.555491" calcext:value-type="float">
            <text:p>1.555491</text:p>
          </table:table-cell>
          <table:table-cell office:value-type="float" office:value="1.550621" calcext:value-type="float">
            <text:p>1.550621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1.535066" calcext:value-type="float">
            <text:p>1.535066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5243" calcext:value-type="float">
            <text:p>1.5243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526999" calcext:value-type="float">
            <text:p>1.526999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1.535475" calcext:value-type="float">
            <text:p>1.535475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1.544311" calcext:value-type="float">
            <text:p>1.544311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1.553705" calcext:value-type="float">
            <text:p>1.553705</text:p>
          </table:table-cell>
        </table:table-row>
        <table:table-row table:style-name="ro1">
          <table:table-cell office:value-type="float" office:value="1.675438" calcext:value-type="float">
            <text:p>1.675438</text:p>
          </table:table-cell>
          <table:table-cell office:value-type="float" office:value="1.563776" calcext:value-type="float">
            <text:p>1.563776</text:p>
          </table:table-cell>
        </table:table-row>
        <table:table-row table:style-name="ro1">
          <table:table-cell office:value-type="float" office:value="1.666506" calcext:value-type="float">
            <text:p>1.666506</text:p>
          </table:table-cell>
          <table:table-cell office:value-type="float" office:value="1.570565" calcext:value-type="float">
            <text:p>1.570565</text:p>
          </table:table-cell>
        </table:table-row>
        <table:table-row table:style-name="ro1">
          <table:table-cell office:value-type="float" office:value="1.635881" calcext:value-type="float">
            <text:p>1.635881</text:p>
          </table:table-cell>
          <table:table-cell office:value-type="float" office:value="1.571079" calcext:value-type="float">
            <text:p>1.571079</text:p>
          </table:table-cell>
        </table:table-row>
        <table:table-row table:style-name="ro1">
          <table:table-cell office:value-type="float" office:value="1.5976" calcext:value-type="float">
            <text:p>1.5976</text:p>
          </table:table-cell>
          <table:table-cell office:value-type="float" office:value="1.555441" calcext:value-type="float">
            <text:p>1.555441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520899" calcext:value-type="float">
            <text:p>1.520899</text:p>
          </table:table-cell>
        </table:table-row>
        <table:table-row table:style-name="ro1">
          <table:table-cell office:value-type="float" office:value="1.533798" calcext:value-type="float">
            <text:p>1.533798</text:p>
          </table:table-cell>
          <table:table-cell office:value-type="float" office:value="1.474583" calcext:value-type="float">
            <text:p>1.474583</text:p>
          </table:table-cell>
        </table:table-row>
        <table:table-row table:style-name="ro1">
          <table:table-cell office:value-type="float" office:value="1.533798" calcext:value-type="float">
            <text:p>1.533798</text:p>
          </table:table-cell>
          <table:table-cell office:value-type="float" office:value="1.430185" calcext:value-type="float">
            <text:p>1.430185</text:p>
          </table:table-cell>
        </table:table-row>
        <table:table-row table:style-name="ro1">
          <table:table-cell office:value-type="float" office:value="1.545282" calcext:value-type="float">
            <text:p>1.545282</text:p>
          </table:table-cell>
          <table:table-cell office:value-type="float" office:value="1.392959" calcext:value-type="float">
            <text:p>1.392959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1.383411" calcext:value-type="float">
            <text:p>1.383411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1.395833" calcext:value-type="float">
            <text:p>1.395833</text:p>
          </table:table-cell>
        </table:table-row>
        <table:table-row table:style-name="ro1">
          <table:table-cell office:value-type="float" office:value="1.586116" calcext:value-type="float">
            <text:p>1.586116</text:p>
          </table:table-cell>
          <table:table-cell office:value-type="float" office:value="1.420219" calcext:value-type="float">
            <text:p>1.420219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1.444926" calcext:value-type="float">
            <text:p>1.444926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1.466326" calcext:value-type="float">
            <text:p>1.466326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1.461959" calcext:value-type="float">
            <text:p>1.461959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1.448919" calcext:value-type="float">
            <text:p>1.448919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436061" calcext:value-type="float">
            <text:p>1.436061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422291" calcext:value-type="float">
            <text:p>1.422291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1.410728" calcext:value-type="float">
            <text:p>1.410728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1.401629" calcext:value-type="float">
            <text:p>1.401629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1.39884" calcext:value-type="float">
            <text:p>1.39884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403188" calcext:value-type="float">
            <text:p>1.403188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41229" calcext:value-type="float">
            <text:p>1.41229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1.423566" calcext:value-type="float">
            <text:p>1.423566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434084" calcext:value-type="float">
            <text:p>1.434084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1.444432" calcext:value-type="float">
            <text:p>1.444432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1.45063" calcext:value-type="float">
            <text:p>1.45063</text:p>
          </table:table-cell>
        </table:table-row>
        <table:table-row table:style-name="ro1">
          <table:table-cell office:value-type="float" office:value="1.801766" calcext:value-type="float">
            <text:p>1.801766</text:p>
          </table:table-cell>
          <table:table-cell office:value-type="float" office:value="1.445268" calcext:value-type="float">
            <text:p>1.445268</text:p>
          </table:table-cell>
        </table:table-row>
        <table:table-row table:style-name="ro1">
          <table:table-cell office:value-type="float" office:value="1.78773" calcext:value-type="float">
            <text:p>1.78773</text:p>
          </table:table-cell>
          <table:table-cell office:value-type="float" office:value="1.43844" calcext:value-type="float">
            <text:p>1.43844</text:p>
          </table:table-cell>
        </table:table-row>
        <table:table-row table:style-name="ro1">
          <table:table-cell office:value-type="float" office:value="1.750724" calcext:value-type="float">
            <text:p>1.750724</text:p>
          </table:table-cell>
          <table:table-cell office:value-type="float" office:value="1.431802" calcext:value-type="float">
            <text:p>1.431802</text:p>
          </table:table-cell>
        </table:table-row>
        <table:table-row table:style-name="ro1">
          <table:table-cell office:value-type="float" office:value="1.706063" calcext:value-type="float">
            <text:p>1.706063</text:p>
          </table:table-cell>
          <table:table-cell office:value-type="float" office:value="1.406459" calcext:value-type="float">
            <text:p>1.406459</text:p>
          </table:table-cell>
        </table:table-row>
        <table:table-row table:style-name="ro1">
          <table:table-cell office:value-type="float" office:value="1.649917" calcext:value-type="float">
            <text:p>1.649917</text:p>
          </table:table-cell>
          <table:table-cell office:value-type="float" office:value="1.364661" calcext:value-type="float">
            <text:p>1.364661</text:p>
          </table:table-cell>
        </table:table-row>
        <table:table-row table:style-name="ro1">
          <table:table-cell office:value-type="float" office:value="1.589944" calcext:value-type="float">
            <text:p>1.589944</text:p>
          </table:table-cell>
          <table:table-cell office:value-type="float" office:value="1.308889" calcext:value-type="float">
            <text:p>1.308889</text:p>
          </table:table-cell>
        </table:table-row>
        <table:table-row table:style-name="ro1">
          <table:table-cell office:value-type="float" office:value="1.544006" calcext:value-type="float">
            <text:p>1.544006</text:p>
          </table:table-cell>
          <table:table-cell office:value-type="float" office:value="1.244465" calcext:value-type="float">
            <text:p>1.244465</text:p>
          </table:table-cell>
        </table:table-row>
        <table:table-row table:style-name="ro1">
          <table:table-cell office:value-type="float" office:value="1.527418" calcext:value-type="float">
            <text:p>1.527418</text:p>
          </table:table-cell>
          <table:table-cell office:value-type="float" office:value="1.18093" calcext:value-type="float">
            <text:p>1.18093</text:p>
          </table:table-cell>
        </table:table-row>
        <table:table-row table:style-name="ro1">
          <table:table-cell office:value-type="float" office:value="1.537626" calcext:value-type="float">
            <text:p>1.537626</text:p>
          </table:table-cell>
          <table:table-cell office:value-type="float" office:value="1.122178" calcext:value-type="float">
            <text:p>1.122178</text:p>
          </table:table-cell>
        </table:table-row>
        <table:table-row table:style-name="ro1">
          <table:table-cell office:value-type="float" office:value="1.549111" calcext:value-type="float">
            <text:p>1.549111</text:p>
          </table:table-cell>
          <table:table-cell office:value-type="float" office:value="1.101699" calcext:value-type="float">
            <text:p>1.101699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104971" calcext:value-type="float">
            <text:p>1.104971</text:p>
          </table:table-cell>
        </table:table-row>
        <table:table-row table:style-name="ro1">
          <table:table-cell office:value-type="float" office:value="1.57846" calcext:value-type="float">
            <text:p>1.57846</text:p>
          </table:table-cell>
          <table:table-cell office:value-type="float" office:value="1.126316" calcext:value-type="float">
            <text:p>1.126316</text:p>
          </table:table-cell>
        </table:table-row>
        <table:table-row table:style-name="ro1">
          <table:table-cell office:value-type="float" office:value="1.586116" calcext:value-type="float">
            <text:p>1.586116</text:p>
          </table:table-cell>
          <table:table-cell office:value-type="float" office:value="1.153458" calcext:value-type="float">
            <text:p>1.153458</text:p>
          </table:table-cell>
        </table:table-row>
        <table:table-row table:style-name="ro1">
          <table:table-cell office:value-type="float" office:value="1.582288" calcext:value-type="float">
            <text:p>1.582288</text:p>
          </table:table-cell>
          <table:table-cell office:value-type="float" office:value="1.176972" calcext:value-type="float">
            <text:p>1.176972</text:p>
          </table:table-cell>
        </table:table-row>
        <table:table-row table:style-name="ro1">
          <table:table-cell office:value-type="float" office:value="1.581012" calcext:value-type="float">
            <text:p>1.581012</text:p>
          </table:table-cell>
          <table:table-cell office:value-type="float" office:value="1.194372" calcext:value-type="float">
            <text:p>1.194372</text:p>
          </table:table-cell>
        </table:table-row>
        <table:table-row table:style-name="ro1">
          <table:table-cell office:value-type="float" office:value="1.581012" calcext:value-type="float">
            <text:p>1.581012</text:p>
          </table:table-cell>
          <table:table-cell office:value-type="float" office:value="1.191328" calcext:value-type="float">
            <text:p>1.191328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178755" calcext:value-type="float">
            <text:p>1.178755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167464" calcext:value-type="float">
            <text:p>1.167464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1.15537" calcext:value-type="float">
            <text:p>1.15537</text:p>
          </table:table-cell>
        </table:table-row>
        <table:table-row table:style-name="ro1">
          <table:table-cell office:value-type="float" office:value="1.563147" calcext:value-type="float">
            <text:p>1.563147</text:p>
          </table:table-cell>
          <table:table-cell office:value-type="float" office:value="1.142564" calcext:value-type="float">
            <text:p>1.142564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132898" calcext:value-type="float">
            <text:p>1.132898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1.129791" calcext:value-type="float">
            <text:p>1.129791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1.133939" calcext:value-type="float">
            <text:p>1.133939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1.140401" calcext:value-type="float">
            <text:p>1.140401</text:p>
          </table:table-cell>
        </table:table-row>
        <table:table-row table:style-name="ro1">
          <table:table-cell office:value-type="float" office:value="1.795386" calcext:value-type="float">
            <text:p>1.795386</text:p>
          </table:table-cell>
          <table:table-cell office:value-type="float" office:value="1.146765" calcext:value-type="float">
            <text:p>1.146765</text:p>
          </table:table-cell>
        </table:table-row>
        <table:table-row table:style-name="ro1">
          <table:table-cell office:value-type="float" office:value="1.778798" calcext:value-type="float">
            <text:p>1.778798</text:p>
          </table:table-cell>
          <table:table-cell office:value-type="float" office:value="1.151921" calcext:value-type="float">
            <text:p>1.151921</text:p>
          </table:table-cell>
        </table:table-row>
        <table:table-row table:style-name="ro1">
          <table:table-cell office:value-type="float" office:value="1.737964" calcext:value-type="float">
            <text:p>1.737964</text:p>
          </table:table-cell>
          <table:table-cell office:value-type="float" office:value="1.157031" calcext:value-type="float">
            <text:p>1.157031</text:p>
          </table:table-cell>
        </table:table-row>
        <table:table-row table:style-name="ro1">
          <table:table-cell office:value-type="float" office:value="1.693303" calcext:value-type="float">
            <text:p>1.693303</text:p>
          </table:table-cell>
          <table:table-cell office:value-type="float" office:value="1.146707" calcext:value-type="float">
            <text:p>1.146707</text:p>
          </table:table-cell>
        </table:table-row>
        <table:table-row table:style-name="ro1">
          <table:table-cell office:value-type="float" office:value="1.643538" calcext:value-type="float">
            <text:p>1.643538</text:p>
          </table:table-cell>
          <table:table-cell office:value-type="float" office:value="1.112758" calcext:value-type="float">
            <text:p>1.112758</text:p>
          </table:table-cell>
        </table:table-row>
        <table:table-row table:style-name="ro1">
          <table:table-cell office:value-type="float" office:value="1.593772" calcext:value-type="float">
            <text:p>1.593772</text:p>
          </table:table-cell>
          <table:table-cell office:value-type="float" office:value="1.063578" calcext:value-type="float">
            <text:p>1.063578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1.005114" calcext:value-type="float">
            <text:p>1.005114</text:p>
          </table:table-cell>
        </table:table-row>
        <table:table-row table:style-name="ro1">
          <table:table-cell office:value-type="float" office:value="1.545283" calcext:value-type="float">
            <text:p>1.545283</text:p>
          </table:table-cell>
          <table:table-cell office:value-type="float" office:value="0.947942" calcext:value-type="float">
            <text:p>0.947942</text:p>
          </table:table-cell>
        </table:table-row>
        <table:table-row table:style-name="ro1">
          <table:table-cell office:value-type="float" office:value="1.545283" calcext:value-type="float">
            <text:p>1.545283</text:p>
          </table:table-cell>
          <table:table-cell office:value-type="float" office:value="0.90155" calcext:value-type="float">
            <text:p>0.90155</text:p>
          </table:table-cell>
        </table:table-row>
        <table:table-row table:style-name="ro1">
          <table:table-cell office:value-type="float" office:value="1.550387" calcext:value-type="float">
            <text:p>1.550387</text:p>
          </table:table-cell>
          <table:table-cell office:value-type="float" office:value="0.892121" calcext:value-type="float">
            <text:p>0.892121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0.902489" calcext:value-type="float">
            <text:p>0.902489</text:p>
          </table:table-cell>
        </table:table-row>
        <table:table-row table:style-name="ro1">
          <table:table-cell office:value-type="float" office:value="1.577184" calcext:value-type="float">
            <text:p>1.577184</text:p>
          </table:table-cell>
          <table:table-cell office:value-type="float" office:value="0.924401" calcext:value-type="float">
            <text:p>0.924401</text:p>
          </table:table-cell>
        </table:table-row>
        <table:table-row table:style-name="ro1">
          <table:table-cell office:value-type="float" office:value="1.589944" calcext:value-type="float">
            <text:p>1.589944</text:p>
          </table:table-cell>
          <table:table-cell office:value-type="float" office:value="0.946941" calcext:value-type="float">
            <text:p>0.946941</text:p>
          </table:table-cell>
        </table:table-row>
        <table:table-row table:style-name="ro1">
          <table:table-cell office:value-type="float" office:value="1.593772" calcext:value-type="float">
            <text:p>1.593772</text:p>
          </table:table-cell>
          <table:table-cell office:value-type="float" office:value="0.969327" calcext:value-type="float">
            <text:p>0.969327</text:p>
          </table:table-cell>
        </table:table-row>
        <table:table-row table:style-name="ro1">
          <table:table-cell office:value-type="float" office:value="1.586116" calcext:value-type="float">
            <text:p>1.586116</text:p>
          </table:table-cell>
          <table:table-cell office:value-type="float" office:value="0.987596" calcext:value-type="float">
            <text:p>0.987596</text:p>
          </table:table-cell>
        </table:table-row>
        <table:table-row table:style-name="ro1">
          <table:table-cell office:value-type="float" office:value="1.581012" calcext:value-type="float">
            <text:p>1.581012</text:p>
          </table:table-cell>
          <table:table-cell office:value-type="float" office:value="0.991143" calcext:value-type="float">
            <text:p>0.991143</text:p>
          </table:table-cell>
        </table:table-row>
        <table:table-row table:style-name="ro1">
          <table:table-cell office:value-type="float" office:value="1.573356" calcext:value-type="float">
            <text:p>1.573356</text:p>
          </table:table-cell>
          <table:table-cell office:value-type="float" office:value="0.978949" calcext:value-type="float">
            <text:p>0.978949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0.962196" calcext:value-type="float">
            <text:p>0.962196</text:p>
          </table:table-cell>
        </table:table-row>
        <table:table-row table:style-name="ro1">
          <table:table-cell office:value-type="float" office:value="1.552939" calcext:value-type="float">
            <text:p>1.552939</text:p>
          </table:table-cell>
          <table:table-cell office:value-type="float" office:value="0.944061" calcext:value-type="float">
            <text:p>0.944061</text:p>
          </table:table-cell>
        </table:table-row>
        <table:table-row table:style-name="ro1">
          <table:table-cell office:value-type="float" office:value="1.551663" calcext:value-type="float">
            <text:p>1.551663</text:p>
          </table:table-cell>
          <table:table-cell office:value-type="float" office:value="0.924975" calcext:value-type="float">
            <text:p>0.924975</text:p>
          </table:table-cell>
        </table:table-row>
        <table:table-row table:style-name="ro1">
          <table:table-cell office:value-type="float" office:value="1.552939" calcext:value-type="float">
            <text:p>1.552939</text:p>
          </table:table-cell>
          <table:table-cell office:value-type="float" office:value="0.912401" calcext:value-type="float">
            <text:p>0.912401</text:p>
          </table:table-cell>
        </table:table-row>
        <table:table-row table:style-name="ro1">
          <table:table-cell office:value-type="float" office:value="1.559319" calcext:value-type="float">
            <text:p>1.559319</text:p>
          </table:table-cell>
          <table:table-cell office:value-type="float" office:value="0.908815" calcext:value-type="float">
            <text:p>0.908815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0.91599" calcext:value-type="float">
            <text:p>0.91599</text:p>
          </table:table-cell>
        </table:table-row>
        <table:table-row table:style-name="ro1">
          <table:table-cell office:value-type="float" office:value="1.577184" calcext:value-type="float">
            <text:p>1.577184</text:p>
          </table:table-cell>
          <table:table-cell office:value-type="float" office:value="0.929258" calcext:value-type="float">
            <text:p>0.929258</text:p>
          </table:table-cell>
        </table:table-row>
        <table:table-row table:style-name="ro1">
          <table:table-cell office:value-type="float" office:value="1.582288" calcext:value-type="float">
            <text:p>1.582288</text:p>
          </table:table-cell>
          <table:table-cell office:value-type="float" office:value="0.944034" calcext:value-type="float">
            <text:p>0.944034</text:p>
          </table:table-cell>
        </table:table-row>
        <table:table-row table:style-name="ro1">
          <table:table-cell office:value-type="float" office:value="1.581012" calcext:value-type="float">
            <text:p>1.581012</text:p>
          </table:table-cell>
          <table:table-cell office:value-type="float" office:value="0.958331" calcext:value-type="float">
            <text:p>0.958331</text:p>
          </table:table-cell>
        </table:table-row>
        <table:table-row table:style-name="ro1">
          <table:table-cell office:value-type="float" office:value="1.573356" calcext:value-type="float">
            <text:p>1.573356</text:p>
          </table:table-cell>
          <table:table-cell office:value-type="float" office:value="0.970671" calcext:value-type="float">
            <text:p>0.970671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973203" calcext:value-type="float">
            <text:p>0.973203</text:p>
          </table:table-cell>
        </table:table-row>
        <table:table-row table:style-name="ro1">
          <table:table-cell office:value-type="float" office:value="1.570803" calcext:value-type="float">
            <text:p>1.570803</text:p>
          </table:table-cell>
          <table:table-cell office:value-type="float" office:value="0.963657" calcext:value-type="float">
            <text:p>0.963657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9538" calcext:value-type="float">
            <text:p>0.9538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0.943317" calcext:value-type="float">
            <text:p>0.943317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0.935417" calcext:value-type="float">
            <text:p>0.935417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0.932464" calcext:value-type="float">
            <text:p>0.932464</text:p>
          </table:table-cell>
        </table:table-row>
        <table:table-row table:style-name="ro1">
          <table:table-cell office:value-type="float" office:value="1.556767" calcext:value-type="float">
            <text:p>1.556767</text:p>
          </table:table-cell>
          <table:table-cell office:value-type="float" office:value="0.930975" calcext:value-type="float">
            <text:p>0.930975</text:p>
          </table:table-cell>
        </table:table-row>
        <table:table-row table:style-name="ro1">
          <table:table-cell office:value-type="float" office:value="1.38195" calcext:value-type="float">
            <text:p>1.38195</text:p>
          </table:table-cell>
          <table:table-cell office:value-type="float" office:value="0.931222" calcext:value-type="float">
            <text:p>0.931222</text:p>
          </table:table-cell>
        </table:table-row>
        <table:table-row table:style-name="ro1">
          <table:table-cell office:value-type="float" office:value="1.398538" calcext:value-type="float">
            <text:p>1.398538</text:p>
          </table:table-cell>
          <table:table-cell office:value-type="float" office:value="0.929615" calcext:value-type="float">
            <text:p>0.929615</text:p>
          </table:table-cell>
        </table:table-row>
        <table:table-row table:style-name="ro1">
          <table:table-cell office:value-type="float" office:value="1.439372" calcext:value-type="float">
            <text:p>1.439372</text:p>
          </table:table-cell>
          <table:table-cell office:value-type="float" office:value="0.928855" calcext:value-type="float">
            <text:p>0.928855</text:p>
          </table:table-cell>
        </table:table-row>
        <table:table-row table:style-name="ro1">
          <table:table-cell office:value-type="float" office:value="1.484033" calcext:value-type="float">
            <text:p>1.484033</text:p>
          </table:table-cell>
          <table:table-cell office:value-type="float" office:value="0.947453" calcext:value-type="float">
            <text:p>0.947453</text:p>
          </table:table-cell>
        </table:table-row>
        <table:table-row table:style-name="ro1">
          <table:table-cell office:value-type="float" office:value="1.535074" calcext:value-type="float">
            <text:p>1.535074</text:p>
          </table:table-cell>
          <table:table-cell office:value-type="float" office:value="0.989856" calcext:value-type="float">
            <text:p>0.989856</text:p>
          </table:table-cell>
        </table:table-row>
        <table:table-row table:style-name="ro1">
          <table:table-cell office:value-type="float" office:value="1.58484" calcext:value-type="float">
            <text:p>1.58484</text:p>
          </table:table-cell>
          <table:table-cell office:value-type="float" office:value="1.045367" calcext:value-type="float">
            <text:p>1.045367</text:p>
          </table:table-cell>
        </table:table-row>
        <table:table-row table:style-name="ro1">
          <table:table-cell office:value-type="float" office:value="1.610361" calcext:value-type="float">
            <text:p>1.610361</text:p>
          </table:table-cell>
          <table:table-cell office:value-type="float" office:value="1.104395" calcext:value-type="float">
            <text:p>1.104395</text:p>
          </table:table-cell>
        </table:table-row>
        <table:table-row table:style-name="ro1">
          <table:table-cell office:value-type="float" office:value="1.610361" calcext:value-type="float">
            <text:p>1.610361</text:p>
          </table:table-cell>
          <table:table-cell office:value-type="float" office:value="1.161435" calcext:value-type="float">
            <text:p>1.161435</text:p>
          </table:table-cell>
        </table:table-row>
        <table:table-row table:style-name="ro1">
          <table:table-cell office:value-type="float" office:value="1.605256" calcext:value-type="float">
            <text:p>1.605256</text:p>
          </table:table-cell>
          <table:table-cell office:value-type="float" office:value="1.189323" calcext:value-type="float">
            <text:p>1.189323</text:p>
          </table:table-cell>
        </table:table-row>
        <table:table-row table:style-name="ro1">
          <table:table-cell office:value-type="float" office:value="1.593772" calcext:value-type="float">
            <text:p>1.593772</text:p>
          </table:table-cell>
          <table:table-cell office:value-type="float" office:value="1.196462" calcext:value-type="float">
            <text:p>1.196462</text:p>
          </table:table-cell>
        </table:table-row>
        <table:table-row table:style-name="ro1">
          <table:table-cell office:value-type="float" office:value="1.583564" calcext:value-type="float">
            <text:p>1.583564</text:p>
          </table:table-cell>
          <table:table-cell office:value-type="float" office:value="1.179724" calcext:value-type="float">
            <text:p>1.179724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1.153592" calcext:value-type="float">
            <text:p>1.153592</text:p>
          </table:table-cell>
        </table:table-row>
        <table:table-row table:style-name="ro1">
          <table:table-cell office:value-type="float" office:value="1.549111" calcext:value-type="float">
            <text:p>1.549111</text:p>
          </table:table-cell>
          <table:table-cell office:value-type="float" office:value="1.129816" calcext:value-type="float">
            <text:p>1.129816</text:p>
          </table:table-cell>
        </table:table-row>
        <table:table-row table:style-name="ro1">
          <table:table-cell office:value-type="float" office:value="1.541455" calcext:value-type="float">
            <text:p>1.541455</text:p>
          </table:table-cell>
          <table:table-cell office:value-type="float" office:value="1.104909" calcext:value-type="float">
            <text:p>1.104909</text:p>
          </table:table-cell>
        </table:table-row>
        <table:table-row table:style-name="ro1">
          <table:table-cell office:value-type="float" office:value="1.546559" calcext:value-type="float">
            <text:p>1.546559</text:p>
          </table:table-cell>
          <table:table-cell office:value-type="float" office:value="1.085291" calcext:value-type="float">
            <text:p>1.085291</text:p>
          </table:table-cell>
        </table:table-row>
        <table:table-row table:style-name="ro1">
          <table:table-cell office:value-type="float" office:value="1.552939" calcext:value-type="float">
            <text:p>1.552939</text:p>
          </table:table-cell>
          <table:table-cell office:value-type="float" office:value="1.080567" calcext:value-type="float">
            <text:p>1.080567</text:p>
          </table:table-cell>
        </table:table-row>
        <table:table-row table:style-name="ro1">
          <table:table-cell office:value-type="float" office:value="1.563147" calcext:value-type="float">
            <text:p>1.563147</text:p>
          </table:table-cell>
          <table:table-cell office:value-type="float" office:value="1.089554" calcext:value-type="float">
            <text:p>1.089554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1.105701" calcext:value-type="float">
            <text:p>1.105701</text:p>
          </table:table-cell>
        </table:table-row>
        <table:table-row table:style-name="ro1">
          <table:table-cell office:value-type="float" office:value="1.583564" calcext:value-type="float">
            <text:p>1.583564</text:p>
          </table:table-cell>
          <table:table-cell office:value-type="float" office:value="1.124943" calcext:value-type="float">
            <text:p>1.124943</text:p>
          </table:table-cell>
        </table:table-row>
        <table:table-row table:style-name="ro1">
          <table:table-cell office:value-type="float" office:value="1.58484" calcext:value-type="float">
            <text:p>1.58484</text:p>
          </table:table-cell>
          <table:table-cell office:value-type="float" office:value="1.141879" calcext:value-type="float">
            <text:p>1.141879</text:p>
          </table:table-cell>
        </table:table-row>
        <table:table-row table:style-name="ro1">
          <table:table-cell office:value-type="float" office:value="1.579736" calcext:value-type="float">
            <text:p>1.579736</text:p>
          </table:table-cell>
          <table:table-cell office:value-type="float" office:value="1.158697" calcext:value-type="float">
            <text:p>1.158697</text:p>
          </table:table-cell>
        </table:table-row>
        <table:table-row table:style-name="ro1">
          <table:table-cell office:value-type="float" office:value="1.579736" calcext:value-type="float">
            <text:p>1.579736</text:p>
          </table:table-cell>
          <table:table-cell office:value-type="float" office:value="1.164913" calcext:value-type="float">
            <text:p>1.164913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1.154262" calcext:value-type="float">
            <text:p>1.154262</text:p>
          </table:table-cell>
        </table:table-row>
        <table:table-row table:style-name="ro1">
          <table:table-cell office:value-type="float" office:value="1.734136" calcext:value-type="float">
            <text:p>1.734136</text:p>
          </table:table-cell>
          <table:table-cell office:value-type="float" office:value="1.140705" calcext:value-type="float">
            <text:p>1.140705</text:p>
          </table:table-cell>
        </table:table-row>
        <table:table-row table:style-name="ro1">
          <table:table-cell office:value-type="float" office:value="1.709891" calcext:value-type="float">
            <text:p>1.709891</text:p>
          </table:table-cell>
          <table:table-cell office:value-type="float" office:value="1.127595" calcext:value-type="float">
            <text:p>1.127595</text:p>
          </table:table-cell>
        </table:table-row>
        <table:table-row table:style-name="ro1">
          <table:table-cell office:value-type="float" office:value="1.666506" calcext:value-type="float">
            <text:p>1.666506</text:p>
          </table:table-cell>
          <table:table-cell office:value-type="float" office:value="1.114031" calcext:value-type="float">
            <text:p>1.114031</text:p>
          </table:table-cell>
        </table:table-row>
        <table:table-row table:style-name="ro1">
          <table:table-cell office:value-type="float" office:value="1.616741" calcext:value-type="float">
            <text:p>1.616741</text:p>
          </table:table-cell>
          <table:table-cell office:value-type="float" office:value="1.082465" calcext:value-type="float">
            <text:p>1.082465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1.033235" calcext:value-type="float">
            <text:p>1.033235</text:p>
          </table:table-cell>
        </table:table-row>
        <table:table-row table:style-name="ro1">
          <table:table-cell office:value-type="float" office:value="1.531246" calcext:value-type="float">
            <text:p>1.531246</text:p>
          </table:table-cell>
          <table:table-cell office:value-type="float" office:value="0.973764" calcext:value-type="float">
            <text:p>0.973764</text:p>
          </table:table-cell>
        </table:table-row>
        <table:table-row table:style-name="ro1">
          <table:table-cell office:value-type="float" office:value="1.527418" calcext:value-type="float">
            <text:p>1.527418</text:p>
          </table:table-cell>
          <table:table-cell office:value-type="float" office:value="0.915791" calcext:value-type="float">
            <text:p>0.915791</text:p>
          </table:table-cell>
        </table:table-row>
        <table:table-row table:style-name="ro1">
          <table:table-cell office:value-type="float" office:value="1.537626" calcext:value-type="float">
            <text:p>1.537626</text:p>
          </table:table-cell>
          <table:table-cell office:value-type="float" office:value="0.872491" calcext:value-type="float">
            <text:p>0.872491</text:p>
          </table:table-cell>
        </table:table-row>
        <table:table-row table:style-name="ro1">
          <table:table-cell office:value-type="float" office:value="1.549111" calcext:value-type="float">
            <text:p>1.549111</text:p>
          </table:table-cell>
          <table:table-cell office:value-type="float" office:value="0.860867" calcext:value-type="float">
            <text:p>0.860867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0.873826" calcext:value-type="float">
            <text:p>0.873826</text:p>
          </table:table-cell>
        </table:table-row>
        <table:table-row table:style-name="ro1">
          <table:table-cell office:value-type="float" office:value="1.583564" calcext:value-type="float">
            <text:p>1.583564</text:p>
          </table:table-cell>
          <table:table-cell office:value-type="float" office:value="0.898479" calcext:value-type="float">
            <text:p>0.898479</text:p>
          </table:table-cell>
        </table:table-row>
        <table:table-row table:style-name="ro1">
          <table:table-cell office:value-type="float" office:value="1.587392" calcext:value-type="float">
            <text:p>1.587392</text:p>
          </table:table-cell>
          <table:table-cell office:value-type="float" office:value="0.924621" calcext:value-type="float">
            <text:p>0.924621</text:p>
          </table:table-cell>
        </table:table-row>
        <table:table-row table:style-name="ro1">
          <table:table-cell office:value-type="float" office:value="1.587392" calcext:value-type="float">
            <text:p>1.587392</text:p>
          </table:table-cell>
          <table:table-cell office:value-type="float" office:value="0.949868" calcext:value-type="float">
            <text:p>0.949868</text:p>
          </table:table-cell>
        </table:table-row>
        <table:table-row table:style-name="ro1">
          <table:table-cell office:value-type="float" office:value="1.586116" calcext:value-type="float">
            <text:p>1.586116</text:p>
          </table:table-cell>
          <table:table-cell office:value-type="float" office:value="0.961989" calcext:value-type="float">
            <text:p>0.961989</text:p>
          </table:table-cell>
        </table:table-row>
        <table:table-row table:style-name="ro1">
          <table:table-cell office:value-type="float" office:value="1.579736" calcext:value-type="float">
            <text:p>1.579736</text:p>
          </table:table-cell>
          <table:table-cell office:value-type="float" office:value="0.956847" calcext:value-type="float">
            <text:p>0.956847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941483" calcext:value-type="float">
            <text:p>0.941483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0.924551" calcext:value-type="float">
            <text:p>0.924551</text:p>
          </table:table-cell>
        </table:table-row>
        <table:table-row table:style-name="ro1">
          <table:table-cell office:value-type="float" office:value="1.556767" calcext:value-type="float">
            <text:p>1.556767</text:p>
          </table:table-cell>
          <table:table-cell office:value-type="float" office:value="0.907901" calcext:value-type="float">
            <text:p>0.907901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0.892355" calcext:value-type="float">
            <text:p>0.892355</text:p>
          </table:table-cell>
        </table:table-row>
        <table:table-row table:style-name="ro1">
          <table:table-cell office:value-type="float" office:value="1.563147" calcext:value-type="float">
            <text:p>1.563147</text:p>
          </table:table-cell>
          <table:table-cell office:value-type="float" office:value="0.884786" calcext:value-type="float">
            <text:p>0.88478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884177" calcext:value-type="float">
            <text:p>0.884177</text:p>
          </table:table-cell>
        </table:table-row>
        <table:table-row table:style-name="ro1">
          <table:table-cell office:value-type="float" office:value="1.579736" calcext:value-type="float">
            <text:p>1.579736</text:p>
          </table:table-cell>
          <table:table-cell office:value-type="float" office:value="0.895711" calcext:value-type="float">
            <text:p>0.895711</text:p>
          </table:table-cell>
        </table:table-row>
        <table:table-row table:style-name="ro1">
          <table:table-cell office:value-type="float" office:value="1.582288" calcext:value-type="float">
            <text:p>1.582288</text:p>
          </table:table-cell>
          <table:table-cell office:value-type="float" office:value="0.91185" calcext:value-type="float">
            <text:p>0.91185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0.925755" calcext:value-type="float">
            <text:p>0.925755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0.939247" calcext:value-type="float">
            <text:p>0.939247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0.93936" calcext:value-type="float">
            <text:p>0.9393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930116" calcext:value-type="float">
            <text:p>0.93011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920863" calcext:value-type="float">
            <text:p>0.920863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912381" calcext:value-type="float">
            <text:p>0.912381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0.904972" calcext:value-type="float">
            <text:p>0.904972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0.899208" calcext:value-type="float">
            <text:p>0.899208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0.896319" calcext:value-type="float">
            <text:p>0.896319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0.894186" calcext:value-type="float">
            <text:p>0.894186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0.895106" calcext:value-type="float">
            <text:p>0.895106</text:p>
          </table:table-cell>
        </table:table-row>
        <table:table-row table:style-name="ro1">
          <table:table-cell office:value-type="float" office:value="1.817078" calcext:value-type="float">
            <text:p>1.817078</text:p>
          </table:table-cell>
          <table:table-cell office:value-type="float" office:value="0.900643" calcext:value-type="float">
            <text:p>0.900643</text:p>
          </table:table-cell>
        </table:table-row>
        <table:table-row table:style-name="ro1">
          <table:table-cell office:value-type="float" office:value="1.804318" calcext:value-type="float">
            <text:p>1.804318</text:p>
          </table:table-cell>
          <table:table-cell office:value-type="float" office:value="0.905754" calcext:value-type="float">
            <text:p>0.905754</text:p>
          </table:table-cell>
        </table:table-row>
        <table:table-row table:style-name="ro1">
          <table:table-cell office:value-type="float" office:value="1.762209" calcext:value-type="float">
            <text:p>1.762209</text:p>
          </table:table-cell>
          <table:table-cell office:value-type="float" office:value="0.910608" calcext:value-type="float">
            <text:p>0.910608</text:p>
          </table:table-cell>
        </table:table-row>
        <table:table-row table:style-name="ro1">
          <table:table-cell office:value-type="float" office:value="1.714995" calcext:value-type="float">
            <text:p>1.714995</text:p>
          </table:table-cell>
          <table:table-cell office:value-type="float" office:value="0.903543" calcext:value-type="float">
            <text:p>0.903543</text:p>
          </table:table-cell>
        </table:table-row>
        <table:table-row table:style-name="ro1">
          <table:table-cell office:value-type="float" office:value="1.660126" calcext:value-type="float">
            <text:p>1.660126</text:p>
          </table:table-cell>
          <table:table-cell office:value-type="float" office:value="0.870812" calcext:value-type="float">
            <text:p>0.870812</text:p>
          </table:table-cell>
        </table:table-row>
        <table:table-row table:style-name="ro1">
          <table:table-cell office:value-type="float" office:value="1.60398" calcext:value-type="float">
            <text:p>1.60398</text:p>
          </table:table-cell>
          <table:table-cell office:value-type="float" office:value="0.823716" calcext:value-type="float">
            <text:p>0.823716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0.766046" calcext:value-type="float">
            <text:p>0.766046</text:p>
          </table:table-cell>
        </table:table-row>
        <table:table-row table:style-name="ro1">
          <table:table-cell office:value-type="float" office:value="1.54273" calcext:value-type="float">
            <text:p>1.54273</text:p>
          </table:table-cell>
          <table:table-cell office:value-type="float" office:value="0.707397" calcext:value-type="float">
            <text:p>0.707397</text:p>
          </table:table-cell>
        </table:table-row>
        <table:table-row table:style-name="ro1">
          <table:table-cell office:value-type="float" office:value="1.544006" calcext:value-type="float">
            <text:p>1.544006</text:p>
          </table:table-cell>
          <table:table-cell office:value-type="float" office:value="0.651452" calcext:value-type="float">
            <text:p>0.651452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0.624728" calcext:value-type="float">
            <text:p>0.624728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0.619816" calcext:value-type="float">
            <text:p>0.61981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630989" calcext:value-type="float">
            <text:p>0.630989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0.649559" calcext:value-type="float">
            <text:p>0.649559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0.664326" calcext:value-type="float">
            <text:p>0.664326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0.679275" calcext:value-type="float">
            <text:p>0.679275</text:p>
          </table:table-cell>
        </table:table-row>
        <table:table-row table:style-name="ro1">
          <table:table-cell office:value-type="float" office:value="1.570803" calcext:value-type="float">
            <text:p>1.570803</text:p>
          </table:table-cell>
          <table:table-cell office:value-type="float" office:value="0.689962" calcext:value-type="float">
            <text:p>0.689962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682164" calcext:value-type="float">
            <text:p>0.682164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0.670216" calcext:value-type="float">
            <text:p>0.670216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0.659699" calcext:value-type="float">
            <text:p>0.659699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0.648264" calcext:value-type="float">
            <text:p>0.648264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0.643699" calcext:value-type="float">
            <text:p>0.643699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0.644217" calcext:value-type="float">
            <text:p>0.644217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0.643443" calcext:value-type="float">
            <text:p>0.643443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0.643073" calcext:value-type="float">
            <text:p>0.643073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645995" calcext:value-type="float">
            <text:p>0.645995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0.652183" calcext:value-type="float">
            <text:p>0.652183</text:p>
          </table:table-cell>
        </table:table-row>
        <table:table-row table:style-name="ro1">
          <table:table-cell office:value-type="float" office:value="1.586115" calcext:value-type="float">
            <text:p>1.586115</text:p>
          </table:table-cell>
          <table:table-cell office:value-type="float" office:value="0.660092" calcext:value-type="float">
            <text:p>0.660092</text:p>
          </table:table-cell>
        </table:table-row>
        <table:table-row table:style-name="ro1">
          <table:table-cell office:value-type="float" office:value="1.586115" calcext:value-type="float">
            <text:p>1.586115</text:p>
          </table:table-cell>
          <table:table-cell office:value-type="float" office:value="0.66807" calcext:value-type="float">
            <text:p>0.66807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0.67765" calcext:value-type="float">
            <text:p>0.67765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0.685499" calcext:value-type="float">
            <text:p>0.685499</text:p>
          </table:table-cell>
        </table:table-row>
        <table:table-row table:style-name="ro1">
          <table:table-cell office:value-type="float" office:value="1.558042" calcext:value-type="float">
            <text:p>1.558042</text:p>
          </table:table-cell>
          <table:table-cell office:value-type="float" office:value="0.680539" calcext:value-type="float">
            <text:p>0.680539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0.668283" calcext:value-type="float">
            <text:p>0.668283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657191" calcext:value-type="float">
            <text:p>0.657191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0.646911" calcext:value-type="float">
            <text:p>0.646911</text:p>
          </table:table-cell>
        </table:table-row>
        <table:table-row table:style-name="ro1">
          <table:table-cell office:value-type="float" office:value="1.60398" calcext:value-type="float">
            <text:p>1.60398</text:p>
          </table:table-cell>
          <table:table-cell office:value-type="float" office:value="0.647056" calcext:value-type="float">
            <text:p>0.647056</text:p>
          </table:table-cell>
        </table:table-row>
        <table:table-row table:style-name="ro1">
          <table:table-cell office:value-type="float" office:value="1.589943" calcext:value-type="float">
            <text:p>1.589943</text:p>
          </table:table-cell>
          <table:table-cell office:value-type="float" office:value="0.653131" calcext:value-type="float">
            <text:p>0.653131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0.658304" calcext:value-type="float">
            <text:p>0.658304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0.657138" calcext:value-type="float">
            <text:p>0.657138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0.639552" calcext:value-type="float">
            <text:p>0.639552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0.622243" calcext:value-type="float">
            <text:p>0.622243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0.606909" calcext:value-type="float">
            <text:p>0.606909</text:p>
          </table:table-cell>
        </table:table-row>
        <table:table-row table:style-name="ro1">
          <table:table-cell office:value-type="float" office:value="2.430852" calcext:value-type="float">
            <text:p>2.430852</text:p>
          </table:table-cell>
          <table:table-cell office:value-type="float" office:value="0.612241" calcext:value-type="float">
            <text:p>0.612241</text:p>
          </table:table-cell>
        </table:table-row>
        <table:table-row table:style-name="ro1">
          <table:table-cell office:value-type="float" office:value="2.409159" calcext:value-type="float">
            <text:p>2.409159</text:p>
          </table:table-cell>
          <table:table-cell office:value-type="float" office:value="0.623389" calcext:value-type="float">
            <text:p>0.623389</text:p>
          </table:table-cell>
        </table:table-row>
        <table:table-row table:style-name="ro1">
          <table:table-cell office:value-type="float" office:value="2.36705" calcext:value-type="float">
            <text:p>2.36705</text:p>
          </table:table-cell>
          <table:table-cell office:value-type="float" office:value="0.633987" calcext:value-type="float">
            <text:p>0.633987</text:p>
          </table:table-cell>
        </table:table-row>
        <table:table-row table:style-name="ro1">
          <table:table-cell office:value-type="float" office:value="2.323665" calcext:value-type="float">
            <text:p>2.323665</text:p>
          </table:table-cell>
          <table:table-cell office:value-type="float" office:value="0.624402" calcext:value-type="float">
            <text:p>0.624402</text:p>
          </table:table-cell>
        </table:table-row>
        <table:table-row table:style-name="ro1">
          <table:table-cell office:value-type="float" office:value="2.273899" calcext:value-type="float">
            <text:p>2.273899</text:p>
          </table:table-cell>
          <table:table-cell office:value-type="float" office:value="0.59164" calcext:value-type="float">
            <text:p>0.59164</text:p>
          </table:table-cell>
        </table:table-row>
        <table:table-row table:style-name="ro1">
          <table:table-cell office:value-type="float" office:value="2.222857" calcext:value-type="float">
            <text:p>2.222857</text:p>
          </table:table-cell>
          <table:table-cell office:value-type="float" office:value="0.540879" calcext:value-type="float">
            <text:p>0.540879</text:p>
          </table:table-cell>
        </table:table-row>
        <table:table-row table:style-name="ro1">
          <table:table-cell office:value-type="float" office:value="2.16416" calcext:value-type="float">
            <text:p>2.16416</text:p>
          </table:table-cell>
          <table:table-cell office:value-type="float" office:value="0.482281" calcext:value-type="float">
            <text:p>0.482281</text:p>
          </table:table-cell>
        </table:table-row>
        <table:table-row table:style-name="ro1">
          <table:table-cell office:value-type="float" office:value="2.101634" calcext:value-type="float">
            <text:p>2.101634</text:p>
          </table:table-cell>
          <table:table-cell office:value-type="float" office:value="0.423077" calcext:value-type="float">
            <text:p>0.423077</text:p>
          </table:table-cell>
        </table:table-row>
        <table:table-row table:style-name="ro1">
          <table:table-cell office:value-type="float" office:value="2.039108" calcext:value-type="float">
            <text:p>2.039108</text:p>
          </table:table-cell>
          <table:table-cell office:value-type="float" office:value="0.361037" calcext:value-type="float">
            <text:p>0.361037</text:p>
          </table:table-cell>
        </table:table-row>
        <table:table-row table:style-name="ro1">
          <table:table-cell office:value-type="float" office:value="1.979135" calcext:value-type="float">
            <text:p>1.979135</text:p>
          </table:table-cell>
          <table:table-cell office:value-type="float" office:value="0.298149" calcext:value-type="float">
            <text:p>0.298149</text:p>
          </table:table-cell>
        </table:table-row>
        <table:table-row table:style-name="ro1">
          <table:table-cell office:value-type="float" office:value="1.924265" calcext:value-type="float">
            <text:p>1.924265</text:p>
          </table:table-cell>
          <table:table-cell office:value-type="float" office:value="0.235397" calcext:value-type="float">
            <text:p>0.235397</text:p>
          </table:table-cell>
        </table:table-row>
        <table:table-row table:style-name="ro1">
          <table:table-cell office:value-type="float" office:value="1.874499" calcext:value-type="float">
            <text:p>1.874499</text:p>
          </table:table-cell>
          <table:table-cell office:value-type="float" office:value="0.173397" calcext:value-type="float">
            <text:p>0.173397</text:p>
          </table:table-cell>
        </table:table-row>
        <table:table-row table:style-name="ro1">
          <table:table-cell office:value-type="float" office:value="1.827286" calcext:value-type="float">
            <text:p>1.827286</text:p>
          </table:table-cell>
          <table:table-cell office:value-type="float" office:value="0.112938" calcext:value-type="float">
            <text:p>0.112938</text:p>
          </table:table-cell>
        </table:table-row>
        <table:table-row table:style-name="ro1">
          <table:table-cell office:value-type="float" office:value="1.777521" calcext:value-type="float">
            <text:p>1.777521</text:p>
          </table:table-cell>
          <table:table-cell office:value-type="float" office:value="0.056789" calcext:value-type="float">
            <text:p>0.056789</text:p>
          </table:table-cell>
        </table:table-row>
        <table:table-row table:style-name="ro1">
          <table:table-cell office:value-type="float" office:value="1.725203" calcext:value-type="float">
            <text:p>1.725203</text:p>
          </table:table-cell>
          <table:table-cell office:value-type="float" office:value="0.008662" calcext:value-type="float">
            <text:p>0.008662</text:p>
          </table:table-cell>
        </table:table-row>
        <table:table-row table:style-name="ro1">
          <table:table-cell office:value-type="float" office:value="1.670333" calcext:value-type="float">
            <text:p>1.670333</text:p>
          </table:table-cell>
          <table:table-cell office:value-type="float" office:value="-0.036077" calcext:value-type="float">
            <text:p>-0.036077</text:p>
          </table:table-cell>
        </table:table-row>
        <table:table-row table:style-name="ro1">
          <table:table-cell office:value-type="float" office:value="1.618016" calcext:value-type="float">
            <text:p>1.618016</text:p>
          </table:table-cell>
          <table:table-cell office:value-type="float" office:value="-0.080463" calcext:value-type="float">
            <text:p>-0.080463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0.130508" calcext:value-type="float">
            <text:p>-0.130508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0.180474" calcext:value-type="float">
            <text:p>-0.180474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0.222916" calcext:value-type="float">
            <text:p>-0.222916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-0.24025" calcext:value-type="float">
            <text:p>-0.24025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-0.237939" calcext:value-type="float">
            <text:p>-0.237939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0.221738" calcext:value-type="float">
            <text:p>-0.221738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-0.206155" calcext:value-type="float">
            <text:p>-0.206155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0.191797" calcext:value-type="float">
            <text:p>-0.191797</text:p>
          </table:table-cell>
        </table:table-row>
        <table:table-row table:style-name="ro1">
          <table:table-cell office:value-type="float" office:value="1.709891" calcext:value-type="float">
            <text:p>1.709891</text:p>
          </table:table-cell>
          <table:table-cell office:value-type="float" office:value="-0.185586" calcext:value-type="float">
            <text:p>-0.185586</text:p>
          </table:table-cell>
        </table:table-row>
        <table:table-row table:style-name="ro1">
          <table:table-cell office:value-type="float" office:value="1.699682" calcext:value-type="float">
            <text:p>1.699682</text:p>
          </table:table-cell>
          <table:table-cell office:value-type="float" office:value="-0.190595" calcext:value-type="float">
            <text:p>-0.190595</text:p>
          </table:table-cell>
        </table:table-row>
        <table:table-row table:style-name="ro1">
          <table:table-cell office:value-type="float" office:value="1.667781" calcext:value-type="float">
            <text:p>1.667781</text:p>
          </table:table-cell>
          <table:table-cell office:value-type="float" office:value="-0.201024" calcext:value-type="float">
            <text:p>-0.201024</text:p>
          </table:table-cell>
        </table:table-row>
        <table:table-row table:style-name="ro1">
          <table:table-cell office:value-type="float" office:value="1.626948" calcext:value-type="float">
            <text:p>1.626948</text:p>
          </table:table-cell>
          <table:table-cell office:value-type="float" office:value="-0.229184" calcext:value-type="float">
            <text:p>-0.229184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272595" calcext:value-type="float">
            <text:p>-0.272595</text:p>
          </table:table-cell>
        </table:table-row>
        <table:table-row table:style-name="ro1">
          <table:table-cell office:value-type="float" office:value="1.532521" calcext:value-type="float">
            <text:p>1.532521</text:p>
          </table:table-cell>
          <table:table-cell office:value-type="float" office:value="-0.325384" calcext:value-type="float">
            <text:p>-0.325384</text:p>
          </table:table-cell>
        </table:table-row>
        <table:table-row table:style-name="ro1">
          <table:table-cell office:value-type="float" office:value="1.517209" calcext:value-type="float">
            <text:p>1.517209</text:p>
          </table:table-cell>
          <table:table-cell office:value-type="float" office:value="-0.381414" calcext:value-type="float">
            <text:p>-0.381414</text:p>
          </table:table-cell>
        </table:table-row>
        <table:table-row table:style-name="ro1">
          <table:table-cell office:value-type="float" office:value="1.523589" calcext:value-type="float">
            <text:p>1.523589</text:p>
          </table:table-cell>
          <table:table-cell office:value-type="float" office:value="-0.433639" calcext:value-type="float">
            <text:p>-0.433639</text:p>
          </table:table-cell>
        </table:table-row>
        <table:table-row table:style-name="ro1">
          <table:table-cell office:value-type="float" office:value="1.53635" calcext:value-type="float">
            <text:p>1.53635</text:p>
          </table:table-cell>
          <table:table-cell office:value-type="float" office:value="-0.453075" calcext:value-type="float">
            <text:p>-0.453075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-0.449175" calcext:value-type="float">
            <text:p>-0.449175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426452" calcext:value-type="float">
            <text:p>-0.426452</text:p>
          </table:table-cell>
        </table:table-row>
        <table:table-row table:style-name="ro1">
          <table:table-cell office:value-type="float" office:value="1.592495" calcext:value-type="float">
            <text:p>1.592495</text:p>
          </table:table-cell>
          <table:table-cell office:value-type="float" office:value="-0.395493" calcext:value-type="float">
            <text:p>-0.395493</text:p>
          </table:table-cell>
        </table:table-row>
        <table:table-row table:style-name="ro1">
          <table:table-cell office:value-type="float" office:value="1.596323" calcext:value-type="float">
            <text:p>1.596323</text:p>
          </table:table-cell>
          <table:table-cell office:value-type="float" office:value="-0.367177" calcext:value-type="float">
            <text:p>-0.367177</text:p>
          </table:table-cell>
        </table:table-row>
        <table:table-row table:style-name="ro1">
          <table:table-cell office:value-type="float" office:value="1.592495" calcext:value-type="float">
            <text:p>1.592495</text:p>
          </table:table-cell>
          <table:table-cell office:value-type="float" office:value="-0.340536" calcext:value-type="float">
            <text:p>-0.340536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0.333721" calcext:value-type="float">
            <text:p>-0.333721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34572" calcext:value-type="float">
            <text:p>-0.34572</text:p>
          </table:table-cell>
        </table:table-row>
        <table:table-row table:style-name="ro1">
          <table:table-cell office:value-type="float" office:value="1.517209" calcext:value-type="float">
            <text:p>1.517209</text:p>
          </table:table-cell>
          <table:table-cell office:value-type="float" office:value="-0.366521" calcext:value-type="float">
            <text:p>-0.366521</text:p>
          </table:table-cell>
        </table:table-row>
        <table:table-row table:style-name="ro1">
          <table:table-cell office:value-type="float" office:value="1.518485" calcext:value-type="float">
            <text:p>1.518485</text:p>
          </table:table-cell>
          <table:table-cell office:value-type="float" office:value="-0.385715" calcext:value-type="float">
            <text:p>-0.385715</text:p>
          </table:table-cell>
        </table:table-row>
        <table:table-row table:style-name="ro1">
          <table:table-cell office:value-type="float" office:value="1.53635" calcext:value-type="float">
            <text:p>1.53635</text:p>
          </table:table-cell>
          <table:table-cell office:value-type="float" office:value="-0.405458" calcext:value-type="float">
            <text:p>-0.405458</text:p>
          </table:table-cell>
        </table:table-row>
        <table:table-row table:style-name="ro1">
          <table:table-cell office:value-type="float" office:value="1.550386" calcext:value-type="float">
            <text:p>1.550386</text:p>
          </table:table-cell>
          <table:table-cell office:value-type="float" office:value="-0.409186" calcext:value-type="float">
            <text:p>-0.409186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-0.389297" calcext:value-type="float">
            <text:p>-0.389297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0.362563" calcext:value-type="float">
            <text:p>-0.362563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-0.338137" calcext:value-type="float">
            <text:p>-0.338137</text:p>
          </table:table-cell>
        </table:table-row>
        <table:table-row table:style-name="ro1">
          <table:table-cell office:value-type="float" office:value="1.587391" calcext:value-type="float">
            <text:p>1.587391</text:p>
          </table:table-cell>
          <table:table-cell office:value-type="float" office:value="-0.314042" calcext:value-type="float">
            <text:p>-0.314042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0.302558" calcext:value-type="float">
            <text:p>-0.302558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-0.309353" calcext:value-type="float">
            <text:p>-0.309353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322821" calcext:value-type="float">
            <text:p>-0.322821</text:p>
          </table:table-cell>
        </table:table-row>
        <table:table-row table:style-name="ro1">
          <table:table-cell office:value-type="float" office:value="1.600152" calcext:value-type="float">
            <text:p>1.600152</text:p>
          </table:table-cell>
          <table:table-cell office:value-type="float" office:value="-0.336794" calcext:value-type="float">
            <text:p>-0.336794</text:p>
          </table:table-cell>
        </table:table-row>
        <table:table-row table:style-name="ro1">
          <table:table-cell office:value-type="float" office:value="1.589944" calcext:value-type="float">
            <text:p>1.589944</text:p>
          </table:table-cell>
          <table:table-cell office:value-type="float" office:value="-0.349271" calcext:value-type="float">
            <text:p>-0.349271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361923" calcext:value-type="float">
            <text:p>-0.361923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-0.37278" calcext:value-type="float">
            <text:p>-0.37278</text:p>
          </table:table-cell>
        </table:table-row>
        <table:table-row table:style-name="ro1">
          <table:table-cell office:value-type="float" office:value="1.560595" calcext:value-type="float">
            <text:p>1.560595</text:p>
          </table:table-cell>
          <table:table-cell office:value-type="float" office:value="-0.384611" calcext:value-type="float">
            <text:p>-0.384611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-0.395525" calcext:value-type="float">
            <text:p>-0.395525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405476" calcext:value-type="float">
            <text:p>-0.405476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-0.401174" calcext:value-type="float">
            <text:p>-0.401174</text:p>
          </table:table-cell>
        </table:table-row>
        <table:table-row table:style-name="ro1">
          <table:table-cell office:value-type="float" office:value="1.570803" calcext:value-type="float">
            <text:p>1.570803</text:p>
          </table:table-cell>
          <table:table-cell office:value-type="float" office:value="-0.389986" calcext:value-type="float">
            <text:p>-0.389986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-0.380025" calcext:value-type="float">
            <text:p>-0.380025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-0.371872" calcext:value-type="float">
            <text:p>-0.371872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3703" calcext:value-type="float">
            <text:p>-0.3703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36998" calcext:value-type="float">
            <text:p>-0.36998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-0.370423" calcext:value-type="float">
            <text:p>-0.370423</text:p>
          </table:table-cell>
        </table:table-row>
        <table:table-row table:style-name="ro1">
          <table:table-cell office:value-type="float" office:value="1.695855" calcext:value-type="float">
            <text:p>1.695855</text:p>
          </table:table-cell>
          <table:table-cell office:value-type="float" office:value="-0.371792" calcext:value-type="float">
            <text:p>-0.371792</text:p>
          </table:table-cell>
        </table:table-row>
        <table:table-row table:style-name="ro1">
          <table:table-cell office:value-type="float" office:value="1.681818" calcext:value-type="float">
            <text:p>1.681818</text:p>
          </table:table-cell>
          <table:table-cell office:value-type="float" office:value="-0.37408" calcext:value-type="float">
            <text:p>-0.37408</text:p>
          </table:table-cell>
        </table:table-row>
        <table:table-row table:style-name="ro1">
          <table:table-cell office:value-type="float" office:value="1.646089" calcext:value-type="float">
            <text:p>1.646089</text:p>
          </table:table-cell>
          <table:table-cell office:value-type="float" office:value="-0.376799" calcext:value-type="float">
            <text:p>-0.376799</text:p>
          </table:table-cell>
        </table:table-row>
        <table:table-row table:style-name="ro1">
          <table:table-cell office:value-type="float" office:value="1.60398" calcext:value-type="float">
            <text:p>1.60398</text:p>
          </table:table-cell>
          <table:table-cell office:value-type="float" office:value="-0.398663" calcext:value-type="float">
            <text:p>-0.398663</text:p>
          </table:table-cell>
        </table:table-row>
        <table:table-row table:style-name="ro1">
          <table:table-cell office:value-type="float" office:value="1.561871" calcext:value-type="float">
            <text:p>1.561871</text:p>
          </table:table-cell>
          <table:table-cell office:value-type="float" office:value="-0.440234" calcext:value-type="float">
            <text:p>-0.440234</text:p>
          </table:table-cell>
        </table:table-row>
        <table:table-row table:style-name="ro1">
          <table:table-cell office:value-type="float" office:value="1.533798" calcext:value-type="float">
            <text:p>1.533798</text:p>
          </table:table-cell>
          <table:table-cell office:value-type="float" office:value="-0.491334" calcext:value-type="float">
            <text:p>-0.491334</text:p>
          </table:table-cell>
        </table:table-row>
        <table:table-row table:style-name="ro1">
          <table:table-cell office:value-type="float" office:value="1.533798" calcext:value-type="float">
            <text:p>1.533798</text:p>
          </table:table-cell>
          <table:table-cell office:value-type="float" office:value="-0.540682" calcext:value-type="float">
            <text:p>-0.540682</text:p>
          </table:table-cell>
        </table:table-row>
        <table:table-row table:style-name="ro1">
          <table:table-cell office:value-type="float" office:value="1.540178" calcext:value-type="float">
            <text:p>1.540178</text:p>
          </table:table-cell>
          <table:table-cell office:value-type="float" office:value="-0.575731" calcext:value-type="float">
            <text:p>-0.575731</text:p>
          </table:table-cell>
        </table:table-row>
        <table:table-row table:style-name="ro1">
          <table:table-cell office:value-type="float" office:value="1.551662" calcext:value-type="float">
            <text:p>1.551662</text:p>
          </table:table-cell>
          <table:table-cell office:value-type="float" office:value="-0.577952" calcext:value-type="float">
            <text:p>-0.577952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-0.56153" calcext:value-type="float">
            <text:p>-0.56153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0.538092" calcext:value-type="float">
            <text:p>-0.538092</text:p>
          </table:table-cell>
        </table:table-row>
        <table:table-row table:style-name="ro1">
          <table:table-cell office:value-type="float" office:value="1.593772" calcext:value-type="float">
            <text:p>1.593772</text:p>
          </table:table-cell>
          <table:table-cell office:value-type="float" office:value="-0.515064" calcext:value-type="float">
            <text:p>-0.515064</text:p>
          </table:table-cell>
        </table:table-row>
        <table:table-row table:style-name="ro1">
          <table:table-cell office:value-type="float" office:value="1.59122" calcext:value-type="float">
            <text:p>1.59122</text:p>
          </table:table-cell>
          <table:table-cell office:value-type="float" office:value="-0.491975" calcext:value-type="float">
            <text:p>-0.491975</text:p>
          </table:table-cell>
        </table:table-row>
        <table:table-row table:style-name="ro1">
          <table:table-cell office:value-type="float" office:value="1.588668" calcext:value-type="float">
            <text:p>1.588668</text:p>
          </table:table-cell>
          <table:table-cell office:value-type="float" office:value="-0.475874" calcext:value-type="float">
            <text:p>-0.475874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0.48076" calcext:value-type="float">
            <text:p>-0.48076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496629" calcext:value-type="float">
            <text:p>-0.496629</text:p>
          </table:table-cell>
        </table:table-row>
        <table:table-row table:style-name="ro1">
          <table:table-cell office:value-type="float" office:value="1.563147" calcext:value-type="float">
            <text:p>1.563147</text:p>
          </table:table-cell>
          <table:table-cell office:value-type="float" office:value="-0.514223" calcext:value-type="float">
            <text:p>-0.514223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-0.531647" calcext:value-type="float">
            <text:p>-0.531647</text:p>
          </table:table-cell>
        </table:table-row>
        <table:table-row table:style-name="ro1">
          <table:table-cell office:value-type="float" office:value="1.558043" calcext:value-type="float">
            <text:p>1.558043</text:p>
          </table:table-cell>
          <table:table-cell office:value-type="float" office:value="-0.548404" calcext:value-type="float">
            <text:p>-0.548404</text:p>
          </table:table-cell>
        </table:table-row>
        <table:table-row table:style-name="ro1">
          <table:table-cell office:value-type="float" office:value="1.559319" calcext:value-type="float">
            <text:p>1.559319</text:p>
          </table:table-cell>
          <table:table-cell office:value-type="float" office:value="-0.559103" calcext:value-type="float">
            <text:p>-0.559103</text:p>
          </table:table-cell>
        </table:table-row>
        <table:table-row table:style-name="ro1">
          <table:table-cell office:value-type="float" office:value="1.563147" calcext:value-type="float">
            <text:p>1.563147</text:p>
          </table:table-cell>
          <table:table-cell office:value-type="float" office:value="-0.558158" calcext:value-type="float">
            <text:p>-0.558158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-0.547049" calcext:value-type="float">
            <text:p>-0.547049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534228" calcext:value-type="float">
            <text:p>-0.534228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0.521369" calcext:value-type="float">
            <text:p>-0.521369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-0.509745" calcext:value-type="float">
            <text:p>-0.509745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500403" calcext:value-type="float">
            <text:p>-0.500403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500867" calcext:value-type="float">
            <text:p>-0.500867</text:p>
          </table:table-cell>
        </table:table-row>
        <table:table-row table:style-name="ro1">
          <table:table-cell office:value-type="float" office:value="1.577183" calcext:value-type="float">
            <text:p>1.577183</text:p>
          </table:table-cell>
          <table:table-cell office:value-type="float" office:value="-0.506387" calcext:value-type="float">
            <text:p>-0.506387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511359" calcext:value-type="float">
            <text:p>-0.511359</text:p>
          </table:table-cell>
        </table:table-row>
        <table:table-row table:style-name="ro1">
          <table:table-cell office:value-type="float" office:value="1.568251" calcext:value-type="float">
            <text:p>1.568251</text:p>
          </table:table-cell>
          <table:table-cell office:value-type="float" office:value="-0.515681" calcext:value-type="float">
            <text:p>-0.515681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-0.519742" calcext:value-type="float">
            <text:p>-0.519742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-0.524216" calcext:value-type="float">
            <text:p>-0.524216</text:p>
          </table:table-cell>
        </table:table-row>
        <table:table-row table:style-name="ro1">
          <table:table-cell office:value-type="float" office:value="1.634605" calcext:value-type="float">
            <text:p>1.634605</text:p>
          </table:table-cell>
          <table:table-cell office:value-type="float" office:value="-0.527773" calcext:value-type="float">
            <text:p>-0.527773</text:p>
          </table:table-cell>
        </table:table-row>
        <table:table-row table:style-name="ro1">
          <table:table-cell office:value-type="float" office:value="1.629501" calcext:value-type="float">
            <text:p>1.629501</text:p>
          </table:table-cell>
          <table:table-cell office:value-type="float" office:value="-0.531274" calcext:value-type="float">
            <text:p>-0.531274</text:p>
          </table:table-cell>
        </table:table-row>
        <table:table-row table:style-name="ro1">
          <table:table-cell office:value-type="float" office:value="1.598876" calcext:value-type="float">
            <text:p>1.598876</text:p>
          </table:table-cell>
          <table:table-cell office:value-type="float" office:value="-0.533053" calcext:value-type="float">
            <text:p>-0.533053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-0.537998" calcext:value-type="float">
            <text:p>-0.537998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0.565051" calcext:value-type="float">
            <text:p>-0.565051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-0.595056" calcext:value-type="float">
            <text:p>-0.595056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-0.624818" calcext:value-type="float">
            <text:p>-0.624818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-0.638653" calcext:value-type="float">
            <text:p>-0.638653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-0.632102" calcext:value-type="float">
            <text:p>-0.632102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0.618309" calcext:value-type="float">
            <text:p>-0.618309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0.605433" calcext:value-type="float">
            <text:p>-0.605433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0.594241" calcext:value-type="float">
            <text:p>-0.594241</text:p>
          </table:table-cell>
        </table:table-row>
        <table:table-row table:style-name="ro1">
          <table:table-cell office:value-type="float" office:value="1.586115" calcext:value-type="float">
            <text:p>1.586115</text:p>
          </table:table-cell>
          <table:table-cell office:value-type="float" office:value="-0.582609" calcext:value-type="float">
            <text:p>-0.582609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57307" calcext:value-type="float">
            <text:p>-0.57307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-0.5648" calcext:value-type="float">
            <text:p>-0.5648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-0.573011" calcext:value-type="float">
            <text:p>-0.573011</text:p>
          </table:table-cell>
        </table:table-row>
        <table:table-row table:style-name="ro1">
          <table:table-cell office:value-type="float" office:value="1.432991" calcext:value-type="float">
            <text:p>1.432991</text:p>
          </table:table-cell>
          <table:table-cell office:value-type="float" office:value="-0.585874" calcext:value-type="float">
            <text:p>-0.585874</text:p>
          </table:table-cell>
        </table:table-row>
        <table:table-row table:style-name="ro1">
          <table:table-cell office:value-type="float" office:value="1.449579" calcext:value-type="float">
            <text:p>1.449579</text:p>
          </table:table-cell>
          <table:table-cell office:value-type="float" office:value="-0.598558" calcext:value-type="float">
            <text:p>-0.598558</text:p>
          </table:table-cell>
        </table:table-row>
        <table:table-row table:style-name="ro1">
          <table:table-cell office:value-type="float" office:value="1.480204" calcext:value-type="float">
            <text:p>1.480204</text:p>
          </table:table-cell>
          <table:table-cell office:value-type="float" office:value="-0.609396" calcext:value-type="float">
            <text:p>-0.609396</text:p>
          </table:table-cell>
        </table:table-row>
        <table:table-row table:style-name="ro1">
          <table:table-cell office:value-type="float" office:value="1.517209" calcext:value-type="float">
            <text:p>1.517209</text:p>
          </table:table-cell>
          <table:table-cell office:value-type="float" office:value="-0.593681" calcext:value-type="float">
            <text:p>-0.593681</text:p>
          </table:table-cell>
        </table:table-row>
        <table:table-row table:style-name="ro1">
          <table:table-cell office:value-type="float" office:value="1.558042" calcext:value-type="float">
            <text:p>1.558042</text:p>
          </table:table-cell>
          <table:table-cell office:value-type="float" office:value="-0.559004" calcext:value-type="float">
            <text:p>-0.559004</text:p>
          </table:table-cell>
        </table:table-row>
        <table:table-row table:style-name="ro1">
          <table:table-cell office:value-type="float" office:value="1.592495" calcext:value-type="float">
            <text:p>1.592495</text:p>
          </table:table-cell>
          <table:table-cell office:value-type="float" office:value="-0.512414" calcext:value-type="float">
            <text:p>-0.512414</text:p>
          </table:table-cell>
        </table:table-row>
        <table:table-row table:style-name="ro1">
          <table:table-cell office:value-type="float" office:value="1.60398" calcext:value-type="float">
            <text:p>1.60398</text:p>
          </table:table-cell>
          <table:table-cell office:value-type="float" office:value="-0.4654" calcext:value-type="float">
            <text:p>-0.4654</text:p>
          </table:table-cell>
        </table:table-row>
        <table:table-row table:style-name="ro1">
          <table:table-cell office:value-type="float" office:value="1.601428" calcext:value-type="float">
            <text:p>1.601428</text:p>
          </table:table-cell>
          <table:table-cell office:value-type="float" office:value="-0.422172" calcext:value-type="float">
            <text:p>-0.422172</text:p>
          </table:table-cell>
        </table:table-row>
        <table:table-row table:style-name="ro1">
          <table:table-cell office:value-type="float" office:value="1.5976" calcext:value-type="float">
            <text:p>1.5976</text:p>
          </table:table-cell>
          <table:table-cell office:value-type="float" office:value="-0.410871" calcext:value-type="float">
            <text:p>-0.410871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0.417443" calcext:value-type="float">
            <text:p>-0.417443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-0.439792" calcext:value-type="float">
            <text:p>-0.439792</text:p>
          </table:table-cell>
        </table:table-row>
        <table:table-row table:style-name="ro1">
          <table:table-cell office:value-type="float" office:value="1.875776" calcext:value-type="float">
            <text:p>1.875776</text:p>
          </table:table-cell>
          <table:table-cell office:value-type="float" office:value="-0.465736" calcext:value-type="float">
            <text:p>-0.465736</text:p>
          </table:table-cell>
        </table:table-row>
        <table:table-row table:style-name="ro1">
          <table:table-cell office:value-type="float" office:value="1.847703" calcext:value-type="float">
            <text:p>1.847703</text:p>
          </table:table-cell>
          <table:table-cell office:value-type="float" office:value="-0.489051" calcext:value-type="float">
            <text:p>-0.489051</text:p>
          </table:table-cell>
        </table:table-row>
        <table:table-row table:style-name="ro1">
          <table:table-cell office:value-type="float" office:value="1.795385" calcext:value-type="float">
            <text:p>1.795385</text:p>
          </table:table-cell>
          <table:table-cell office:value-type="float" office:value="-0.512504" calcext:value-type="float">
            <text:p>-0.512504</text:p>
          </table:table-cell>
        </table:table-row>
        <table:table-row table:style-name="ro1">
          <table:table-cell office:value-type="float" office:value="1.73924" calcext:value-type="float">
            <text:p>1.73924</text:p>
          </table:table-cell>
          <table:table-cell office:value-type="float" office:value="-0.544657" calcext:value-type="float">
            <text:p>-0.544657</text:p>
          </table:table-cell>
        </table:table-row>
        <table:table-row table:style-name="ro1">
          <table:table-cell office:value-type="float" office:value="1.680542" calcext:value-type="float">
            <text:p>1.680542</text:p>
          </table:table-cell>
          <table:table-cell office:value-type="float" office:value="-0.596233" calcext:value-type="float">
            <text:p>-0.596233</text:p>
          </table:table-cell>
        </table:table-row>
        <table:table-row table:style-name="ro1">
          <table:table-cell office:value-type="float" office:value="1.619292" calcext:value-type="float">
            <text:p>1.619292</text:p>
          </table:table-cell>
          <table:table-cell office:value-type="float" office:value="-0.658536" calcext:value-type="float">
            <text:p>-0.658536</text:p>
          </table:table-cell>
        </table:table-row>
        <table:table-row table:style-name="ro1">
          <table:table-cell office:value-type="float" office:value="1.569527" calcext:value-type="float">
            <text:p>1.569527</text:p>
          </table:table-cell>
          <table:table-cell office:value-type="float" office:value="-0.724654" calcext:value-type="float">
            <text:p>-0.724654</text:p>
          </table:table-cell>
        </table:table-row>
        <table:table-row table:style-name="ro1">
          <table:table-cell office:value-type="float" office:value="1.547834" calcext:value-type="float">
            <text:p>1.547834</text:p>
          </table:table-cell>
          <table:table-cell office:value-type="float" office:value="-0.789562" calcext:value-type="float">
            <text:p>-0.789562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-0.848969" calcext:value-type="float">
            <text:p>-0.848969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-0.874645" calcext:value-type="float">
            <text:p>-0.874645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-0.876215" calcext:value-type="float">
            <text:p>-0.876215</text:p>
          </table:table-cell>
        </table:table-row>
        <table:table-row table:style-name="ro1">
          <table:table-cell office:value-type="float" office:value="1.591219" calcext:value-type="float">
            <text:p>1.591219</text:p>
          </table:table-cell>
          <table:table-cell office:value-type="float" office:value="-0.860123" calcext:value-type="float">
            <text:p>-0.860123</text:p>
          </table:table-cell>
        </table:table-row>
        <table:table-row table:style-name="ro1">
          <table:table-cell office:value-type="float" office:value="1.589943" calcext:value-type="float">
            <text:p>1.589943</text:p>
          </table:table-cell>
          <table:table-cell office:value-type="float" office:value="-0.836649" calcext:value-type="float">
            <text:p>-0.836649</text:p>
          </table:table-cell>
        </table:table-row>
        <table:table-row table:style-name="ro1">
          <table:table-cell office:value-type="float" office:value="1.582287" calcext:value-type="float">
            <text:p>1.582287</text:p>
          </table:table-cell>
          <table:table-cell office:value-type="float" office:value="-0.817524" calcext:value-type="float">
            <text:p>-0.817524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0.809086" calcext:value-type="float">
            <text:p>-0.809086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0.816665" calcext:value-type="float">
            <text:p>-0.816665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0.830243" calcext:value-type="float">
            <text:p>-0.830243</text:p>
          </table:table-cell>
        </table:table-row>
        <table:table-row table:style-name="ro1">
          <table:table-cell office:value-type="float" office:value="1.570803" calcext:value-type="float">
            <text:p>1.570803</text:p>
          </table:table-cell>
          <table:table-cell office:value-type="float" office:value="-0.842746" calcext:value-type="float">
            <text:p>-0.842746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-0.854632" calcext:value-type="float">
            <text:p>-0.854632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-0.867227" calcext:value-type="float">
            <text:p>-0.867227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0.870888" calcext:value-type="float">
            <text:p>-0.870888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0.869148" calcext:value-type="float">
            <text:p>-0.869148</text:p>
          </table:table-cell>
        </table:table-row>
        <table:table-row table:style-name="ro1">
          <table:table-cell office:value-type="float" office:value="1.564423" calcext:value-type="float">
            <text:p>1.564423</text:p>
          </table:table-cell>
          <table:table-cell office:value-type="float" office:value="-0.866799" calcext:value-type="float">
            <text:p>-0.866799</text:p>
          </table:table-cell>
        </table:table-row>
        <table:table-row table:style-name="ro1">
          <table:table-cell office:value-type="float" office:value="1.570803" calcext:value-type="float">
            <text:p>1.570803</text:p>
          </table:table-cell>
          <table:table-cell office:value-type="float" office:value="-0.86105" calcext:value-type="float">
            <text:p>-0.86105</text:p>
          </table:table-cell>
        </table:table-row>
        <table:table-row table:style-name="ro1">
          <table:table-cell office:value-type="float" office:value="1.577183" calcext:value-type="float">
            <text:p>1.577183</text:p>
          </table:table-cell>
          <table:table-cell office:value-type="float" office:value="-0.854072" calcext:value-type="float">
            <text:p>-0.854072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-0.847022" calcext:value-type="float">
            <text:p>-0.847022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-0.840475" calcext:value-type="float">
            <text:p>-0.840475</text:p>
          </table:table-cell>
        </table:table-row>
        <table:table-row table:style-name="ro1">
          <table:table-cell office:value-type="float" office:value="1.566975" calcext:value-type="float">
            <text:p>1.566975</text:p>
          </table:table-cell>
          <table:table-cell office:value-type="float" office:value="-0.834576" calcext:value-type="float">
            <text:p>-0.834576</text:p>
          </table:table-cell>
        </table:table-row>
        <table:table-row table:style-name="ro1">
          <table:table-cell office:value-type="float" office:value="1.565699" calcext:value-type="float">
            <text:p>1.565699</text:p>
          </table:table-cell>
          <table:table-cell office:value-type="float" office:value="-0.833615" calcext:value-type="float">
            <text:p>-0.833615</text:p>
          </table:table-cell>
        </table:table-row>
        <table:table-row table:style-name="ro1">
          <table:table-cell office:value-type="float" office:value="1.963822" calcext:value-type="float">
            <text:p>1.963822</text:p>
          </table:table-cell>
          <table:table-cell office:value-type="float" office:value="-0.837403" calcext:value-type="float">
            <text:p>-0.837403</text:p>
          </table:table-cell>
        </table:table-row>
        <table:table-row table:style-name="ro1">
          <table:table-cell office:value-type="float" office:value="1.952338" calcext:value-type="float">
            <text:p>1.952338</text:p>
          </table:table-cell>
          <table:table-cell office:value-type="float" office:value="-0.84209" calcext:value-type="float">
            <text:p>-0.84209</text:p>
          </table:table-cell>
        </table:table-row>
        <table:table-row table:style-name="ro1">
          <table:table-cell office:value-type="float" office:value="1.912781" calcext:value-type="float">
            <text:p>1.912781</text:p>
          </table:table-cell>
          <table:table-cell office:value-type="float" office:value="-0.844465" calcext:value-type="float">
            <text:p>-0.844465</text:p>
          </table:table-cell>
        </table:table-row>
        <table:table-row table:style-name="ro1">
          <table:table-cell office:value-type="float" office:value="1.866843" calcext:value-type="float">
            <text:p>1.866843</text:p>
          </table:table-cell>
          <table:table-cell office:value-type="float" office:value="-0.861579" calcext:value-type="float">
            <text:p>-0.861579</text:p>
          </table:table-cell>
        </table:table-row>
        <table:table-row table:style-name="ro1">
          <table:table-cell office:value-type="float" office:value="1.81325" calcext:value-type="float">
            <text:p>1.81325</text:p>
          </table:table-cell>
          <table:table-cell office:value-type="float" office:value="-0.898496" calcext:value-type="float">
            <text:p>-0.898496</text:p>
          </table:table-cell>
        </table:table-row>
        <table:table-row table:style-name="ro1">
          <table:table-cell office:value-type="float" office:value="1.754552" calcext:value-type="float">
            <text:p>1.754552</text:p>
          </table:table-cell>
          <table:table-cell office:value-type="float" office:value="-0.949883" calcext:value-type="float">
            <text:p>-0.949883</text:p>
          </table:table-cell>
        </table:table-row>
        <table:table-row table:style-name="ro1">
          <table:table-cell office:value-type="float" office:value="1.694578" calcext:value-type="float">
            <text:p>1.694578</text:p>
          </table:table-cell>
          <table:table-cell office:value-type="float" office:value="-1.010407" calcext:value-type="float">
            <text:p>-1.010407</text:p>
          </table:table-cell>
        </table:table-row>
        <table:table-row table:style-name="ro1">
          <table:table-cell office:value-type="float" office:value="1.633329" calcext:value-type="float">
            <text:p>1.633329</text:p>
          </table:table-cell>
          <table:table-cell office:value-type="float" office:value="-1.073119" calcext:value-type="float">
            <text:p>-1.073119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136597" calcext:value-type="float">
            <text:p>-1.136597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-1.197756" calcext:value-type="float">
            <text:p>-1.197756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-1.257589" calcext:value-type="float">
            <text:p>-1.257589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287942" calcext:value-type="float">
            <text:p>-1.287942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1.296356" calcext:value-type="float">
            <text:p>-1.296356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-1.286969" calcext:value-type="float">
            <text:p>-1.286969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-1.266131" calcext:value-type="float">
            <text:p>-1.266131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-1.250209" calcext:value-type="float">
            <text:p>-1.250209</text:p>
          </table:table-cell>
        </table:table-row>
        <table:table-row table:style-name="ro1">
          <table:table-cell office:value-type="float" office:value="1.574631" calcext:value-type="float">
            <text:p>1.574631</text:p>
          </table:table-cell>
          <table:table-cell office:value-type="float" office:value="-1.236142" calcext:value-type="float">
            <text:p>-1.236142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1.239973" calcext:value-type="float">
            <text:p>-1.239973</text:p>
          </table:table-cell>
        </table:table-row>
        <table:table-row table:style-name="ro1">
          <table:table-cell office:value-type="float" office:value="1.575907" calcext:value-type="float">
            <text:p>1.575907</text:p>
          </table:table-cell>
          <table:table-cell office:value-type="float" office:value="-1.249844" calcext:value-type="float">
            <text:p>-1.249844</text:p>
          </table:table-cell>
        </table:table-row>
        <table:table-row table:style-name="ro1">
          <table:table-cell office:value-type="float" office:value="1.573355" calcext:value-type="float">
            <text:p>1.573355</text:p>
          </table:table-cell>
          <table:table-cell office:value-type="float" office:value="-1.259034" calcext:value-type="float">
            <text:p>-1.259034</text:p>
          </table:table-cell>
        </table:table-row>
        <table:table-row table:style-name="ro1">
          <table:table-cell office:value-type="float" office:value="1.537626" calcext:value-type="float">
            <text:p>1.537626</text:p>
          </table:table-cell>
          <table:table-cell office:value-type="float" office:value="-1.268381" calcext:value-type="float">
            <text:p>-1.268381</text:p>
          </table:table-cell>
        </table:table-row>
        <table:table-row table:style-name="ro1">
          <table:table-cell office:value-type="float" office:value="1.540178" calcext:value-type="float">
            <text:p>1.540178</text:p>
          </table:table-cell>
          <table:table-cell office:value-type="float" office:value="-1.277881" calcext:value-type="float">
            <text:p>-1.277881</text:p>
          </table:table-cell>
        </table:table-row>
        <table:table-row table:style-name="ro1">
          <table:table-cell office:value-type="float" office:value="1.547834" calcext:value-type="float">
            <text:p>1.547834</text:p>
          </table:table-cell>
          <table:table-cell office:value-type="float" office:value="-1.284387" calcext:value-type="float">
            <text:p>-1.284387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-1.28303" calcext:value-type="float">
            <text:p>-1.28303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1.271642" calcext:value-type="float">
            <text:p>-1.271642</text:p>
          </table:table-cell>
        </table:table-row>
        <table:table-row table:style-name="ro1">
          <table:table-cell office:value-type="float" office:value="1.572079" calcext:value-type="float">
            <text:p>1.572079</text:p>
          </table:table-cell>
          <table:table-cell office:value-type="float" office:value="-1.25848" calcext:value-type="float">
            <text:p>-1.25848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244867" calcext:value-type="float">
            <text:p>-1.244867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1.231814" calcext:value-type="float">
            <text:p>-1.231814</text:p>
          </table:table-cell>
        </table:table-row>
        <table:table-row table:style-name="ro1">
          <table:table-cell office:value-type="float" office:value="1.578459" calcext:value-type="float">
            <text:p>1.578459</text:p>
          </table:table-cell>
          <table:table-cell office:value-type="float" office:value="-1.219894" calcext:value-type="float">
            <text:p>-1.219894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212453" calcext:value-type="float">
            <text:p>-1.21245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213976" calcext:value-type="float">
            <text:p>-1.213976</text:p>
          </table:table-cell>
        </table:table-row>
        <table:table-row table:style-name="ro1">
          <table:table-cell office:value-type="float" office:value="1.677989" calcext:value-type="float">
            <text:p>1.677989</text:p>
          </table:table-cell>
          <table:table-cell office:value-type="float" office:value="-1.22076" calcext:value-type="float">
            <text:p>-1.22076</text:p>
          </table:table-cell>
        </table:table-row>
        <table:table-row table:style-name="ro1">
          <table:table-cell office:value-type="float" office:value="1.660125" calcext:value-type="float">
            <text:p>1.660125</text:p>
          </table:table-cell>
          <table:table-cell office:value-type="float" office:value="-1.22632" calcext:value-type="float">
            <text:p>-1.22632</text:p>
          </table:table-cell>
        </table:table-row>
        <table:table-row table:style-name="ro1">
          <table:table-cell office:value-type="float" office:value="1.624396" calcext:value-type="float">
            <text:p>1.624396</text:p>
          </table:table-cell>
          <table:table-cell office:value-type="float" office:value="-1.233984" calcext:value-type="float">
            <text:p>-1.233984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1.259323" calcext:value-type="float">
            <text:p>-1.259323</text:p>
          </table:table-cell>
        </table:table-row>
        <table:table-row table:style-name="ro1">
          <table:table-cell office:value-type="float" office:value="1.547834" calcext:value-type="float">
            <text:p>1.547834</text:p>
          </table:table-cell>
          <table:table-cell office:value-type="float" office:value="-1.297038" calcext:value-type="float">
            <text:p>-1.297038</text:p>
          </table:table-cell>
        </table:table-row>
        <table:table-row table:style-name="ro1">
          <table:table-cell office:value-type="float" office:value="1.533797" calcext:value-type="float">
            <text:p>1.533797</text:p>
          </table:table-cell>
          <table:table-cell office:value-type="float" office:value="-1.339961" calcext:value-type="float">
            <text:p>-1.339961</text:p>
          </table:table-cell>
        </table:table-row>
        <table:table-row table:style-name="ro1">
          <table:table-cell office:value-type="float" office:value="1.545282" calcext:value-type="float">
            <text:p>1.545282</text:p>
          </table:table-cell>
          <table:table-cell office:value-type="float" office:value="-1.380837" calcext:value-type="float">
            <text:p>-1.380837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1.404401" calcext:value-type="float">
            <text:p>-1.404401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40528" calcext:value-type="float">
            <text:p>-1.40528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385002" calcext:value-type="float">
            <text:p>-1.385002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362913" calcext:value-type="float">
            <text:p>-1.362913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341455" calcext:value-type="float">
            <text:p>-1.341455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337955" calcext:value-type="float">
            <text:p>-1.337955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345783" calcext:value-type="float">
            <text:p>-1.345783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355398" calcext:value-type="float">
            <text:p>-1.355398</text:p>
          </table:table-cell>
        </table:table-row>
        <table:table-row table:style-name="ro1">
          <table:table-cell office:value-type="float" office:value="1.050179" calcext:value-type="float">
            <text:p>1.050179</text:p>
          </table:table-cell>
          <table:table-cell office:value-type="float" office:value="-1.365086" calcext:value-type="float">
            <text:p>-1.365086</text:p>
          </table:table-cell>
        </table:table-row>
        <table:table-row table:style-name="ro1">
          <table:table-cell office:value-type="float" office:value="1.061663" calcext:value-type="float">
            <text:p>1.061663</text:p>
          </table:table-cell>
          <table:table-cell office:value-type="float" office:value="-1.373678" calcext:value-type="float">
            <text:p>-1.373678</text:p>
          </table:table-cell>
        </table:table-row>
        <table:table-row table:style-name="ro1">
          <table:table-cell office:value-type="float" office:value="1.09484" calcext:value-type="float">
            <text:p>1.09484</text:p>
          </table:table-cell>
          <table:table-cell office:value-type="float" office:value="-1.380439" calcext:value-type="float">
            <text:p>-1.380439</text:p>
          </table:table-cell>
        </table:table-row>
        <table:table-row table:style-name="ro1">
          <table:table-cell office:value-type="float" office:value="1.133121" calcext:value-type="float">
            <text:p>1.133121</text:p>
          </table:table-cell>
          <table:table-cell office:value-type="float" office:value="-1.365631" calcext:value-type="float">
            <text:p>-1.365631</text:p>
          </table:table-cell>
        </table:table-row>
        <table:table-row table:style-name="ro1">
          <table:table-cell office:value-type="float" office:value="1.180335" calcext:value-type="float">
            <text:p>1.180335</text:p>
          </table:table-cell>
          <table:table-cell office:value-type="float" office:value="-1.331654" calcext:value-type="float">
            <text:p>-1.331654</text:p>
          </table:table-cell>
        </table:table-row>
        <table:table-row table:style-name="ro1">
          <table:table-cell office:value-type="float" office:value="1.237756" calcext:value-type="float">
            <text:p>1.237756</text:p>
          </table:table-cell>
          <table:table-cell office:value-type="float" office:value="-1.2841" calcext:value-type="float">
            <text:p>-1.2841</text:p>
          </table:table-cell>
        </table:table-row>
        <table:table-row table:style-name="ro1">
          <table:table-cell office:value-type="float" office:value="1.300282" calcext:value-type="float">
            <text:p>1.300282</text:p>
          </table:table-cell>
          <table:table-cell office:value-type="float" office:value="-1.227409" calcext:value-type="float">
            <text:p>-1.227409</text:p>
          </table:table-cell>
        </table:table-row>
        <table:table-row table:style-name="ro1">
          <table:table-cell office:value-type="float" office:value="1.366636" calcext:value-type="float">
            <text:p>1.366636</text:p>
          </table:table-cell>
          <table:table-cell office:value-type="float" office:value="-1.164493" calcext:value-type="float">
            <text:p>-1.164493</text:p>
          </table:table-cell>
        </table:table-row>
        <table:table-row table:style-name="ro1">
          <table:table-cell office:value-type="float" office:value="1.430438" calcext:value-type="float">
            <text:p>1.430438</text:p>
          </table:table-cell>
          <table:table-cell office:value-type="float" office:value="-1.098298" calcext:value-type="float">
            <text:p>-1.098298</text:p>
          </table:table-cell>
        </table:table-row>
        <table:table-row table:style-name="ro1">
          <table:table-cell office:value-type="float" office:value="1.491688" calcext:value-type="float">
            <text:p>1.491688</text:p>
          </table:table-cell>
          <table:table-cell office:value-type="float" office:value="-1.030589" calcext:value-type="float">
            <text:p>-1.030589</text:p>
          </table:table-cell>
        </table:table-row>
        <table:table-row table:style-name="ro1">
          <table:table-cell office:value-type="float" office:value="1.544005" calcext:value-type="float">
            <text:p>1.544005</text:p>
          </table:table-cell>
          <table:table-cell office:value-type="float" office:value="-0.963893" calcext:value-type="float">
            <text:p>-0.963893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0.899024" calcext:value-type="float">
            <text:p>-0.899024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0.844575" calcext:value-type="float">
            <text:p>-0.844575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0.815964" calcext:value-type="float">
            <text:p>-0.815964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0.805987" calcext:value-type="float">
            <text:p>-0.805987</text:p>
          </table:table-cell>
        </table:table-row>
        <table:table-row table:style-name="ro1">
          <table:table-cell office:value-type="float" office:value="1.545282" calcext:value-type="float">
            <text:p>1.545282</text:p>
          </table:table-cell>
          <table:table-cell office:value-type="float" office:value="-0.813836" calcext:value-type="float">
            <text:p>-0.813836</text:p>
          </table:table-cell>
        </table:table-row>
        <table:table-row table:style-name="ro1">
          <table:table-cell office:value-type="float" office:value="1.546558" calcext:value-type="float">
            <text:p>1.546558</text:p>
          </table:table-cell>
          <table:table-cell office:value-type="float" office:value="-0.835148" calcext:value-type="float">
            <text:p>-0.835148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0.852973" calcext:value-type="float">
            <text:p>-0.852973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0.866557" calcext:value-type="float">
            <text:p>-0.866557</text:p>
          </table:table-cell>
        </table:table-row>
        <table:table-row table:style-name="ro1">
          <table:table-cell office:value-type="float" office:value="1.90002" calcext:value-type="float">
            <text:p>1.90002</text:p>
          </table:table-cell>
          <table:table-cell office:value-type="float" office:value="-0.854823" calcext:value-type="float">
            <text:p>-0.854823</text:p>
          </table:table-cell>
        </table:table-row>
        <table:table-row table:style-name="ro1">
          <table:table-cell office:value-type="float" office:value="1.883431" calcext:value-type="float">
            <text:p>1.883431</text:p>
          </table:table-cell>
          <table:table-cell office:value-type="float" office:value="-0.837602" calcext:value-type="float">
            <text:p>-0.837602</text:p>
          </table:table-cell>
        </table:table-row>
        <table:table-row table:style-name="ro1">
          <table:table-cell office:value-type="float" office:value="1.843874" calcext:value-type="float">
            <text:p>1.843874</text:p>
          </table:table-cell>
          <table:table-cell office:value-type="float" office:value="-0.821971" calcext:value-type="float">
            <text:p>-0.821971</text:p>
          </table:table-cell>
        </table:table-row>
        <table:table-row table:style-name="ro1">
          <table:table-cell office:value-type="float" office:value="1.799213" calcext:value-type="float">
            <text:p>1.799213</text:p>
          </table:table-cell>
          <table:table-cell office:value-type="float" office:value="-0.826306" calcext:value-type="float">
            <text:p>-0.826306</text:p>
          </table:table-cell>
        </table:table-row>
        <table:table-row table:style-name="ro1">
          <table:table-cell office:value-type="float" office:value="1.748171" calcext:value-type="float">
            <text:p>1.748171</text:p>
          </table:table-cell>
          <table:table-cell office:value-type="float" office:value="-0.848752" calcext:value-type="float">
            <text:p>-0.848752</text:p>
          </table:table-cell>
        </table:table-row>
        <table:table-row table:style-name="ro1">
          <table:table-cell office:value-type="float" office:value="1.694578" calcext:value-type="float">
            <text:p>1.694578</text:p>
          </table:table-cell>
          <table:table-cell office:value-type="float" office:value="-0.891735" calcext:value-type="float">
            <text:p>-0.891735</text:p>
          </table:table-cell>
        </table:table-row>
        <table:table-row table:style-name="ro1">
          <table:table-cell office:value-type="float" office:value="1.639708" calcext:value-type="float">
            <text:p>1.639708</text:p>
          </table:table-cell>
          <table:table-cell office:value-type="float" office:value="-0.946119" calcext:value-type="float">
            <text:p>-0.946119</text:p>
          </table:table-cell>
        </table:table-row>
        <table:table-row table:style-name="ro1">
          <table:table-cell office:value-type="float" office:value="1.586115" calcext:value-type="float">
            <text:p>1.586115</text:p>
          </table:table-cell>
          <table:table-cell office:value-type="float" office:value="-1.004216" calcext:value-type="float">
            <text:p>-1.004216</text:p>
          </table:table-cell>
        </table:table-row>
        <table:table-row table:style-name="ro1">
          <table:table-cell office:value-type="float" office:value="1.546557" calcext:value-type="float">
            <text:p>1.546557</text:p>
          </table:table-cell>
          <table:table-cell office:value-type="float" office:value="-1.063883" calcext:value-type="float">
            <text:p>-1.063883</text:p>
          </table:table-cell>
        </table:table-row>
        <table:table-row table:style-name="ro1">
          <table:table-cell office:value-type="float" office:value="1.538901" calcext:value-type="float">
            <text:p>1.538901</text:p>
          </table:table-cell>
          <table:table-cell office:value-type="float" office:value="-1.121495" calcext:value-type="float">
            <text:p>-1.121495</text:p>
          </table:table-cell>
        </table:table-row>
        <table:table-row table:style-name="ro1">
          <table:table-cell office:value-type="float" office:value="1.550385" calcext:value-type="float">
            <text:p>1.550385</text:p>
          </table:table-cell>
          <table:table-cell office:value-type="float" office:value="-1.165496" calcext:value-type="float">
            <text:p>-1.165496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1.180562" calcext:value-type="float">
            <text:p>-1.180562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173681" calcext:value-type="float">
            <text:p>-1.173681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-1.155891" calcext:value-type="float">
            <text:p>-1.155891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135409" calcext:value-type="float">
            <text:p>-1.135409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116993" calcext:value-type="float">
            <text:p>-1.116993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11306" calcext:value-type="float">
            <text:p>-1.11306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122139" calcext:value-type="float">
            <text:p>-1.122139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132566" calcext:value-type="float">
            <text:p>-1.132566</text:p>
          </table:table-cell>
        </table:table-row>
        <table:table-row table:style-name="ro1">
          <table:table-cell office:value-type="float" office:value="2.10929" calcext:value-type="float">
            <text:p>2.10929</text:p>
          </table:table-cell>
          <table:table-cell office:value-type="float" office:value="-1.143876" calcext:value-type="float">
            <text:p>-1.143876</text:p>
          </table:table-cell>
        </table:table-row>
        <table:table-row table:style-name="ro1">
          <table:table-cell office:value-type="float" office:value="2.09653" calcext:value-type="float">
            <text:p>2.09653</text:p>
          </table:table-cell>
          <table:table-cell office:value-type="float" office:value="-1.153824" calcext:value-type="float">
            <text:p>-1.153824</text:p>
          </table:table-cell>
        </table:table-row>
        <table:table-row table:style-name="ro1">
          <table:table-cell office:value-type="float" office:value="2.049316" calcext:value-type="float">
            <text:p>2.049316</text:p>
          </table:table-cell>
          <table:table-cell office:value-type="float" office:value="-1.160599" calcext:value-type="float">
            <text:p>-1.160599</text:p>
          </table:table-cell>
        </table:table-row>
        <table:table-row table:style-name="ro1">
          <table:table-cell office:value-type="float" office:value="1.993171" calcext:value-type="float">
            <text:p>1.993171</text:p>
          </table:table-cell>
          <table:table-cell office:value-type="float" office:value="-1.173609" calcext:value-type="float">
            <text:p>-1.173609</text:p>
          </table:table-cell>
        </table:table-row>
        <table:table-row table:style-name="ro1">
          <table:table-cell office:value-type="float" office:value="1.930645" calcext:value-type="float">
            <text:p>1.930645</text:p>
          </table:table-cell>
          <table:table-cell office:value-type="float" office:value="-1.208652" calcext:value-type="float">
            <text:p>-1.208652</text:p>
          </table:table-cell>
        </table:table-row>
        <table:table-row table:style-name="ro1">
          <table:table-cell office:value-type="float" office:value="1.868119" calcext:value-type="float">
            <text:p>1.868119</text:p>
          </table:table-cell>
          <table:table-cell office:value-type="float" office:value="-1.256223" calcext:value-type="float">
            <text:p>-1.256223</text:p>
          </table:table-cell>
        </table:table-row>
        <table:table-row table:style-name="ro1">
          <table:table-cell office:value-type="float" office:value="1.814525" calcext:value-type="float">
            <text:p>1.814525</text:p>
          </table:table-cell>
          <table:table-cell office:value-type="float" office:value="-1.316712" calcext:value-type="float">
            <text:p>-1.316712</text:p>
          </table:table-cell>
        </table:table-row>
        <table:table-row table:style-name="ro1">
          <table:table-cell office:value-type="float" office:value="1.762208" calcext:value-type="float">
            <text:p>1.762208</text:p>
          </table:table-cell>
          <table:table-cell office:value-type="float" office:value="-1.379925" calcext:value-type="float">
            <text:p>-1.379925</text:p>
          </table:table-cell>
        </table:table-row>
        <table:table-row table:style-name="ro1">
          <table:table-cell office:value-type="float" office:value="1.712442" calcext:value-type="float">
            <text:p>1.712442</text:p>
          </table:table-cell>
          <table:table-cell office:value-type="float" office:value="-1.440543" calcext:value-type="float">
            <text:p>-1.440543</text:p>
          </table:table-cell>
        </table:table-row>
        <table:table-row table:style-name="ro1">
          <table:table-cell office:value-type="float" office:value="1.661401" calcext:value-type="float">
            <text:p>1.661401</text:p>
          </table:table-cell>
          <table:table-cell office:value-type="float" office:value="-1.497975" calcext:value-type="float">
            <text:p>-1.497975</text:p>
          </table:table-cell>
        </table:table-row>
        <table:table-row table:style-name="ro1">
          <table:table-cell office:value-type="float" office:value="1.611635" calcext:value-type="float">
            <text:p>1.611635</text:p>
          </table:table-cell>
          <table:table-cell office:value-type="float" office:value="-1.547451" calcext:value-type="float">
            <text:p>-1.54745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596419" calcext:value-type="float">
            <text:p>-1.596419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-1.639826" calcext:value-type="float">
            <text:p>-1.639826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1.671021" calcext:value-type="float">
            <text:p>-1.67102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672851" calcext:value-type="float">
            <text:p>-1.672851</text:p>
          </table:table-cell>
        </table:table-row>
        <table:table-row table:style-name="ro1">
          <table:table-cell office:value-type="float" office:value="1.587391" calcext:value-type="float">
            <text:p>1.587391</text:p>
          </table:table-cell>
          <table:table-cell office:value-type="float" office:value="-1.655999" calcext:value-type="float">
            <text:p>-1.655999</text:p>
          </table:table-cell>
        </table:table-row>
        <table:table-row table:style-name="ro1">
          <table:table-cell office:value-type="float" office:value="1.600151" calcext:value-type="float">
            <text:p>1.600151</text:p>
          </table:table-cell>
          <table:table-cell office:value-type="float" office:value="-1.62881" calcext:value-type="float">
            <text:p>-1.62881</text:p>
          </table:table-cell>
        </table:table-row>
        <table:table-row table:style-name="ro1">
          <table:table-cell office:value-type="float" office:value="1.597599" calcext:value-type="float">
            <text:p>1.597599</text:p>
          </table:table-cell>
          <table:table-cell office:value-type="float" office:value="-1.603015" calcext:value-type="float">
            <text:p>-1.603015</text:p>
          </table:table-cell>
        </table:table-row>
        <table:table-row table:style-name="ro1">
          <table:table-cell office:value-type="float" office:value="1.595047" calcext:value-type="float">
            <text:p>1.595047</text:p>
          </table:table-cell>
          <table:table-cell office:value-type="float" office:value="-1.579016" calcext:value-type="float">
            <text:p>-1.579016</text:p>
          </table:table-cell>
        </table:table-row>
        <table:table-row table:style-name="ro1">
          <table:table-cell office:value-type="float" office:value="1.593771" calcext:value-type="float">
            <text:p>1.593771</text:p>
          </table:table-cell>
          <table:table-cell office:value-type="float" office:value="-1.580322" calcext:value-type="float">
            <text:p>-1.580322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593179" calcext:value-type="float">
            <text:p>-1.593179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610754" calcext:value-type="float">
            <text:p>-1.610754</text:p>
          </table:table-cell>
        </table:table-row>
        <table:table-row table:style-name="ro1">
          <table:table-cell office:value-type="float" office:value="1.550386" calcext:value-type="float">
            <text:p>1.550386</text:p>
          </table:table-cell>
          <table:table-cell office:value-type="float" office:value="-1.63136" calcext:value-type="float">
            <text:p>-1.63136</text:p>
          </table:table-cell>
        </table:table-row>
        <table:table-row table:style-name="ro1">
          <table:table-cell office:value-type="float" office:value="1.544006" calcext:value-type="float">
            <text:p>1.544006</text:p>
          </table:table-cell>
          <table:table-cell office:value-type="float" office:value="-1.64966" calcext:value-type="float">
            <text:p>-1.64966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-1.668553" calcext:value-type="float">
            <text:p>-1.668553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1.6802" calcext:value-type="float">
            <text:p>-1.6802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669912" calcext:value-type="float">
            <text:p>-1.669912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655058" calcext:value-type="float">
            <text:p>-1.655058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640497" calcext:value-type="float">
            <text:p>-1.640497</text:p>
          </table:table-cell>
        </table:table-row>
        <table:table-row table:style-name="ro1">
          <table:table-cell office:value-type="float" office:value="1.583563" calcext:value-type="float">
            <text:p>1.583563</text:p>
          </table:table-cell>
          <table:table-cell office:value-type="float" office:value="-1.626169" calcext:value-type="float">
            <text:p>-1.626169</text:p>
          </table:table-cell>
        </table:table-row>
        <table:table-row table:style-name="ro1">
          <table:table-cell office:value-type="float" office:value="1.581011" calcext:value-type="float">
            <text:p>1.581011</text:p>
          </table:table-cell>
          <table:table-cell office:value-type="float" office:value="-1.613115" calcext:value-type="float">
            <text:p>-1.613115</text:p>
          </table:table-cell>
        </table:table-row>
        <table:table-row table:style-name="ro1">
          <table:table-cell office:value-type="float" office:value="1.579735" calcext:value-type="float">
            <text:p>1.579735</text:p>
          </table:table-cell>
          <table:table-cell office:value-type="float" office:value="-1.608583" calcext:value-type="float">
            <text:p>-1.608583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610273" calcext:value-type="float">
            <text:p>-1.610273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619248" calcext:value-type="float">
            <text:p>-1.619248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631526" calcext:value-type="float">
            <text:p>-1.631526</text:p>
          </table:table-cell>
        </table:table-row>
        <table:table-row table:style-name="ro1">
          <table:table-cell office:value-type="float" office:value="1.7839" calcext:value-type="float">
            <text:p>1.7839</text:p>
          </table:table-cell>
          <table:table-cell office:value-type="float" office:value="-1.640994" calcext:value-type="float">
            <text:p>-1.640994</text:p>
          </table:table-cell>
        </table:table-row>
        <table:table-row table:style-name="ro1">
          <table:table-cell office:value-type="float" office:value="1.77752" calcext:value-type="float">
            <text:p>1.77752</text:p>
          </table:table-cell>
          <table:table-cell office:value-type="float" office:value="-1.650316" calcext:value-type="float">
            <text:p>-1.650316</text:p>
          </table:table-cell>
        </table:table-row>
        <table:table-row table:style-name="ro1">
          <table:table-cell office:value-type="float" office:value="1.734135" calcext:value-type="float">
            <text:p>1.734135</text:p>
          </table:table-cell>
          <table:table-cell office:value-type="float" office:value="-1.655178" calcext:value-type="float">
            <text:p>-1.655178</text:p>
          </table:table-cell>
        </table:table-row>
        <table:table-row table:style-name="ro1">
          <table:table-cell office:value-type="float" office:value="1.686922" calcext:value-type="float">
            <text:p>1.686922</text:p>
          </table:table-cell>
          <table:table-cell office:value-type="float" office:value="-1.669392" calcext:value-type="float">
            <text:p>-1.669392</text:p>
          </table:table-cell>
        </table:table-row>
        <table:table-row table:style-name="ro1">
          <table:table-cell office:value-type="float" office:value="1.637156" calcext:value-type="float">
            <text:p>1.637156</text:p>
          </table:table-cell>
          <table:table-cell office:value-type="float" office:value="-1.710609" calcext:value-type="float">
            <text:p>-1.710609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-1.762514" calcext:value-type="float">
            <text:p>-1.762514</text:p>
          </table:table-cell>
        </table:table-row>
        <table:table-row table:style-name="ro1">
          <table:table-cell office:value-type="float" office:value="1.545281" calcext:value-type="float">
            <text:p>1.545281</text:p>
          </table:table-cell>
          <table:table-cell office:value-type="float" office:value="-1.824378" calcext:value-type="float">
            <text:p>-1.824378</text:p>
          </table:table-cell>
        </table:table-row>
        <table:table-row table:style-name="ro1">
          <table:table-cell office:value-type="float" office:value="1.536349" calcext:value-type="float">
            <text:p>1.536349</text:p>
          </table:table-cell>
          <table:table-cell office:value-type="float" office:value="-1.883209" calcext:value-type="float">
            <text:p>-1.883209</text:p>
          </table:table-cell>
        </table:table-row>
        <table:table-row table:style-name="ro1">
          <table:table-cell office:value-type="float" office:value="1.544005" calcext:value-type="float">
            <text:p>1.544005</text:p>
          </table:table-cell>
          <table:table-cell office:value-type="float" office:value="-1.92888" calcext:value-type="float">
            <text:p>-1.92888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1.947479" calcext:value-type="float">
            <text:p>-1.947479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940766" calcext:value-type="float">
            <text:p>-1.940766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919335" calcext:value-type="float">
            <text:p>-1.919335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896566" calcext:value-type="float">
            <text:p>-1.896566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873732" calcext:value-type="float">
            <text:p>-1.873732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869441" calcext:value-type="float">
            <text:p>-1.869441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879464" calcext:value-type="float">
            <text:p>-1.879464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892284" calcext:value-type="float">
            <text:p>-1.892284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906678" calcext:value-type="float">
            <text:p>-1.906678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1.919515" calcext:value-type="float">
            <text:p>-1.919515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1.92936" calcext:value-type="float">
            <text:p>-1.92936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1.932127" calcext:value-type="float">
            <text:p>-1.932127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934403" calcext:value-type="float">
            <text:p>-1.934403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929314" calcext:value-type="float">
            <text:p>-1.929314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914905" calcext:value-type="float">
            <text:p>-1.914905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901745" calcext:value-type="float">
            <text:p>-1.901745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888348" calcext:value-type="float">
            <text:p>-1.888348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883861" calcext:value-type="float">
            <text:p>-1.88386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890627" calcext:value-type="float">
            <text:p>-1.890627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898311" calcext:value-type="float">
            <text:p>-1.89831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905436" calcext:value-type="float">
            <text:p>-1.905436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910905" calcext:value-type="float">
            <text:p>-1.910905</text:p>
          </table:table-cell>
        </table:table-row>
        <table:table-row table:style-name="ro1">
          <table:table-cell office:value-type="float" office:value="0.981273" calcext:value-type="float">
            <text:p>0.981273</text:p>
          </table:table-cell>
          <table:table-cell office:value-type="float" office:value="-1.9157" calcext:value-type="float">
            <text:p>-1.9157</text:p>
          </table:table-cell>
        </table:table-row>
        <table:table-row table:style-name="ro1">
          <table:table-cell office:value-type="float" office:value="0.995309" calcext:value-type="float">
            <text:p>0.995309</text:p>
          </table:table-cell>
          <table:table-cell office:value-type="float" office:value="-1.919574" calcext:value-type="float">
            <text:p>-1.919574</text:p>
          </table:table-cell>
        </table:table-row>
        <table:table-row table:style-name="ro1">
          <table:table-cell office:value-type="float" office:value="1.029762" calcext:value-type="float">
            <text:p>1.029762</text:p>
          </table:table-cell>
          <table:table-cell office:value-type="float" office:value="-1.921871" calcext:value-type="float">
            <text:p>-1.921871</text:p>
          </table:table-cell>
        </table:table-row>
        <table:table-row table:style-name="ro1">
          <table:table-cell office:value-type="float" office:value="1.070595" calcext:value-type="float">
            <text:p>1.070595</text:p>
          </table:table-cell>
          <table:table-cell office:value-type="float" office:value="-1.900744" calcext:value-type="float">
            <text:p>-1.900744</text:p>
          </table:table-cell>
        </table:table-row>
        <table:table-row table:style-name="ro1">
          <table:table-cell office:value-type="float" office:value="1.122913" calcext:value-type="float">
            <text:p>1.122913</text:p>
          </table:table-cell>
          <table:table-cell office:value-type="float" office:value="-1.862554" calcext:value-type="float">
            <text:p>-1.862554</text:p>
          </table:table-cell>
        </table:table-row>
        <table:table-row table:style-name="ro1">
          <table:table-cell office:value-type="float" office:value="1.185439" calcext:value-type="float">
            <text:p>1.185439</text:p>
          </table:table-cell>
          <table:table-cell office:value-type="float" office:value="-1.811238" calcext:value-type="float">
            <text:p>-1.811238</text:p>
          </table:table-cell>
        </table:table-row>
        <table:table-row table:style-name="ro1">
          <table:table-cell office:value-type="float" office:value="1.250517" calcext:value-type="float">
            <text:p>1.250517</text:p>
          </table:table-cell>
          <table:table-cell office:value-type="float" office:value="-1.749187" calcext:value-type="float">
            <text:p>-1.749187</text:p>
          </table:table-cell>
        </table:table-row>
        <table:table-row table:style-name="ro1">
          <table:table-cell office:value-type="float" office:value="1.315594" calcext:value-type="float">
            <text:p>1.315594</text:p>
          </table:table-cell>
          <table:table-cell office:value-type="float" office:value="-1.682665" calcext:value-type="float">
            <text:p>-1.682665</text:p>
          </table:table-cell>
        </table:table-row>
        <table:table-row table:style-name="ro1">
          <table:table-cell office:value-type="float" office:value="1.379396" calcext:value-type="float">
            <text:p>1.379396</text:p>
          </table:table-cell>
          <table:table-cell office:value-type="float" office:value="-1.614447" calcext:value-type="float">
            <text:p>-1.614447</text:p>
          </table:table-cell>
        </table:table-row>
        <table:table-row table:style-name="ro1">
          <table:table-cell office:value-type="float" office:value="1.436818" calcext:value-type="float">
            <text:p>1.436818</text:p>
          </table:table-cell>
          <table:table-cell office:value-type="float" office:value="-1.546114" calcext:value-type="float">
            <text:p>-1.546114</text:p>
          </table:table-cell>
        </table:table-row>
        <table:table-row table:style-name="ro1">
          <table:table-cell office:value-type="float" office:value="1.489136" calcext:value-type="float">
            <text:p>1.489136</text:p>
          </table:table-cell>
          <table:table-cell office:value-type="float" office:value="-1.480837" calcext:value-type="float">
            <text:p>-1.480837</text:p>
          </table:table-cell>
        </table:table-row>
        <table:table-row table:style-name="ro1">
          <table:table-cell office:value-type="float" office:value="1.533797" calcext:value-type="float">
            <text:p>1.533797</text:p>
          </table:table-cell>
          <table:table-cell office:value-type="float" office:value="-1.415431" calcext:value-type="float">
            <text:p>-1.415431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36174" calcext:value-type="float">
            <text:p>-1.36174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323295" calcext:value-type="float">
            <text:p>-1.323295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303391" calcext:value-type="float">
            <text:p>-1.303391</text:p>
          </table:table-cell>
        </table:table-row>
        <table:table-row table:style-name="ro1">
          <table:table-cell office:value-type="float" office:value="1.558042" calcext:value-type="float">
            <text:p>1.558042</text:p>
          </table:table-cell>
          <table:table-cell office:value-type="float" office:value="-1.303388" calcext:value-type="float">
            <text:p>-1.303388</text:p>
          </table:table-cell>
        </table:table-row>
        <table:table-row table:style-name="ro1">
          <table:table-cell office:value-type="float" office:value="1.541453" calcext:value-type="float">
            <text:p>1.541453</text:p>
          </table:table-cell>
          <table:table-cell office:value-type="float" office:value="-1.31804" calcext:value-type="float">
            <text:p>-1.31804</text:p>
          </table:table-cell>
        </table:table-row>
        <table:table-row table:style-name="ro1">
          <table:table-cell office:value-type="float" office:value="1.537625" calcext:value-type="float">
            <text:p>1.537625</text:p>
          </table:table-cell>
          <table:table-cell office:value-type="float" office:value="-1.339759" calcext:value-type="float">
            <text:p>-1.339759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1.359194" calcext:value-type="float">
            <text:p>-1.359194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3748" calcext:value-type="float">
            <text:p>-1.3748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365897" calcext:value-type="float">
            <text:p>-1.365897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34757" calcext:value-type="float">
            <text:p>-1.34757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331877" calcext:value-type="float">
            <text:p>-1.331877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314708" calcext:value-type="float">
            <text:p>-1.314708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303327" calcext:value-type="float">
            <text:p>-1.303327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307533" calcext:value-type="float">
            <text:p>-1.307533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317987" calcext:value-type="float">
            <text:p>-1.317987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326712" calcext:value-type="float">
            <text:p>-1.326712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33578" calcext:value-type="float">
            <text:p>-1.33578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343318" calcext:value-type="float">
            <text:p>-1.343318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350089" calcext:value-type="float">
            <text:p>-1.350089</text:p>
          </table:table-cell>
        </table:table-row>
        <table:table-row table:style-name="ro1">
          <table:table-cell office:value-type="float" office:value="1.681817" calcext:value-type="float">
            <text:p>1.681817</text:p>
          </table:table-cell>
          <table:table-cell office:value-type="float" office:value="-1.353466" calcext:value-type="float">
            <text:p>-1.353466</text:p>
          </table:table-cell>
        </table:table-row>
        <table:table-row table:style-name="ro1">
          <table:table-cell office:value-type="float" office:value="1.665229" calcext:value-type="float">
            <text:p>1.665229</text:p>
          </table:table-cell>
          <table:table-cell office:value-type="float" office:value="-1.352013" calcext:value-type="float">
            <text:p>-1.352013</text:p>
          </table:table-cell>
        </table:table-row>
        <table:table-row table:style-name="ro1">
          <table:table-cell office:value-type="float" office:value="1.620567" calcext:value-type="float">
            <text:p>1.620567</text:p>
          </table:table-cell>
          <table:table-cell office:value-type="float" office:value="-1.348555" calcext:value-type="float">
            <text:p>-1.348555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353551" calcext:value-type="float">
            <text:p>-1.353551</text:p>
          </table:table-cell>
        </table:table-row>
        <table:table-row table:style-name="ro1">
          <table:table-cell office:value-type="float" office:value="1.794109" calcext:value-type="float">
            <text:p>1.794109</text:p>
          </table:table-cell>
          <table:table-cell office:value-type="float" office:value="-1.386229" calcext:value-type="float">
            <text:p>-1.386229</text:p>
          </table:table-cell>
        </table:table-row>
        <table:table-row table:style-name="ro1">
          <table:table-cell office:value-type="float" office:value="1.769864" calcext:value-type="float">
            <text:p>1.769864</text:p>
          </table:table-cell>
          <table:table-cell office:value-type="float" office:value="-1.427853" calcext:value-type="float">
            <text:p>-1.427853</text:p>
          </table:table-cell>
        </table:table-row>
        <table:table-row table:style-name="ro1">
          <table:table-cell office:value-type="float" office:value="1.721375" calcext:value-type="float">
            <text:p>1.721375</text:p>
          </table:table-cell>
          <table:table-cell office:value-type="float" office:value="-1.465238" calcext:value-type="float">
            <text:p>-1.465238</text:p>
          </table:table-cell>
        </table:table-row>
        <table:table-row table:style-name="ro1">
          <table:table-cell office:value-type="float" office:value="1.670333" calcext:value-type="float">
            <text:p>1.670333</text:p>
          </table:table-cell>
          <table:table-cell office:value-type="float" office:value="-1.505771" calcext:value-type="float">
            <text:p>-1.505771</text:p>
          </table:table-cell>
        </table:table-row>
        <table:table-row table:style-name="ro1">
          <table:table-cell office:value-type="float" office:value="1.619292" calcext:value-type="float">
            <text:p>1.619292</text:p>
          </table:table-cell>
          <table:table-cell office:value-type="float" office:value="-1.553044" calcext:value-type="float">
            <text:p>-1.553044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600797" calcext:value-type="float">
            <text:p>-1.600797</text:p>
          </table:table-cell>
        </table:table-row>
        <table:table-row table:style-name="ro1">
          <table:table-cell office:value-type="float" office:value="1.55549" calcext:value-type="float">
            <text:p>1.55549</text:p>
          </table:table-cell>
          <table:table-cell office:value-type="float" office:value="-1.652938" calcext:value-type="float">
            <text:p>-1.652938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1.701731" calcext:value-type="float">
            <text:p>-1.701731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726252" calcext:value-type="float">
            <text:p>-1.726252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730597" calcext:value-type="float">
            <text:p>-1.730597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715313" calcext:value-type="float">
            <text:p>-1.715313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-1.696653" calcext:value-type="float">
            <text:p>-1.696653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681264" calcext:value-type="float">
            <text:p>-1.681264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668529" calcext:value-type="float">
            <text:p>-1.668529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67403" calcext:value-type="float">
            <text:p>-1.6740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685985" calcext:value-type="float">
            <text:p>-1.685985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695974" calcext:value-type="float">
            <text:p>-1.695974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705747" calcext:value-type="float">
            <text:p>-1.705747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715385" calcext:value-type="float">
            <text:p>-1.715385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22572" calcext:value-type="float">
            <text:p>-1.722572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21986" calcext:value-type="float">
            <text:p>-1.721986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717291" calcext:value-type="float">
            <text:p>-1.717291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1129" calcext:value-type="float">
            <text:p>-1.71129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706361" calcext:value-type="float">
            <text:p>-1.706361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70189" calcext:value-type="float">
            <text:p>-1.70189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695763" calcext:value-type="float">
            <text:p>-1.695763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695571" calcext:value-type="float">
            <text:p>-1.695571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697815" calcext:value-type="float">
            <text:p>-1.697815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699012" calcext:value-type="float">
            <text:p>-1.699012</text:p>
          </table:table-cell>
        </table:table-row>
        <table:table-row table:style-name="ro1">
          <table:table-cell office:value-type="float" office:value="1.787728" calcext:value-type="float">
            <text:p>1.787728</text:p>
          </table:table-cell>
          <table:table-cell office:value-type="float" office:value="-1.700022" calcext:value-type="float">
            <text:p>-1.700022</text:p>
          </table:table-cell>
        </table:table-row>
        <table:table-row table:style-name="ro1">
          <table:table-cell office:value-type="float" office:value="1.774968" calcext:value-type="float">
            <text:p>1.774968</text:p>
          </table:table-cell>
          <table:table-cell office:value-type="float" office:value="-1.702856" calcext:value-type="float">
            <text:p>-1.702856</text:p>
          </table:table-cell>
        </table:table-row>
        <table:table-row table:style-name="ro1">
          <table:table-cell office:value-type="float" office:value="1.740515" calcext:value-type="float">
            <text:p>1.740515</text:p>
          </table:table-cell>
          <table:table-cell office:value-type="float" office:value="-1.705538" calcext:value-type="float">
            <text:p>-1.705538</text:p>
          </table:table-cell>
        </table:table-row>
        <table:table-row table:style-name="ro1">
          <table:table-cell office:value-type="float" office:value="1.702234" calcext:value-type="float">
            <text:p>1.702234</text:p>
          </table:table-cell>
          <table:table-cell office:value-type="float" office:value="-1.726706" calcext:value-type="float">
            <text:p>-1.726706</text:p>
          </table:table-cell>
        </table:table-row>
        <table:table-row table:style-name="ro1">
          <table:table-cell office:value-type="float" office:value="1.652468" calcext:value-type="float">
            <text:p>1.652468</text:p>
          </table:table-cell>
          <table:table-cell office:value-type="float" office:value="-1.768096" calcext:value-type="float">
            <text:p>-1.768096</text:p>
          </table:table-cell>
        </table:table-row>
        <table:table-row table:style-name="ro1">
          <table:table-cell office:value-type="float" office:value="1.593771" calcext:value-type="float">
            <text:p>1.593771</text:p>
          </table:table-cell>
          <table:table-cell office:value-type="float" office:value="-1.820763" calcext:value-type="float">
            <text:p>-1.820763</text:p>
          </table:table-cell>
        </table:table-row>
        <table:table-row table:style-name="ro1">
          <table:table-cell office:value-type="float" office:value="1.884707" calcext:value-type="float">
            <text:p>1.884707</text:p>
          </table:table-cell>
          <table:table-cell office:value-type="float" office:value="-1.880845" calcext:value-type="float">
            <text:p>-1.880845</text:p>
          </table:table-cell>
        </table:table-row>
        <table:table-row table:style-name="ro1">
          <table:table-cell office:value-type="float" office:value="1.842598" calcext:value-type="float">
            <text:p>1.842598</text:p>
          </table:table-cell>
          <table:table-cell office:value-type="float" office:value="-1.942099" calcext:value-type="float">
            <text:p>-1.942099</text:p>
          </table:table-cell>
        </table:table-row>
        <table:table-row table:style-name="ro1">
          <table:table-cell office:value-type="float" office:value="1.787728" calcext:value-type="float">
            <text:p>1.787728</text:p>
          </table:table-cell>
          <table:table-cell office:value-type="float" office:value="-2.001619" calcext:value-type="float">
            <text:p>-2.001619</text:p>
          </table:table-cell>
        </table:table-row>
        <table:table-row table:style-name="ro1">
          <table:table-cell office:value-type="float" office:value="1.727755" calcext:value-type="float">
            <text:p>1.727755</text:p>
          </table:table-cell>
          <table:table-cell office:value-type="float" office:value="-2.053185" calcext:value-type="float">
            <text:p>-2.053185</text:p>
          </table:table-cell>
        </table:table-row>
        <table:table-row table:style-name="ro1">
          <table:table-cell office:value-type="float" office:value="1.667781" calcext:value-type="float">
            <text:p>1.667781</text:p>
          </table:table-cell>
          <table:table-cell office:value-type="float" office:value="-2.107395" calcext:value-type="float">
            <text:p>-2.107395</text:p>
          </table:table-cell>
        </table:table-row>
        <table:table-row table:style-name="ro1">
          <table:table-cell office:value-type="float" office:value="1.611635" calcext:value-type="float">
            <text:p>1.611635</text:p>
          </table:table-cell>
          <table:table-cell office:value-type="float" office:value="-2.158266" calcext:value-type="float">
            <text:p>-2.158266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2.208419" calcext:value-type="float">
            <text:p>-2.208419</text:p>
          </table:table-cell>
        </table:table-row>
        <table:table-row table:style-name="ro1">
          <table:table-cell office:value-type="float" office:value="1.558042" calcext:value-type="float">
            <text:p>1.558042</text:p>
          </table:table-cell>
          <table:table-cell office:value-type="float" office:value="-2.261986" calcext:value-type="float">
            <text:p>-2.261986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2.305035" calcext:value-type="float">
            <text:p>-2.305035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2.31896" calcext:value-type="float">
            <text:p>-2.31896</text:p>
          </table:table-cell>
        </table:table-row>
        <table:table-row table:style-name="ro1">
          <table:table-cell office:value-type="float" office:value="1.592495" calcext:value-type="float">
            <text:p>1.592495</text:p>
          </table:table-cell>
          <table:table-cell office:value-type="float" office:value="-2.314992" calcext:value-type="float">
            <text:p>-2.314992</text:p>
          </table:table-cell>
        </table:table-row>
        <table:table-row table:style-name="ro1">
          <table:table-cell office:value-type="float" office:value="1.592495" calcext:value-type="float">
            <text:p>1.592495</text:p>
          </table:table-cell>
          <table:table-cell office:value-type="float" office:value="-2.292958" calcext:value-type="float">
            <text:p>-2.292958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2.272936" calcext:value-type="float">
            <text:p>-2.272936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2576" calcext:value-type="float">
            <text:p>-2.2576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267908" calcext:value-type="float">
            <text:p>-2.267908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284115" calcext:value-type="float">
            <text:p>-2.284115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2.297503" calcext:value-type="float">
            <text:p>-2.297503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2.31216" calcext:value-type="float">
            <text:p>-2.31216</text:p>
          </table:table-cell>
        </table:table-row>
        <table:table-row table:style-name="ro1">
          <table:table-cell office:value-type="float" office:value="1.262001" calcext:value-type="float">
            <text:p>1.262001</text:p>
          </table:table-cell>
          <table:table-cell office:value-type="float" office:value="-2.322956" calcext:value-type="float">
            <text:p>-2.322956</text:p>
          </table:table-cell>
        </table:table-row>
        <table:table-row table:style-name="ro1">
          <table:table-cell office:value-type="float" office:value="1.270933" calcext:value-type="float">
            <text:p>1.270933</text:p>
          </table:table-cell>
          <table:table-cell office:value-type="float" office:value="-2.324493" calcext:value-type="float">
            <text:p>-2.324493</text:p>
          </table:table-cell>
        </table:table-row>
        <table:table-row table:style-name="ro1">
          <table:table-cell office:value-type="float" office:value="1.299006" calcext:value-type="float">
            <text:p>1.299006</text:p>
          </table:table-cell>
          <table:table-cell office:value-type="float" office:value="-2.317949" calcext:value-type="float">
            <text:p>-2.317949</text:p>
          </table:table-cell>
        </table:table-row>
        <table:table-row table:style-name="ro1">
          <table:table-cell office:value-type="float" office:value="1.337287" calcext:value-type="float">
            <text:p>1.337287</text:p>
          </table:table-cell>
          <table:table-cell office:value-type="float" office:value="-2.291195" calcext:value-type="float">
            <text:p>-2.291195</text:p>
          </table:table-cell>
        </table:table-row>
        <table:table-row table:style-name="ro1">
          <table:table-cell office:value-type="float" office:value="1.392157" calcext:value-type="float">
            <text:p>1.392157</text:p>
          </table:table-cell>
          <table:table-cell office:value-type="float" office:value="-2.249193" calcext:value-type="float">
            <text:p>-2.249193</text:p>
          </table:table-cell>
        </table:table-row>
        <table:table-row table:style-name="ro1">
          <table:table-cell office:value-type="float" office:value="1.455958" calcext:value-type="float">
            <text:p>1.455958</text:p>
          </table:table-cell>
          <table:table-cell office:value-type="float" office:value="-2.196426" calcext:value-type="float">
            <text:p>-2.196426</text:p>
          </table:table-cell>
        </table:table-row>
        <table:table-row table:style-name="ro1">
          <table:table-cell office:value-type="float" office:value="1.527417" calcext:value-type="float">
            <text:p>1.527417</text:p>
          </table:table-cell>
          <table:table-cell office:value-type="float" office:value="-2.13191" calcext:value-type="float">
            <text:p>-2.13191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-2.061795" calcext:value-type="float">
            <text:p>-2.061795</text:p>
          </table:table-cell>
        </table:table-row>
        <table:table-row table:style-name="ro1">
          <table:table-cell office:value-type="float" office:value="1.620567" calcext:value-type="float">
            <text:p>1.620567</text:p>
          </table:table-cell>
          <table:table-cell office:value-type="float" office:value="-1.988605" calcext:value-type="float">
            <text:p>-1.988605</text:p>
          </table:table-cell>
        </table:table-row>
        <table:table-row table:style-name="ro1">
          <table:table-cell office:value-type="float" office:value="1.620567" calcext:value-type="float">
            <text:p>1.620567</text:p>
          </table:table-cell>
          <table:table-cell office:value-type="float" office:value="-1.918197" calcext:value-type="float">
            <text:p>-1.918197</text:p>
          </table:table-cell>
        </table:table-row>
        <table:table-row table:style-name="ro1">
          <table:table-cell office:value-type="float" office:value="1.609083" calcext:value-type="float">
            <text:p>1.609083</text:p>
          </table:table-cell>
          <table:table-cell office:value-type="float" office:value="-1.887268" calcext:value-type="float">
            <text:p>-1.887268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-1.865373" calcext:value-type="float">
            <text:p>-1.86537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876241" calcext:value-type="float">
            <text:p>-1.876241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899829" calcext:value-type="float">
            <text:p>-1.899829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1.922968" calcext:value-type="float">
            <text:p>-1.922968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1.946296" calcext:value-type="float">
            <text:p>-1.946296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1.958965" calcext:value-type="float">
            <text:p>-1.958965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956755" calcext:value-type="float">
            <text:p>-1.956755</text:p>
          </table:table-cell>
        </table:table-row>
        <table:table-row table:style-name="ro1">
          <table:table-cell office:value-type="float" office:value="1.561869" calcext:value-type="float">
            <text:p>1.561869</text:p>
          </table:table-cell>
          <table:table-cell office:value-type="float" office:value="-1.945326" calcext:value-type="float">
            <text:p>-1.945326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933552" calcext:value-type="float">
            <text:p>-1.933552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922715" calcext:value-type="float">
            <text:p>-1.922715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911794" calcext:value-type="float">
            <text:p>-1.91179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905682" calcext:value-type="float">
            <text:p>-1.905682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902425" calcext:value-type="float">
            <text:p>-1.902425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905146" calcext:value-type="float">
            <text:p>-1.905146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910566" calcext:value-type="float">
            <text:p>-1.910566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915331" calcext:value-type="float">
            <text:p>-1.915331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919786" calcext:value-type="float">
            <text:p>-1.919786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923225" calcext:value-type="float">
            <text:p>-1.923225</text:p>
          </table:table-cell>
        </table:table-row>
        <table:table-row table:style-name="ro1">
          <table:table-cell office:value-type="float" office:value="1.697129" calcext:value-type="float">
            <text:p>1.697129</text:p>
          </table:table-cell>
          <table:table-cell office:value-type="float" office:value="-1.926148" calcext:value-type="float">
            <text:p>-1.926148</text:p>
          </table:table-cell>
        </table:table-row>
        <table:table-row table:style-name="ro1">
          <table:table-cell office:value-type="float" office:value="1.681817" calcext:value-type="float">
            <text:p>1.681817</text:p>
          </table:table-cell>
          <table:table-cell office:value-type="float" office:value="-1.928163" calcext:value-type="float">
            <text:p>-1.928163</text:p>
          </table:table-cell>
        </table:table-row>
        <table:table-row table:style-name="ro1">
          <table:table-cell office:value-type="float" office:value="1.639708" calcext:value-type="float">
            <text:p>1.639708</text:p>
          </table:table-cell>
          <table:table-cell office:value-type="float" office:value="-1.9308" calcext:value-type="float">
            <text:p>-1.9308</text:p>
          </table:table-cell>
        </table:table-row>
        <table:table-row table:style-name="ro1">
          <table:table-cell office:value-type="float" office:value="1.596323" calcext:value-type="float">
            <text:p>1.596323</text:p>
          </table:table-cell>
          <table:table-cell office:value-type="float" office:value="-1.946957" calcext:value-type="float">
            <text:p>-1.946957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1.985322" calcext:value-type="float">
            <text:p>-1.985322</text:p>
          </table:table-cell>
        </table:table-row>
        <table:table-row table:style-name="ro1">
          <table:table-cell office:value-type="float" office:value="1.529969" calcext:value-type="float">
            <text:p>1.529969</text:p>
          </table:table-cell>
          <table:table-cell office:value-type="float" office:value="-2.031924" calcext:value-type="float">
            <text:p>-2.031924</text:p>
          </table:table-cell>
        </table:table-row>
        <table:table-row table:style-name="ro1">
          <table:table-cell office:value-type="float" office:value="1.540177" calcext:value-type="float">
            <text:p>1.540177</text:p>
          </table:table-cell>
          <table:table-cell office:value-type="float" office:value="-2.077835" calcext:value-type="float">
            <text:p>-2.077835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2.110144" calcext:value-type="float">
            <text:p>-2.110144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2.111705" calcext:value-type="float">
            <text:p>-2.111705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094584" calcext:value-type="float">
            <text:p>-2.094584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2.070687" calcext:value-type="float">
            <text:p>-2.070687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047515" calcext:value-type="float">
            <text:p>-2.047515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2.033619" calcext:value-type="float">
            <text:p>-2.033619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2.039337" calcext:value-type="float">
            <text:p>-2.039337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051787" calcext:value-type="float">
            <text:p>-2.051787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2.061716" calcext:value-type="float">
            <text:p>-2.061716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2.071969" calcext:value-type="float">
            <text:p>-2.071969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2.081612" calcext:value-type="float">
            <text:p>-2.081612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2.089369" calcext:value-type="float">
            <text:p>-2.089369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2.094177" calcext:value-type="float">
            <text:p>-2.094177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2.093224" calcext:value-type="float">
            <text:p>-2.093224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084651" calcext:value-type="float">
            <text:p>-2.084651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077501" calcext:value-type="float">
            <text:p>-2.07750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2.070441" calcext:value-type="float">
            <text:p>-2.070441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2.063697" calcext:value-type="float">
            <text:p>-2.063697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2.058323" calcext:value-type="float">
            <text:p>-2.058323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055052" calcext:value-type="float">
            <text:p>-2.055052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055041" calcext:value-type="float">
            <text:p>-2.055041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2.055194" calcext:value-type="float">
            <text:p>-2.055194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2.055105" calcext:value-type="float">
            <text:p>-2.055105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057338" calcext:value-type="float">
            <text:p>-2.057338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2.060851" calcext:value-type="float">
            <text:p>-2.060851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2.065008" calcext:value-type="float">
            <text:p>-2.065008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2.069025" calcext:value-type="float">
            <text:p>-2.069025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2.072875" calcext:value-type="float">
            <text:p>-2.072875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2.075803" calcext:value-type="float">
            <text:p>-2.075803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078188" calcext:value-type="float">
            <text:p>-2.078188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2.079122" calcext:value-type="float">
            <text:p>-2.079122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077144" calcext:value-type="float">
            <text:p>-2.077144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2.075541" calcext:value-type="float">
            <text:p>-2.075541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2.07456" calcext:value-type="float">
            <text:p>-2.07456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2.073794" calcext:value-type="float">
            <text:p>-2.073794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2.075247" calcext:value-type="float">
            <text:p>-2.075247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2.076767" calcext:value-type="float">
            <text:p>-2.076767</text:p>
          </table:table-cell>
        </table:table-row>
        <table:table-row table:style-name="ro1">
          <table:table-cell office:value-type="float" office:value="1.293902" calcext:value-type="float">
            <text:p>1.293902</text:p>
          </table:table-cell>
          <table:table-cell office:value-type="float" office:value="-2.076497" calcext:value-type="float">
            <text:p>-2.076497</text:p>
          </table:table-cell>
        </table:table-row>
        <table:table-row table:style-name="ro1">
          <table:table-cell office:value-type="float" office:value="1.313042" calcext:value-type="float">
            <text:p>1.313042</text:p>
          </table:table-cell>
          <table:table-cell office:value-type="float" office:value="-2.068162" calcext:value-type="float">
            <text:p>-2.068162</text:p>
          </table:table-cell>
        </table:table-row>
        <table:table-row table:style-name="ro1">
          <table:table-cell office:value-type="float" office:value="1.351323" calcext:value-type="float">
            <text:p>1.351323</text:p>
          </table:table-cell>
          <table:table-cell office:value-type="float" office:value="-2.05782" calcext:value-type="float">
            <text:p>-2.05782</text:p>
          </table:table-cell>
        </table:table-row>
        <table:table-row table:style-name="ro1">
          <table:table-cell office:value-type="float" office:value="1.395985" calcext:value-type="float">
            <text:p>1.395985</text:p>
          </table:table-cell>
          <table:table-cell office:value-type="float" office:value="-2.026417" calcext:value-type="float">
            <text:p>-2.026417</text:p>
          </table:table-cell>
        </table:table-row>
        <table:table-row table:style-name="ro1">
          <table:table-cell office:value-type="float" office:value="1.453406" calcext:value-type="float">
            <text:p>1.453406</text:p>
          </table:table-cell>
          <table:table-cell office:value-type="float" office:value="-1.979263" calcext:value-type="float">
            <text:p>-1.979263</text:p>
          </table:table-cell>
        </table:table-row>
        <table:table-row table:style-name="ro1">
          <table:table-cell office:value-type="float" office:value="1.517208" calcext:value-type="float">
            <text:p>1.517208</text:p>
          </table:table-cell>
          <table:table-cell office:value-type="float" office:value="-1.922728" calcext:value-type="float">
            <text:p>-1.922728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857732" calcext:value-type="float">
            <text:p>-1.857732</text:p>
          </table:table-cell>
        </table:table-row>
        <table:table-row table:style-name="ro1">
          <table:table-cell office:value-type="float" office:value="1.610359" calcext:value-type="float">
            <text:p>1.610359</text:p>
          </table:table-cell>
          <table:table-cell office:value-type="float" office:value="-1.791035" calcext:value-type="float">
            <text:p>-1.791035</text:p>
          </table:table-cell>
        </table:table-row>
        <table:table-row table:style-name="ro1">
          <table:table-cell office:value-type="float" office:value="1.614187" calcext:value-type="float">
            <text:p>1.614187</text:p>
          </table:table-cell>
          <table:table-cell office:value-type="float" office:value="-1.725029" calcext:value-type="float">
            <text:p>-1.725029</text:p>
          </table:table-cell>
        </table:table-row>
        <table:table-row table:style-name="ro1">
          <table:table-cell office:value-type="float" office:value="1.610359" calcext:value-type="float">
            <text:p>1.610359</text:p>
          </table:table-cell>
          <table:table-cell office:value-type="float" office:value="-1.691159" calcext:value-type="float">
            <text:p>-1.691159</text:p>
          </table:table-cell>
        </table:table-row>
        <table:table-row table:style-name="ro1">
          <table:table-cell office:value-type="float" office:value="1.592494" calcext:value-type="float">
            <text:p>1.592494</text:p>
          </table:table-cell>
          <table:table-cell office:value-type="float" office:value="-1.67477" calcext:value-type="float">
            <text:p>-1.67477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685671" calcext:value-type="float">
            <text:p>-1.685671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1.713008" calcext:value-type="float">
            <text:p>-1.713008</text:p>
          </table:table-cell>
        </table:table-row>
        <table:table-row table:style-name="ro1">
          <table:table-cell office:value-type="float" office:value="1.540177" calcext:value-type="float">
            <text:p>1.540177</text:p>
          </table:table-cell>
          <table:table-cell office:value-type="float" office:value="-1.741724" calcext:value-type="float">
            <text:p>-1.741724</text:p>
          </table:table-cell>
        </table:table-row>
        <table:table-row table:style-name="ro1">
          <table:table-cell office:value-type="float" office:value="1.540177" calcext:value-type="float">
            <text:p>1.540177</text:p>
          </table:table-cell>
          <table:table-cell office:value-type="float" office:value="-1.770588" calcext:value-type="float">
            <text:p>-1.770588</text:p>
          </table:table-cell>
        </table:table-row>
        <table:table-row table:style-name="ro1">
          <table:table-cell office:value-type="float" office:value="1.542729" calcext:value-type="float">
            <text:p>1.542729</text:p>
          </table:table-cell>
          <table:table-cell office:value-type="float" office:value="-1.792542" calcext:value-type="float">
            <text:p>-1.792542</text:p>
          </table:table-cell>
        </table:table-row>
        <table:table-row table:style-name="ro1">
          <table:table-cell office:value-type="float" office:value="1.544005" calcext:value-type="float">
            <text:p>1.544005</text:p>
          </table:table-cell>
          <table:table-cell office:value-type="float" office:value="-1.790176" calcext:value-type="float">
            <text:p>-1.790176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1.775664" calcext:value-type="float">
            <text:p>-1.77566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760775" calcext:value-type="float">
            <text:p>-1.760775</text:p>
          </table:table-cell>
        </table:table-row>
        <table:table-row table:style-name="ro1">
          <table:table-cell office:value-type="float" office:value="1.586114" calcext:value-type="float">
            <text:p>1.586114</text:p>
          </table:table-cell>
          <table:table-cell office:value-type="float" office:value="-1.744465" calcext:value-type="float">
            <text:p>-1.744465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-1.726544" calcext:value-type="float">
            <text:p>-1.726544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710255" calcext:value-type="float">
            <text:p>-1.710255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695296" calcext:value-type="float">
            <text:p>-1.695296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04848" calcext:value-type="float">
            <text:p>-1.704848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720199" calcext:value-type="float">
            <text:p>-1.720199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734502" calcext:value-type="float">
            <text:p>-1.734502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1.748215" calcext:value-type="float">
            <text:p>-1.748215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-1.760187" calcext:value-type="float">
            <text:p>-1.760187</text:p>
          </table:table-cell>
        </table:table-row>
        <table:table-row table:style-name="ro1">
          <table:table-cell office:value-type="float" office:value="1.558041" calcext:value-type="float">
            <text:p>1.558041</text:p>
          </table:table-cell>
          <table:table-cell office:value-type="float" office:value="-1.761133" calcext:value-type="float">
            <text:p>-1.761133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-1.756275" calcext:value-type="float">
            <text:p>-1.756275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750805" calcext:value-type="float">
            <text:p>-1.750805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743618" calcext:value-type="float">
            <text:p>-1.743618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737621" calcext:value-type="float">
            <text:p>-1.737621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731617" calcext:value-type="float">
            <text:p>-1.731617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726572" calcext:value-type="float">
            <text:p>-1.726572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721998" calcext:value-type="float">
            <text:p>-1.721998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1.722502" calcext:value-type="float">
            <text:p>-1.722502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-1.730929" calcext:value-type="float">
            <text:p>-1.730929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739584" calcext:value-type="float">
            <text:p>-1.739584</text:p>
          </table:table-cell>
        </table:table-row>
        <table:table-row table:style-name="ro1">
          <table:table-cell office:value-type="float" office:value="1.584838" calcext:value-type="float">
            <text:p>1.584838</text:p>
          </table:table-cell>
          <table:table-cell office:value-type="float" office:value="-1.745406" calcext:value-type="float">
            <text:p>-1.745406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7415" calcext:value-type="float">
            <text:p>-1.7415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734901" calcext:value-type="float">
            <text:p>-1.734901</text:p>
          </table:table-cell>
        </table:table-row>
        <table:table-row table:style-name="ro1">
          <table:table-cell office:value-type="float" office:value="1.552938" calcext:value-type="float">
            <text:p>1.552938</text:p>
          </table:table-cell>
          <table:table-cell office:value-type="float" office:value="-1.727534" calcext:value-type="float">
            <text:p>-1.727534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1.729939" calcext:value-type="float">
            <text:p>-1.729939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739878" calcext:value-type="float">
            <text:p>-1.739878</text:p>
          </table:table-cell>
        </table:table-row>
        <table:table-row table:style-name="ro1">
          <table:table-cell office:value-type="float" office:value="1.588667" calcext:value-type="float">
            <text:p>1.588667</text:p>
          </table:table-cell>
          <table:table-cell office:value-type="float" office:value="-1.747741" calcext:value-type="float">
            <text:p>-1.747741</text:p>
          </table:table-cell>
        </table:table-row>
        <table:table-row table:style-name="ro1">
          <table:table-cell office:value-type="float" office:value="1.584838" calcext:value-type="float">
            <text:p>1.584838</text:p>
          </table:table-cell>
          <table:table-cell office:value-type="float" office:value="-1.74186" calcext:value-type="float">
            <text:p>-1.74186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30094" calcext:value-type="float">
            <text:p>-1.730094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-1.717257" calcext:value-type="float">
            <text:p>-1.717257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71806" calcext:value-type="float">
            <text:p>-1.71806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728337" calcext:value-type="float">
            <text:p>-1.728337</text:p>
          </table:table-cell>
        </table:table-row>
        <table:table-row table:style-name="ro1">
          <table:table-cell office:value-type="float" office:value="1.584838" calcext:value-type="float">
            <text:p>1.584838</text:p>
          </table:table-cell>
          <table:table-cell office:value-type="float" office:value="-1.736535" calcext:value-type="float">
            <text:p>-1.736535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74202" calcext:value-type="float">
            <text:p>-1.74202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38084" calcext:value-type="float">
            <text:p>-1.738084</text:p>
          </table:table-cell>
        </table:table-row>
        <table:table-row table:style-name="ro1">
          <table:table-cell office:value-type="float" office:value="1.551661" calcext:value-type="float">
            <text:p>1.551661</text:p>
          </table:table-cell>
          <table:table-cell office:value-type="float" office:value="-1.735938" calcext:value-type="float">
            <text:p>-1.735938</text:p>
          </table:table-cell>
        </table:table-row>
        <table:table-row table:style-name="ro1">
          <table:table-cell office:value-type="float" office:value="1.546557" calcext:value-type="float">
            <text:p>1.546557</text:p>
          </table:table-cell>
          <table:table-cell office:value-type="float" office:value="-1.735024" calcext:value-type="float">
            <text:p>-1.735024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1.743777" calcext:value-type="float">
            <text:p>-1.743777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750084" calcext:value-type="float">
            <text:p>-1.750084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-1.755073" calcext:value-type="float">
            <text:p>-1.755073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-1.739761" calcext:value-type="float">
            <text:p>-1.739761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725692" calcext:value-type="float">
            <text:p>-1.725692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711734" calcext:value-type="float">
            <text:p>-1.711734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715449" calcext:value-type="float">
            <text:p>-1.715449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1.725585" calcext:value-type="float">
            <text:p>-1.725585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-1.734488" calcext:value-type="float">
            <text:p>-1.734488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741884" calcext:value-type="float">
            <text:p>-1.741884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746513" calcext:value-type="float">
            <text:p>-1.746513</text:p>
          </table:table-cell>
        </table:table-row>
        <table:table-row table:style-name="ro1">
          <table:table-cell office:value-type="float" office:value="1.558041" calcext:value-type="float">
            <text:p>1.558041</text:p>
          </table:table-cell>
          <table:table-cell office:value-type="float" office:value="-1.750384" calcext:value-type="float">
            <text:p>-1.750384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1.751979" calcext:value-type="float">
            <text:p>-1.751979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-1.753654" calcext:value-type="float">
            <text:p>-1.75365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753069" calcext:value-type="float">
            <text:p>-1.753069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747562" calcext:value-type="float">
            <text:p>-1.747562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737844" calcext:value-type="float">
            <text:p>-1.737844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726042" calcext:value-type="float">
            <text:p>-1.726042</text:p>
          </table:table-cell>
        </table:table-row>
        <table:table-row table:style-name="ro1">
          <table:table-cell office:value-type="float" office:value="1.566973" calcext:value-type="float">
            <text:p>1.566973</text:p>
          </table:table-cell>
          <table:table-cell office:value-type="float" office:value="-1.714185" calcext:value-type="float">
            <text:p>-1.714185</text:p>
          </table:table-cell>
        </table:table-row>
        <table:table-row table:style-name="ro1">
          <table:table-cell office:value-type="float" office:value="1.632051" calcext:value-type="float">
            <text:p>1.632051</text:p>
          </table:table-cell>
          <table:table-cell office:value-type="float" office:value="-1.714554" calcext:value-type="float">
            <text:p>-1.714554</text:p>
          </table:table-cell>
        </table:table-row>
        <table:table-row table:style-name="ro1">
          <table:table-cell office:value-type="float" office:value="1.625671" calcext:value-type="float">
            <text:p>1.625671</text:p>
          </table:table-cell>
          <table:table-cell office:value-type="float" office:value="-1.723697" calcext:value-type="float">
            <text:p>-1.723697</text:p>
          </table:table-cell>
        </table:table-row>
        <table:table-row table:style-name="ro1">
          <table:table-cell office:value-type="float" office:value="1.598874" calcext:value-type="float">
            <text:p>1.598874</text:p>
          </table:table-cell>
          <table:table-cell office:value-type="float" office:value="-1.731445" calcext:value-type="float">
            <text:p>-1.731445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748473" calcext:value-type="float">
            <text:p>-1.748473</text:p>
          </table:table-cell>
        </table:table-row>
        <table:table-row table:style-name="ro1">
          <table:table-cell office:value-type="float" office:value="1.563145" calcext:value-type="float">
            <text:p>1.563145</text:p>
          </table:table-cell>
          <table:table-cell office:value-type="float" office:value="-1.778581" calcext:value-type="float">
            <text:p>-1.778581</text:p>
          </table:table-cell>
        </table:table-row>
        <table:table-row table:style-name="ro1">
          <table:table-cell office:value-type="float" office:value="1.550385" calcext:value-type="float">
            <text:p>1.550385</text:p>
          </table:table-cell>
          <table:table-cell office:value-type="float" office:value="-1.806944" calcext:value-type="float">
            <text:p>-1.806944</text:p>
          </table:table-cell>
        </table:table-row>
        <table:table-row table:style-name="ro1">
          <table:table-cell office:value-type="float" office:value="1.551661" calcext:value-type="float">
            <text:p>1.551661</text:p>
          </table:table-cell>
          <table:table-cell office:value-type="float" office:value="-1.834878" calcext:value-type="float">
            <text:p>-1.834878</text:p>
          </table:table-cell>
        </table:table-row>
        <table:table-row table:style-name="ro1">
          <table:table-cell office:value-type="float" office:value="1.551661" calcext:value-type="float">
            <text:p>1.551661</text:p>
          </table:table-cell>
          <table:table-cell office:value-type="float" office:value="-1.853244" calcext:value-type="float">
            <text:p>-1.853244</text:p>
          </table:table-cell>
        </table:table-row>
        <table:table-row table:style-name="ro1">
          <table:table-cell office:value-type="float" office:value="1.555489" calcext:value-type="float">
            <text:p>1.555489</text:p>
          </table:table-cell>
          <table:table-cell office:value-type="float" office:value="-1.849383" calcext:value-type="float">
            <text:p>-1.849383</text:p>
          </table:table-cell>
        </table:table-row>
        <table:table-row table:style-name="ro1">
          <table:table-cell office:value-type="float" office:value="1.564421" calcext:value-type="float">
            <text:p>1.564421</text:p>
          </table:table-cell>
          <table:table-cell office:value-type="float" office:value="-1.835006" calcext:value-type="float">
            <text:p>-1.835006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820917" calcext:value-type="float">
            <text:p>-1.820917</text:p>
          </table:table-cell>
        </table:table-row>
        <table:table-row table:style-name="ro1">
          <table:table-cell office:value-type="float" office:value="1.588666" calcext:value-type="float">
            <text:p>1.588666</text:p>
          </table:table-cell>
          <table:table-cell office:value-type="float" office:value="-1.807128" calcext:value-type="float">
            <text:p>-1.807128</text:p>
          </table:table-cell>
        </table:table-row>
        <table:table-row table:style-name="ro1">
          <table:table-cell office:value-type="float" office:value="1.588666" calcext:value-type="float">
            <text:p>1.588666</text:p>
          </table:table-cell>
          <table:table-cell office:value-type="float" office:value="-1.793784" calcext:value-type="float">
            <text:p>-1.793784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782344" calcext:value-type="float">
            <text:p>-1.782344</text:p>
          </table:table-cell>
        </table:table-row>
        <table:table-row table:style-name="ro1">
          <table:table-cell office:value-type="float" office:value="1.570801" calcext:value-type="float">
            <text:p>1.570801</text:p>
          </table:table-cell>
          <table:table-cell office:value-type="float" office:value="-1.774278" calcext:value-type="float">
            <text:p>-1.774278</text:p>
          </table:table-cell>
        </table:table-row>
        <table:table-row table:style-name="ro1">
          <table:table-cell office:value-type="float" office:value="1.570801" calcext:value-type="float">
            <text:p>1.570801</text:p>
          </table:table-cell>
          <table:table-cell office:value-type="float" office:value="-1.785162" calcext:value-type="float">
            <text:p>-1.785162</text:p>
          </table:table-cell>
        </table:table-row>
        <table:table-row table:style-name="ro1">
          <table:table-cell office:value-type="float" office:value="1.569525" calcext:value-type="float">
            <text:p>1.569525</text:p>
          </table:table-cell>
          <table:table-cell office:value-type="float" office:value="-1.797815" calcext:value-type="float">
            <text:p>-1.797815</text:p>
          </table:table-cell>
        </table:table-row>
        <table:table-row table:style-name="ro1">
          <table:table-cell office:value-type="float" office:value="1.569525" calcext:value-type="float">
            <text:p>1.569525</text:p>
          </table:table-cell>
          <table:table-cell office:value-type="float" office:value="-1.809684" calcext:value-type="float">
            <text:p>-1.809684</text:p>
          </table:table-cell>
        </table:table-row>
        <table:table-row table:style-name="ro1">
          <table:table-cell office:value-type="float" office:value="1.538901" calcext:value-type="float">
            <text:p>1.538901</text:p>
          </table:table-cell>
          <table:table-cell office:value-type="float" office:value="-1.821045" calcext:value-type="float">
            <text:p>-1.821045</text:p>
          </table:table-cell>
        </table:table-row>
        <table:table-row table:style-name="ro1">
          <table:table-cell office:value-type="float" office:value="1.538901" calcext:value-type="float">
            <text:p>1.538901</text:p>
          </table:table-cell>
          <table:table-cell office:value-type="float" office:value="-1.827706" calcext:value-type="float">
            <text:p>-1.827706</text:p>
          </table:table-cell>
        </table:table-row>
        <table:table-row table:style-name="ro1">
          <table:table-cell office:value-type="float" office:value="1.545281" calcext:value-type="float">
            <text:p>1.545281</text:p>
          </table:table-cell>
          <table:table-cell office:value-type="float" office:value="-1.824568" calcext:value-type="float">
            <text:p>-1.824568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1.813789" calcext:value-type="float">
            <text:p>-1.813789</text:p>
          </table:table-cell>
        </table:table-row>
        <table:table-row table:style-name="ro1">
          <table:table-cell office:value-type="float" office:value="1.568249" calcext:value-type="float">
            <text:p>1.568249</text:p>
          </table:table-cell>
          <table:table-cell office:value-type="float" office:value="-1.801275" calcext:value-type="float">
            <text:p>-1.801275</text:p>
          </table:table-cell>
        </table:table-row>
        <table:table-row table:style-name="ro1">
          <table:table-cell office:value-type="float" office:value="1.564421" calcext:value-type="float">
            <text:p>1.564421</text:p>
          </table:table-cell>
          <table:table-cell office:value-type="float" office:value="-1.786696" calcext:value-type="float">
            <text:p>-1.786696</text:p>
          </table:table-cell>
        </table:table-row>
        <table:table-row table:style-name="ro1">
          <table:table-cell office:value-type="float" office:value="1.595046" calcext:value-type="float">
            <text:p>1.595046</text:p>
          </table:table-cell>
          <table:table-cell office:value-type="float" office:value="-1.770428" calcext:value-type="float">
            <text:p>-1.770428</text:p>
          </table:table-cell>
        </table:table-row>
        <table:table-row table:style-name="ro1">
          <table:table-cell office:value-type="float" office:value="1.59377" calcext:value-type="float">
            <text:p>1.59377</text:p>
          </table:table-cell>
          <table:table-cell office:value-type="float" office:value="-1.755679" calcext:value-type="float">
            <text:p>-1.755679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-1.741468" calcext:value-type="float">
            <text:p>-1.741468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-1.738815" calcext:value-type="float">
            <text:p>-1.738815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752968" calcext:value-type="float">
            <text:p>-1.752968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766634" calcext:value-type="float">
            <text:p>-1.766634</text:p>
          </table:table-cell>
        </table:table-row>
        <table:table-row table:style-name="ro1">
          <table:table-cell office:value-type="float" office:value="1.565697" calcext:value-type="float">
            <text:p>1.565697</text:p>
          </table:table-cell>
          <table:table-cell office:value-type="float" office:value="-1.778049" calcext:value-type="float">
            <text:p>-1.778049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789615" calcext:value-type="float">
            <text:p>-1.789615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1.799273" calcext:value-type="float">
            <text:p>-1.799273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803957" calcext:value-type="float">
            <text:p>-1.803957</text:p>
          </table:table-cell>
        </table:table-row>
        <table:table-row table:style-name="ro1">
          <table:table-cell office:value-type="float" office:value="1.564421" calcext:value-type="float">
            <text:p>1.564421</text:p>
          </table:table-cell>
          <table:table-cell office:value-type="float" office:value="-1.806447" calcext:value-type="float">
            <text:p>-1.806447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804403" calcext:value-type="float">
            <text:p>-1.804403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95631" calcext:value-type="float">
            <text:p>-1.795631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87879" calcext:value-type="float">
            <text:p>-1.787879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781105" calcext:value-type="float">
            <text:p>-1.781105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75423" calcext:value-type="float">
            <text:p>-1.775423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72565" calcext:value-type="float">
            <text:p>-1.772565</text:p>
          </table:table-cell>
        </table:table-row>
        <table:table-row table:style-name="ro1">
          <table:table-cell office:value-type="float" office:value="1.612911" calcext:value-type="float">
            <text:p>1.612911</text:p>
          </table:table-cell>
          <table:table-cell office:value-type="float" office:value="-1.775755" calcext:value-type="float">
            <text:p>-1.775755</text:p>
          </table:table-cell>
        </table:table-row>
        <table:table-row table:style-name="ro1">
          <table:table-cell office:value-type="float" office:value="1.609083" calcext:value-type="float">
            <text:p>1.609083</text:p>
          </table:table-cell>
          <table:table-cell office:value-type="float" office:value="-1.77772" calcext:value-type="float">
            <text:p>-1.77772</text:p>
          </table:table-cell>
        </table:table-row>
        <table:table-row table:style-name="ro1">
          <table:table-cell office:value-type="float" office:value="1.588666" calcext:value-type="float">
            <text:p>1.588666</text:p>
          </table:table-cell>
          <table:table-cell office:value-type="float" office:value="-1.779883" calcext:value-type="float">
            <text:p>-1.779883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84432" calcext:value-type="float">
            <text:p>-1.784432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806397" calcext:value-type="float">
            <text:p>-1.806397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-1.827691" calcext:value-type="float">
            <text:p>-1.827691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-1.848652" calcext:value-type="float">
            <text:p>-1.848652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861962" calcext:value-type="float">
            <text:p>-1.861962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857739" calcext:value-type="float">
            <text:p>-1.857739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846489" calcext:value-type="float">
            <text:p>-1.846489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837592" calcext:value-type="float">
            <text:p>-1.837592</text:p>
          </table:table-cell>
        </table:table-row>
        <table:table-row table:style-name="ro1">
          <table:table-cell office:value-type="float" office:value="1.603979" calcext:value-type="float">
            <text:p>1.603979</text:p>
          </table:table-cell>
          <table:table-cell office:value-type="float" office:value="-1.828025" calcext:value-type="float">
            <text:p>-1.828025</text:p>
          </table:table-cell>
        </table:table-row>
        <table:table-row table:style-name="ro1">
          <table:table-cell office:value-type="float" office:value="1.601427" calcext:value-type="float">
            <text:p>1.601427</text:p>
          </table:table-cell>
          <table:table-cell office:value-type="float" office:value="-1.819682" calcext:value-type="float">
            <text:p>-1.819682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1.812573" calcext:value-type="float">
            <text:p>-1.812573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808979" calcext:value-type="float">
            <text:p>-1.808979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827148" calcext:value-type="float">
            <text:p>-1.827148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846008" calcext:value-type="float">
            <text:p>-1.846008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86437" calcext:value-type="float">
            <text:p>-1.86437</text:p>
          </table:table-cell>
        </table:table-row>
        <table:table-row table:style-name="ro1">
          <table:table-cell office:value-type="float" office:value="1.558041" calcext:value-type="float">
            <text:p>1.558041</text:p>
          </table:table-cell>
          <table:table-cell office:value-type="float" office:value="-1.877496" calcext:value-type="float">
            <text:p>-1.877496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1.876578" calcext:value-type="float">
            <text:p>-1.876578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-1.874719" calcext:value-type="float">
            <text:p>-1.874719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872637" calcext:value-type="float">
            <text:p>-1.872637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869946" calcext:value-type="float">
            <text:p>-1.869946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862903" calcext:value-type="float">
            <text:p>-1.86290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852356" calcext:value-type="float">
            <text:p>-1.852356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-1.843673" calcext:value-type="float">
            <text:p>-1.843673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835602" calcext:value-type="float">
            <text:p>-1.835602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833787" calcext:value-type="float">
            <text:p>-1.833787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835395" calcext:value-type="float">
            <text:p>-1.835395</text:p>
          </table:table-cell>
        </table:table-row>
        <table:table-row table:style-name="ro1">
          <table:table-cell office:value-type="float" office:value="1.082079" calcext:value-type="float">
            <text:p>1.082079</text:p>
          </table:table-cell>
          <table:table-cell office:value-type="float" office:value="-1.837919" calcext:value-type="float">
            <text:p>-1.837919</text:p>
          </table:table-cell>
        </table:table-row>
        <table:table-row table:style-name="ro1">
          <table:table-cell office:value-type="float" office:value="1.099944" calcext:value-type="float">
            <text:p>1.099944</text:p>
          </table:table-cell>
          <table:table-cell office:value-type="float" office:value="-1.838598" calcext:value-type="float">
            <text:p>-1.838598</text:p>
          </table:table-cell>
        </table:table-row>
        <table:table-row table:style-name="ro1">
          <table:table-cell office:value-type="float" office:value="1.144605" calcext:value-type="float">
            <text:p>1.144605</text:p>
          </table:table-cell>
          <table:table-cell office:value-type="float" office:value="-1.840626" calcext:value-type="float">
            <text:p>-1.840626</text:p>
          </table:table-cell>
        </table:table-row>
        <table:table-row table:style-name="ro1">
          <table:table-cell office:value-type="float" office:value="1.194371" calcext:value-type="float">
            <text:p>1.194371</text:p>
          </table:table-cell>
          <table:table-cell office:value-type="float" office:value="-1.827886" calcext:value-type="float">
            <text:p>-1.827886</text:p>
          </table:table-cell>
        </table:table-row>
        <table:table-row table:style-name="ro1">
          <table:table-cell office:value-type="float" office:value="1.246688" calcext:value-type="float">
            <text:p>1.246688</text:p>
          </table:table-cell>
          <table:table-cell office:value-type="float" office:value="-1.792354" calcext:value-type="float">
            <text:p>-1.792354</text:p>
          </table:table-cell>
        </table:table-row>
        <table:table-row table:style-name="ro1">
          <table:table-cell office:value-type="float" office:value="1.302834" calcext:value-type="float">
            <text:p>1.302834</text:p>
          </table:table-cell>
          <table:table-cell office:value-type="float" office:value="-1.737519" calcext:value-type="float">
            <text:p>-1.737519</text:p>
          </table:table-cell>
        </table:table-row>
        <table:table-row table:style-name="ro1">
          <table:table-cell office:value-type="float" office:value="1.360255" calcext:value-type="float">
            <text:p>1.360255</text:p>
          </table:table-cell>
          <table:table-cell office:value-type="float" office:value="-1.676804" calcext:value-type="float">
            <text:p>-1.676804</text:p>
          </table:table-cell>
        </table:table-row>
        <table:table-row table:style-name="ro1">
          <table:table-cell office:value-type="float" office:value="1.421505" calcext:value-type="float">
            <text:p>1.421505</text:p>
          </table:table-cell>
          <table:table-cell office:value-type="float" office:value="-1.615766" calcext:value-type="float">
            <text:p>-1.615766</text:p>
          </table:table-cell>
        </table:table-row>
        <table:table-row table:style-name="ro1">
          <table:table-cell office:value-type="float" office:value="1.480203" calcext:value-type="float">
            <text:p>1.480203</text:p>
          </table:table-cell>
          <table:table-cell office:value-type="float" office:value="-1.555553" calcext:value-type="float">
            <text:p>-1.555553</text:p>
          </table:table-cell>
        </table:table-row>
        <table:table-row table:style-name="ro1">
          <table:table-cell office:value-type="float" office:value="1.532521" calcext:value-type="float">
            <text:p>1.532521</text:p>
          </table:table-cell>
          <table:table-cell office:value-type="float" office:value="-1.495834" calcext:value-type="float">
            <text:p>-1.49583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-1.436988" calcext:value-type="float">
            <text:p>-1.436988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-1.379608" calcext:value-type="float">
            <text:p>-1.379608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1.342719" calcext:value-type="float">
            <text:p>-1.342719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1.327097" calcext:value-type="float">
            <text:p>-1.327097</text:p>
          </table:table-cell>
        </table:table-row>
        <table:table-row table:style-name="ro1">
          <table:table-cell office:value-type="float" office:value="1.555489" calcext:value-type="float">
            <text:p>1.555489</text:p>
          </table:table-cell>
          <table:table-cell office:value-type="float" office:value="-1.334053" calcext:value-type="float">
            <text:p>-1.334053</text:p>
          </table:table-cell>
        </table:table-row>
        <table:table-row table:style-name="ro1">
          <table:table-cell office:value-type="float" office:value="1.547833" calcext:value-type="float">
            <text:p>1.547833</text:p>
          </table:table-cell>
          <table:table-cell office:value-type="float" office:value="-1.356051" calcext:value-type="float">
            <text:p>-1.356051</text:p>
          </table:table-cell>
        </table:table-row>
        <table:table-row table:style-name="ro1">
          <table:table-cell office:value-type="float" office:value="1.550385" calcext:value-type="float">
            <text:p>1.550385</text:p>
          </table:table-cell>
          <table:table-cell office:value-type="float" office:value="-1.375305" calcext:value-type="float">
            <text:p>-1.375305</text:p>
          </table:table-cell>
        </table:table-row>
        <table:table-row table:style-name="ro1">
          <table:table-cell office:value-type="float" office:value="1.555489" calcext:value-type="float">
            <text:p>1.555489</text:p>
          </table:table-cell>
          <table:table-cell office:value-type="float" office:value="-1.395075" calcext:value-type="float">
            <text:p>-1.395075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1.397054" calcext:value-type="float">
            <text:p>-1.397054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-1.384934" calcext:value-type="float">
            <text:p>-1.384934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372377" calcext:value-type="float">
            <text:p>-1.372377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1.359649" calcext:value-type="float">
            <text:p>-1.359649</text:p>
          </table:table-cell>
        </table:table-row>
        <table:table-row table:style-name="ro1">
          <table:table-cell office:value-type="float" office:value="1.836218" calcext:value-type="float">
            <text:p>1.836218</text:p>
          </table:table-cell>
          <table:table-cell office:value-type="float" office:value="-1.348494" calcext:value-type="float">
            <text:p>-1.348494</text:p>
          </table:table-cell>
        </table:table-row>
        <table:table-row table:style-name="ro1">
          <table:table-cell office:value-type="float" office:value="1.823457" calcext:value-type="float">
            <text:p>1.823457</text:p>
          </table:table-cell>
          <table:table-cell office:value-type="float" office:value="-1.337724" calcext:value-type="float">
            <text:p>-1.337724</text:p>
          </table:table-cell>
        </table:table-row>
        <table:table-row table:style-name="ro1">
          <table:table-cell office:value-type="float" office:value="1.794108" calcext:value-type="float">
            <text:p>1.794108</text:p>
          </table:table-cell>
          <table:table-cell office:value-type="float" office:value="-1.331429" calcext:value-type="float">
            <text:p>-1.331429</text:p>
          </table:table-cell>
        </table:table-row>
        <table:table-row table:style-name="ro1">
          <table:table-cell office:value-type="float" office:value="1.762207" calcext:value-type="float">
            <text:p>1.762207</text:p>
          </table:table-cell>
          <table:table-cell office:value-type="float" office:value="-1.349643" calcext:value-type="float">
            <text:p>-1.349643</text:p>
          </table:table-cell>
        </table:table-row>
        <table:table-row table:style-name="ro1">
          <table:table-cell office:value-type="float" office:value="1.713718" calcext:value-type="float">
            <text:p>1.713718</text:p>
          </table:table-cell>
          <table:table-cell office:value-type="float" office:value="-1.384334" calcext:value-type="float">
            <text:p>-1.384334</text:p>
          </table:table-cell>
        </table:table-row>
        <table:table-row table:style-name="ro1">
          <table:table-cell office:value-type="float" office:value="1.657572" calcext:value-type="float">
            <text:p>1.657572</text:p>
          </table:table-cell>
          <table:table-cell office:value-type="float" office:value="-1.432443" calcext:value-type="float">
            <text:p>-1.432443</text:p>
          </table:table-cell>
        </table:table-row>
        <table:table-row table:style-name="ro1">
          <table:table-cell office:value-type="float" office:value="1.595046" calcext:value-type="float">
            <text:p>1.595046</text:p>
          </table:table-cell>
          <table:table-cell office:value-type="float" office:value="-1.492759" calcext:value-type="float">
            <text:p>-1.492759</text:p>
          </table:table-cell>
        </table:table-row>
        <table:table-row table:style-name="ro1">
          <table:table-cell office:value-type="float" office:value="1.538901" calcext:value-type="float">
            <text:p>1.538901</text:p>
          </table:table-cell>
          <table:table-cell office:value-type="float" office:value="-1.557894" calcext:value-type="float">
            <text:p>-1.557894</text:p>
          </table:table-cell>
        </table:table-row>
        <table:table-row table:style-name="ro1">
          <table:table-cell office:value-type="float" office:value="1.514656" calcext:value-type="float">
            <text:p>1.514656</text:p>
          </table:table-cell>
          <table:table-cell office:value-type="float" office:value="-1.625372" calcext:value-type="float">
            <text:p>-1.625372</text:p>
          </table:table-cell>
        </table:table-row>
        <table:table-row table:style-name="ro1">
          <table:table-cell office:value-type="float" office:value="1.518484" calcext:value-type="float">
            <text:p>1.518484</text:p>
          </table:table-cell>
          <table:table-cell office:value-type="float" office:value="-1.688945" calcext:value-type="float">
            <text:p>-1.688945</text:p>
          </table:table-cell>
        </table:table-row>
        <table:table-row table:style-name="ro1">
          <table:table-cell office:value-type="float" office:value="1.531245" calcext:value-type="float">
            <text:p>1.531245</text:p>
          </table:table-cell>
          <table:table-cell office:value-type="float" office:value="-1.720638" calcext:value-type="float">
            <text:p>-1.720638</text:p>
          </table:table-cell>
        </table:table-row>
        <table:table-row table:style-name="ro1">
          <table:table-cell office:value-type="float" office:value="1.550385" calcext:value-type="float">
            <text:p>1.550385</text:p>
          </table:table-cell>
          <table:table-cell office:value-type="float" office:value="-1.730662" calcext:value-type="float">
            <text:p>-1.730662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1.718701" calcext:value-type="float">
            <text:p>-1.718701</text:p>
          </table:table-cell>
        </table:table-row>
        <table:table-row table:style-name="ro1">
          <table:table-cell office:value-type="float" office:value="1.720098" calcext:value-type="float">
            <text:p>1.720098</text:p>
          </table:table-cell>
          <table:table-cell office:value-type="float" office:value="-1.691333" calcext:value-type="float">
            <text:p>-1.691333</text:p>
          </table:table-cell>
        </table:table-row>
        <table:table-row table:style-name="ro1">
          <table:table-cell office:value-type="float" office:value="1.711166" calcext:value-type="float">
            <text:p>1.711166</text:p>
          </table:table-cell>
          <table:table-cell office:value-type="float" office:value="-1.665636" calcext:value-type="float">
            <text:p>-1.665636</text:p>
          </table:table-cell>
        </table:table-row>
        <table:table-row table:style-name="ro1">
          <table:table-cell office:value-type="float" office:value="1.685645" calcext:value-type="float">
            <text:p>1.685645</text:p>
          </table:table-cell>
          <table:table-cell office:value-type="float" office:value="-1.639086" calcext:value-type="float">
            <text:p>-1.639086</text:p>
          </table:table-cell>
        </table:table-row>
        <table:table-row table:style-name="ro1">
          <table:table-cell office:value-type="float" office:value="1.65502" calcext:value-type="float">
            <text:p>1.65502</text:p>
          </table:table-cell>
          <table:table-cell office:value-type="float" office:value="-1.643745" calcext:value-type="float">
            <text:p>-1.643745</text:p>
          </table:table-cell>
        </table:table-row>
        <table:table-row table:style-name="ro1">
          <table:table-cell office:value-type="float" office:value="1.615463" calcext:value-type="float">
            <text:p>1.615463</text:p>
          </table:table-cell>
          <table:table-cell office:value-type="float" office:value="-1.664897" calcext:value-type="float">
            <text:p>-1.664897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-1.704341" calcext:value-type="float">
            <text:p>-1.704341</text:p>
          </table:table-cell>
        </table:table-row>
        <table:table-row table:style-name="ro1">
          <table:table-cell office:value-type="float" office:value="1.544005" calcext:value-type="float">
            <text:p>1.544005</text:p>
          </table:table-cell>
          <table:table-cell office:value-type="float" office:value="-1.754831" calcext:value-type="float">
            <text:p>-1.754831</text:p>
          </table:table-cell>
        </table:table-row>
        <table:table-row table:style-name="ro1">
          <table:table-cell office:value-type="float" office:value="1.533797" calcext:value-type="float">
            <text:p>1.533797</text:p>
          </table:table-cell>
          <table:table-cell office:value-type="float" office:value="-1.801069" calcext:value-type="float">
            <text:p>-1.801069</text:p>
          </table:table-cell>
        </table:table-row>
        <table:table-row table:style-name="ro1">
          <table:table-cell office:value-type="float" office:value="1.537625" calcext:value-type="float">
            <text:p>1.537625</text:p>
          </table:table-cell>
          <table:table-cell office:value-type="float" office:value="-1.845206" calcext:value-type="float">
            <text:p>-1.845206</text:p>
          </table:table-cell>
        </table:table-row>
        <table:table-row table:style-name="ro1">
          <table:table-cell office:value-type="float" office:value="1.542729" calcext:value-type="float">
            <text:p>1.542729</text:p>
          </table:table-cell>
          <table:table-cell office:value-type="float" office:value="-1.858759" calcext:value-type="float">
            <text:p>-1.858759</text:p>
          </table:table-cell>
        </table:table-row>
        <table:table-row table:style-name="ro1">
          <table:table-cell office:value-type="float" office:value="1.554214" calcext:value-type="float">
            <text:p>1.554214</text:p>
          </table:table-cell>
          <table:table-cell office:value-type="float" office:value="-1.851443" calcext:value-type="float">
            <text:p>-1.851443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832603" calcext:value-type="float">
            <text:p>-1.832603</text:p>
          </table:table-cell>
        </table:table-row>
        <table:table-row table:style-name="ro1">
          <table:table-cell office:value-type="float" office:value="1.591219" calcext:value-type="float">
            <text:p>1.591219</text:p>
          </table:table-cell>
          <table:table-cell office:value-type="float" office:value="-1.80962" calcext:value-type="float">
            <text:p>-1.80962</text:p>
          </table:table-cell>
        </table:table-row>
        <table:table-row table:style-name="ro1">
          <table:table-cell office:value-type="float" office:value="1.595047" calcext:value-type="float">
            <text:p>1.595047</text:p>
          </table:table-cell>
          <table:table-cell office:value-type="float" office:value="-1.788685" calcext:value-type="float">
            <text:p>-1.788685</text:p>
          </table:table-cell>
        </table:table-row>
        <table:table-row table:style-name="ro1">
          <table:table-cell office:value-type="float" office:value="1.584839" calcext:value-type="float">
            <text:p>1.584839</text:p>
          </table:table-cell>
          <table:table-cell office:value-type="float" office:value="-1.76824" calcext:value-type="float">
            <text:p>-1.76824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-1.757804" calcext:value-type="float">
            <text:p>-1.757804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1.76737" calcext:value-type="float">
            <text:p>-1.76737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-1.782068" calcext:value-type="float">
            <text:p>-1.782068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1.794781" calcext:value-type="float">
            <text:p>-1.794781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1.808233" calcext:value-type="float">
            <text:p>-1.808233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-1.821001" calcext:value-type="float">
            <text:p>-1.821001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826349" calcext:value-type="float">
            <text:p>-1.826349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1.824141" calcext:value-type="float">
            <text:p>-1.824141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-1.817847" calcext:value-type="float">
            <text:p>-1.817847</text:p>
          </table:table-cell>
        </table:table-row>
        <table:table-row table:style-name="ro1">
          <table:table-cell office:value-type="float" office:value="2.036556" calcext:value-type="float">
            <text:p>2.036556</text:p>
          </table:table-cell>
          <table:table-cell office:value-type="float" office:value="-1.812479" calcext:value-type="float">
            <text:p>-1.812479</text:p>
          </table:table-cell>
        </table:table-row>
        <table:table-row table:style-name="ro1">
          <table:table-cell office:value-type="float" office:value="2.023795" calcext:value-type="float">
            <text:p>2.023795</text:p>
          </table:table-cell>
          <table:table-cell office:value-type="float" office:value="-1.806772" calcext:value-type="float">
            <text:p>-1.806772</text:p>
          </table:table-cell>
        </table:table-row>
        <table:table-row table:style-name="ro1">
          <table:table-cell office:value-type="float" office:value="1.982962" calcext:value-type="float">
            <text:p>1.982962</text:p>
          </table:table-cell>
          <table:table-cell office:value-type="float" office:value="-1.801533" calcext:value-type="float">
            <text:p>-1.801533</text:p>
          </table:table-cell>
        </table:table-row>
        <table:table-row table:style-name="ro1">
          <table:table-cell office:value-type="float" office:value="1.938301" calcext:value-type="float">
            <text:p>1.938301</text:p>
          </table:table-cell>
          <table:table-cell office:value-type="float" office:value="-1.809124" calcext:value-type="float">
            <text:p>-1.809124</text:p>
          </table:table-cell>
        </table:table-row>
        <table:table-row table:style-name="ro1">
          <table:table-cell office:value-type="float" office:value="1.887259" calcext:value-type="float">
            <text:p>1.887259</text:p>
          </table:table-cell>
          <table:table-cell office:value-type="float" office:value="-1.842641" calcext:value-type="float">
            <text:p>-1.842641</text:p>
          </table:table-cell>
        </table:table-row>
        <table:table-row table:style-name="ro1">
          <table:table-cell office:value-type="float" office:value="1.829838" calcext:value-type="float">
            <text:p>1.829838</text:p>
          </table:table-cell>
          <table:table-cell office:value-type="float" office:value="-1.888405" calcext:value-type="float">
            <text:p>-1.888405</text:p>
          </table:table-cell>
        </table:table-row>
        <table:table-row table:style-name="ro1">
          <table:table-cell office:value-type="float" office:value="1.774968" calcext:value-type="float">
            <text:p>1.774968</text:p>
          </table:table-cell>
          <table:table-cell office:value-type="float" office:value="-1.94465" calcext:value-type="float">
            <text:p>-1.94465</text:p>
          </table:table-cell>
        </table:table-row>
        <table:table-row table:style-name="ro1">
          <table:table-cell office:value-type="float" office:value="1.713718" calcext:value-type="float">
            <text:p>1.713718</text:p>
          </table:table-cell>
          <table:table-cell office:value-type="float" office:value="-2.006317" calcext:value-type="float">
            <text:p>-2.006317</text:p>
          </table:table-cell>
        </table:table-row>
        <table:table-row table:style-name="ro1">
          <table:table-cell office:value-type="float" office:value="1.652468" calcext:value-type="float">
            <text:p>1.652468</text:p>
          </table:table-cell>
          <table:table-cell office:value-type="float" office:value="-2.067273" calcext:value-type="float">
            <text:p>-2.067273</text:p>
          </table:table-cell>
        </table:table-row>
        <table:table-row table:style-name="ro1">
          <table:table-cell office:value-type="float" office:value="1.596323" calcext:value-type="float">
            <text:p>1.596323</text:p>
          </table:table-cell>
          <table:table-cell office:value-type="float" office:value="-2.128546" calcext:value-type="float">
            <text:p>-2.128546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-2.189421" calcext:value-type="float">
            <text:p>-2.189421</text:p>
          </table:table-cell>
        </table:table-row>
        <table:table-row table:style-name="ro1">
          <table:table-cell office:value-type="float" office:value="1.547833" calcext:value-type="float">
            <text:p>1.547833</text:p>
          </table:table-cell>
          <table:table-cell office:value-type="float" office:value="-2.24823" calcext:value-type="float">
            <text:p>-2.24823</text:p>
          </table:table-cell>
        </table:table-row>
        <table:table-row table:style-name="ro1">
          <table:table-cell office:value-type="float" office:value="1.554213" calcext:value-type="float">
            <text:p>1.554213</text:p>
          </table:table-cell>
          <table:table-cell office:value-type="float" office:value="-2.288118" calcext:value-type="float">
            <text:p>-2.288118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2.301316" calcext:value-type="float">
            <text:p>-2.301316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-2.290381" calcext:value-type="float">
            <text:p>-2.290381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-2.266149" calcext:value-type="float">
            <text:p>-2.266149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-2.243737" calcext:value-type="float">
            <text:p>-2.243737</text:p>
          </table:table-cell>
        </table:table-row>
        <table:table-row table:style-name="ro1">
          <table:table-cell office:value-type="float" office:value="1.58739" calcext:value-type="float">
            <text:p>1.58739</text:p>
          </table:table-cell>
          <table:table-cell office:value-type="float" office:value="-2.220951" calcext:value-type="float">
            <text:p>-2.220951</text:p>
          </table:table-cell>
        </table:table-row>
        <table:table-row table:style-name="ro1">
          <table:table-cell office:value-type="float" office:value="1.58739" calcext:value-type="float">
            <text:p>1.58739</text:p>
          </table:table-cell>
          <table:table-cell office:value-type="float" office:value="-2.216513" calcext:value-type="float">
            <text:p>-2.216513</text:p>
          </table:table-cell>
        </table:table-row>
        <table:table-row table:style-name="ro1">
          <table:table-cell office:value-type="float" office:value="1.584838" calcext:value-type="float">
            <text:p>1.584838</text:p>
          </table:table-cell>
          <table:table-cell office:value-type="float" office:value="-2.226408" calcext:value-type="float">
            <text:p>-2.226408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239805" calcext:value-type="float">
            <text:p>-2.239805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-2.254137" calcext:value-type="float">
            <text:p>-2.254137</text:p>
          </table:table-cell>
        </table:table-row>
        <table:table-row table:style-name="ro1">
          <table:table-cell office:value-type="float" office:value="1.559318" calcext:value-type="float">
            <text:p>1.559318</text:p>
          </table:table-cell>
          <table:table-cell office:value-type="float" office:value="-2.268293" calcext:value-type="float">
            <text:p>-2.268293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2.281919" calcext:value-type="float">
            <text:p>-2.281919</text:p>
          </table:table-cell>
        </table:table-row>
        <table:table-row table:style-name="ro1">
          <table:table-cell office:value-type="float" office:value="1.556766" calcext:value-type="float">
            <text:p>1.556766</text:p>
          </table:table-cell>
          <table:table-cell office:value-type="float" office:value="-2.288585" calcext:value-type="float">
            <text:p>-2.288585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-2.292241" calcext:value-type="float">
            <text:p>-2.292241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289036" calcext:value-type="float">
            <text:p>-2.289036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-2.276189" calcext:value-type="float">
            <text:p>-2.276189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-2.262772" calcext:value-type="float">
            <text:p>-2.262772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-2.248973" calcext:value-type="float">
            <text:p>-2.248973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237428" calcext:value-type="float">
            <text:p>-2.237428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-2.238272" calcext:value-type="float">
            <text:p>-2.238272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-2.246812" calcext:value-type="float">
            <text:p>-2.246812</text:p>
          </table:table-cell>
        </table:table-row>
        <table:table-row table:style-name="ro1">
          <table:table-cell office:value-type="float" office:value="2.971891" calcext:value-type="float">
            <text:p>2.971891</text:p>
          </table:table-cell>
          <table:table-cell office:value-type="float" office:value="-2.255017" calcext:value-type="float">
            <text:p>-2.255017</text:p>
          </table:table-cell>
        </table:table-row>
        <table:table-row table:style-name="ro1">
          <table:table-cell office:value-type="float" office:value="2.952751" calcext:value-type="float">
            <text:p>2.952751</text:p>
          </table:table-cell>
          <table:table-cell office:value-type="float" office:value="-2.261919" calcext:value-type="float">
            <text:p>-2.261919</text:p>
          </table:table-cell>
        </table:table-row>
        <table:table-row table:style-name="ro1">
          <table:table-cell office:value-type="float" office:value="2.911918" calcext:value-type="float">
            <text:p>2.911918</text:p>
          </table:table-cell>
          <table:table-cell office:value-type="float" office:value="-2.267273" calcext:value-type="float">
            <text:p>-2.267273</text:p>
          </table:table-cell>
        </table:table-row>
        <table:table-row table:style-name="ro1">
          <table:table-cell office:value-type="float" office:value="2.867256" calcext:value-type="float">
            <text:p>2.867256</text:p>
          </table:table-cell>
          <table:table-cell office:value-type="float" office:value="-2.291584" calcext:value-type="float">
            <text:p>-2.291584</text:p>
          </table:table-cell>
        </table:table-row>
        <table:table-row table:style-name="ro1">
          <table:table-cell office:value-type="float" office:value="2.816215" calcext:value-type="float">
            <text:p>2.816215</text:p>
          </table:table-cell>
          <table:table-cell office:value-type="float" office:value="-2.33583" calcext:value-type="float">
            <text:p>-2.33583</text:p>
          </table:table-cell>
        </table:table-row>
        <table:table-row table:style-name="ro1">
          <table:table-cell office:value-type="float" office:value="2.756241" calcext:value-type="float">
            <text:p>2.756241</text:p>
          </table:table-cell>
          <table:table-cell office:value-type="float" office:value="-2.392803" calcext:value-type="float">
            <text:p>-2.392803</text:p>
          </table:table-cell>
        </table:table-row>
        <table:table-row table:style-name="ro1">
          <table:table-cell office:value-type="float" office:value="2.693715" calcext:value-type="float">
            <text:p>2.693715</text:p>
          </table:table-cell>
          <table:table-cell office:value-type="float" office:value="-2.45635" calcext:value-type="float">
            <text:p>-2.45635</text:p>
          </table:table-cell>
        </table:table-row>
        <table:table-row table:style-name="ro1">
          <table:table-cell office:value-type="float" office:value="2.626085" calcext:value-type="float">
            <text:p>2.626085</text:p>
          </table:table-cell>
          <table:table-cell office:value-type="float" office:value="-2.522427" calcext:value-type="float">
            <text:p>-2.522427</text:p>
          </table:table-cell>
        </table:table-row>
        <table:table-row table:style-name="ro1">
          <table:table-cell office:value-type="float" office:value="2.561007" calcext:value-type="float">
            <text:p>2.561007</text:p>
          </table:table-cell>
          <table:table-cell office:value-type="float" office:value="-2.588941" calcext:value-type="float">
            <text:p>-2.588941</text:p>
          </table:table-cell>
        </table:table-row>
        <table:table-row table:style-name="ro1">
          <table:table-cell office:value-type="float" office:value="2.50231" calcext:value-type="float">
            <text:p>2.50231</text:p>
          </table:table-cell>
          <table:table-cell office:value-type="float" office:value="-2.65632" calcext:value-type="float">
            <text:p>-2.65632</text:p>
          </table:table-cell>
        </table:table-row>
        <table:table-row table:style-name="ro1">
          <table:table-cell office:value-type="float" office:value="2.449992" calcext:value-type="float">
            <text:p>2.449992</text:p>
          </table:table-cell>
          <table:table-cell office:value-type="float" office:value="-2.721417" calcext:value-type="float">
            <text:p>-2.721417</text:p>
          </table:table-cell>
        </table:table-row>
        <table:table-row table:style-name="ro1">
          <table:table-cell office:value-type="float" office:value="2.404055" calcext:value-type="float">
            <text:p>2.404055</text:p>
          </table:table-cell>
          <table:table-cell office:value-type="float" office:value="-2.786156" calcext:value-type="float">
            <text:p>-2.786156</text:p>
          </table:table-cell>
        </table:table-row>
        <table:table-row table:style-name="ro1">
          <table:table-cell office:value-type="float" office:value="2.355565" calcext:value-type="float">
            <text:p>2.355565</text:p>
          </table:table-cell>
          <table:table-cell office:value-type="float" office:value="-2.845456" calcext:value-type="float">
            <text:p>-2.845456</text:p>
          </table:table-cell>
        </table:table-row>
        <table:table-row table:style-name="ro1">
          <table:table-cell office:value-type="float" office:value="2.3058" calcext:value-type="float">
            <text:p>2.3058</text:p>
          </table:table-cell>
          <table:table-cell office:value-type="float" office:value="-2.892478" calcext:value-type="float">
            <text:p>-2.892478</text:p>
          </table:table-cell>
        </table:table-row>
        <table:table-row table:style-name="ro1">
          <table:table-cell office:value-type="float" office:value="2.253482" calcext:value-type="float">
            <text:p>2.253482</text:p>
          </table:table-cell>
          <table:table-cell office:value-type="float" office:value="-2.935624" calcext:value-type="float">
            <text:p>-2.935624</text:p>
          </table:table-cell>
        </table:table-row>
        <table:table-row table:style-name="ro1">
          <table:table-cell office:value-type="float" office:value="2.201165" calcext:value-type="float">
            <text:p>2.201165</text:p>
          </table:table-cell>
          <table:table-cell office:value-type="float" office:value="-2.979151" calcext:value-type="float">
            <text:p>-2.979151</text:p>
          </table:table-cell>
        </table:table-row>
        <table:table-row table:style-name="ro1">
          <table:table-cell office:value-type="float" office:value="2.150123" calcext:value-type="float">
            <text:p>2.150123</text:p>
          </table:table-cell>
          <table:table-cell office:value-type="float" office:value="-3.022205" calcext:value-type="float">
            <text:p>-3.022205</text:p>
          </table:table-cell>
        </table:table-row>
        <table:table-row table:style-name="ro1">
          <table:table-cell office:value-type="float" office:value="2.100358" calcext:value-type="float">
            <text:p>2.100358</text:p>
          </table:table-cell>
          <table:table-cell office:value-type="float" office:value="-3.071157" calcext:value-type="float">
            <text:p>-3.071157</text:p>
          </table:table-cell>
        </table:table-row>
        <table:table-row table:style-name="ro1">
          <table:table-cell office:value-type="float" office:value="2.049316" calcext:value-type="float">
            <text:p>2.049316</text:p>
          </table:table-cell>
          <table:table-cell office:value-type="float" office:value="-3.118578" calcext:value-type="float">
            <text:p>-3.118578</text:p>
          </table:table-cell>
        </table:table-row>
        <table:table-row table:style-name="ro1">
          <table:table-cell office:value-type="float" office:value="1.99955" calcext:value-type="float">
            <text:p>1.99955</text:p>
          </table:table-cell>
          <table:table-cell office:value-type="float" office:value="3.116425" calcext:value-type="float">
            <text:p>3.116425</text:p>
          </table:table-cell>
        </table:table-row>
        <table:table-row table:style-name="ro1">
          <table:table-cell office:value-type="float" office:value="1.949785" calcext:value-type="float">
            <text:p>1.949785</text:p>
          </table:table-cell>
          <table:table-cell office:value-type="float" office:value="3.066773" calcext:value-type="float">
            <text:p>3.066773</text:p>
          </table:table-cell>
        </table:table-row>
        <table:table-row table:style-name="ro1">
          <table:table-cell office:value-type="float" office:value="1.90002" calcext:value-type="float">
            <text:p>1.90002</text:p>
          </table:table-cell>
          <table:table-cell office:value-type="float" office:value="3.016734" calcext:value-type="float">
            <text:p>3.016734</text:p>
          </table:table-cell>
        </table:table-row>
        <table:table-row table:style-name="ro1">
          <table:table-cell office:value-type="float" office:value="1.85153" calcext:value-type="float">
            <text:p>1.85153</text:p>
          </table:table-cell>
          <table:table-cell office:value-type="float" office:value="2.966443" calcext:value-type="float">
            <text:p>2.966443</text:p>
          </table:table-cell>
        </table:table-row>
        <table:table-row table:style-name="ro1">
          <table:table-cell office:value-type="float" office:value="1.801765" calcext:value-type="float">
            <text:p>1.801765</text:p>
          </table:table-cell>
          <table:table-cell office:value-type="float" office:value="2.916669" calcext:value-type="float">
            <text:p>2.916669</text:p>
          </table:table-cell>
        </table:table-row>
        <table:table-row table:style-name="ro1">
          <table:table-cell office:value-type="float" office:value="1.751999" calcext:value-type="float">
            <text:p>1.751999</text:p>
          </table:table-cell>
          <table:table-cell office:value-type="float" office:value="2.866895" calcext:value-type="float">
            <text:p>2.866895</text:p>
          </table:table-cell>
        </table:table-row>
        <table:table-row table:style-name="ro1">
          <table:table-cell office:value-type="float" office:value="1.702234" calcext:value-type="float">
            <text:p>1.702234</text:p>
          </table:table-cell>
          <table:table-cell office:value-type="float" office:value="2.816405" calcext:value-type="float">
            <text:p>2.816405</text:p>
          </table:table-cell>
        </table:table-row>
        <table:table-row table:style-name="ro1">
          <table:table-cell office:value-type="float" office:value="1.651192" calcext:value-type="float">
            <text:p>1.651192</text:p>
          </table:table-cell>
          <table:table-cell office:value-type="float" office:value="2.766045" calcext:value-type="float">
            <text:p>2.766045</text:p>
          </table:table-cell>
        </table:table-row>
        <table:table-row table:style-name="ro1">
          <table:table-cell office:value-type="float" office:value="1.602703" calcext:value-type="float">
            <text:p>1.602703</text:p>
          </table:table-cell>
          <table:table-cell office:value-type="float" office:value="2.71561" calcext:value-type="float">
            <text:p>2.71561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2.666017" calcext:value-type="float">
            <text:p>2.666017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2.61736" calcext:value-type="float">
            <text:p>2.61736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2.584138" calcext:value-type="float">
            <text:p>2.584138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581741" calcext:value-type="float">
            <text:p>2.581741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597809" calcext:value-type="float">
            <text:p>2.597809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2.618821" calcext:value-type="float">
            <text:p>2.618821</text:p>
          </table:table-cell>
        </table:table-row>
        <table:table-row table:style-name="ro1">
          <table:table-cell office:value-type="float" office:value="1.589942" calcext:value-type="float">
            <text:p>1.589942</text:p>
          </table:table-cell>
          <table:table-cell office:value-type="float" office:value="2.638653" calcext:value-type="float">
            <text:p>2.638653</text:p>
          </table:table-cell>
        </table:table-row>
        <table:table-row table:style-name="ro1">
          <table:table-cell office:value-type="float" office:value="1.584838" calcext:value-type="float">
            <text:p>1.584838</text:p>
          </table:table-cell>
          <table:table-cell office:value-type="float" office:value="2.655453" calcext:value-type="float">
            <text:p>2.655453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658617" calcext:value-type="float">
            <text:p>2.658617</text:p>
          </table:table-cell>
        </table:table-row>
        <table:table-row table:style-name="ro1">
          <table:table-cell office:value-type="float" office:value="1.351323" calcext:value-type="float">
            <text:p>1.351323</text:p>
          </table:table-cell>
          <table:table-cell office:value-type="float" office:value="2.648376" calcext:value-type="float">
            <text:p>2.648376</text:p>
          </table:table-cell>
        </table:table-row>
        <table:table-row table:style-name="ro1">
          <table:table-cell office:value-type="float" office:value="1.362808" calcext:value-type="float">
            <text:p>1.362808</text:p>
          </table:table-cell>
          <table:table-cell office:value-type="float" office:value="2.635444" calcext:value-type="float">
            <text:p>2.635444</text:p>
          </table:table-cell>
        </table:table-row>
        <table:table-row table:style-name="ro1">
          <table:table-cell office:value-type="float" office:value="1.402365" calcext:value-type="float">
            <text:p>1.402365</text:p>
          </table:table-cell>
          <table:table-cell office:value-type="float" office:value="2.621854" calcext:value-type="float">
            <text:p>2.621854</text:p>
          </table:table-cell>
        </table:table-row>
        <table:table-row table:style-name="ro1">
          <table:table-cell office:value-type="float" office:value="1.441922" calcext:value-type="float">
            <text:p>1.441922</text:p>
          </table:table-cell>
          <table:table-cell office:value-type="float" office:value="2.625285" calcext:value-type="float">
            <text:p>2.625285</text:p>
          </table:table-cell>
        </table:table-row>
        <table:table-row table:style-name="ro1">
          <table:table-cell office:value-type="float" office:value="1.489136" calcext:value-type="float">
            <text:p>1.489136</text:p>
          </table:table-cell>
          <table:table-cell office:value-type="float" office:value="2.655201" calcext:value-type="float">
            <text:p>2.655201</text:p>
          </table:table-cell>
        </table:table-row>
        <table:table-row table:style-name="ro1">
          <table:table-cell office:value-type="float" office:value="1.540177" calcext:value-type="float">
            <text:p>1.540177</text:p>
          </table:table-cell>
          <table:table-cell office:value-type="float" office:value="2.700448" calcext:value-type="float">
            <text:p>2.700448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2.755064" calcext:value-type="float">
            <text:p>2.755064</text:p>
          </table:table-cell>
        </table:table-row>
        <table:table-row table:style-name="ro1">
          <table:table-cell office:value-type="float" office:value="1.603979" calcext:value-type="float">
            <text:p>1.603979</text:p>
          </table:table-cell>
          <table:table-cell office:value-type="float" office:value="2.809117" calcext:value-type="float">
            <text:p>2.809117</text:p>
          </table:table-cell>
        </table:table-row>
        <table:table-row table:style-name="ro1">
          <table:table-cell office:value-type="float" office:value="1.601427" calcext:value-type="float">
            <text:p>1.601427</text:p>
          </table:table-cell>
          <table:table-cell office:value-type="float" office:value="2.862173" calcext:value-type="float">
            <text:p>2.862173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2.888299" calcext:value-type="float">
            <text:p>2.888299</text:p>
          </table:table-cell>
        </table:table-row>
        <table:table-row table:style-name="ro1">
          <table:table-cell office:value-type="float" office:value="1.560594" calcext:value-type="float">
            <text:p>1.560594</text:p>
          </table:table-cell>
          <table:table-cell office:value-type="float" office:value="2.899662" calcext:value-type="float">
            <text:p>2.899662</text:p>
          </table:table-cell>
        </table:table-row>
        <table:table-row table:style-name="ro1">
          <table:table-cell office:value-type="float" office:value="1.546557" calcext:value-type="float">
            <text:p>1.546557</text:p>
          </table:table-cell>
          <table:table-cell office:value-type="float" office:value="2.889812" calcext:value-type="float">
            <text:p>2.889812</text:p>
          </table:table-cell>
        </table:table-row>
        <table:table-row table:style-name="ro1">
          <table:table-cell office:value-type="float" office:value="1.550385" calcext:value-type="float">
            <text:p>1.550385</text:p>
          </table:table-cell>
          <table:table-cell office:value-type="float" office:value="2.870784" calcext:value-type="float">
            <text:p>2.870784</text:p>
          </table:table-cell>
        </table:table-row>
        <table:table-row table:style-name="ro1">
          <table:table-cell office:value-type="float" office:value="1.566974" calcext:value-type="float">
            <text:p>1.566974</text:p>
          </table:table-cell>
          <table:table-cell office:value-type="float" office:value="2.852412" calcext:value-type="float">
            <text:p>2.852412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843252" calcext:value-type="float">
            <text:p>2.843252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2.854716" calcext:value-type="float">
            <text:p>2.854716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2.870749" calcext:value-type="float">
            <text:p>2.870749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884528" calcext:value-type="float">
            <text:p>2.884528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2.893201" calcext:value-type="float">
            <text:p>2.893201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894125" calcext:value-type="float">
            <text:p>2.894125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2.889835" calcext:value-type="float">
            <text:p>2.889835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2.886626" calcext:value-type="float">
            <text:p>2.886626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2.883533" calcext:value-type="float">
            <text:p>2.883533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2.879725" calcext:value-type="float">
            <text:p>2.879725</text:p>
          </table:table-cell>
        </table:table-row>
        <table:table-row table:style-name="ro1">
          <table:table-cell office:value-type="float" office:value="1.461063" calcext:value-type="float">
            <text:p>1.461063</text:p>
          </table:table-cell>
          <table:table-cell office:value-type="float" office:value="2.876656" calcext:value-type="float">
            <text:p>2.876656</text:p>
          </table:table-cell>
        </table:table-row>
        <table:table-row table:style-name="ro1">
          <table:table-cell office:value-type="float" office:value="1.472547" calcext:value-type="float">
            <text:p>1.472547</text:p>
          </table:table-cell>
          <table:table-cell office:value-type="float" office:value="2.872883" calcext:value-type="float">
            <text:p>2.872883</text:p>
          </table:table-cell>
        </table:table-row>
        <table:table-row table:style-name="ro1">
          <table:table-cell office:value-type="float" office:value="1.514656" calcext:value-type="float">
            <text:p>1.514656</text:p>
          </table:table-cell>
          <table:table-cell office:value-type="float" office:value="2.866585" calcext:value-type="float">
            <text:p>2.866585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2.872245" calcext:value-type="float">
            <text:p>2.872245</text:p>
          </table:table-cell>
        </table:table-row>
        <table:table-row table:style-name="ro1">
          <table:table-cell office:value-type="float" office:value="1.592494" calcext:value-type="float">
            <text:p>1.592494</text:p>
          </table:table-cell>
          <table:table-cell office:value-type="float" office:value="2.903177" calcext:value-type="float">
            <text:p>2.903177</text:p>
          </table:table-cell>
        </table:table-row>
        <table:table-row table:style-name="ro1">
          <table:table-cell office:value-type="float" office:value="1.605255" calcext:value-type="float">
            <text:p>1.605255</text:p>
          </table:table-cell>
          <table:table-cell office:value-type="float" office:value="2.946405" calcext:value-type="float">
            <text:p>2.946405</text:p>
          </table:table-cell>
        </table:table-row>
        <table:table-row table:style-name="ro1">
          <table:table-cell office:value-type="float" office:value="1.59377" calcext:value-type="float">
            <text:p>1.59377</text:p>
          </table:table-cell>
          <table:table-cell office:value-type="float" office:value="2.98578" calcext:value-type="float">
            <text:p>2.98578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3.009578" calcext:value-type="float">
            <text:p>3.009578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3.010453" calcext:value-type="float">
            <text:p>3.010453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2.9949" calcext:value-type="float">
            <text:p>2.9949</text:p>
          </table:table-cell>
        </table:table-row>
        <table:table-row table:style-name="ro1">
          <table:table-cell office:value-type="float" office:value="1.564422" calcext:value-type="float">
            <text:p>1.564422</text:p>
          </table:table-cell>
          <table:table-cell office:value-type="float" office:value="2.975853" calcext:value-type="float">
            <text:p>2.97585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957512" calcext:value-type="float">
            <text:p>2.957512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2.953546" calcext:value-type="float">
            <text:p>2.953546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2.965258" calcext:value-type="float">
            <text:p>2.965258</text:p>
          </table:table-cell>
        </table:table-row>
        <table:table-row table:style-name="ro1">
          <table:table-cell office:value-type="float" office:value="1.566973" calcext:value-type="float">
            <text:p>1.566973</text:p>
          </table:table-cell>
          <table:table-cell office:value-type="float" office:value="2.976268" calcext:value-type="float">
            <text:p>2.976268</text:p>
          </table:table-cell>
        </table:table-row>
        <table:table-row table:style-name="ro1">
          <table:table-cell office:value-type="float" office:value="1.564421" calcext:value-type="float">
            <text:p>1.564421</text:p>
          </table:table-cell>
          <table:table-cell office:value-type="float" office:value="2.987721" calcext:value-type="float">
            <text:p>2.987721</text:p>
          </table:table-cell>
        </table:table-row>
        <table:table-row table:style-name="ro1">
          <table:table-cell office:value-type="float" office:value="1.569526" calcext:value-type="float">
            <text:p>1.569526</text:p>
          </table:table-cell>
          <table:table-cell office:value-type="float" office:value="2.990859" calcext:value-type="float">
            <text:p>2.990859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2.988376" calcext:value-type="float">
            <text:p>2.988376</text:p>
          </table:table-cell>
        </table:table-row>
        <table:table-row table:style-name="ro1">
          <table:table-cell office:value-type="float" office:value="1.586114" calcext:value-type="float">
            <text:p>1.586114</text:p>
          </table:table-cell>
          <table:table-cell office:value-type="float" office:value="2.986948" calcext:value-type="float">
            <text:p>2.986948</text:p>
          </table:table-cell>
        </table:table-row>
        <table:table-row table:style-name="ro1">
          <table:table-cell office:value-type="float" office:value="1.583562" calcext:value-type="float">
            <text:p>1.583562</text:p>
          </table:table-cell>
          <table:table-cell office:value-type="float" office:value="2.985045" calcext:value-type="float">
            <text:p>2.985045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2.989444" calcext:value-type="float">
            <text:p>2.989444</text:p>
          </table:table-cell>
        </table:table-row>
        <table:table-row table:style-name="ro1">
          <table:table-cell office:value-type="float" office:value="1.565698" calcext:value-type="float">
            <text:p>1.565698</text:p>
          </table:table-cell>
          <table:table-cell office:value-type="float" office:value="2.987782" calcext:value-type="float">
            <text:p>2.987782</text:p>
          </table:table-cell>
        </table:table-row>
        <table:table-row table:style-name="ro1">
          <table:table-cell office:value-type="float" office:value="1.559317" calcext:value-type="float">
            <text:p>1.559317</text:p>
          </table:table-cell>
          <table:table-cell office:value-type="float" office:value="2.982076" calcext:value-type="float">
            <text:p>2.982076</text:p>
          </table:table-cell>
        </table:table-row>
        <table:table-row table:style-name="ro1">
          <table:table-cell office:value-type="float" office:value="1.560593" calcext:value-type="float">
            <text:p>1.560593</text:p>
          </table:table-cell>
          <table:table-cell office:value-type="float" office:value="2.975419" calcext:value-type="float">
            <text:p>2.975419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966919" calcext:value-type="float">
            <text:p>2.966919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959293" calcext:value-type="float">
            <text:p>2.959293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96375" calcext:value-type="float">
            <text:p>2.96375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976732" calcext:value-type="float">
            <text:p>2.976732</text:p>
          </table:table-cell>
        </table:table-row>
        <table:table-row table:style-name="ro1">
          <table:table-cell office:value-type="float" office:value="1.566973" calcext:value-type="float">
            <text:p>1.566973</text:p>
          </table:table-cell>
          <table:table-cell office:value-type="float" office:value="2.98814" calcext:value-type="float">
            <text:p>2.98814</text:p>
          </table:table-cell>
        </table:table-row>
        <table:table-row table:style-name="ro1">
          <table:table-cell office:value-type="float" office:value="1.565697" calcext:value-type="float">
            <text:p>1.565697</text:p>
          </table:table-cell>
          <table:table-cell office:value-type="float" office:value="2.995424" calcext:value-type="float">
            <text:p>2.99542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991215" calcext:value-type="float">
            <text:p>2.991215</text:p>
          </table:table-cell>
        </table:table-row>
        <table:table-row table:style-name="ro1">
          <table:table-cell office:value-type="float" office:value="1.575906" calcext:value-type="float">
            <text:p>1.575906</text:p>
          </table:table-cell>
          <table:table-cell office:value-type="float" office:value="2.985214" calcext:value-type="float">
            <text:p>2.985214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2.979613" calcext:value-type="float">
            <text:p>2.979613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975802" calcext:value-type="float">
            <text:p>2.975802</text:p>
          </table:table-cell>
        </table:table-row>
        <table:table-row table:style-name="ro1">
          <table:table-cell office:value-type="float" office:value="1.565697" calcext:value-type="float">
            <text:p>1.565697</text:p>
          </table:table-cell>
          <table:table-cell office:value-type="float" office:value="2.975545" calcext:value-type="float">
            <text:p>2.975545</text:p>
          </table:table-cell>
        </table:table-row>
        <table:table-row table:style-name="ro1">
          <table:table-cell office:value-type="float" office:value="1.556765" calcext:value-type="float">
            <text:p>1.556765</text:p>
          </table:table-cell>
          <table:table-cell office:value-type="float" office:value="2.974341" calcext:value-type="float">
            <text:p>2.974341</text:p>
          </table:table-cell>
        </table:table-row>
        <table:table-row table:style-name="ro1">
          <table:table-cell office:value-type="float" office:value="1.555489" calcext:value-type="float">
            <text:p>1.555489</text:p>
          </table:table-cell>
          <table:table-cell office:value-type="float" office:value="2.972654" calcext:value-type="float">
            <text:p>2.972654</text:p>
          </table:table-cell>
        </table:table-row>
        <table:table-row table:style-name="ro1">
          <table:table-cell office:value-type="float" office:value="1.561869" calcext:value-type="float">
            <text:p>1.561869</text:p>
          </table:table-cell>
          <table:table-cell office:value-type="float" office:value="2.967515" calcext:value-type="float">
            <text:p>2.967515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2.96329" calcext:value-type="float">
            <text:p>2.96329</text:p>
          </table:table-cell>
        </table:table-row>
        <table:table-row table:style-name="ro1">
          <table:table-cell office:value-type="float" office:value="1.579734" calcext:value-type="float">
            <text:p>1.579734</text:p>
          </table:table-cell>
          <table:table-cell office:value-type="float" office:value="2.962375" calcext:value-type="float">
            <text:p>2.962375</text:p>
          </table:table-cell>
        </table:table-row>
        <table:table-row table:style-name="ro1">
          <table:table-cell office:value-type="float" office:value="1.577182" calcext:value-type="float">
            <text:p>1.577182</text:p>
          </table:table-cell>
          <table:table-cell office:value-type="float" office:value="2.969604" calcext:value-type="float">
            <text:p>2.969604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979097" calcext:value-type="float">
            <text:p>2.979097</text:p>
          </table:table-cell>
        </table:table-row>
        <table:table-row table:style-name="ro1">
          <table:table-cell office:value-type="float" office:value="1.56187" calcext:value-type="float">
            <text:p>1.56187</text:p>
          </table:table-cell>
          <table:table-cell office:value-type="float" office:value="2.986637" calcext:value-type="float">
            <text:p>2.986637</text:p>
          </table:table-cell>
        </table:table-row>
        <table:table-row table:style-name="ro1">
          <table:table-cell office:value-type="float" office:value="1.563146" calcext:value-type="float">
            <text:p>1.563146</text:p>
          </table:table-cell>
          <table:table-cell office:value-type="float" office:value="2.990112" calcext:value-type="float">
            <text:p>2.990112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982439" calcext:value-type="float">
            <text:p>2.982439</text:p>
          </table:table-cell>
        </table:table-row>
        <table:table-row table:style-name="ro1">
          <table:table-cell office:value-type="float" office:value="1.578458" calcext:value-type="float">
            <text:p>1.578458</text:p>
          </table:table-cell>
          <table:table-cell office:value-type="float" office:value="2.975621" calcext:value-type="float">
            <text:p>2.975621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970586" calcext:value-type="float">
            <text:p>2.970586</text:p>
          </table:table-cell>
        </table:table-row>
        <table:table-row table:style-name="ro1">
          <table:table-cell office:value-type="float" office:value="1.57463" calcext:value-type="float">
            <text:p>1.57463</text:p>
          </table:table-cell>
          <table:table-cell office:value-type="float" office:value="2.971705" calcext:value-type="float">
            <text:p>2.971705</text:p>
          </table:table-cell>
        </table:table-row>
        <table:table-row table:style-name="ro1">
          <table:table-cell office:value-type="float" office:value="1.561869" calcext:value-type="float">
            <text:p>1.561869</text:p>
          </table:table-cell>
          <table:table-cell office:value-type="float" office:value="2.97369" calcext:value-type="float">
            <text:p>2.97369</text:p>
          </table:table-cell>
        </table:table-row>
        <table:table-row table:style-name="ro1">
          <table:table-cell office:value-type="float" office:value="1.551661" calcext:value-type="float">
            <text:p>1.551661</text:p>
          </table:table-cell>
          <table:table-cell office:value-type="float" office:value="2.975431" calcext:value-type="float">
            <text:p>2.975431</text:p>
          </table:table-cell>
        </table:table-row>
        <table:table-row table:style-name="ro1">
          <table:table-cell office:value-type="float" office:value="1.552937" calcext:value-type="float">
            <text:p>1.552937</text:p>
          </table:table-cell>
          <table:table-cell office:value-type="float" office:value="2.972722" calcext:value-type="float">
            <text:p>2.972722</text:p>
          </table:table-cell>
        </table:table-row>
        <table:table-row table:style-name="ro1">
          <table:table-cell office:value-type="float" office:value="1.56825" calcext:value-type="float">
            <text:p>1.56825</text:p>
          </table:table-cell>
          <table:table-cell office:value-type="float" office:value="2.965843" calcext:value-type="float">
            <text:p>2.965843</text:p>
          </table:table-cell>
        </table:table-row>
        <table:table-row table:style-name="ro1">
          <table:table-cell office:value-type="float" office:value="1.586114" calcext:value-type="float">
            <text:p>1.586114</text:p>
          </table:table-cell>
          <table:table-cell office:value-type="float" office:value="2.959927" calcext:value-type="float">
            <text:p>2.959927</text:p>
          </table:table-cell>
        </table:table-row>
        <table:table-row table:style-name="ro1">
          <table:table-cell office:value-type="float" office:value="1.58739" calcext:value-type="float">
            <text:p>1.58739</text:p>
          </table:table-cell>
          <table:table-cell office:value-type="float" office:value="2.96467" calcext:value-type="float">
            <text:p>2.96467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2.978801" calcext:value-type="float">
            <text:p>2.978801</text:p>
          </table:table-cell>
        </table:table-row>
        <table:table-row table:style-name="ro1">
          <table:table-cell office:value-type="float" office:value="1.570802" calcext:value-type="float">
            <text:p>1.570802</text:p>
          </table:table-cell>
          <table:table-cell office:value-type="float" office:value="2.990501" calcext:value-type="float">
            <text:p>2.990501</text:p>
          </table:table-cell>
        </table:table-row>
        <table:table-row table:style-name="ro1">
          <table:table-cell office:value-type="float" office:value="1.508276" calcext:value-type="float">
            <text:p>1.508276</text:p>
          </table:table-cell>
          <table:table-cell office:value-type="float" office:value="2.998696" calcext:value-type="float">
            <text:p>2.998696</text:p>
          </table:table-cell>
        </table:table-row>
        <table:table-row table:style-name="ro1">
          <table:table-cell office:value-type="float" office:value="1.524864" calcext:value-type="float">
            <text:p>1.524864</text:p>
          </table:table-cell>
          <table:table-cell office:value-type="float" office:value="2.992723" calcext:value-type="float">
            <text:p>2.992723</text:p>
          </table:table-cell>
        </table:table-row>
        <table:table-row table:style-name="ro1">
          <table:table-cell office:value-type="float" office:value="1.558041" calcext:value-type="float">
            <text:p>1.558041</text:p>
          </table:table-cell>
          <table:table-cell office:value-type="float" office:value="2.986215" calcext:value-type="float">
            <text:p>2.986215</text:p>
          </table:table-cell>
        </table:table-row>
        <table:table-row table:style-name="ro1">
          <table:table-cell office:value-type="float" office:value="1.582286" calcext:value-type="float">
            <text:p>1.582286</text:p>
          </table:table-cell>
          <table:table-cell office:value-type="float" office:value="2.985117" calcext:value-type="float">
            <text:p>2.985117</text:p>
          </table:table-cell>
        </table:table-row>
        <table:table-row table:style-name="ro1">
          <table:table-cell office:value-type="float" office:value="1.588666" calcext:value-type="float">
            <text:p>1.588666</text:p>
          </table:table-cell>
          <table:table-cell office:value-type="float" office:value="3.009245" calcext:value-type="float">
            <text:p>3.009245</text:p>
          </table:table-cell>
        </table:table-row>
        <table:table-row table:style-name="ro1">
          <table:table-cell office:value-type="float" office:value="1.58101" calcext:value-type="float">
            <text:p>1.58101</text:p>
          </table:table-cell>
          <table:table-cell office:value-type="float" office:value="3.036797" calcext:value-type="float">
            <text:p>3.036797</text:p>
          </table:table-cell>
        </table:table-row>
        <table:table-row table:style-name="ro1">
          <table:table-cell office:value-type="float" office:value="1.573354" calcext:value-type="float">
            <text:p>1.573354</text:p>
          </table:table-cell>
          <table:table-cell office:value-type="float" office:value="3.060598" calcext:value-type="float">
            <text:p>3.060598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3.060266" calcext:value-type="float">
            <text:p>3.060266</text:p>
          </table:table-cell>
        </table:table-row>
        <table:table-row table:style-name="ro1">
          <table:table-cell office:value-type="float" office:value="1.572078" calcext:value-type="float">
            <text:p>1.572078</text:p>
          </table:table-cell>
          <table:table-cell office:value-type="float" office:value="3.048151" calcext:value-type="float">
            <text:p>3.048151</text:p>
          </table:table-cell>
        </table:table-row>
        <table:table-row table:style-name="ro1">
          <table:table-cell office:value-type="float" office:value="2.892777" calcext:value-type="float">
            <text:p>2.892777</text:p>
          </table:table-cell>
          <table:table-cell office:value-type="float" office:value="3.034802" calcext:value-type="float">
            <text:p>3.034802</text:p>
          </table:table-cell>
        </table:table-row>
        <table:table-row table:style-name="ro1">
          <table:table-cell office:value-type="float" office:value="2.876188" calcext:value-type="float">
            <text:p>2.876188</text:p>
          </table:table-cell>
          <table:table-cell office:value-type="float" office:value="3.02175" calcext:value-type="float">
            <text:p>3.02175</text:p>
          </table:table-cell>
        </table:table-row>
        <table:table-row table:style-name="ro1">
          <table:table-cell office:value-type="float" office:value="2.825147" calcext:value-type="float">
            <text:p>2.825147</text:p>
          </table:table-cell>
          <table:table-cell office:value-type="float" office:value="3.011778" calcext:value-type="float">
            <text:p>3.011778</text:p>
          </table:table-cell>
        </table:table-row>
        <table:table-row table:style-name="ro1">
          <table:table-cell office:value-type="float" office:value="2.769001" calcext:value-type="float">
            <text:p>2.769001</text:p>
          </table:table-cell>
          <table:table-cell office:value-type="float" office:value="2.997172" calcext:value-type="float">
            <text:p>2.997172</text:p>
          </table:table-cell>
        </table:table-row>
        <table:table-row table:style-name="ro1">
          <table:table-cell office:value-type="float" office:value="2.705199" calcext:value-type="float">
            <text:p>2.705199</text:p>
          </table:table-cell>
          <table:table-cell office:value-type="float" office:value="2.957484" calcext:value-type="float">
            <text:p>2.957484</text:p>
          </table:table-cell>
        </table:table-row>
        <table:table-row table:style-name="ro1">
          <table:table-cell office:value-type="float" office:value="2.646502" calcext:value-type="float">
            <text:p>2.646502</text:p>
          </table:table-cell>
          <table:table-cell office:value-type="float" office:value="2.905328" calcext:value-type="float">
            <text:p>2.905328</text:p>
          </table:table-cell>
        </table:table-row>
        <table:table-row table:style-name="ro1">
          <table:table-cell office:value-type="float" office:value="2.590356" calcext:value-type="float">
            <text:p>2.590356</text:p>
          </table:table-cell>
          <table:table-cell office:value-type="float" office:value="2.841424" calcext:value-type="float">
            <text:p>2.841424</text:p>
          </table:table-cell>
        </table:table-row>
        <table:table-row table:style-name="ro1">
          <table:table-cell office:value-type="float" office:value="2.536762" calcext:value-type="float">
            <text:p>2.536762</text:p>
          </table:table-cell>
          <table:table-cell office:value-type="float" office:value="2.778519" calcext:value-type="float">
            <text:p>2.778519</text:p>
          </table:table-cell>
        </table:table-row>
        <table:table-row table:style-name="ro1">
          <table:table-cell office:value-type="float" office:value="2.483169" calcext:value-type="float">
            <text:p>2.483169</text:p>
          </table:table-cell>
          <table:table-cell office:value-type="float" office:value="2.717293" calcext:value-type="float">
            <text:p>2.717293</text:p>
          </table:table-cell>
        </table:table-row>
        <table:table-row table:style-name="ro1">
          <table:table-cell office:value-type="float" office:value="2.430851" calcext:value-type="float">
            <text:p>2.430851</text:p>
          </table:table-cell>
          <table:table-cell office:value-type="float" office:value="2.656289" calcext:value-type="float">
            <text:p>2.656289</text:p>
          </table:table-cell>
        </table:table-row>
        <table:table-row table:style-name="ro1">
          <table:table-cell office:value-type="float" office:value="2.377257" calcext:value-type="float">
            <text:p>2.377257</text:p>
          </table:table-cell>
          <table:table-cell office:value-type="float" office:value="2.601364" calcext:value-type="float">
            <text:p>2.601364</text:p>
          </table:table-cell>
        </table:table-row>
        <table:table-row table:style-name="ro1">
          <table:table-cell office:value-type="float" office:value="2.323664" calcext:value-type="float">
            <text:p>2.323664</text:p>
          </table:table-cell>
          <table:table-cell office:value-type="float" office:value="2.54793" calcext:value-type="float">
            <text:p>2.54793</text:p>
          </table:table-cell>
        </table:table-row>
        <table:table-row table:style-name="ro1">
          <table:table-cell office:value-type="float" office:value="2.272622" calcext:value-type="float">
            <text:p>2.272622</text:p>
          </table:table-cell>
          <table:table-cell office:value-type="float" office:value="2.496539" calcext:value-type="float">
            <text:p>2.496539</text:p>
          </table:table-cell>
        </table:table-row>
        <table:table-row table:style-name="ro1">
          <table:table-cell office:value-type="float" office:value="2.220304" calcext:value-type="float">
            <text:p>2.220304</text:p>
          </table:table-cell>
          <table:table-cell office:value-type="float" office:value="2.446784" calcext:value-type="float">
            <text:p>2.446784</text:p>
          </table:table-cell>
        </table:table-row>
        <table:table-row table:style-name="ro1">
          <table:table-cell office:value-type="float" office:value="2.170539" calcext:value-type="float">
            <text:p>2.170539</text:p>
          </table:table-cell>
          <table:table-cell office:value-type="float" office:value="2.398158" calcext:value-type="float">
            <text:p>2.398158</text:p>
          </table:table-cell>
        </table:table-row>
        <table:table-row table:style-name="ro1">
          <table:table-cell office:value-type="float" office:value="2.120773" calcext:value-type="float">
            <text:p>2.120773</text:p>
          </table:table-cell>
          <table:table-cell office:value-type="float" office:value="2.351468" calcext:value-type="float">
            <text:p>2.351468</text:p>
          </table:table-cell>
        </table:table-row>
        <table:table-row table:style-name="ro1">
          <table:table-cell office:value-type="float" office:value="2.069732" calcext:value-type="float">
            <text:p>2.069732</text:p>
          </table:table-cell>
          <table:table-cell office:value-type="float" office:value="2.305777" calcext:value-type="float">
            <text:p>2.305777</text:p>
          </table:table-cell>
        </table:table-row>
        <table:table-row table:style-name="ro1">
          <table:table-cell office:value-type="float" office:value="2.019966" calcext:value-type="float">
            <text:p>2.019966</text:p>
          </table:table-cell>
          <table:table-cell office:value-type="float" office:value="2.260488" calcext:value-type="float">
            <text:p>2.260488</text:p>
          </table:table-cell>
        </table:table-row>
        <table:table-row table:style-name="ro1">
          <table:table-cell office:value-type="float" office:value="1.971477" calcext:value-type="float">
            <text:p>1.971477</text:p>
          </table:table-cell>
          <table:table-cell office:value-type="float" office:value="2.213813" calcext:value-type="float">
            <text:p>2.213813</text:p>
          </table:table-cell>
        </table:table-row>
        <table:table-row table:style-name="ro1">
          <table:table-cell office:value-type="float" office:value="1.921711" calcext:value-type="float">
            <text:p>1.921711</text:p>
          </table:table-cell>
          <table:table-cell office:value-type="float" office:value="2.168585" calcext:value-type="float">
            <text:p>2.168585</text:p>
          </table:table-cell>
        </table:table-row>
        <table:table-row table:style-name="ro1">
          <table:table-cell office:value-type="float" office:value="1.871946" calcext:value-type="float">
            <text:p>1.871946</text:p>
          </table:table-cell>
          <table:table-cell office:value-type="float" office:value="2.123077" calcext:value-type="float">
            <text:p>2.123077</text:p>
          </table:table-cell>
        </table:table-row>
        <table:table-row table:style-name="ro1">
          <table:table-cell office:value-type="float" office:value="1.82218" calcext:value-type="float">
            <text:p>1.82218</text:p>
          </table:table-cell>
          <table:table-cell office:value-type="float" office:value="2.078011" calcext:value-type="float">
            <text:p>2.078011</text:p>
          </table:table-cell>
        </table:table-row>
        <table:table-row table:style-name="ro1">
          <table:table-cell office:value-type="float" office:value="1.773691" calcext:value-type="float">
            <text:p>1.773691</text:p>
          </table:table-cell>
          <table:table-cell office:value-type="float" office:value="2.029223" calcext:value-type="float">
            <text:p>2.029223</text:p>
          </table:table-cell>
        </table:table-row>
        <table:table-row table:style-name="ro1">
          <table:table-cell office:value-type="float" office:value="1.726477" calcext:value-type="float">
            <text:p>1.726477</text:p>
          </table:table-cell>
          <table:table-cell office:value-type="float" office:value="1.979761" calcext:value-type="float">
            <text:p>1.979761</text:p>
          </table:table-cell>
        </table:table-row>
        <table:table-row table:style-name="ro1">
          <table:table-cell office:value-type="float" office:value="1.676712" calcext:value-type="float">
            <text:p>1.676712</text:p>
          </table:table-cell>
          <table:table-cell office:value-type="float" office:value="1.930133" calcext:value-type="float">
            <text:p>1.930133</text:p>
          </table:table-cell>
        </table:table-row>
        <table:table-row table:style-name="ro1">
          <table:table-cell office:value-type="float" office:value="1.62567" calcext:value-type="float">
            <text:p>1.62567</text:p>
          </table:table-cell>
          <table:table-cell office:value-type="float" office:value="1.882039" calcext:value-type="float">
            <text:p>1.882039</text:p>
          </table:table-cell>
        </table:table-row>
        <table:table-row table:style-name="ro1">
          <table:table-cell office:value-type="float" office:value="1.582285" calcext:value-type="float">
            <text:p>1.582285</text:p>
          </table:table-cell>
          <table:table-cell office:value-type="float" office:value="1.83309" calcext:value-type="float">
            <text:p>1.83309</text:p>
          </table:table-cell>
        </table:table-row>
        <table:table-row table:style-name="ro1">
          <table:table-cell office:value-type="float" office:value="1.561869" calcext:value-type="float">
            <text:p>1.561869</text:p>
          </table:table-cell>
          <table:table-cell office:value-type="float" office:value="1.785977" calcext:value-type="float">
            <text:p>1.785977</text:p>
          </table:table-cell>
        </table:table-row>
        <table:table-row table:style-name="ro1">
          <table:table-cell office:value-type="float" office:value="1.564421" calcext:value-type="float">
            <text:p>1.564421</text:p>
          </table:table-cell>
          <table:table-cell office:value-type="float" office:value="1.738913" calcext:value-type="float">
            <text:p>1.738913</text:p>
          </table:table-cell>
        </table:table-row>
        <table:table-row table:style-name="ro1">
          <table:table-cell office:value-type="float" office:value="1.569525" calcext:value-type="float">
            <text:p>1.569525</text:p>
          </table:table-cell>
          <table:table-cell office:value-type="float" office:value="1.715391" calcext:value-type="float">
            <text:p>1.715391</text:p>
          </table:table-cell>
        </table:table-row>
        <table:table-row table:style-name="ro1">
          <table:table-cell office:value-type="float" office:value="1.572077" calcext:value-type="float">
            <text:p>1.572077</text:p>
          </table:table-cell>
          <table:table-cell office:value-type="float" office:value="1.715569" calcext:value-type="float">
            <text:p>1.715569</text:p>
          </table:table-cell>
        </table:table-row>
        <table:table-row table:style-name="ro1">
          <table:table-cell office:value-type="float" office:value="1.353874" calcext:value-type="float">
            <text:p>1.353874</text:p>
          </table:table-cell>
          <table:table-cell office:value-type="float" office:value="1.729787" calcext:value-type="float">
            <text:p>1.729787</text:p>
          </table:table-cell>
        </table:table-row>
        <table:table-row table:style-name="ro1">
          <table:table-cell office:value-type="float" office:value="1.373015" calcext:value-type="float">
            <text:p>1.373015</text:p>
          </table:table-cell>
          <table:table-cell office:value-type="float" office:value="1.743746" calcext:value-type="float">
            <text:p>1.743746</text:p>
          </table:table-cell>
        </table:table-row>
        <table:table-row table:style-name="ro1">
          <table:table-cell office:value-type="float" office:value="1.418952" calcext:value-type="float">
            <text:p>1.418952</text:p>
          </table:table-cell>
          <table:table-cell office:value-type="float" office:value="1.756243" calcext:value-type="float">
            <text:p>1.756243</text:p>
          </table:table-cell>
        </table:table-row>
        <table:table-row table:style-name="ro1">
          <table:table-cell office:value-type="float" office:value="1.469994" calcext:value-type="float">
            <text:p>1.469994</text:p>
          </table:table-cell>
          <table:table-cell office:value-type="float" office:value="1.783443" calcext:value-type="float">
            <text:p>1.783443</text:p>
          </table:table-cell>
        </table:table-row>
        <table:table-row table:style-name="ro1">
          <table:table-cell office:value-type="float" office:value="1.529967" calcext:value-type="float">
            <text:p>1.529967</text:p>
          </table:table-cell>
          <table:table-cell office:value-type="float" office:value="1.830384" calcext:value-type="float">
            <text:p>1.830384</text:p>
          </table:table-cell>
        </table:table-row>
        <table:table-row table:style-name="ro1">
          <table:table-cell office:value-type="float" office:value="1.454681" calcext:value-type="float">
            <text:p>1.454681</text:p>
          </table:table-cell>
          <table:table-cell office:value-type="float" office:value="1.891801" calcext:value-type="float">
            <text:p>1.891801</text:p>
          </table:table-cell>
        </table:table-row>
        <table:table-row table:style-name="ro1">
          <table:table-cell office:value-type="float" office:value="1.503171" calcext:value-type="float">
            <text:p>1.503171</text:p>
          </table:table-cell>
          <table:table-cell office:value-type="float" office:value="1.957191" calcext:value-type="float">
            <text:p>1.957191</text:p>
          </table:table-cell>
        </table:table-row>
        <table:table-row table:style-name="ro1">
          <table:table-cell office:value-type="float" office:value="1.550384" calcext:value-type="float">
            <text:p>1.550384</text:p>
          </table:table-cell>
          <table:table-cell office:value-type="float" office:value="2.020132" calcext:value-type="float">
            <text:p>2.020132</text:p>
          </table:table-cell>
        </table:table-row>
        <table:table-row table:style-name="ro1">
          <table:table-cell office:value-type="float" office:value="1.587389" calcext:value-type="float">
            <text:p>1.587389</text:p>
          </table:table-cell>
          <table:table-cell office:value-type="float" office:value="2.08088" calcext:value-type="float">
            <text:p>2.08088</text:p>
          </table:table-cell>
        </table:table-row>
        <table:table-row table:style-name="ro1">
          <table:table-cell office:value-type="float" office:value="1.601426" calcext:value-type="float">
            <text:p>1.601426</text:p>
          </table:table-cell>
          <table:table-cell office:value-type="float" office:value="2.127427" calcext:value-type="float">
            <text:p>2.127427</text:p>
          </table:table-cell>
        </table:table-row>
        <table:table-row table:style-name="ro1">
          <table:table-cell office:value-type="float" office:value="1.591217" calcext:value-type="float">
            <text:p>1.591217</text:p>
          </table:table-cell>
          <table:table-cell office:value-type="float" office:value="2.149438" calcext:value-type="float">
            <text:p>2.149438</text:p>
          </table:table-cell>
        </table:table-row>
        <table:table-row table:style-name="ro1">
          <table:table-cell office:value-type="float" office:value="1.577181" calcext:value-type="float">
            <text:p>1.577181</text:p>
          </table:table-cell>
          <table:table-cell office:value-type="float" office:value="2.147267" calcext:value-type="float">
            <text:p>2.147267</text:p>
          </table:table-cell>
        </table:table-row>
        <table:table-row table:style-name="ro1">
          <table:table-cell office:value-type="float" office:value="1.556764" calcext:value-type="float">
            <text:p>1.556764</text:p>
          </table:table-cell>
          <table:table-cell office:value-type="float" office:value="2.125968" calcext:value-type="float">
            <text:p>2.125968</text:p>
          </table:table-cell>
        </table:table-row>
        <table:table-row table:style-name="ro1">
          <table:table-cell office:value-type="float" office:value="1.540176" calcext:value-type="float">
            <text:p>1.540176</text:p>
          </table:table-cell>
          <table:table-cell office:value-type="float" office:value="2.094814" calcext:value-type="float">
            <text:p>2.094814</text:p>
          </table:table-cell>
        </table:table-row>
        <table:table-row table:style-name="ro1">
          <table:table-cell office:value-type="float" office:value="1.541452" calcext:value-type="float">
            <text:p>1.541452</text:p>
          </table:table-cell>
          <table:table-cell office:value-type="float" office:value="2.066253" calcext:value-type="float">
            <text:p>2.066253</text:p>
          </table:table-cell>
        </table:table-row>
        <table:table-row table:style-name="ro1">
          <table:table-cell office:value-type="float" office:value="1.547832" calcext:value-type="float">
            <text:p>1.547832</text:p>
          </table:table-cell>
          <table:table-cell office:value-type="float" office:value="2.038784" calcext:value-type="float">
            <text:p>2.038784</text:p>
          </table:table-cell>
        </table:table-row>
        <table:table-row table:style-name="ro1">
          <table:table-cell office:value-type="float" office:value="1.549108" calcext:value-type="float">
            <text:p>1.549108</text:p>
          </table:table-cell>
          <table:table-cell office:value-type="float" office:value="2.038904" calcext:value-type="float">
            <text:p>2.038904</text:p>
          </table:table-cell>
        </table:table-row>
        <table:table-row table:style-name="ro1">
          <table:table-cell office:value-type="float" office:value="1.559316" calcext:value-type="float">
            <text:p>1.559316</text:p>
          </table:table-cell>
          <table:table-cell office:value-type="float" office:value="2.051387" calcext:value-type="float">
            <text:p>2.051387</text:p>
          </table:table-cell>
        </table:table-row>
        <table:table-row table:style-name="ro1">
          <table:table-cell office:value-type="float" office:value="1.573353" calcext:value-type="float">
            <text:p>1.573353</text:p>
          </table:table-cell>
          <table:table-cell office:value-type="float" office:value="2.067349" calcext:value-type="float">
            <text:p>2.067349</text:p>
          </table:table-cell>
        </table:table-row>
        <table:table-row table:style-name="ro1">
          <table:table-cell office:value-type="float" office:value="1.586113" calcext:value-type="float">
            <text:p>1.586113</text:p>
          </table:table-cell>
          <table:table-cell office:value-type="float" office:value="2.086687" calcext:value-type="float">
            <text:p>2.086687</text:p>
          </table:table-cell>
        </table:table-row>
        <table:table-row table:style-name="ro1">
          <table:table-cell office:value-type="float" office:value="1.587389" calcext:value-type="float">
            <text:p>1.587389</text:p>
          </table:table-cell>
          <table:table-cell office:value-type="float" office:value="2.103575" calcext:value-type="float">
            <text:p>2.103575</text:p>
          </table:table-cell>
        </table:table-row>
        <table:table-row table:style-name="ro1">
          <table:table-cell office:value-type="float" office:value="1.582285" calcext:value-type="float">
            <text:p>1.582285</text:p>
          </table:table-cell>
          <table:table-cell office:value-type="float" office:value="2.120951" calcext:value-type="float">
            <text:p>2.120951</text:p>
          </table:table-cell>
        </table:table-row>
        <table:table-row table:style-name="ro1">
          <table:table-cell office:value-type="float" office:value="1.581009" calcext:value-type="float">
            <text:p>1.581009</text:p>
          </table:table-cell>
          <table:table-cell office:value-type="float" office:value="2.129259" calcext:value-type="float">
            <text:p>2.129259</text:p>
          </table:table-cell>
        </table:table-row>
        <table:table-row table:style-name="ro1">
          <table:table-cell office:value-type="float" office:value="1.577181" calcext:value-type="float">
            <text:p>1.577181</text:p>
          </table:table-cell>
          <table:table-cell office:value-type="float" office:value="2.122398" calcext:value-type="float">
            <text:p>2.122398</text:p>
          </table:table-cell>
        </table:table-row>
        <table:table-row table:style-name="ro1">
          <table:table-cell office:value-type="float" office:value="1.570801" calcext:value-type="float">
            <text:p>1.570801</text:p>
          </table:table-cell>
          <table:table-cell office:value-type="float" office:value="2.110749" calcext:value-type="float">
            <text:p>2.110749</text:p>
          </table:table-cell>
        </table:table-row>
        <table:table-row table:style-name="ro1">
          <table:table-cell office:value-type="float" office:value="1.566972" calcext:value-type="float">
            <text:p>1.566972</text:p>
          </table:table-cell>
          <table:table-cell office:value-type="float" office:value="2.09743" calcext:value-type="float">
            <text:p>2.09743</text:p>
          </table:table-cell>
        </table:table-row>
        <table:table-row table:style-name="ro1">
          <table:table-cell office:value-type="float" office:value="1.565696" calcext:value-type="float">
            <text:p>1.565696</text:p>
          </table:table-cell>
          <table:table-cell office:value-type="float" office:value="2.084746" calcext:value-type="float">
            <text:p>2.084746</text:p>
          </table:table-cell>
        </table:table-row>
        <table:table-row table:style-name="ro1">
          <table:table-cell office:value-type="float" office:value="1.811972" calcext:value-type="float">
            <text:p>1.811972</text:p>
          </table:table-cell>
          <table:table-cell office:value-type="float" office:value="2.073907" calcext:value-type="float">
            <text:p>2.073907</text:p>
          </table:table-cell>
        </table:table-row>
        <table:table-row table:style-name="ro1">
          <table:table-cell office:value-type="float" office:value="1.795383" calcext:value-type="float">
            <text:p>1.795383</text:p>
          </table:table-cell>
          <table:table-cell office:value-type="float" office:value="2.071765" calcext:value-type="float">
            <text:p>2.071765</text:p>
          </table:table-cell>
        </table:table-row>
        <table:table-row table:style-name="ro1">
          <table:table-cell office:value-type="float" office:value="1.750722" calcext:value-type="float">
            <text:p>1.750722</text:p>
          </table:table-cell>
          <table:table-cell office:value-type="float" office:value="2.068972" calcext:value-type="float">
            <text:p>2.068972</text:p>
          </table:table-cell>
        </table:table-row>
        <table:table-row table:style-name="ro1">
          <table:table-cell office:value-type="float" office:value="1.706061" calcext:value-type="float">
            <text:p>1.706061</text:p>
          </table:table-cell>
          <table:table-cell office:value-type="float" office:value="2.060663" calcext:value-type="float">
            <text:p>2.060663</text:p>
          </table:table-cell>
        </table:table-row>
        <table:table-row table:style-name="ro1">
          <table:table-cell office:value-type="float" office:value="1.657571" calcext:value-type="float">
            <text:p>1.657571</text:p>
          </table:table-cell>
          <table:table-cell office:value-type="float" office:value="2.020329" calcext:value-type="float">
            <text:p>2.020329</text:p>
          </table:table-cell>
        </table:table-row>
        <table:table-row table:style-name="ro1">
          <table:table-cell office:value-type="float" office:value="1.603978" calcext:value-type="float">
            <text:p>1.603978</text:p>
          </table:table-cell>
          <table:table-cell office:value-type="float" office:value="1.968818" calcext:value-type="float">
            <text:p>1.968818</text:p>
          </table:table-cell>
        </table:table-row>
        <table:table-row table:style-name="ro1">
          <table:table-cell office:value-type="float" office:value="1.572077" calcext:value-type="float">
            <text:p>1.572077</text:p>
          </table:table-cell>
          <table:table-cell office:value-type="float" office:value="1.910366" calcext:value-type="float">
            <text:p>1.910366</text:p>
          </table:table-cell>
        </table:table-row>
        <table:table-row table:style-name="ro1">
          <table:table-cell office:value-type="float" office:value="1.550384" calcext:value-type="float">
            <text:p>1.550384</text:p>
          </table:table-cell>
          <table:table-cell office:value-type="float" office:value="1.85123" calcext:value-type="float">
            <text:p>1.85123</text:p>
          </table:table-cell>
        </table:table-row>
        <table:table-row table:style-name="ro1">
          <table:table-cell office:value-type="float" office:value="1.546556" calcext:value-type="float">
            <text:p>1.546556</text:p>
          </table:table-cell>
          <table:table-cell office:value-type="float" office:value="1.797799" calcext:value-type="float">
            <text:p>1.797799</text:p>
          </table:table-cell>
        </table:table-row>
        <table:table-row table:style-name="ro1">
          <table:table-cell office:value-type="float" office:value="1.550384" calcext:value-type="float">
            <text:p>1.550384</text:p>
          </table:table-cell>
          <table:table-cell office:value-type="float" office:value="1.77457" calcext:value-type="float">
            <text:p>1.77457</text:p>
          </table:table-cell>
        </table:table-row>
        <table:table-row table:style-name="ro1">
          <table:table-cell office:value-type="float" office:value="1.556764" calcext:value-type="float">
            <text:p>1.556764</text:p>
          </table:table-cell>
          <table:table-cell office:value-type="float" office:value="1.771665" calcext:value-type="float">
            <text:p>1.771665</text:p>
          </table:table-cell>
        </table:table-row>
        <table:table-row table:style-name="ro1">
          <table:table-cell office:value-type="float" office:value="1.566972" calcext:value-type="float">
            <text:p>1.566972</text:p>
          </table:table-cell>
          <table:table-cell office:value-type="float" office:value="1.784558" calcext:value-type="float">
            <text:p>1.784558</text:p>
          </table:table-cell>
        </table:table-row>
        <table:table-row table:style-name="ro1">
          <table:table-cell office:value-type="float" office:value="1.578457" calcext:value-type="float">
            <text:p>1.578457</text:p>
          </table:table-cell>
          <table:table-cell office:value-type="float" office:value="1.805256" calcext:value-type="float">
            <text:p>1.805256</text:p>
          </table:table-cell>
        </table:table-row>
        <table:table-row table:style-name="ro1">
          <table:table-cell office:value-type="float" office:value="1.568249" calcext:value-type="float">
            <text:p>1.568249</text:p>
          </table:table-cell>
          <table:table-cell office:value-type="float" office:value="1.824417" calcext:value-type="float">
            <text:p>1.824417</text:p>
          </table:table-cell>
        </table:table-row>
        <table:table-row table:style-name="ro1">
          <table:table-cell office:value-type="float" office:value="1.570801" calcext:value-type="float">
            <text:p>1.570801</text:p>
          </table:table-cell>
          <table:table-cell office:value-type="float" office:value="1.842974" calcext:value-type="float">
            <text:p>1.842974</text:p>
          </table:table-cell>
        </table:table-row>
        <table:table-row table:style-name="ro1">
          <table:table-cell office:value-type="float" office:value="1.575905" calcext:value-type="float">
            <text:p>1.575905</text:p>
          </table:table-cell>
          <table:table-cell office:value-type="float" office:value="1.858187" calcext:value-type="float">
            <text:p>1.858187</text:p>
          </table:table-cell>
        </table:table-row>
        <table:table-row table:style-name="ro1">
          <table:table-cell office:value-type="float" office:value="1.577181" calcext:value-type="float">
            <text:p>1.577181</text:p>
          </table:table-cell>
          <table:table-cell office:value-type="float" office:value="1.864026" calcext:value-type="float">
            <text:p>1.864026</text:p>
          </table:table-cell>
        </table:table-row>
        <table:table-row table:style-name="ro1">
          <table:table-cell office:value-type="float" office:value="1.577181" calcext:value-type="float">
            <text:p>1.577181</text:p>
          </table:table-cell>
          <table:table-cell office:value-type="float" office:value="1.861655" calcext:value-type="float">
            <text:p>1.861655</text:p>
          </table:table-cell>
        </table:table-row>
        <table:table-row table:style-name="ro1">
          <table:table-cell office:value-type="float" office:value="1.574629" calcext:value-type="float">
            <text:p>1.574629</text:p>
          </table:table-cell>
          <table:table-cell office:value-type="float" office:value="1.855477" calcext:value-type="float">
            <text:p>1.855477</text:p>
          </table:table-cell>
        </table:table-row>
        <table:table-row table:style-name="ro1">
          <table:table-cell office:value-type="float" office:value="1.569525" calcext:value-type="float">
            <text:p>1.569525</text:p>
          </table:table-cell>
          <table:table-cell office:value-type="float" office:value="1.84735" calcext:value-type="float">
            <text:p>1.84735</text:p>
          </table:table-cell>
        </table:table-row>
        <table:table-row table:style-name="ro1">
          <table:table-cell office:value-type="float" office:value="1.563144" calcext:value-type="float">
            <text:p>1.563144</text:p>
          </table:table-cell>
          <table:table-cell office:value-type="float" office:value="1.837687" calcext:value-type="float">
            <text:p>1.837687</text:p>
          </table:table-cell>
        </table:table-row>
        <table:table-row table:style-name="ro1">
          <table:table-cell office:value-type="float" office:value="1.561868" calcext:value-type="float">
            <text:p>1.561868</text:p>
          </table:table-cell>
          <table:table-cell office:value-type="float" office:value="1.828953" calcext:value-type="float">
            <text:p>1.828953</text:p>
          </table:table-cell>
        </table:table-row>
        <table:table-row table:style-name="ro1">
          <table:table-cell office:value-type="float" office:value="1.565697" calcext:value-type="float">
            <text:p>1.565697</text:p>
          </table:table-cell>
          <table:table-cell office:value-type="float" office:value="1.820708" calcext:value-type="float">
            <text:p>1.820708</text:p>
          </table:table-cell>
        </table:table-row>
        <table:table-row table:style-name="ro1">
          <table:table-cell office:value-type="float" office:value="1.570801" calcext:value-type="float">
            <text:p>1.570801</text:p>
          </table:table-cell>
          <table:table-cell office:value-type="float" office:value="1.814815" calcext:value-type="float">
            <text:p>1.814815</text:p>
          </table:table-cell>
        </table:table-row>
        <table:table-row table:style-name="ro1">
          <table:table-cell office:value-type="float" office:value="1.572077" calcext:value-type="float">
            <text:p>1.572077</text:p>
          </table:table-cell>
          <table:table-cell office:value-type="float" office:value="1.816967" calcext:value-type="float">
            <text:p>1.816967</text:p>
          </table:table-cell>
        </table:table-row>
        <table:table-row table:style-name="ro1">
          <table:table-cell office:value-type="float" office:value="1.444473" calcext:value-type="float">
            <text:p>1.444473</text:p>
          </table:table-cell>
          <table:table-cell office:value-type="float" office:value="1.821673" calcext:value-type="float">
            <text:p>1.821673</text:p>
          </table:table-cell>
        </table:table-row>
        <table:table-row table:style-name="ro1">
          <table:table-cell office:value-type="float" office:value="1.457233" calcext:value-type="float">
            <text:p>1.457233</text:p>
          </table:table-cell>
          <table:table-cell office:value-type="float" office:value="1.829214" calcext:value-type="float">
            <text:p>1.829214</text:p>
          </table:table-cell>
        </table:table-row>
        <table:table-row table:style-name="ro1">
          <table:table-cell office:value-type="float" office:value="1.494238" calcext:value-type="float">
            <text:p>1.494238</text:p>
          </table:table-cell>
          <table:table-cell office:value-type="float" office:value="1.836673" calcext:value-type="float">
            <text:p>1.836673</text:p>
          </table:table-cell>
        </table:table-row>
        <table:table-row table:style-name="ro1">
          <table:table-cell office:value-type="float" office:value="1.536348" calcext:value-type="float">
            <text:p>1.536348</text:p>
          </table:table-cell>
          <table:table-cell office:value-type="float" office:value="1.858201" calcext:value-type="float">
            <text:p>1.858201</text:p>
          </table:table-cell>
        </table:table-row>
        <table:table-row table:style-name="ro1">
          <table:table-cell office:value-type="float" office:value="1.579733" calcext:value-type="float">
            <text:p>1.579733</text:p>
          </table:table-cell>
          <table:table-cell office:value-type="float" office:value="1.901158" calcext:value-type="float">
            <text:p>1.901158</text:p>
          </table:table-cell>
        </table:table-row>
        <table:table-row table:style-name="ro1">
          <table:table-cell office:value-type="float" office:value="1.610358" calcext:value-type="float">
            <text:p>1.610358</text:p>
          </table:table-cell>
          <table:table-cell office:value-type="float" office:value="1.951417" calcext:value-type="float">
            <text:p>1.951417</text:p>
          </table:table-cell>
        </table:table-row>
        <table:table-row table:style-name="ro1">
          <table:table-cell office:value-type="float" office:value="1.610358" calcext:value-type="float">
            <text:p>1.610358</text:p>
          </table:table-cell>
          <table:table-cell office:value-type="float" office:value="1.999133" calcext:value-type="float">
            <text:p>1.999133</text:p>
          </table:table-cell>
        </table:table-row>
        <table:table-row table:style-name="ro1">
          <table:table-cell office:value-type="float" office:value="1.598873" calcext:value-type="float">
            <text:p>1.598873</text:p>
          </table:table-cell>
          <table:table-cell office:value-type="float" office:value="2.037753" calcext:value-type="float">
            <text:p>2.037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4:08:42.007476965</meta:creation-date>
    <dc:date>2017-11-05T14:10:58.251741748</dc:date>
    <meta:editing-duration>PT2M16S</meta:editing-duration>
    <meta:editing-cycles>1</meta:editing-cycles>
    <meta:document-statistic meta:table-count="1" meta:cell-count="243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844cm" svg:height="22.791cm" xlink:href=".." xlink:type="simple" chart:class="chart:line" chart:style-name="ch1">
        <chart:legend chart:legend-position="end" svg:x="42.992cm" svg:y="10.847cm" style:legend-expansion="high" chart:style-name="ch2"/>
        <chart:plot-area chart:style-name="ch3" table:cell-range-address="Sheet1.A1:Sheet1.B1219" svg:x="0.916cm" svg:y="0.455cm" svg:width="41.16cm" svg:height="21.881cm">
          <chartooo:coordinate-region svg:x="1.458cm" svg:y="0.654cm" svg:width="40.618cm" svg:height="21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19" chart:class="chart:line">
            <chart:data-point chart:repeated="1219"/>
          </chart:series>
          <chart:series chart:style-name="ch7" chart:values-cell-range-address="Sheet1.B1:Sheet1.B1219" chart:class="chart:line">
            <chart:data-point chart:repeated="12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219</svg:desc>
                </draw:g>
              </table:table-cell>
              <table:table-cell office:value-type="float" office:value="0.000024">
                <text:p>0.000024</text:p>
                <draw:g>
                  <svg:desc>Sheet1.B1:Sheet1.B1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036">
                <text:p>0.014036</text:p>
              </table:table-cell>
              <table:table-cell office:value-type="float" office:value="-0.000194">
                <text:p>-0.000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974">
                <text:p>0.059974</text:p>
              </table:table-cell>
              <table:table-cell office:value-type="float" office:value="-0.001172">
                <text:p>-0.001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015">
                <text:p>0.111015</text:p>
              </table:table-cell>
              <table:table-cell office:value-type="float" office:value="0.009067">
                <text:p>0.009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4609">
                <text:p>0.164609</text:p>
              </table:table-cell>
              <table:table-cell office:value-type="float" office:value="0.044374">
                <text:p>0.04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755">
                <text:p>0.220755</text:p>
              </table:table-cell>
              <table:table-cell office:value-type="float" office:value="0.099168">
                <text:p>0.099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9452">
                <text:p>0.279452</text:p>
              </table:table-cell>
              <table:table-cell office:value-type="float" office:value="0.161351">
                <text:p>0.161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9426">
                <text:p>0.339426</text:p>
              </table:table-cell>
              <table:table-cell office:value-type="float" office:value="0.222955">
                <text:p>0.222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4">
                <text:p>0.3994</text:p>
              </table:table-cell>
              <table:table-cell office:value-type="float" office:value="0.28525">
                <text:p>0.28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6821">
                <text:p>0.456821</text:p>
              </table:table-cell>
              <table:table-cell office:value-type="float" office:value="0.34813">
                <text:p>0.34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0415">
                <text:p>0.510415</text:p>
              </table:table-cell>
              <table:table-cell office:value-type="float" office:value="0.408712">
                <text:p>0.408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8905">
                <text:p>0.558905</text:p>
              </table:table-cell>
              <table:table-cell office:value-type="float" office:value="0.469502">
                <text:p>0.469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9946">
                <text:p>0.609946</text:p>
              </table:table-cell>
              <table:table-cell office:value-type="float" office:value="0.526756">
                <text:p>0.526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9711">
                <text:p>0.659711</text:p>
              </table:table-cell>
              <table:table-cell office:value-type="float" office:value="0.57659">
                <text:p>0.57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2029">
                <text:p>0.712029</text:p>
              </table:table-cell>
              <table:table-cell office:value-type="float" office:value="0.622773">
                <text:p>0.622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3071">
                <text:p>0.763071</text:p>
              </table:table-cell>
              <table:table-cell office:value-type="float" office:value="0.666491">
                <text:p>0.666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2836">
                <text:p>0.812836</text:p>
              </table:table-cell>
              <table:table-cell office:value-type="float" office:value="0.708668">
                <text:p>0.708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0049">
                <text:p>0.860049</text:p>
              </table:table-cell>
              <table:table-cell office:value-type="float" office:value="0.754805">
                <text:p>0.754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7263">
                <text:p>0.907263</text:p>
              </table:table-cell>
              <table:table-cell office:value-type="float" office:value="0.802908">
                <text:p>0.802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5752">
                <text:p>0.955752</text:p>
              </table:table-cell>
              <table:table-cell office:value-type="float" office:value="0.849768">
                <text:p>0.849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5518">
                <text:p>1.005518</text:p>
              </table:table-cell>
              <table:table-cell office:value-type="float" office:value="0.896802">
                <text:p>0.89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6559">
                <text:p>1.056559</text:p>
              </table:table-cell>
              <table:table-cell office:value-type="float" office:value="0.944337">
                <text:p>0.944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7601">
                <text:p>1.107601</text:p>
              </table:table-cell>
              <table:table-cell office:value-type="float" office:value="0.993184">
                <text:p>0.993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1194">
                <text:p>1.161194</text:p>
              </table:table-cell>
              <table:table-cell office:value-type="float" office:value="1.043227">
                <text:p>1.043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13512">
                <text:p>1.213512</text:p>
              </table:table-cell>
              <table:table-cell office:value-type="float" office:value="1.09386">
                <text:p>1.09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7105">
                <text:p>1.267105</text:p>
              </table:table-cell>
              <table:table-cell office:value-type="float" office:value="1.144271">
                <text:p>1.144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8147">
                <text:p>1.318147</text:p>
              </table:table-cell>
              <table:table-cell office:value-type="float" office:value="1.193701">
                <text:p>1.193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9188">
                <text:p>1.369188</text:p>
              </table:table-cell>
              <table:table-cell office:value-type="float" office:value="1.24349">
                <text:p>1.24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678">
                <text:p>1.417678</text:p>
              </table:table-cell>
              <table:table-cell office:value-type="float" office:value="1.29238">
                <text:p>1.29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4891">
                <text:p>1.464891</text:p>
              </table:table-cell>
              <table:table-cell office:value-type="float" office:value="1.340546">
                <text:p>1.340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2105">
                <text:p>1.512105</text:p>
              </table:table-cell>
              <table:table-cell office:value-type="float" office:value="1.388902">
                <text:p>1.388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52938">
                <text:p>1.552938</text:p>
              </table:table-cell>
              <table:table-cell office:value-type="float" office:value="1.43576">
                <text:p>1.43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74631">
                <text:p>1.574631</text:p>
              </table:table-cell>
              <table:table-cell office:value-type="float" office:value="1.482933">
                <text:p>1.482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74631">
                <text:p>1.574631</text:p>
              </table:table-cell>
              <table:table-cell office:value-type="float" office:value="1.526868">
                <text:p>1.526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65698">
                <text:p>1.565698</text:p>
              </table:table-cell>
              <table:table-cell office:value-type="float" office:value="1.544416">
                <text:p>1.544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52938">
                <text:p>1.552938</text:p>
              </table:table-cell>
              <table:table-cell office:value-type="float" office:value="1.542242">
                <text:p>1.542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44006">
                <text:p>1.544006</text:p>
              </table:table-cell>
              <table:table-cell office:value-type="float" office:value="1.521824">
                <text:p>1.521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45282">
                <text:p>1.545282</text:p>
              </table:table-cell>
              <table:table-cell office:value-type="float" office:value="1.498881">
                <text:p>1.498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5549">
                <text:p>1.55549</text:p>
              </table:table-cell>
              <table:table-cell office:value-type="float" office:value="1.478531">
                <text:p>1.478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6187">
                <text:p>1.56187</text:p>
              </table:table-cell>
              <table:table-cell office:value-type="float" office:value="1.468786">
                <text:p>1.468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5698">
                <text:p>1.565698</text:p>
              </table:table-cell>
              <table:table-cell office:value-type="float" office:value="1.481546">
                <text:p>1.481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72079">
                <text:p>1.572079</text:p>
              </table:table-cell>
              <table:table-cell office:value-type="float" office:value="1.498771">
                <text:p>1.4987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75907">
                <text:p>1.575907</text:p>
              </table:table-cell>
              <table:table-cell office:value-type="float" office:value="1.515179">
                <text:p>1.515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79735">
                <text:p>1.579735</text:p>
              </table:table-cell>
              <table:table-cell office:value-type="float" office:value="1.530825">
                <text:p>1.530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82287">
                <text:p>1.582287</text:p>
              </table:table-cell>
              <table:table-cell office:value-type="float" office:value="1.540778">
                <text:p>1.540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82287">
                <text:p>1.582287</text:p>
              </table:table-cell>
              <table:table-cell office:value-type="float" office:value="1.544077">
                <text:p>1.544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7183">
                <text:p>1.577183</text:p>
              </table:table-cell>
              <table:table-cell office:value-type="float" office:value="1.540283">
                <text:p>1.540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8251">
                <text:p>1.568251</text:p>
              </table:table-cell>
              <table:table-cell office:value-type="float" office:value="1.533133">
                <text:p>1.533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9318">
                <text:p>1.559318</text:p>
              </table:table-cell>
              <table:table-cell office:value-type="float" office:value="1.523112">
                <text:p>1.523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0747">
                <text:p>1.40747</text:p>
              </table:table-cell>
              <table:table-cell office:value-type="float" office:value="1.511179">
                <text:p>1.5111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25334">
                <text:p>1.425334</text:p>
              </table:table-cell>
              <table:table-cell office:value-type="float" office:value="1.499917">
                <text:p>1.499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61064">
                <text:p>1.461064</text:p>
              </table:table-cell>
              <table:table-cell office:value-type="float" office:value="1.488022">
                <text:p>1.488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3173">
                <text:p>1.503173</text:p>
              </table:table-cell>
              <table:table-cell office:value-type="float" office:value="1.500762">
                <text:p>1.500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7834">
                <text:p>1.547834</text:p>
              </table:table-cell>
              <table:table-cell office:value-type="float" office:value="1.533344">
                <text:p>1.533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87391">
                <text:p>1.587391</text:p>
              </table:table-cell>
              <table:table-cell office:value-type="float" office:value="1.583637">
                <text:p>1.583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0398">
                <text:p>1.60398</text:p>
              </table:table-cell>
              <table:table-cell office:value-type="float" office:value="1.636048">
                <text:p>1.636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01428">
                <text:p>1.601428</text:p>
              </table:table-cell>
              <table:table-cell office:value-type="float" office:value="1.686481">
                <text:p>1.686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88667">
                <text:p>1.588667</text:p>
              </table:table-cell>
              <table:table-cell office:value-type="float" office:value="1.705602">
                <text:p>1.705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9527">
                <text:p>1.569527</text:p>
              </table:table-cell>
              <table:table-cell office:value-type="float" office:value="1.707618">
                <text:p>1.707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60594">
                <text:p>1.560594</text:p>
              </table:table-cell>
              <table:table-cell office:value-type="float" office:value="1.68467">
                <text:p>1.68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56766">
                <text:p>1.556766</text:p>
              </table:table-cell>
              <table:table-cell office:value-type="float" office:value="1.656895">
                <text:p>1.656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8042">
                <text:p>1.558042</text:p>
              </table:table-cell>
              <table:table-cell office:value-type="float" office:value="1.631322">
                <text:p>1.631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5549">
                <text:p>1.55549</text:p>
              </table:table-cell>
              <table:table-cell office:value-type="float" office:value="1.615312">
                <text:p>1.615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56766">
                <text:p>1.556766</text:p>
              </table:table-cell>
              <table:table-cell office:value-type="float" office:value="1.619226">
                <text:p>1.619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65699">
                <text:p>1.565699</text:p>
              </table:table-cell>
              <table:table-cell office:value-type="float" office:value="1.631153">
                <text:p>1.631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8641">
                <text:p>1.648641</text:p>
              </table:table-cell>
              <table:table-cell office:value-type="float" office:value="1.641981">
                <text:p>1.641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47365">
                <text:p>1.647365</text:p>
              </table:table-cell>
              <table:table-cell office:value-type="float" office:value="1.654476">
                <text:p>1.654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18016">
                <text:p>1.618016</text:p>
              </table:table-cell>
              <table:table-cell office:value-type="float" office:value="1.668492">
                <text:p>1.668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8667">
                <text:p>1.588667</text:p>
              </table:table-cell>
              <table:table-cell office:value-type="float" office:value="1.676586">
                <text:p>1.676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9527">
                <text:p>1.569527</text:p>
              </table:table-cell>
              <table:table-cell office:value-type="float" office:value="1.65446">
                <text:p>1.65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54214">
                <text:p>1.554214</text:p>
              </table:table-cell>
              <table:table-cell office:value-type="float" office:value="1.625828">
                <text:p>1.625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4214">
                <text:p>1.554214</text:p>
              </table:table-cell>
              <table:table-cell office:value-type="float" office:value="1.598111">
                <text:p>1.598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64422">
                <text:p>1.564422</text:p>
              </table:table-cell>
              <table:table-cell office:value-type="float" office:value="1.569481">
                <text:p>1.569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8251">
                <text:p>1.568251</text:p>
              </table:table-cell>
              <table:table-cell office:value-type="float" office:value="1.565569">
                <text:p>1.565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18954">
                <text:p>1.418954</text:p>
              </table:table-cell>
              <table:table-cell office:value-type="float" office:value="1.577202">
                <text:p>1.577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40647">
                <text:p>1.440647</text:p>
              </table:table-cell>
              <table:table-cell office:value-type="float" office:value="1.591472">
                <text:p>1.591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85308">
                <text:p>1.485308</text:p>
              </table:table-cell>
              <table:table-cell office:value-type="float" office:value="1.606226">
                <text:p>1.606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31245">
                <text:p>1.531245</text:p>
              </table:table-cell>
              <table:table-cell office:value-type="float" office:value="1.635804">
                <text:p>1.635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78459">
                <text:p>1.578459</text:p>
              </table:table-cell>
              <table:table-cell office:value-type="float" office:value="1.685731">
                <text:p>1.685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7808">
                <text:p>1.607808</text:p>
              </table:table-cell>
              <table:table-cell office:value-type="float" office:value="1.740864">
                <text:p>1.740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05256">
                <text:p>1.605256</text:p>
              </table:table-cell>
              <table:table-cell office:value-type="float" office:value="1.794205">
                <text:p>1.794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96323">
                <text:p>1.596323</text:p>
              </table:table-cell>
              <table:table-cell office:value-type="float" office:value="1.830957">
                <text:p>1.830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75907">
                <text:p>1.575907</text:p>
              </table:table-cell>
              <table:table-cell office:value-type="float" office:value="1.838346">
                <text:p>1.838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56766">
                <text:p>1.556766</text:p>
              </table:table-cell>
              <table:table-cell office:value-type="float" office:value="1.826777">
                <text:p>1.826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50386">
                <text:p>1.550386</text:p>
              </table:table-cell>
              <table:table-cell office:value-type="float" office:value="1.799537">
                <text:p>1.799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4911">
                <text:p>1.54911</text:p>
              </table:table-cell>
              <table:table-cell office:value-type="float" office:value="1.772259">
                <text:p>1.772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50386">
                <text:p>1.550386</text:p>
              </table:table-cell>
              <table:table-cell office:value-type="float" office:value="1.747312">
                <text:p>1.7473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50386">
                <text:p>1.550386</text:p>
              </table:table-cell>
              <table:table-cell office:value-type="float" office:value="1.740604">
                <text:p>1.74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54214">
                <text:p>1.554214</text:p>
              </table:table-cell>
              <table:table-cell office:value-type="float" office:value="1.749847">
                <text:p>1.749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65699">
                <text:p>1.565699</text:p>
              </table:table-cell>
              <table:table-cell office:value-type="float" office:value="1.762831">
                <text:p>1.7628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7183">
                <text:p>1.577183</text:p>
              </table:table-cell>
              <table:table-cell office:value-type="float" office:value="1.777284">
                <text:p>1.777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89005">
                <text:p>1.789005</text:p>
              </table:table-cell>
              <table:table-cell office:value-type="float" office:value="1.791674">
                <text:p>1.791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74969">
                <text:p>1.774969</text:p>
              </table:table-cell>
              <table:table-cell office:value-type="float" office:value="1.806187">
                <text:p>1.8061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43068">
                <text:p>1.743068</text:p>
              </table:table-cell>
              <table:table-cell office:value-type="float" office:value="1.819905">
                <text:p>1.819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07339">
                <text:p>1.707339</text:p>
              </table:table-cell>
              <table:table-cell office:value-type="float" office:value="1.805406">
                <text:p>1.805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61402">
                <text:p>1.661402</text:p>
              </table:table-cell>
              <table:table-cell office:value-type="float" office:value="1.776843">
                <text:p>1.776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7808">
                <text:p>1.607808</text:p>
              </table:table-cell>
              <table:table-cell office:value-type="float" office:value="1.73075">
                <text:p>1.73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5549">
                <text:p>1.55549</text:p>
              </table:table-cell>
              <table:table-cell office:value-type="float" office:value="1.6723">
                <text:p>1.67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2359">
                <text:p>1.52359</text:p>
              </table:table-cell>
              <table:table-cell office:value-type="float" office:value="1.611001">
                <text:p>1.611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9761">
                <text:p>1.519761</text:p>
              </table:table-cell>
              <table:table-cell office:value-type="float" office:value="1.550741">
                <text:p>1.550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28694">
                <text:p>1.528694</text:p>
              </table:table-cell>
              <table:table-cell office:value-type="float" office:value="1.511865">
                <text:p>1.5118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46558">
                <text:p>1.546558</text:p>
              </table:table-cell>
              <table:table-cell office:value-type="float" office:value="1.501257">
                <text:p>1.501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68251">
                <text:p>1.568251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83563">
                <text:p>1.583563</text:p>
              </table:table-cell>
              <table:table-cell office:value-type="float" office:value="1.539606">
                <text:p>1.539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89944">
                <text:p>1.589944</text:p>
              </table:table-cell>
              <table:table-cell office:value-type="float" office:value="1.56633">
                <text:p>1.566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87391">
                <text:p>1.587391</text:p>
              </table:table-cell>
              <table:table-cell office:value-type="float" office:value="1.592903">
                <text:p>1.592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86115">
                <text:p>1.586115</text:p>
              </table:table-cell>
              <table:table-cell office:value-type="float" office:value="1.604206">
                <text:p>1.604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79735">
                <text:p>1.579735</text:p>
              </table:table-cell>
              <table:table-cell office:value-type="float" office:value="1.597695">
                <text:p>1.597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69527">
                <text:p>1.569527</text:p>
              </table:table-cell>
              <table:table-cell office:value-type="float" office:value="1.583335">
                <text:p>1.5833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0595">
                <text:p>1.560595</text:p>
              </table:table-cell>
              <table:table-cell office:value-type="float" office:value="1.566886">
                <text:p>1.566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55491">
                <text:p>1.555491</text:p>
              </table:table-cell>
              <table:table-cell office:value-type="float" office:value="1.550621">
                <text:p>1.550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8043">
                <text:p>1.558043</text:p>
              </table:table-cell>
              <table:table-cell office:value-type="float" office:value="1.535066">
                <text:p>1.535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0595">
                <text:p>1.560595</text:p>
              </table:table-cell>
              <table:table-cell office:value-type="float" office:value="1.5243">
                <text:p>1.5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60595">
                <text:p>1.560595</text:p>
              </table:table-cell>
              <table:table-cell office:value-type="float" office:value="1.526999">
                <text:p>1.526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64423">
                <text:p>1.564423</text:p>
              </table:table-cell>
              <table:table-cell office:value-type="float" office:value="1.535475">
                <text:p>1.535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9527">
                <text:p>1.569527</text:p>
              </table:table-cell>
              <table:table-cell office:value-type="float" office:value="1.544311">
                <text:p>1.5443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72079">
                <text:p>1.572079</text:p>
              </table:table-cell>
              <table:table-cell office:value-type="float" office:value="1.553705">
                <text:p>1.553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75438">
                <text:p>1.675438</text:p>
              </table:table-cell>
              <table:table-cell office:value-type="float" office:value="1.563776">
                <text:p>1.5637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66506">
                <text:p>1.666506</text:p>
              </table:table-cell>
              <table:table-cell office:value-type="float" office:value="1.570565">
                <text:p>1.5705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35881">
                <text:p>1.635881</text:p>
              </table:table-cell>
              <table:table-cell office:value-type="float" office:value="1.571079">
                <text:p>1.5710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76">
                <text:p>1.5976</text:p>
              </table:table-cell>
              <table:table-cell office:value-type="float" office:value="1.555441">
                <text:p>1.555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60595">
                <text:p>1.560595</text:p>
              </table:table-cell>
              <table:table-cell office:value-type="float" office:value="1.520899">
                <text:p>1.5208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33798">
                <text:p>1.533798</text:p>
              </table:table-cell>
              <table:table-cell office:value-type="float" office:value="1.474583">
                <text:p>1.474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33798">
                <text:p>1.533798</text:p>
              </table:table-cell>
              <table:table-cell office:value-type="float" office:value="1.430185">
                <text:p>1.430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45282">
                <text:p>1.545282</text:p>
              </table:table-cell>
              <table:table-cell office:value-type="float" office:value="1.392959">
                <text:p>1.392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61871">
                <text:p>1.561871</text:p>
              </table:table-cell>
              <table:table-cell office:value-type="float" office:value="1.383411">
                <text:p>1.3834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78459">
                <text:p>1.578459</text:p>
              </table:table-cell>
              <table:table-cell office:value-type="float" office:value="1.395833">
                <text:p>1.395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6116">
                <text:p>1.586116</text:p>
              </table:table-cell>
              <table:table-cell office:value-type="float" office:value="1.420219">
                <text:p>1.420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1011">
                <text:p>1.581011</text:p>
              </table:table-cell>
              <table:table-cell office:value-type="float" office:value="1.444926">
                <text:p>1.4449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78459">
                <text:p>1.578459</text:p>
              </table:table-cell>
              <table:table-cell office:value-type="float" office:value="1.466326">
                <text:p>1.4663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78459">
                <text:p>1.578459</text:p>
              </table:table-cell>
              <table:table-cell office:value-type="float" office:value="1.461959">
                <text:p>1.461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74631">
                <text:p>1.574631</text:p>
              </table:table-cell>
              <table:table-cell office:value-type="float" office:value="1.448919">
                <text:p>1.4489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66975">
                <text:p>1.566975</text:p>
              </table:table-cell>
              <table:table-cell office:value-type="float" office:value="1.436061">
                <text:p>1.4360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60595">
                <text:p>1.560595</text:p>
              </table:table-cell>
              <table:table-cell office:value-type="float" office:value="1.422291">
                <text:p>1.4222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58043">
                <text:p>1.558043</text:p>
              </table:table-cell>
              <table:table-cell office:value-type="float" office:value="1.410728">
                <text:p>1.410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58043">
                <text:p>1.558043</text:p>
              </table:table-cell>
              <table:table-cell office:value-type="float" office:value="1.401629">
                <text:p>1.401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0595">
                <text:p>1.560595</text:p>
              </table:table-cell>
              <table:table-cell office:value-type="float" office:value="1.39884">
                <text:p>1.39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66975">
                <text:p>1.566975</text:p>
              </table:table-cell>
              <table:table-cell office:value-type="float" office:value="1.403188">
                <text:p>1.403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75907">
                <text:p>1.575907</text:p>
              </table:table-cell>
              <table:table-cell office:value-type="float" office:value="1.41229">
                <text:p>1.41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79735">
                <text:p>1.579735</text:p>
              </table:table-cell>
              <table:table-cell office:value-type="float" office:value="1.423566">
                <text:p>1.423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75907">
                <text:p>1.575907</text:p>
              </table:table-cell>
              <table:table-cell office:value-type="float" office:value="1.434084">
                <text:p>1.434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73355">
                <text:p>1.573355</text:p>
              </table:table-cell>
              <table:table-cell office:value-type="float" office:value="1.444432">
                <text:p>1.444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72079">
                <text:p>1.572079</text:p>
              </table:table-cell>
              <table:table-cell office:value-type="float" office:value="1.45063">
                <text:p>1.450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01766">
                <text:p>1.801766</text:p>
              </table:table-cell>
              <table:table-cell office:value-type="float" office:value="1.445268">
                <text:p>1.4452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8773">
                <text:p>1.78773</text:p>
              </table:table-cell>
              <table:table-cell office:value-type="float" office:value="1.43844">
                <text:p>1.43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50724">
                <text:p>1.750724</text:p>
              </table:table-cell>
              <table:table-cell office:value-type="float" office:value="1.431802">
                <text:p>1.4318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06063">
                <text:p>1.706063</text:p>
              </table:table-cell>
              <table:table-cell office:value-type="float" office:value="1.406459">
                <text:p>1.4064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49917">
                <text:p>1.649917</text:p>
              </table:table-cell>
              <table:table-cell office:value-type="float" office:value="1.364661">
                <text:p>1.3646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9944">
                <text:p>1.589944</text:p>
              </table:table-cell>
              <table:table-cell office:value-type="float" office:value="1.308889">
                <text:p>1.308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44006">
                <text:p>1.544006</text:p>
              </table:table-cell>
              <table:table-cell office:value-type="float" office:value="1.244465">
                <text:p>1.2444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7418">
                <text:p>1.527418</text:p>
              </table:table-cell>
              <table:table-cell office:value-type="float" office:value="1.18093">
                <text:p>1.180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7626">
                <text:p>1.537626</text:p>
              </table:table-cell>
              <table:table-cell office:value-type="float" office:value="1.122178">
                <text:p>1.1221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9111">
                <text:p>1.549111</text:p>
              </table:table-cell>
              <table:table-cell office:value-type="float" office:value="1.101699">
                <text:p>1.1016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6975">
                <text:p>1.566975</text:p>
              </table:table-cell>
              <table:table-cell office:value-type="float" office:value="1.104971">
                <text:p>1.1049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846">
                <text:p>1.57846</text:p>
              </table:table-cell>
              <table:table-cell office:value-type="float" office:value="1.126316">
                <text:p>1.1263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6116">
                <text:p>1.586116</text:p>
              </table:table-cell>
              <table:table-cell office:value-type="float" office:value="1.153458">
                <text:p>1.1534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2288">
                <text:p>1.582288</text:p>
              </table:table-cell>
              <table:table-cell office:value-type="float" office:value="1.176972">
                <text:p>1.1769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1012">
                <text:p>1.581012</text:p>
              </table:table-cell>
              <table:table-cell office:value-type="float" office:value="1.194372">
                <text:p>1.1943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1012">
                <text:p>1.581012</text:p>
              </table:table-cell>
              <table:table-cell office:value-type="float" office:value="1.191328">
                <text:p>1.191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75907">
                <text:p>1.575907</text:p>
              </table:table-cell>
              <table:table-cell office:value-type="float" office:value="1.178755">
                <text:p>1.1787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66975">
                <text:p>1.566975</text:p>
              </table:table-cell>
              <table:table-cell office:value-type="float" office:value="1.167464">
                <text:p>1.167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61871">
                <text:p>1.561871</text:p>
              </table:table-cell>
              <table:table-cell office:value-type="float" office:value="1.15537">
                <text:p>1.155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63147">
                <text:p>1.563147</text:p>
              </table:table-cell>
              <table:table-cell office:value-type="float" office:value="1.142564">
                <text:p>1.142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6975">
                <text:p>1.566975</text:p>
              </table:table-cell>
              <table:table-cell office:value-type="float" office:value="1.132898">
                <text:p>1.132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68251">
                <text:p>1.568251</text:p>
              </table:table-cell>
              <table:table-cell office:value-type="float" office:value="1.129791">
                <text:p>1.1297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68251">
                <text:p>1.568251</text:p>
              </table:table-cell>
              <table:table-cell office:value-type="float" office:value="1.133939">
                <text:p>1.1339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69527">
                <text:p>1.569527</text:p>
              </table:table-cell>
              <table:table-cell office:value-type="float" office:value="1.140401">
                <text:p>1.1404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95386">
                <text:p>1.795386</text:p>
              </table:table-cell>
              <table:table-cell office:value-type="float" office:value="1.146765">
                <text:p>1.1467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78798">
                <text:p>1.778798</text:p>
              </table:table-cell>
              <table:table-cell office:value-type="float" office:value="1.151921">
                <text:p>1.151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37964">
                <text:p>1.737964</text:p>
              </table:table-cell>
              <table:table-cell office:value-type="float" office:value="1.157031">
                <text:p>1.157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93303">
                <text:p>1.693303</text:p>
              </table:table-cell>
              <table:table-cell office:value-type="float" office:value="1.146707">
                <text:p>1.146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43538">
                <text:p>1.643538</text:p>
              </table:table-cell>
              <table:table-cell office:value-type="float" office:value="1.112758">
                <text:p>1.112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3772">
                <text:p>1.593772</text:p>
              </table:table-cell>
              <table:table-cell office:value-type="float" office:value="1.063578">
                <text:p>1.063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58043">
                <text:p>1.558043</text:p>
              </table:table-cell>
              <table:table-cell office:value-type="float" office:value="1.005114">
                <text:p>1.005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45283">
                <text:p>1.545283</text:p>
              </table:table-cell>
              <table:table-cell office:value-type="float" office:value="0.947942">
                <text:p>0.9479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45283">
                <text:p>1.545283</text:p>
              </table:table-cell>
              <table:table-cell office:value-type="float" office:value="0.90155">
                <text:p>0.90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50387">
                <text:p>1.550387</text:p>
              </table:table-cell>
              <table:table-cell office:value-type="float" office:value="0.892121">
                <text:p>0.892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61871">
                <text:p>1.561871</text:p>
              </table:table-cell>
              <table:table-cell office:value-type="float" office:value="0.902489">
                <text:p>0.902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77184">
                <text:p>1.577184</text:p>
              </table:table-cell>
              <table:table-cell office:value-type="float" office:value="0.924401">
                <text:p>0.9244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89944">
                <text:p>1.589944</text:p>
              </table:table-cell>
              <table:table-cell office:value-type="float" office:value="0.946941">
                <text:p>0.9469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93772">
                <text:p>1.593772</text:p>
              </table:table-cell>
              <table:table-cell office:value-type="float" office:value="0.969327">
                <text:p>0.969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6116">
                <text:p>1.586116</text:p>
              </table:table-cell>
              <table:table-cell office:value-type="float" office:value="0.987596">
                <text:p>0.9875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81012">
                <text:p>1.581012</text:p>
              </table:table-cell>
              <table:table-cell office:value-type="float" office:value="0.991143">
                <text:p>0.991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73356">
                <text:p>1.573356</text:p>
              </table:table-cell>
              <table:table-cell office:value-type="float" office:value="0.978949">
                <text:p>0.9789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60595">
                <text:p>1.560595</text:p>
              </table:table-cell>
              <table:table-cell office:value-type="float" office:value="0.962196">
                <text:p>0.96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52939">
                <text:p>1.552939</text:p>
              </table:table-cell>
              <table:table-cell office:value-type="float" office:value="0.944061">
                <text:p>0.944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51663">
                <text:p>1.551663</text:p>
              </table:table-cell>
              <table:table-cell office:value-type="float" office:value="0.924975">
                <text:p>0.924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52939">
                <text:p>1.552939</text:p>
              </table:table-cell>
              <table:table-cell office:value-type="float" office:value="0.912401">
                <text:p>0.9124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9319">
                <text:p>1.559319</text:p>
              </table:table-cell>
              <table:table-cell office:value-type="float" office:value="0.908815">
                <text:p>0.908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6975">
                <text:p>1.566975</text:p>
              </table:table-cell>
              <table:table-cell office:value-type="float" office:value="0.91599">
                <text:p>0.915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7184">
                <text:p>1.577184</text:p>
              </table:table-cell>
              <table:table-cell office:value-type="float" office:value="0.929258">
                <text:p>0.929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2288">
                <text:p>1.582288</text:p>
              </table:table-cell>
              <table:table-cell office:value-type="float" office:value="0.944034">
                <text:p>0.944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1012">
                <text:p>1.581012</text:p>
              </table:table-cell>
              <table:table-cell office:value-type="float" office:value="0.958331">
                <text:p>0.958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73356">
                <text:p>1.573356</text:p>
              </table:table-cell>
              <table:table-cell office:value-type="float" office:value="0.970671">
                <text:p>0.9706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9527">
                <text:p>1.569527</text:p>
              </table:table-cell>
              <table:table-cell office:value-type="float" office:value="0.973203">
                <text:p>0.9732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70803">
                <text:p>1.570803</text:p>
              </table:table-cell>
              <table:table-cell office:value-type="float" office:value="0.963657">
                <text:p>0.963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72079">
                <text:p>1.572079</text:p>
              </table:table-cell>
              <table:table-cell office:value-type="float" office:value="0.9538">
                <text:p>0.95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73355">
                <text:p>1.573355</text:p>
              </table:table-cell>
              <table:table-cell office:value-type="float" office:value="0.943317">
                <text:p>0.943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73355">
                <text:p>1.573355</text:p>
              </table:table-cell>
              <table:table-cell office:value-type="float" office:value="0.935417">
                <text:p>0.9354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65699">
                <text:p>1.565699</text:p>
              </table:table-cell>
              <table:table-cell office:value-type="float" office:value="0.932464">
                <text:p>0.93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56767">
                <text:p>1.556767</text:p>
              </table:table-cell>
              <table:table-cell office:value-type="float" office:value="0.930975">
                <text:p>0.930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8195">
                <text:p>1.38195</text:p>
              </table:table-cell>
              <table:table-cell office:value-type="float" office:value="0.931222">
                <text:p>0.931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98538">
                <text:p>1.398538</text:p>
              </table:table-cell>
              <table:table-cell office:value-type="float" office:value="0.929615">
                <text:p>0.9296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39372">
                <text:p>1.439372</text:p>
              </table:table-cell>
              <table:table-cell office:value-type="float" office:value="0.928855">
                <text:p>0.9288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84033">
                <text:p>1.484033</text:p>
              </table:table-cell>
              <table:table-cell office:value-type="float" office:value="0.947453">
                <text:p>0.9474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35074">
                <text:p>1.535074</text:p>
              </table:table-cell>
              <table:table-cell office:value-type="float" office:value="0.989856">
                <text:p>0.9898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8484">
                <text:p>1.58484</text:p>
              </table:table-cell>
              <table:table-cell office:value-type="float" office:value="1.045367">
                <text:p>1.0453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10361">
                <text:p>1.610361</text:p>
              </table:table-cell>
              <table:table-cell office:value-type="float" office:value="1.104395">
                <text:p>1.1043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10361">
                <text:p>1.610361</text:p>
              </table:table-cell>
              <table:table-cell office:value-type="float" office:value="1.161435">
                <text:p>1.1614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05256">
                <text:p>1.605256</text:p>
              </table:table-cell>
              <table:table-cell office:value-type="float" office:value="1.189323">
                <text:p>1.1893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93772">
                <text:p>1.593772</text:p>
              </table:table-cell>
              <table:table-cell office:value-type="float" office:value="1.196462">
                <text:p>1.1964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83564">
                <text:p>1.583564</text:p>
              </table:table-cell>
              <table:table-cell office:value-type="float" office:value="1.179724">
                <text:p>1.1797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66975">
                <text:p>1.566975</text:p>
              </table:table-cell>
              <table:table-cell office:value-type="float" office:value="1.153592">
                <text:p>1.1535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49111">
                <text:p>1.549111</text:p>
              </table:table-cell>
              <table:table-cell office:value-type="float" office:value="1.129816">
                <text:p>1.129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41455">
                <text:p>1.541455</text:p>
              </table:table-cell>
              <table:table-cell office:value-type="float" office:value="1.104909">
                <text:p>1.1049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46559">
                <text:p>1.546559</text:p>
              </table:table-cell>
              <table:table-cell office:value-type="float" office:value="1.085291">
                <text:p>1.0852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2939">
                <text:p>1.552939</text:p>
              </table:table-cell>
              <table:table-cell office:value-type="float" office:value="1.080567">
                <text:p>1.0805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63147">
                <text:p>1.563147</text:p>
              </table:table-cell>
              <table:table-cell office:value-type="float" office:value="1.089554">
                <text:p>1.0895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73355">
                <text:p>1.573355</text:p>
              </table:table-cell>
              <table:table-cell office:value-type="float" office:value="1.105701">
                <text:p>1.1057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83564">
                <text:p>1.583564</text:p>
              </table:table-cell>
              <table:table-cell office:value-type="float" office:value="1.124943">
                <text:p>1.124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8484">
                <text:p>1.58484</text:p>
              </table:table-cell>
              <table:table-cell office:value-type="float" office:value="1.141879">
                <text:p>1.1418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79736">
                <text:p>1.579736</text:p>
              </table:table-cell>
              <table:table-cell office:value-type="float" office:value="1.158697">
                <text:p>1.1586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79736">
                <text:p>1.579736</text:p>
              </table:table-cell>
              <table:table-cell office:value-type="float" office:value="1.164913">
                <text:p>1.1649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75907">
                <text:p>1.575907</text:p>
              </table:table-cell>
              <table:table-cell office:value-type="float" office:value="1.154262">
                <text:p>1.1542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34136">
                <text:p>1.734136</text:p>
              </table:table-cell>
              <table:table-cell office:value-type="float" office:value="1.140705">
                <text:p>1.140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09891">
                <text:p>1.709891</text:p>
              </table:table-cell>
              <table:table-cell office:value-type="float" office:value="1.127595">
                <text:p>1.1275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66506">
                <text:p>1.666506</text:p>
              </table:table-cell>
              <table:table-cell office:value-type="float" office:value="1.114031">
                <text:p>1.114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16741">
                <text:p>1.616741</text:p>
              </table:table-cell>
              <table:table-cell office:value-type="float" office:value="1.082465">
                <text:p>1.0824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65699">
                <text:p>1.565699</text:p>
              </table:table-cell>
              <table:table-cell office:value-type="float" office:value="1.033235">
                <text:p>1.0332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31246">
                <text:p>1.531246</text:p>
              </table:table-cell>
              <table:table-cell office:value-type="float" office:value="0.973764">
                <text:p>0.9737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27418">
                <text:p>1.527418</text:p>
              </table:table-cell>
              <table:table-cell office:value-type="float" office:value="0.915791">
                <text:p>0.9157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37626">
                <text:p>1.537626</text:p>
              </table:table-cell>
              <table:table-cell office:value-type="float" office:value="0.872491">
                <text:p>0.8724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49111">
                <text:p>1.549111</text:p>
              </table:table-cell>
              <table:table-cell office:value-type="float" office:value="0.860867">
                <text:p>0.860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8251">
                <text:p>1.568251</text:p>
              </table:table-cell>
              <table:table-cell office:value-type="float" office:value="0.873826">
                <text:p>0.873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3564">
                <text:p>1.583564</text:p>
              </table:table-cell>
              <table:table-cell office:value-type="float" office:value="0.898479">
                <text:p>0.898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87392">
                <text:p>1.587392</text:p>
              </table:table-cell>
              <table:table-cell office:value-type="float" office:value="0.924621">
                <text:p>0.9246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87392">
                <text:p>1.587392</text:p>
              </table:table-cell>
              <table:table-cell office:value-type="float" office:value="0.949868">
                <text:p>0.949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86116">
                <text:p>1.586116</text:p>
              </table:table-cell>
              <table:table-cell office:value-type="float" office:value="0.961989">
                <text:p>0.9619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79736">
                <text:p>1.579736</text:p>
              </table:table-cell>
              <table:table-cell office:value-type="float" office:value="0.956847">
                <text:p>0.9568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72079">
                <text:p>1.572079</text:p>
              </table:table-cell>
              <table:table-cell office:value-type="float" office:value="0.941483">
                <text:p>0.9414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61871">
                <text:p>1.561871</text:p>
              </table:table-cell>
              <table:table-cell office:value-type="float" office:value="0.924551">
                <text:p>0.924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56767">
                <text:p>1.556767</text:p>
              </table:table-cell>
              <table:table-cell office:value-type="float" office:value="0.907901">
                <text:p>0.907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58043">
                <text:p>1.558043</text:p>
              </table:table-cell>
              <table:table-cell office:value-type="float" office:value="0.892355">
                <text:p>0.8923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63147">
                <text:p>1.563147</text:p>
              </table:table-cell>
              <table:table-cell office:value-type="float" office:value="0.884786">
                <text:p>0.8847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72079">
                <text:p>1.572079</text:p>
              </table:table-cell>
              <table:table-cell office:value-type="float" office:value="0.884177">
                <text:p>0.8841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79736">
                <text:p>1.579736</text:p>
              </table:table-cell>
              <table:table-cell office:value-type="float" office:value="0.895711">
                <text:p>0.8957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82288">
                <text:p>1.582288</text:p>
              </table:table-cell>
              <table:table-cell office:value-type="float" office:value="0.91185">
                <text:p>0.911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8459">
                <text:p>1.578459</text:p>
              </table:table-cell>
              <table:table-cell office:value-type="float" office:value="0.925755">
                <text:p>0.9257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73355">
                <text:p>1.573355</text:p>
              </table:table-cell>
              <table:table-cell office:value-type="float" office:value="0.939247">
                <text:p>0.939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73355">
                <text:p>1.573355</text:p>
              </table:table-cell>
              <table:table-cell office:value-type="float" office:value="0.93936">
                <text:p>0.93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72079">
                <text:p>1.572079</text:p>
              </table:table-cell>
              <table:table-cell office:value-type="float" office:value="0.930116">
                <text:p>0.930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72079">
                <text:p>1.572079</text:p>
              </table:table-cell>
              <table:table-cell office:value-type="float" office:value="0.920863">
                <text:p>0.920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69527">
                <text:p>1.569527</text:p>
              </table:table-cell>
              <table:table-cell office:value-type="float" office:value="0.912381">
                <text:p>0.9123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68251">
                <text:p>1.568251</text:p>
              </table:table-cell>
              <table:table-cell office:value-type="float" office:value="0.904972">
                <text:p>0.9049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64423">
                <text:p>1.564423</text:p>
              </table:table-cell>
              <table:table-cell office:value-type="float" office:value="0.899208">
                <text:p>0.8992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64423">
                <text:p>1.564423</text:p>
              </table:table-cell>
              <table:table-cell office:value-type="float" office:value="0.896319">
                <text:p>0.8963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68251">
                <text:p>1.568251</text:p>
              </table:table-cell>
              <table:table-cell office:value-type="float" office:value="0.894186">
                <text:p>0.8941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5699">
                <text:p>1.565699</text:p>
              </table:table-cell>
              <table:table-cell office:value-type="float" office:value="0.895106">
                <text:p>0.8951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17078">
                <text:p>1.817078</text:p>
              </table:table-cell>
              <table:table-cell office:value-type="float" office:value="0.900643">
                <text:p>0.9006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04318">
                <text:p>1.804318</text:p>
              </table:table-cell>
              <table:table-cell office:value-type="float" office:value="0.905754">
                <text:p>0.9057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62209">
                <text:p>1.762209</text:p>
              </table:table-cell>
              <table:table-cell office:value-type="float" office:value="0.910608">
                <text:p>0.910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14995">
                <text:p>1.714995</text:p>
              </table:table-cell>
              <table:table-cell office:value-type="float" office:value="0.903543">
                <text:p>0.903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60126">
                <text:p>1.660126</text:p>
              </table:table-cell>
              <table:table-cell office:value-type="float" office:value="0.870812">
                <text:p>0.870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0398">
                <text:p>1.60398</text:p>
              </table:table-cell>
              <table:table-cell office:value-type="float" office:value="0.823716">
                <text:p>0.8237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60595">
                <text:p>1.560595</text:p>
              </table:table-cell>
              <table:table-cell office:value-type="float" office:value="0.766046">
                <text:p>0.7660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4273">
                <text:p>1.54273</text:p>
              </table:table-cell>
              <table:table-cell office:value-type="float" office:value="0.707397">
                <text:p>0.7073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44006">
                <text:p>1.544006</text:p>
              </table:table-cell>
              <table:table-cell office:value-type="float" office:value="0.651452">
                <text:p>0.6514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52938">
                <text:p>1.552938</text:p>
              </table:table-cell>
              <table:table-cell office:value-type="float" office:value="0.624728">
                <text:p>0.6247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61871">
                <text:p>1.561871</text:p>
              </table:table-cell>
              <table:table-cell office:value-type="float" office:value="0.619816">
                <text:p>0.6198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72079">
                <text:p>1.572079</text:p>
              </table:table-cell>
              <table:table-cell office:value-type="float" office:value="0.630989">
                <text:p>0.6309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79735">
                <text:p>1.579735</text:p>
              </table:table-cell>
              <table:table-cell office:value-type="float" office:value="0.649559">
                <text:p>0.6495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81011">
                <text:p>1.581011</text:p>
              </table:table-cell>
              <table:table-cell office:value-type="float" office:value="0.664326">
                <text:p>0.6643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75907">
                <text:p>1.575907</text:p>
              </table:table-cell>
              <table:table-cell office:value-type="float" office:value="0.679275">
                <text:p>0.6792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70803">
                <text:p>1.570803</text:p>
              </table:table-cell>
              <table:table-cell office:value-type="float" office:value="0.689962">
                <text:p>0.6899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69527">
                <text:p>1.569527</text:p>
              </table:table-cell>
              <table:table-cell office:value-type="float" office:value="0.682164">
                <text:p>0.6821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72079">
                <text:p>1.572079</text:p>
              </table:table-cell>
              <table:table-cell office:value-type="float" office:value="0.670216">
                <text:p>0.6702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74631">
                <text:p>1.574631</text:p>
              </table:table-cell>
              <table:table-cell office:value-type="float" office:value="0.659699">
                <text:p>0.6596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74631">
                <text:p>1.574631</text:p>
              </table:table-cell>
              <table:table-cell office:value-type="float" office:value="0.648264">
                <text:p>0.648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68251">
                <text:p>1.568251</text:p>
              </table:table-cell>
              <table:table-cell office:value-type="float" office:value="0.643699">
                <text:p>0.643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60594">
                <text:p>1.560594</text:p>
              </table:table-cell>
              <table:table-cell office:value-type="float" office:value="0.644217">
                <text:p>0.6442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59318">
                <text:p>1.559318</text:p>
              </table:table-cell>
              <table:table-cell office:value-type="float" office:value="0.643443">
                <text:p>0.6434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6187">
                <text:p>1.56187</text:p>
              </table:table-cell>
              <table:table-cell office:value-type="float" office:value="0.643073">
                <text:p>0.6430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69527">
                <text:p>1.569527</text:p>
              </table:table-cell>
              <table:table-cell office:value-type="float" office:value="0.645995">
                <text:p>0.6459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75907">
                <text:p>1.575907</text:p>
              </table:table-cell>
              <table:table-cell office:value-type="float" office:value="0.652183">
                <text:p>0.6521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86115">
                <text:p>1.586115</text:p>
              </table:table-cell>
              <table:table-cell office:value-type="float" office:value="0.660092">
                <text:p>0.6600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86115">
                <text:p>1.586115</text:p>
              </table:table-cell>
              <table:table-cell office:value-type="float" office:value="0.66807">
                <text:p>0.668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74631">
                <text:p>1.574631</text:p>
              </table:table-cell>
              <table:table-cell office:value-type="float" office:value="0.67765">
                <text:p>0.67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63146">
                <text:p>1.563146</text:p>
              </table:table-cell>
              <table:table-cell office:value-type="float" office:value="0.685499">
                <text:p>0.6854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58042">
                <text:p>1.558042</text:p>
              </table:table-cell>
              <table:table-cell office:value-type="float" office:value="0.680539">
                <text:p>0.6805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6187">
                <text:p>1.56187</text:p>
              </table:table-cell>
              <table:table-cell office:value-type="float" office:value="0.668283">
                <text:p>0.6682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69527">
                <text:p>1.569527</text:p>
              </table:table-cell>
              <table:table-cell office:value-type="float" office:value="0.657191">
                <text:p>0.6571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75907">
                <text:p>1.575907</text:p>
              </table:table-cell>
              <table:table-cell office:value-type="float" office:value="0.646911">
                <text:p>0.6469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0398">
                <text:p>1.60398</text:p>
              </table:table-cell>
              <table:table-cell office:value-type="float" office:value="0.647056">
                <text:p>0.647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89943">
                <text:p>1.589943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6975">
                <text:p>1.566975</text:p>
              </table:table-cell>
              <table:table-cell office:value-type="float" office:value="0.658304">
                <text:p>0.6583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5549">
                <text:p>1.55549</text:p>
              </table:table-cell>
              <table:table-cell office:value-type="float" office:value="0.657138">
                <text:p>0.6571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56766">
                <text:p>1.556766</text:p>
              </table:table-cell>
              <table:table-cell office:value-type="float" office:value="0.639552">
                <text:p>0.6395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69527">
                <text:p>1.569527</text:p>
              </table:table-cell>
              <table:table-cell office:value-type="float" office:value="0.622243">
                <text:p>0.6222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78459">
                <text:p>1.578459</text:p>
              </table:table-cell>
              <table:table-cell office:value-type="float" office:value="0.606909">
                <text:p>0.6069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430852">
                <text:p>2.430852</text:p>
              </table:table-cell>
              <table:table-cell office:value-type="float" office:value="0.612241">
                <text:p>0.6122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409159">
                <text:p>2.409159</text:p>
              </table:table-cell>
              <table:table-cell office:value-type="float" office:value="0.623389">
                <text:p>0.6233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36705">
                <text:p>2.36705</text:p>
              </table:table-cell>
              <table:table-cell office:value-type="float" office:value="0.633987">
                <text:p>0.6339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323665">
                <text:p>2.323665</text:p>
              </table:table-cell>
              <table:table-cell office:value-type="float" office:value="0.624402">
                <text:p>0.624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73899">
                <text:p>2.273899</text:p>
              </table:table-cell>
              <table:table-cell office:value-type="float" office:value="0.59164">
                <text:p>0.591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22857">
                <text:p>2.222857</text:p>
              </table:table-cell>
              <table:table-cell office:value-type="float" office:value="0.540879">
                <text:p>0.5408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6416">
                <text:p>2.16416</text:p>
              </table:table-cell>
              <table:table-cell office:value-type="float" office:value="0.482281">
                <text:p>0.4822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01634">
                <text:p>2.101634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039108">
                <text:p>2.039108</text:p>
              </table:table-cell>
              <table:table-cell office:value-type="float" office:value="0.361037">
                <text:p>0.3610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79135">
                <text:p>1.979135</text:p>
              </table:table-cell>
              <table:table-cell office:value-type="float" office:value="0.298149">
                <text:p>0.2981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24265">
                <text:p>1.924265</text:p>
              </table:table-cell>
              <table:table-cell office:value-type="float" office:value="0.235397">
                <text:p>0.2353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874499">
                <text:p>1.874499</text:p>
              </table:table-cell>
              <table:table-cell office:value-type="float" office:value="0.173397">
                <text:p>0.1733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27286">
                <text:p>1.827286</text:p>
              </table:table-cell>
              <table:table-cell office:value-type="float" office:value="0.112938">
                <text:p>0.1129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77521">
                <text:p>1.777521</text:p>
              </table:table-cell>
              <table:table-cell office:value-type="float" office:value="0.056789">
                <text:p>0.0567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25203">
                <text:p>1.725203</text:p>
              </table:table-cell>
              <table:table-cell office:value-type="float" office:value="0.008662">
                <text:p>0.008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70333">
                <text:p>1.670333</text:p>
              </table:table-cell>
              <table:table-cell office:value-type="float" office:value="-0.036077">
                <text:p>-0.0360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618016">
                <text:p>1.618016</text:p>
              </table:table-cell>
              <table:table-cell office:value-type="float" office:value="-0.080463">
                <text:p>-0.0804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78459">
                <text:p>1.578459</text:p>
              </table:table-cell>
              <table:table-cell office:value-type="float" office:value="-0.130508">
                <text:p>-0.130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6187">
                <text:p>1.56187</text:p>
              </table:table-cell>
              <table:table-cell office:value-type="float" office:value="-0.180474">
                <text:p>-0.1804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66974">
                <text:p>1.566974</text:p>
              </table:table-cell>
              <table:table-cell office:value-type="float" office:value="-0.222916">
                <text:p>-0.222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74631">
                <text:p>1.574631</text:p>
              </table:table-cell>
              <table:table-cell office:value-type="float" office:value="-0.24025">
                <text:p>-0.240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82287">
                <text:p>1.582287</text:p>
              </table:table-cell>
              <table:table-cell office:value-type="float" office:value="-0.237939">
                <text:p>-0.237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84839">
                <text:p>1.584839</text:p>
              </table:table-cell>
              <table:table-cell office:value-type="float" office:value="-0.221738">
                <text:p>-0.2217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82287">
                <text:p>1.582287</text:p>
              </table:table-cell>
              <table:table-cell office:value-type="float" office:value="-0.206155">
                <text:p>-0.206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78459">
                <text:p>1.578459</text:p>
              </table:table-cell>
              <table:table-cell office:value-type="float" office:value="-0.191797">
                <text:p>-0.191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09891">
                <text:p>1.709891</text:p>
              </table:table-cell>
              <table:table-cell office:value-type="float" office:value="-0.185586">
                <text:p>-0.1855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99682">
                <text:p>1.699682</text:p>
              </table:table-cell>
              <table:table-cell office:value-type="float" office:value="-0.190595">
                <text:p>-0.1905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667781">
                <text:p>1.667781</text:p>
              </table:table-cell>
              <table:table-cell office:value-type="float" office:value="-0.201024">
                <text:p>-0.201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626948">
                <text:p>1.626948</text:p>
              </table:table-cell>
              <table:table-cell office:value-type="float" office:value="-0.229184">
                <text:p>-0.2291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75907">
                <text:p>1.575907</text:p>
              </table:table-cell>
              <table:table-cell office:value-type="float" office:value="-0.272595">
                <text:p>-0.2725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32521">
                <text:p>1.532521</text:p>
              </table:table-cell>
              <table:table-cell office:value-type="float" office:value="-0.325384">
                <text:p>-0.3253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17209">
                <text:p>1.517209</text:p>
              </table:table-cell>
              <table:table-cell office:value-type="float" office:value="-0.381414">
                <text:p>-0.3814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23589">
                <text:p>1.523589</text:p>
              </table:table-cell>
              <table:table-cell office:value-type="float" office:value="-0.433639">
                <text:p>-0.4336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3635">
                <text:p>1.53635</text:p>
              </table:table-cell>
              <table:table-cell office:value-type="float" office:value="-0.453075">
                <text:p>-0.4530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5549">
                <text:p>1.55549</text:p>
              </table:table-cell>
              <table:table-cell office:value-type="float" office:value="-0.449175">
                <text:p>-0.4491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75907">
                <text:p>1.575907</text:p>
              </table:table-cell>
              <table:table-cell office:value-type="float" office:value="-0.426452">
                <text:p>-0.426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92495">
                <text:p>1.592495</text:p>
              </table:table-cell>
              <table:table-cell office:value-type="float" office:value="-0.395493">
                <text:p>-0.395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96323">
                <text:p>1.596323</text:p>
              </table:table-cell>
              <table:table-cell office:value-type="float" office:value="-0.367177">
                <text:p>-0.3671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92495">
                <text:p>1.592495</text:p>
              </table:table-cell>
              <table:table-cell office:value-type="float" office:value="-0.340536">
                <text:p>-0.340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84839">
                <text:p>1.584839</text:p>
              </table:table-cell>
              <table:table-cell office:value-type="float" office:value="-0.333721">
                <text:p>-0.3337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75907">
                <text:p>1.575907</text:p>
              </table:table-cell>
              <table:table-cell office:value-type="float" office:value="-0.34572">
                <text:p>-0.34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17209">
                <text:p>1.517209</text:p>
              </table:table-cell>
              <table:table-cell office:value-type="float" office:value="-0.366521">
                <text:p>-0.3665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18485">
                <text:p>1.518485</text:p>
              </table:table-cell>
              <table:table-cell office:value-type="float" office:value="-0.385715">
                <text:p>-0.385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3635">
                <text:p>1.53635</text:p>
              </table:table-cell>
              <table:table-cell office:value-type="float" office:value="-0.405458">
                <text:p>-0.405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50386">
                <text:p>1.550386</text:p>
              </table:table-cell>
              <table:table-cell office:value-type="float" office:value="-0.409186">
                <text:p>-0.4091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64423">
                <text:p>1.564423</text:p>
              </table:table-cell>
              <table:table-cell office:value-type="float" office:value="-0.389297">
                <text:p>-0.3892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81011">
                <text:p>1.581011</text:p>
              </table:table-cell>
              <table:table-cell office:value-type="float" office:value="-0.362563">
                <text:p>-0.3625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88667">
                <text:p>1.588667</text:p>
              </table:table-cell>
              <table:table-cell office:value-type="float" office:value="-0.338137">
                <text:p>-0.3381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87391">
                <text:p>1.587391</text:p>
              </table:table-cell>
              <table:table-cell office:value-type="float" office:value="-0.314042">
                <text:p>-0.314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84839">
                <text:p>1.584839</text:p>
              </table:table-cell>
              <table:table-cell office:value-type="float" office:value="-0.302558">
                <text:p>-0.3025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82287">
                <text:p>1.582287</text:p>
              </table:table-cell>
              <table:table-cell office:value-type="float" office:value="-0.309353">
                <text:p>-0.309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73355">
                <text:p>1.573355</text:p>
              </table:table-cell>
              <table:table-cell office:value-type="float" office:value="-0.322821">
                <text:p>-0.3228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152">
                <text:p>1.600152</text:p>
              </table:table-cell>
              <table:table-cell office:value-type="float" office:value="-0.336794">
                <text:p>-0.3367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89944">
                <text:p>1.589944</text:p>
              </table:table-cell>
              <table:table-cell office:value-type="float" office:value="-0.349271">
                <text:p>-0.3492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3355">
                <text:p>1.573355</text:p>
              </table:table-cell>
              <table:table-cell office:value-type="float" office:value="-0.361923">
                <text:p>-0.361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61871">
                <text:p>1.561871</text:p>
              </table:table-cell>
              <table:table-cell office:value-type="float" office:value="-0.37278">
                <text:p>-0.372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60595">
                <text:p>1.560595</text:p>
              </table:table-cell>
              <table:table-cell office:value-type="float" office:value="-0.384611">
                <text:p>-0.3846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68251">
                <text:p>1.568251</text:p>
              </table:table-cell>
              <table:table-cell office:value-type="float" office:value="-0.395525">
                <text:p>-0.3955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75907">
                <text:p>1.575907</text:p>
              </table:table-cell>
              <table:table-cell office:value-type="float" office:value="-0.405476">
                <text:p>-0.4054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72079">
                <text:p>1.572079</text:p>
              </table:table-cell>
              <table:table-cell office:value-type="float" office:value="-0.401174">
                <text:p>-0.4011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0803">
                <text:p>1.570803</text:p>
              </table:table-cell>
              <table:table-cell office:value-type="float" office:value="-0.389986">
                <text:p>-0.3899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69527">
                <text:p>1.569527</text:p>
              </table:table-cell>
              <table:table-cell office:value-type="float" office:value="-0.380025">
                <text:p>-0.3800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2079">
                <text:p>1.572079</text:p>
              </table:table-cell>
              <table:table-cell office:value-type="float" office:value="-0.371872">
                <text:p>-0.3718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5907">
                <text:p>1.575907</text:p>
              </table:table-cell>
              <table:table-cell office:value-type="float" office:value="-0.3703">
                <text:p>-0.37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907">
                <text:p>1.575907</text:p>
              </table:table-cell>
              <table:table-cell office:value-type="float" office:value="-0.36998">
                <text:p>-0.36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74631">
                <text:p>1.574631</text:p>
              </table:table-cell>
              <table:table-cell office:value-type="float" office:value="-0.370423">
                <text:p>-0.3704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95855">
                <text:p>1.695855</text:p>
              </table:table-cell>
              <table:table-cell office:value-type="float" office:value="-0.371792">
                <text:p>-0.3717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681818">
                <text:p>1.681818</text:p>
              </table:table-cell>
              <table:table-cell office:value-type="float" office:value="-0.37408">
                <text:p>-0.374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646089">
                <text:p>1.646089</text:p>
              </table:table-cell>
              <table:table-cell office:value-type="float" office:value="-0.376799">
                <text:p>-0.3767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60398">
                <text:p>1.60398</text:p>
              </table:table-cell>
              <table:table-cell office:value-type="float" office:value="-0.398663">
                <text:p>-0.3986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61871">
                <text:p>1.561871</text:p>
              </table:table-cell>
              <table:table-cell office:value-type="float" office:value="-0.440234">
                <text:p>-0.4402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33798">
                <text:p>1.533798</text:p>
              </table:table-cell>
              <table:table-cell office:value-type="float" office:value="-0.491334">
                <text:p>-0.491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33798">
                <text:p>1.533798</text:p>
              </table:table-cell>
              <table:table-cell office:value-type="float" office:value="-0.540682">
                <text:p>-0.5406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40178">
                <text:p>1.540178</text:p>
              </table:table-cell>
              <table:table-cell office:value-type="float" office:value="-0.575731">
                <text:p>-0.5757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51662">
                <text:p>1.551662</text:p>
              </table:table-cell>
              <table:table-cell office:value-type="float" office:value="-0.577952">
                <text:p>-0.5779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68251">
                <text:p>1.568251</text:p>
              </table:table-cell>
              <table:table-cell office:value-type="float" office:value="-0.56153">
                <text:p>-0.561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83563">
                <text:p>1.583563</text:p>
              </table:table-cell>
              <table:table-cell office:value-type="float" office:value="-0.538092">
                <text:p>-0.5380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93772">
                <text:p>1.593772</text:p>
              </table:table-cell>
              <table:table-cell office:value-type="float" office:value="-0.515064">
                <text:p>-0.515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9122">
                <text:p>1.59122</text:p>
              </table:table-cell>
              <table:table-cell office:value-type="float" office:value="-0.491975">
                <text:p>-0.4919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88668">
                <text:p>1.588668</text:p>
              </table:table-cell>
              <table:table-cell office:value-type="float" office:value="-0.475874">
                <text:p>-0.4758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83563">
                <text:p>1.583563</text:p>
              </table:table-cell>
              <table:table-cell office:value-type="float" office:value="-0.48076">
                <text:p>-0.480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73355">
                <text:p>1.573355</text:p>
              </table:table-cell>
              <table:table-cell office:value-type="float" office:value="-0.496629">
                <text:p>-0.4966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63147">
                <text:p>1.563147</text:p>
              </table:table-cell>
              <table:table-cell office:value-type="float" office:value="-0.514223">
                <text:p>-0.5142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58043">
                <text:p>1.558043</text:p>
              </table:table-cell>
              <table:table-cell office:value-type="float" office:value="-0.531647">
                <text:p>-0.5316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58043">
                <text:p>1.558043</text:p>
              </table:table-cell>
              <table:table-cell office:value-type="float" office:value="-0.548404">
                <text:p>-0.5484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59319">
                <text:p>1.559319</text:p>
              </table:table-cell>
              <table:table-cell office:value-type="float" office:value="-0.559103">
                <text:p>-0.5591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63147">
                <text:p>1.563147</text:p>
              </table:table-cell>
              <table:table-cell office:value-type="float" office:value="-0.558158">
                <text:p>-0.5581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69527">
                <text:p>1.569527</text:p>
              </table:table-cell>
              <table:table-cell office:value-type="float" office:value="-0.547049">
                <text:p>-0.5470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75907">
                <text:p>1.575907</text:p>
              </table:table-cell>
              <table:table-cell office:value-type="float" office:value="-0.534228">
                <text:p>-0.5342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78459">
                <text:p>1.578459</text:p>
              </table:table-cell>
              <table:table-cell office:value-type="float" office:value="-0.521369">
                <text:p>-0.5213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74631">
                <text:p>1.574631</text:p>
              </table:table-cell>
              <table:table-cell office:value-type="float" office:value="-0.509745">
                <text:p>-0.5097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73355">
                <text:p>1.573355</text:p>
              </table:table-cell>
              <table:table-cell office:value-type="float" office:value="-0.500403">
                <text:p>-0.5004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75907">
                <text:p>1.575907</text:p>
              </table:table-cell>
              <table:table-cell office:value-type="float" office:value="-0.500867">
                <text:p>-0.5008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77183">
                <text:p>1.577183</text:p>
              </table:table-cell>
              <table:table-cell office:value-type="float" office:value="-0.506387">
                <text:p>-0.5063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73355">
                <text:p>1.573355</text:p>
              </table:table-cell>
              <table:table-cell office:value-type="float" office:value="-0.511359">
                <text:p>-0.5113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68251">
                <text:p>1.568251</text:p>
              </table:table-cell>
              <table:table-cell office:value-type="float" office:value="-0.515681">
                <text:p>-0.5156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64423">
                <text:p>1.564423</text:p>
              </table:table-cell>
              <table:table-cell office:value-type="float" office:value="-0.519742">
                <text:p>-0.5197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64423">
                <text:p>1.564423</text:p>
              </table:table-cell>
              <table:table-cell office:value-type="float" office:value="-0.524216">
                <text:p>-0.524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34605">
                <text:p>1.634605</text:p>
              </table:table-cell>
              <table:table-cell office:value-type="float" office:value="-0.527773">
                <text:p>-0.5277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29501">
                <text:p>1.629501</text:p>
              </table:table-cell>
              <table:table-cell office:value-type="float" office:value="-0.531274">
                <text:p>-0.5312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98876">
                <text:p>1.598876</text:p>
              </table:table-cell>
              <table:table-cell office:value-type="float" office:value="-0.533053">
                <text:p>-0.533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72079">
                <text:p>1.572079</text:p>
              </table:table-cell>
              <table:table-cell office:value-type="float" office:value="-0.537998">
                <text:p>-0.5379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59318">
                <text:p>1.559318</text:p>
              </table:table-cell>
              <table:table-cell office:value-type="float" office:value="-0.565051">
                <text:p>-0.5650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52938">
                <text:p>1.552938</text:p>
              </table:table-cell>
              <table:table-cell office:value-type="float" office:value="-0.595056">
                <text:p>-0.595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54214">
                <text:p>1.554214</text:p>
              </table:table-cell>
              <table:table-cell office:value-type="float" office:value="-0.624818">
                <text:p>-0.6248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54214">
                <text:p>1.554214</text:p>
              </table:table-cell>
              <table:table-cell office:value-type="float" office:value="-0.638653">
                <text:p>-0.6386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54214">
                <text:p>1.554214</text:p>
              </table:table-cell>
              <table:table-cell office:value-type="float" office:value="-0.632102">
                <text:p>-0.6321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6187">
                <text:p>1.56187</text:p>
              </table:table-cell>
              <table:table-cell office:value-type="float" office:value="-0.618309">
                <text:p>-0.6183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73355">
                <text:p>1.573355</text:p>
              </table:table-cell>
              <table:table-cell office:value-type="float" office:value="-0.605433">
                <text:p>-0.605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84839">
                <text:p>1.584839</text:p>
              </table:table-cell>
              <table:table-cell office:value-type="float" office:value="-0.594241">
                <text:p>-0.5942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86115">
                <text:p>1.586115</text:p>
              </table:table-cell>
              <table:table-cell office:value-type="float" office:value="-0.582609">
                <text:p>-0.5826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75907">
                <text:p>1.575907</text:p>
              </table:table-cell>
              <table:table-cell office:value-type="float" office:value="-0.57307">
                <text:p>-0.573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66975">
                <text:p>1.566975</text:p>
              </table:table-cell>
              <table:table-cell office:value-type="float" office:value="-0.5648">
                <text:p>-0.56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65699">
                <text:p>1.565699</text:p>
              </table:table-cell>
              <table:table-cell office:value-type="float" office:value="-0.573011">
                <text:p>-0.5730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432991">
                <text:p>1.432991</text:p>
              </table:table-cell>
              <table:table-cell office:value-type="float" office:value="-0.585874">
                <text:p>-0.5858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449579">
                <text:p>1.449579</text:p>
              </table:table-cell>
              <table:table-cell office:value-type="float" office:value="-0.598558">
                <text:p>-0.5985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480204">
                <text:p>1.480204</text:p>
              </table:table-cell>
              <table:table-cell office:value-type="float" office:value="-0.609396">
                <text:p>-0.6093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17209">
                <text:p>1.517209</text:p>
              </table:table-cell>
              <table:table-cell office:value-type="float" office:value="-0.593681">
                <text:p>-0.5936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58042">
                <text:p>1.558042</text:p>
              </table:table-cell>
              <table:table-cell office:value-type="float" office:value="-0.559004">
                <text:p>-0.5590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92495">
                <text:p>1.592495</text:p>
              </table:table-cell>
              <table:table-cell office:value-type="float" office:value="-0.512414">
                <text:p>-0.5124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0398">
                <text:p>1.60398</text:p>
              </table:table-cell>
              <table:table-cell office:value-type="float" office:value="-0.4654">
                <text:p>-0.46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01428">
                <text:p>1.601428</text:p>
              </table:table-cell>
              <table:table-cell office:value-type="float" office:value="-0.422172">
                <text:p>-0.4221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976">
                <text:p>1.5976</text:p>
              </table:table-cell>
              <table:table-cell office:value-type="float" office:value="-0.410871">
                <text:p>-0.4108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84839">
                <text:p>1.584839</text:p>
              </table:table-cell>
              <table:table-cell office:value-type="float" office:value="-0.417443">
                <text:p>-0.4174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66975">
                <text:p>1.566975</text:p>
              </table:table-cell>
              <table:table-cell office:value-type="float" office:value="-0.439792">
                <text:p>-0.4397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875776">
                <text:p>1.875776</text:p>
              </table:table-cell>
              <table:table-cell office:value-type="float" office:value="-0.465736">
                <text:p>-0.4657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847703">
                <text:p>1.847703</text:p>
              </table:table-cell>
              <table:table-cell office:value-type="float" office:value="-0.489051">
                <text:p>-0.4890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95385">
                <text:p>1.795385</text:p>
              </table:table-cell>
              <table:table-cell office:value-type="float" office:value="-0.512504">
                <text:p>-0.5125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3924">
                <text:p>1.73924</text:p>
              </table:table-cell>
              <table:table-cell office:value-type="float" office:value="-0.544657">
                <text:p>-0.5446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680542">
                <text:p>1.680542</text:p>
              </table:table-cell>
              <table:table-cell office:value-type="float" office:value="-0.596233">
                <text:p>-0.5962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19292">
                <text:p>1.619292</text:p>
              </table:table-cell>
              <table:table-cell office:value-type="float" office:value="-0.658536">
                <text:p>-0.6585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69527">
                <text:p>1.569527</text:p>
              </table:table-cell>
              <table:table-cell office:value-type="float" office:value="-0.724654">
                <text:p>-0.7246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47834">
                <text:p>1.547834</text:p>
              </table:table-cell>
              <table:table-cell office:value-type="float" office:value="-0.789562">
                <text:p>-0.7895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52938">
                <text:p>1.552938</text:p>
              </table:table-cell>
              <table:table-cell office:value-type="float" office:value="-0.848969">
                <text:p>-0.8489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66975">
                <text:p>1.566975</text:p>
              </table:table-cell>
              <table:table-cell office:value-type="float" office:value="-0.874645">
                <text:p>-0.874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82287">
                <text:p>1.582287</text:p>
              </table:table-cell>
              <table:table-cell office:value-type="float" office:value="-0.876215">
                <text:p>-0.8762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91219">
                <text:p>1.591219</text:p>
              </table:table-cell>
              <table:table-cell office:value-type="float" office:value="-0.860123">
                <text:p>-0.8601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89943">
                <text:p>1.589943</text:p>
              </table:table-cell>
              <table:table-cell office:value-type="float" office:value="-0.836649">
                <text:p>-0.8366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82287">
                <text:p>1.582287</text:p>
              </table:table-cell>
              <table:table-cell office:value-type="float" office:value="-0.817524">
                <text:p>-0.8175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78459">
                <text:p>1.578459</text:p>
              </table:table-cell>
              <table:table-cell office:value-type="float" office:value="-0.809086">
                <text:p>-0.8090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78459">
                <text:p>1.578459</text:p>
              </table:table-cell>
              <table:table-cell office:value-type="float" office:value="-0.816665">
                <text:p>-0.816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75907">
                <text:p>1.575907</text:p>
              </table:table-cell>
              <table:table-cell office:value-type="float" office:value="-0.830243">
                <text:p>-0.8302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70803">
                <text:p>1.570803</text:p>
              </table:table-cell>
              <table:table-cell office:value-type="float" office:value="-0.842746">
                <text:p>-0.8427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66975">
                <text:p>1.566975</text:p>
              </table:table-cell>
              <table:table-cell office:value-type="float" office:value="-0.854632">
                <text:p>-0.8546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64423">
                <text:p>1.564423</text:p>
              </table:table-cell>
              <table:table-cell office:value-type="float" office:value="-0.867227">
                <text:p>-0.8672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60594">
                <text:p>1.560594</text:p>
              </table:table-cell>
              <table:table-cell office:value-type="float" office:value="-0.870888">
                <text:p>-0.8708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60594">
                <text:p>1.560594</text:p>
              </table:table-cell>
              <table:table-cell office:value-type="float" office:value="-0.869148">
                <text:p>-0.8691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64423">
                <text:p>1.564423</text:p>
              </table:table-cell>
              <table:table-cell office:value-type="float" office:value="-0.866799">
                <text:p>-0.8667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70803">
                <text:p>1.570803</text:p>
              </table:table-cell>
              <table:table-cell office:value-type="float" office:value="-0.86105">
                <text:p>-0.861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77183">
                <text:p>1.577183</text:p>
              </table:table-cell>
              <table:table-cell office:value-type="float" office:value="-0.854072">
                <text:p>-0.8540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79735">
                <text:p>1.579735</text:p>
              </table:table-cell>
              <table:table-cell office:value-type="float" office:value="-0.847022">
                <text:p>-0.8470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74631">
                <text:p>1.574631</text:p>
              </table:table-cell>
              <table:table-cell office:value-type="float" office:value="-0.840475">
                <text:p>-0.8404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66975">
                <text:p>1.566975</text:p>
              </table:table-cell>
              <table:table-cell office:value-type="float" office:value="-0.834576">
                <text:p>-0.8345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65699">
                <text:p>1.565699</text:p>
              </table:table-cell>
              <table:table-cell office:value-type="float" office:value="-0.833615">
                <text:p>-0.8336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63822">
                <text:p>1.963822</text:p>
              </table:table-cell>
              <table:table-cell office:value-type="float" office:value="-0.837403">
                <text:p>-0.8374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52338">
                <text:p>1.952338</text:p>
              </table:table-cell>
              <table:table-cell office:value-type="float" office:value="-0.84209">
                <text:p>-0.842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12781">
                <text:p>1.912781</text:p>
              </table:table-cell>
              <table:table-cell office:value-type="float" office:value="-0.844465">
                <text:p>-0.844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866843">
                <text:p>1.866843</text:p>
              </table:table-cell>
              <table:table-cell office:value-type="float" office:value="-0.861579">
                <text:p>-0.8615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1325">
                <text:p>1.81325</text:p>
              </table:table-cell>
              <table:table-cell office:value-type="float" office:value="-0.898496">
                <text:p>-0.8984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754552">
                <text:p>1.754552</text:p>
              </table:table-cell>
              <table:table-cell office:value-type="float" office:value="-0.949883">
                <text:p>-0.9498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94578">
                <text:p>1.694578</text:p>
              </table:table-cell>
              <table:table-cell office:value-type="float" office:value="-1.010407">
                <text:p>-1.0104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33329">
                <text:p>1.633329</text:p>
              </table:table-cell>
              <table:table-cell office:value-type="float" office:value="-1.073119">
                <text:p>-1.073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81011">
                <text:p>1.581011</text:p>
              </table:table-cell>
              <table:table-cell office:value-type="float" office:value="-1.136597">
                <text:p>-1.1365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52938">
                <text:p>1.552938</text:p>
              </table:table-cell>
              <table:table-cell office:value-type="float" office:value="-1.197756">
                <text:p>-1.1977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52938">
                <text:p>1.552938</text:p>
              </table:table-cell>
              <table:table-cell office:value-type="float" office:value="-1.257589">
                <text:p>-1.2575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63146">
                <text:p>1.563146</text:p>
              </table:table-cell>
              <table:table-cell office:value-type="float" office:value="-1.287942">
                <text:p>-1.2879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78459">
                <text:p>1.578459</text:p>
              </table:table-cell>
              <table:table-cell office:value-type="float" office:value="-1.296356">
                <text:p>-1.2963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88667">
                <text:p>1.588667</text:p>
              </table:table-cell>
              <table:table-cell office:value-type="float" office:value="-1.286969">
                <text:p>-1.2869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88667">
                <text:p>1.588667</text:p>
              </table:table-cell>
              <table:table-cell office:value-type="float" office:value="-1.266131">
                <text:p>-1.266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79735">
                <text:p>1.579735</text:p>
              </table:table-cell>
              <table:table-cell office:value-type="float" office:value="-1.250209">
                <text:p>-1.2502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74631">
                <text:p>1.574631</text:p>
              </table:table-cell>
              <table:table-cell office:value-type="float" office:value="-1.236142">
                <text:p>-1.2361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75907">
                <text:p>1.575907</text:p>
              </table:table-cell>
              <table:table-cell office:value-type="float" office:value="-1.239973">
                <text:p>-1.2399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75907">
                <text:p>1.575907</text:p>
              </table:table-cell>
              <table:table-cell office:value-type="float" office:value="-1.249844">
                <text:p>-1.2498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73355">
                <text:p>1.573355</text:p>
              </table:table-cell>
              <table:table-cell office:value-type="float" office:value="-1.259034">
                <text:p>-1.2590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37626">
                <text:p>1.537626</text:p>
              </table:table-cell>
              <table:table-cell office:value-type="float" office:value="-1.268381">
                <text:p>-1.2683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40178">
                <text:p>1.540178</text:p>
              </table:table-cell>
              <table:table-cell office:value-type="float" office:value="-1.277881">
                <text:p>-1.2778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47834">
                <text:p>1.547834</text:p>
              </table:table-cell>
              <table:table-cell office:value-type="float" office:value="-1.284387">
                <text:p>-1.2843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54214">
                <text:p>1.554214</text:p>
              </table:table-cell>
              <table:table-cell office:value-type="float" office:value="-1.28303">
                <text:p>-1.283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6187">
                <text:p>1.56187</text:p>
              </table:table-cell>
              <table:table-cell office:value-type="float" office:value="-1.271642">
                <text:p>-1.2716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72079">
                <text:p>1.572079</text:p>
              </table:table-cell>
              <table:table-cell office:value-type="float" office:value="-1.25848">
                <text:p>-1.25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81011">
                <text:p>1.581011</text:p>
              </table:table-cell>
              <table:table-cell office:value-type="float" office:value="-1.244867">
                <text:p>-1.2448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83563">
                <text:p>1.583563</text:p>
              </table:table-cell>
              <table:table-cell office:value-type="float" office:value="-1.231814">
                <text:p>-1.2318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78459">
                <text:p>1.578459</text:p>
              </table:table-cell>
              <table:table-cell office:value-type="float" office:value="-1.219894">
                <text:p>-1.2198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7463">
                <text:p>1.57463</text:p>
              </table:table-cell>
              <table:table-cell office:value-type="float" office:value="-1.212453">
                <text:p>-1.2124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7463">
                <text:p>1.57463</text:p>
              </table:table-cell>
              <table:table-cell office:value-type="float" office:value="-1.213976">
                <text:p>-1.2139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677989">
                <text:p>1.677989</text:p>
              </table:table-cell>
              <table:table-cell office:value-type="float" office:value="-1.22076">
                <text:p>-1.220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60125">
                <text:p>1.660125</text:p>
              </table:table-cell>
              <table:table-cell office:value-type="float" office:value="-1.22632">
                <text:p>-1.226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624396">
                <text:p>1.624396</text:p>
              </table:table-cell>
              <table:table-cell office:value-type="float" office:value="-1.233984">
                <text:p>-1.233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83563">
                <text:p>1.583563</text:p>
              </table:table-cell>
              <table:table-cell office:value-type="float" office:value="-1.259323">
                <text:p>-1.2593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47834">
                <text:p>1.547834</text:p>
              </table:table-cell>
              <table:table-cell office:value-type="float" office:value="-1.297038">
                <text:p>-1.2970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33797">
                <text:p>1.533797</text:p>
              </table:table-cell>
              <table:table-cell office:value-type="float" office:value="-1.339961">
                <text:p>-1.339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45282">
                <text:p>1.545282</text:p>
              </table:table-cell>
              <table:table-cell office:value-type="float" office:value="-1.380837">
                <text:p>-1.3808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59318">
                <text:p>1.559318</text:p>
              </table:table-cell>
              <table:table-cell office:value-type="float" office:value="-1.404401">
                <text:p>-1.4044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7463">
                <text:p>1.57463</text:p>
              </table:table-cell>
              <table:table-cell office:value-type="float" office:value="-1.40528">
                <text:p>-1.405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81011">
                <text:p>1.581011</text:p>
              </table:table-cell>
              <table:table-cell office:value-type="float" office:value="-1.385002">
                <text:p>-1.3850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75906">
                <text:p>1.575906</text:p>
              </table:table-cell>
              <table:table-cell office:value-type="float" office:value="-1.362913">
                <text:p>-1.3629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72078">
                <text:p>1.572078</text:p>
              </table:table-cell>
              <table:table-cell office:value-type="float" office:value="-1.341455">
                <text:p>-1.341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73354">
                <text:p>1.573354</text:p>
              </table:table-cell>
              <table:table-cell office:value-type="float" office:value="-1.337955">
                <text:p>-1.3379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7463">
                <text:p>1.57463</text:p>
              </table:table-cell>
              <table:table-cell office:value-type="float" office:value="-1.345783">
                <text:p>-1.3457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73354">
                <text:p>1.573354</text:p>
              </table:table-cell>
              <table:table-cell office:value-type="float" office:value="-1.355398">
                <text:p>-1.3553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50179">
                <text:p>1.050179</text:p>
              </table:table-cell>
              <table:table-cell office:value-type="float" office:value="-1.365086">
                <text:p>-1.3650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61663">
                <text:p>1.061663</text:p>
              </table:table-cell>
              <table:table-cell office:value-type="float" office:value="-1.373678">
                <text:p>-1.3736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9484">
                <text:p>1.09484</text:p>
              </table:table-cell>
              <table:table-cell office:value-type="float" office:value="-1.380439">
                <text:p>-1.3804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33121">
                <text:p>1.133121</text:p>
              </table:table-cell>
              <table:table-cell office:value-type="float" office:value="-1.365631">
                <text:p>-1.3656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180335">
                <text:p>1.180335</text:p>
              </table:table-cell>
              <table:table-cell office:value-type="float" office:value="-1.331654">
                <text:p>-1.331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37756">
                <text:p>1.237756</text:p>
              </table:table-cell>
              <table:table-cell office:value-type="float" office:value="-1.2841">
                <text:p>-1.28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0282">
                <text:p>1.300282</text:p>
              </table:table-cell>
              <table:table-cell office:value-type="float" office:value="-1.227409">
                <text:p>-1.2274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66636">
                <text:p>1.366636</text:p>
              </table:table-cell>
              <table:table-cell office:value-type="float" office:value="-1.164493">
                <text:p>-1.1644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30438">
                <text:p>1.430438</text:p>
              </table:table-cell>
              <table:table-cell office:value-type="float" office:value="-1.098298">
                <text:p>-1.0982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91688">
                <text:p>1.491688</text:p>
              </table:table-cell>
              <table:table-cell office:value-type="float" office:value="-1.030589">
                <text:p>-1.0305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44005">
                <text:p>1.544005</text:p>
              </table:table-cell>
              <table:table-cell office:value-type="float" office:value="-0.963893">
                <text:p>-0.9638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77182">
                <text:p>1.577182</text:p>
              </table:table-cell>
              <table:table-cell office:value-type="float" office:value="-0.899024">
                <text:p>-0.8990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83563">
                <text:p>1.583563</text:p>
              </table:table-cell>
              <table:table-cell office:value-type="float" office:value="-0.844575">
                <text:p>-0.8445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7463">
                <text:p>1.57463</text:p>
              </table:table-cell>
              <table:table-cell office:value-type="float" office:value="-0.815964">
                <text:p>-0.8159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59318">
                <text:p>1.559318</text:p>
              </table:table-cell>
              <table:table-cell office:value-type="float" office:value="-0.805987">
                <text:p>-0.8059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45282">
                <text:p>1.545282</text:p>
              </table:table-cell>
              <table:table-cell office:value-type="float" office:value="-0.813836">
                <text:p>-0.8138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46558">
                <text:p>1.546558</text:p>
              </table:table-cell>
              <table:table-cell office:value-type="float" office:value="-0.835148">
                <text:p>-0.8351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60594">
                <text:p>1.560594</text:p>
              </table:table-cell>
              <table:table-cell office:value-type="float" office:value="-0.852973">
                <text:p>-0.8529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6825">
                <text:p>1.56825</text:p>
              </table:table-cell>
              <table:table-cell office:value-type="float" office:value="-0.866557">
                <text:p>-0.8665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0002">
                <text:p>1.90002</text:p>
              </table:table-cell>
              <table:table-cell office:value-type="float" office:value="-0.854823">
                <text:p>-0.8548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883431">
                <text:p>1.883431</text:p>
              </table:table-cell>
              <table:table-cell office:value-type="float" office:value="-0.837602">
                <text:p>-0.837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843874">
                <text:p>1.843874</text:p>
              </table:table-cell>
              <table:table-cell office:value-type="float" office:value="-0.821971">
                <text:p>-0.8219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99213">
                <text:p>1.799213</text:p>
              </table:table-cell>
              <table:table-cell office:value-type="float" office:value="-0.826306">
                <text:p>-0.8263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48171">
                <text:p>1.748171</text:p>
              </table:table-cell>
              <table:table-cell office:value-type="float" office:value="-0.848752">
                <text:p>-0.8487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694578">
                <text:p>1.694578</text:p>
              </table:table-cell>
              <table:table-cell office:value-type="float" office:value="-0.891735">
                <text:p>-0.8917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639708">
                <text:p>1.639708</text:p>
              </table:table-cell>
              <table:table-cell office:value-type="float" office:value="-0.946119">
                <text:p>-0.9461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86115">
                <text:p>1.586115</text:p>
              </table:table-cell>
              <table:table-cell office:value-type="float" office:value="-1.004216">
                <text:p>-1.0042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46557">
                <text:p>1.546557</text:p>
              </table:table-cell>
              <table:table-cell office:value-type="float" office:value="-1.063883">
                <text:p>-1.063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38901">
                <text:p>1.538901</text:p>
              </table:table-cell>
              <table:table-cell office:value-type="float" office:value="-1.121495">
                <text:p>-1.1214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50385">
                <text:p>1.550385</text:p>
              </table:table-cell>
              <table:table-cell office:value-type="float" office:value="-1.165496">
                <text:p>-1.1654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6187">
                <text:p>1.56187</text:p>
              </table:table-cell>
              <table:table-cell office:value-type="float" office:value="-1.180562">
                <text:p>-1.1805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75906">
                <text:p>1.575906</text:p>
              </table:table-cell>
              <table:table-cell office:value-type="float" office:value="-1.173681">
                <text:p>-1.1736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83562">
                <text:p>1.583562</text:p>
              </table:table-cell>
              <table:table-cell office:value-type="float" office:value="-1.155891">
                <text:p>-1.1558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8101">
                <text:p>1.58101</text:p>
              </table:table-cell>
              <table:table-cell office:value-type="float" office:value="-1.135409">
                <text:p>-1.1354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57463">
                <text:p>1.57463</text:p>
              </table:table-cell>
              <table:table-cell office:value-type="float" office:value="-1.116993">
                <text:p>-1.1169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72078">
                <text:p>1.572078</text:p>
              </table:table-cell>
              <table:table-cell office:value-type="float" office:value="-1.11306">
                <text:p>-1.113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69526">
                <text:p>1.569526</text:p>
              </table:table-cell>
              <table:table-cell office:value-type="float" office:value="-1.122139">
                <text:p>-1.1221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6825">
                <text:p>1.56825</text:p>
              </table:table-cell>
              <table:table-cell office:value-type="float" office:value="-1.132566">
                <text:p>-1.1325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0929">
                <text:p>2.10929</text:p>
              </table:table-cell>
              <table:table-cell office:value-type="float" office:value="-1.143876">
                <text:p>-1.1438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09653">
                <text:p>2.09653</text:p>
              </table:table-cell>
              <table:table-cell office:value-type="float" office:value="-1.153824">
                <text:p>-1.1538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049316">
                <text:p>2.049316</text:p>
              </table:table-cell>
              <table:table-cell office:value-type="float" office:value="-1.160599">
                <text:p>-1.1605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93171">
                <text:p>1.993171</text:p>
              </table:table-cell>
              <table:table-cell office:value-type="float" office:value="-1.173609">
                <text:p>-1.1736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30645">
                <text:p>1.930645</text:p>
              </table:table-cell>
              <table:table-cell office:value-type="float" office:value="-1.208652">
                <text:p>-1.2086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868119">
                <text:p>1.868119</text:p>
              </table:table-cell>
              <table:table-cell office:value-type="float" office:value="-1.256223">
                <text:p>-1.2562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814525">
                <text:p>1.814525</text:p>
              </table:table-cell>
              <table:table-cell office:value-type="float" office:value="-1.316712">
                <text:p>-1.3167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62208">
                <text:p>1.762208</text:p>
              </table:table-cell>
              <table:table-cell office:value-type="float" office:value="-1.379925">
                <text:p>-1.3799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12442">
                <text:p>1.712442</text:p>
              </table:table-cell>
              <table:table-cell office:value-type="float" office:value="-1.440543">
                <text:p>-1.4405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661401">
                <text:p>1.661401</text:p>
              </table:table-cell>
              <table:table-cell office:value-type="float" office:value="-1.497975">
                <text:p>-1.4979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611635">
                <text:p>1.611635</text:p>
              </table:table-cell>
              <table:table-cell office:value-type="float" office:value="-1.547451">
                <text:p>-1.5474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570802">
                <text:p>1.570802</text:p>
              </table:table-cell>
              <table:table-cell office:value-type="float" office:value="-1.596419">
                <text:p>-1.5964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5549">
                <text:p>1.55549</text:p>
              </table:table-cell>
              <table:table-cell office:value-type="float" office:value="-1.639826">
                <text:p>-1.639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60594">
                <text:p>1.560594</text:p>
              </table:table-cell>
              <table:table-cell office:value-type="float" office:value="-1.671021">
                <text:p>-1.6710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570802">
                <text:p>1.570802</text:p>
              </table:table-cell>
              <table:table-cell office:value-type="float" office:value="-1.672851">
                <text:p>-1.6728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87391">
                <text:p>1.587391</text:p>
              </table:table-cell>
              <table:table-cell office:value-type="float" office:value="-1.655999">
                <text:p>-1.6559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600151">
                <text:p>1.600151</text:p>
              </table:table-cell>
              <table:table-cell office:value-type="float" office:value="-1.62881">
                <text:p>-1.628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97599">
                <text:p>1.597599</text:p>
              </table:table-cell>
              <table:table-cell office:value-type="float" office:value="-1.603015">
                <text:p>-1.6030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95047">
                <text:p>1.595047</text:p>
              </table:table-cell>
              <table:table-cell office:value-type="float" office:value="-1.579016">
                <text:p>-1.5790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93771">
                <text:p>1.593771</text:p>
              </table:table-cell>
              <table:table-cell office:value-type="float" office:value="-1.580322">
                <text:p>-1.5803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81011">
                <text:p>1.581011</text:p>
              </table:table-cell>
              <table:table-cell office:value-type="float" office:value="-1.593179">
                <text:p>-1.593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565698">
                <text:p>1.565698</text:p>
              </table:table-cell>
              <table:table-cell office:value-type="float" office:value="-1.610754">
                <text:p>-1.6107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50386">
                <text:p>1.550386</text:p>
              </table:table-cell>
              <table:table-cell office:value-type="float" office:value="-1.63136">
                <text:p>-1.631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44006">
                <text:p>1.544006</text:p>
              </table:table-cell>
              <table:table-cell office:value-type="float" office:value="-1.64966">
                <text:p>-1.649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5549">
                <text:p>1.55549</text:p>
              </table:table-cell>
              <table:table-cell office:value-type="float" office:value="-1.668553">
                <text:p>-1.6685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60594">
                <text:p>1.560594</text:p>
              </table:table-cell>
              <table:table-cell office:value-type="float" office:value="-1.6802">
                <text:p>-1.68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63146">
                <text:p>1.563146</text:p>
              </table:table-cell>
              <table:table-cell office:value-type="float" office:value="-1.669912">
                <text:p>-1.6699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73354">
                <text:p>1.573354</text:p>
              </table:table-cell>
              <table:table-cell office:value-type="float" office:value="-1.655058">
                <text:p>-1.6550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581011">
                <text:p>1.581011</text:p>
              </table:table-cell>
              <table:table-cell office:value-type="float" office:value="-1.640497">
                <text:p>-1.6404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83563">
                <text:p>1.583563</text:p>
              </table:table-cell>
              <table:table-cell office:value-type="float" office:value="-1.626169">
                <text:p>-1.6261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81011">
                <text:p>1.581011</text:p>
              </table:table-cell>
              <table:table-cell office:value-type="float" office:value="-1.613115">
                <text:p>-1.613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79735">
                <text:p>1.579735</text:p>
              </table:table-cell>
              <table:table-cell office:value-type="float" office:value="-1.608583">
                <text:p>-1.6085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73354">
                <text:p>1.573354</text:p>
              </table:table-cell>
              <table:table-cell office:value-type="float" office:value="-1.610273">
                <text:p>-1.6102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569526">
                <text:p>1.569526</text:p>
              </table:table-cell>
              <table:table-cell office:value-type="float" office:value="-1.619248">
                <text:p>-1.6192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65698">
                <text:p>1.565698</text:p>
              </table:table-cell>
              <table:table-cell office:value-type="float" office:value="-1.631526">
                <text:p>-1.6315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7839">
                <text:p>1.7839</text:p>
              </table:table-cell>
              <table:table-cell office:value-type="float" office:value="-1.640994">
                <text:p>-1.6409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77752">
                <text:p>1.77752</text:p>
              </table:table-cell>
              <table:table-cell office:value-type="float" office:value="-1.650316">
                <text:p>-1.6503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34135">
                <text:p>1.734135</text:p>
              </table:table-cell>
              <table:table-cell office:value-type="float" office:value="-1.655178">
                <text:p>-1.6551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686922">
                <text:p>1.686922</text:p>
              </table:table-cell>
              <table:table-cell office:value-type="float" office:value="-1.669392">
                <text:p>-1.6693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637156">
                <text:p>1.637156</text:p>
              </table:table-cell>
              <table:table-cell office:value-type="float" office:value="-1.710609">
                <text:p>-1.7106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583562">
                <text:p>1.583562</text:p>
              </table:table-cell>
              <table:table-cell office:value-type="float" office:value="-1.762514">
                <text:p>-1.7625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545281">
                <text:p>1.545281</text:p>
              </table:table-cell>
              <table:table-cell office:value-type="float" office:value="-1.824378">
                <text:p>-1.8243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36349">
                <text:p>1.536349</text:p>
              </table:table-cell>
              <table:table-cell office:value-type="float" office:value="-1.883209">
                <text:p>-1.8832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544005">
                <text:p>1.544005</text:p>
              </table:table-cell>
              <table:table-cell office:value-type="float" office:value="-1.92888">
                <text:p>-1.928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56766">
                <text:p>1.556766</text:p>
              </table:table-cell>
              <table:table-cell office:value-type="float" office:value="-1.947479">
                <text:p>-1.9474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70802">
                <text:p>1.570802</text:p>
              </table:table-cell>
              <table:table-cell office:value-type="float" office:value="-1.940766">
                <text:p>-1.9407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79734">
                <text:p>1.579734</text:p>
              </table:table-cell>
              <table:table-cell office:value-type="float" office:value="-1.919335">
                <text:p>-1.9193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8101">
                <text:p>1.58101</text:p>
              </table:table-cell>
              <table:table-cell office:value-type="float" office:value="-1.896566">
                <text:p>-1.8965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78458">
                <text:p>1.578458</text:p>
              </table:table-cell>
              <table:table-cell office:value-type="float" office:value="-1.873732">
                <text:p>-1.8737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8101">
                <text:p>1.58101</text:p>
              </table:table-cell>
              <table:table-cell office:value-type="float" office:value="-1.869441">
                <text:p>-1.8694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77182">
                <text:p>1.577182</text:p>
              </table:table-cell>
              <table:table-cell office:value-type="float" office:value="-1.879464">
                <text:p>-1.8794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69526">
                <text:p>1.569526</text:p>
              </table:table-cell>
              <table:table-cell office:value-type="float" office:value="-1.892284">
                <text:p>-1.8922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63146">
                <text:p>1.563146</text:p>
              </table:table-cell>
              <table:table-cell office:value-type="float" office:value="-1.906678">
                <text:p>-1.9066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59318">
                <text:p>1.559318</text:p>
              </table:table-cell>
              <table:table-cell office:value-type="float" office:value="-1.919515">
                <text:p>-1.9195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56766">
                <text:p>1.556766</text:p>
              </table:table-cell>
              <table:table-cell office:value-type="float" office:value="-1.92936">
                <text:p>-1.929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60594">
                <text:p>1.560594</text:p>
              </table:table-cell>
              <table:table-cell office:value-type="float" office:value="-1.932127">
                <text:p>-1.9321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70802">
                <text:p>1.570802</text:p>
              </table:table-cell>
              <table:table-cell office:value-type="float" office:value="-1.934403">
                <text:p>-1.9344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78458">
                <text:p>1.578458</text:p>
              </table:table-cell>
              <table:table-cell office:value-type="float" office:value="-1.929314">
                <text:p>-1.9293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8101">
                <text:p>1.58101</text:p>
              </table:table-cell>
              <table:table-cell office:value-type="float" office:value="-1.914905">
                <text:p>-1.9149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75906">
                <text:p>1.575906</text:p>
              </table:table-cell>
              <table:table-cell office:value-type="float" office:value="-1.901745">
                <text:p>-1.9017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72078">
                <text:p>1.572078</text:p>
              </table:table-cell>
              <table:table-cell office:value-type="float" office:value="-1.888348">
                <text:p>-1.8883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70802">
                <text:p>1.570802</text:p>
              </table:table-cell>
              <table:table-cell office:value-type="float" office:value="-1.883861">
                <text:p>-1.8838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70802">
                <text:p>1.570802</text:p>
              </table:table-cell>
              <table:table-cell office:value-type="float" office:value="-1.890627">
                <text:p>-1.8906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72078">
                <text:p>1.572078</text:p>
              </table:table-cell>
              <table:table-cell office:value-type="float" office:value="-1.898311">
                <text:p>-1.8983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70802">
                <text:p>1.570802</text:p>
              </table:table-cell>
              <table:table-cell office:value-type="float" office:value="-1.905436">
                <text:p>-1.9054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69526">
                <text:p>1.569526</text:p>
              </table:table-cell>
              <table:table-cell office:value-type="float" office:value="-1.910905">
                <text:p>-1.9109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81273">
                <text:p>0.981273</text:p>
              </table:table-cell>
              <table:table-cell office:value-type="float" office:value="-1.9157">
                <text:p>-1.91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309">
                <text:p>0.995309</text:p>
              </table:table-cell>
              <table:table-cell office:value-type="float" office:value="-1.919574">
                <text:p>-1.9195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29762">
                <text:p>1.029762</text:p>
              </table:table-cell>
              <table:table-cell office:value-type="float" office:value="-1.921871">
                <text:p>-1.9218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70595">
                <text:p>1.070595</text:p>
              </table:table-cell>
              <table:table-cell office:value-type="float" office:value="-1.900744">
                <text:p>-1.9007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22913">
                <text:p>1.122913</text:p>
              </table:table-cell>
              <table:table-cell office:value-type="float" office:value="-1.862554">
                <text:p>-1.8625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185439">
                <text:p>1.185439</text:p>
              </table:table-cell>
              <table:table-cell office:value-type="float" office:value="-1.811238">
                <text:p>-1.8112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50517">
                <text:p>1.250517</text:p>
              </table:table-cell>
              <table:table-cell office:value-type="float" office:value="-1.749187">
                <text:p>-1.7491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315594">
                <text:p>1.315594</text:p>
              </table:table-cell>
              <table:table-cell office:value-type="float" office:value="-1.682665">
                <text:p>-1.6826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79396">
                <text:p>1.379396</text:p>
              </table:table-cell>
              <table:table-cell office:value-type="float" office:value="-1.614447">
                <text:p>-1.6144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436818">
                <text:p>1.436818</text:p>
              </table:table-cell>
              <table:table-cell office:value-type="float" office:value="-1.546114">
                <text:p>-1.5461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489136">
                <text:p>1.489136</text:p>
              </table:table-cell>
              <table:table-cell office:value-type="float" office:value="-1.480837">
                <text:p>-1.4808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33797">
                <text:p>1.533797</text:p>
              </table:table-cell>
              <table:table-cell office:value-type="float" office:value="-1.415431">
                <text:p>-1.4154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66974">
                <text:p>1.566974</text:p>
              </table:table-cell>
              <table:table-cell office:value-type="float" office:value="-1.36174">
                <text:p>-1.361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78458">
                <text:p>1.578458</text:p>
              </table:table-cell>
              <table:table-cell office:value-type="float" office:value="-1.323295">
                <text:p>-1.3232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70802">
                <text:p>1.570802</text:p>
              </table:table-cell>
              <table:table-cell office:value-type="float" office:value="-1.303391">
                <text:p>-1.3033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58042">
                <text:p>1.558042</text:p>
              </table:table-cell>
              <table:table-cell office:value-type="float" office:value="-1.303388">
                <text:p>-1.3033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41453">
                <text:p>1.541453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37625">
                <text:p>1.537625</text:p>
              </table:table-cell>
              <table:table-cell office:value-type="float" office:value="-1.339759">
                <text:p>-1.3397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52937">
                <text:p>1.552937</text:p>
              </table:table-cell>
              <table:table-cell office:value-type="float" office:value="-1.359194">
                <text:p>-1.3591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63146">
                <text:p>1.563146</text:p>
              </table:table-cell>
              <table:table-cell office:value-type="float" office:value="-1.3748">
                <text:p>-1.37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6825">
                <text:p>1.56825</text:p>
              </table:table-cell>
              <table:table-cell office:value-type="float" office:value="-1.365897">
                <text:p>-1.3658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77182">
                <text:p>1.577182</text:p>
              </table:table-cell>
              <table:table-cell office:value-type="float" office:value="-1.34757">
                <text:p>-1.347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8101">
                <text:p>1.58101</text:p>
              </table:table-cell>
              <table:table-cell office:value-type="float" office:value="-1.331877">
                <text:p>-1.3318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77182">
                <text:p>1.577182</text:p>
              </table:table-cell>
              <table:table-cell office:value-type="float" office:value="-1.314708">
                <text:p>-1.3147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73354">
                <text:p>1.573354</text:p>
              </table:table-cell>
              <table:table-cell office:value-type="float" office:value="-1.303327">
                <text:p>-1.3033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72078">
                <text:p>1.572078</text:p>
              </table:table-cell>
              <table:table-cell office:value-type="float" office:value="-1.307533">
                <text:p>-1.3075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70802">
                <text:p>1.570802</text:p>
              </table:table-cell>
              <table:table-cell office:value-type="float" office:value="-1.317987">
                <text:p>-1.3179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6825">
                <text:p>1.56825</text:p>
              </table:table-cell>
              <table:table-cell office:value-type="float" office:value="-1.326712">
                <text:p>-1.3267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65698">
                <text:p>1.565698</text:p>
              </table:table-cell>
              <table:table-cell office:value-type="float" office:value="-1.33578">
                <text:p>-1.335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65698">
                <text:p>1.565698</text:p>
              </table:table-cell>
              <table:table-cell office:value-type="float" office:value="-1.343318">
                <text:p>-1.3433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6825">
                <text:p>1.56825</text:p>
              </table:table-cell>
              <table:table-cell office:value-type="float" office:value="-1.350089">
                <text:p>-1.3500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681817">
                <text:p>1.681817</text:p>
              </table:table-cell>
              <table:table-cell office:value-type="float" office:value="-1.353466">
                <text:p>-1.3534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665229">
                <text:p>1.665229</text:p>
              </table:table-cell>
              <table:table-cell office:value-type="float" office:value="-1.352013">
                <text:p>-1.3520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620567">
                <text:p>1.620567</text:p>
              </table:table-cell>
              <table:table-cell office:value-type="float" office:value="-1.348555">
                <text:p>-1.3485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7463">
                <text:p>1.57463</text:p>
              </table:table-cell>
              <table:table-cell office:value-type="float" office:value="-1.353551">
                <text:p>-1.3535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794109">
                <text:p>1.794109</text:p>
              </table:table-cell>
              <table:table-cell office:value-type="float" office:value="-1.386229">
                <text:p>-1.3862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769864">
                <text:p>1.769864</text:p>
              </table:table-cell>
              <table:table-cell office:value-type="float" office:value="-1.427853">
                <text:p>-1.4278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721375">
                <text:p>1.721375</text:p>
              </table:table-cell>
              <table:table-cell office:value-type="float" office:value="-1.465238">
                <text:p>-1.4652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670333">
                <text:p>1.670333</text:p>
              </table:table-cell>
              <table:table-cell office:value-type="float" office:value="-1.505771">
                <text:p>-1.5057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619292">
                <text:p>1.619292</text:p>
              </table:table-cell>
              <table:table-cell office:value-type="float" office:value="-1.553044">
                <text:p>-1.5530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75906">
                <text:p>1.575906</text:p>
              </table:table-cell>
              <table:table-cell office:value-type="float" office:value="-1.600797">
                <text:p>-1.6007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5549">
                <text:p>1.55549</text:p>
              </table:table-cell>
              <table:table-cell office:value-type="float" office:value="-1.652938">
                <text:p>-1.652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56766">
                <text:p>1.556766</text:p>
              </table:table-cell>
              <table:table-cell office:value-type="float" office:value="-1.701731">
                <text:p>-1.7017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564422">
                <text:p>1.564422</text:p>
              </table:table-cell>
              <table:table-cell office:value-type="float" office:value="-1.726252">
                <text:p>-1.7262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7463">
                <text:p>1.57463</text:p>
              </table:table-cell>
              <table:table-cell office:value-type="float" office:value="-1.730597">
                <text:p>-1.7305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8101">
                <text:p>1.58101</text:p>
              </table:table-cell>
              <table:table-cell office:value-type="float" office:value="-1.715313">
                <text:p>-1.7153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82286">
                <text:p>1.582286</text:p>
              </table:table-cell>
              <table:table-cell office:value-type="float" office:value="-1.696653">
                <text:p>-1.6966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79734">
                <text:p>1.579734</text:p>
              </table:table-cell>
              <table:table-cell office:value-type="float" office:value="-1.681264">
                <text:p>-1.6812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78458">
                <text:p>1.578458</text:p>
              </table:table-cell>
              <table:table-cell office:value-type="float" office:value="-1.668529">
                <text:p>-1.668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78458">
                <text:p>1.578458</text:p>
              </table:table-cell>
              <table:table-cell office:value-type="float" office:value="-1.67403">
                <text:p>-1.674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7463">
                <text:p>1.57463</text:p>
              </table:table-cell>
              <table:table-cell office:value-type="float" office:value="-1.685985">
                <text:p>-1.6859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6825">
                <text:p>1.56825</text:p>
              </table:table-cell>
              <table:table-cell office:value-type="float" office:value="-1.695974">
                <text:p>-1.6959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65698">
                <text:p>1.565698</text:p>
              </table:table-cell>
              <table:table-cell office:value-type="float" office:value="-1.705747">
                <text:p>-1.7057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65698">
                <text:p>1.565698</text:p>
              </table:table-cell>
              <table:table-cell office:value-type="float" office:value="-1.715385">
                <text:p>-1.7153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6825">
                <text:p>1.56825</text:p>
              </table:table-cell>
              <table:table-cell office:value-type="float" office:value="-1.722572">
                <text:p>-1.7225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6825">
                <text:p>1.56825</text:p>
              </table:table-cell>
              <table:table-cell office:value-type="float" office:value="-1.721986">
                <text:p>-1.7219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70802">
                <text:p>1.570802</text:p>
              </table:table-cell>
              <table:table-cell office:value-type="float" office:value="-1.717291">
                <text:p>-1.7172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72078">
                <text:p>1.572078</text:p>
              </table:table-cell>
              <table:table-cell office:value-type="float" office:value="-1.71129">
                <text:p>-1.711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75906">
                <text:p>1.575906</text:p>
              </table:table-cell>
              <table:table-cell office:value-type="float" office:value="-1.706361">
                <text:p>-1.7063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75906">
                <text:p>1.575906</text:p>
              </table:table-cell>
              <table:table-cell office:value-type="float" office:value="-1.70189">
                <text:p>-1.701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73354">
                <text:p>1.573354</text:p>
              </table:table-cell>
              <table:table-cell office:value-type="float" office:value="-1.695763">
                <text:p>-1.6957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72078">
                <text:p>1.572078</text:p>
              </table:table-cell>
              <table:table-cell office:value-type="float" office:value="-1.695571">
                <text:p>-1.6955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6825">
                <text:p>1.56825</text:p>
              </table:table-cell>
              <table:table-cell office:value-type="float" office:value="-1.697815">
                <text:p>-1.6978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64422">
                <text:p>1.564422</text:p>
              </table:table-cell>
              <table:table-cell office:value-type="float" office:value="-1.699012">
                <text:p>-1.6990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787728">
                <text:p>1.787728</text:p>
              </table:table-cell>
              <table:table-cell office:value-type="float" office:value="-1.700022">
                <text:p>-1.7000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774968">
                <text:p>1.774968</text:p>
              </table:table-cell>
              <table:table-cell office:value-type="float" office:value="-1.702856">
                <text:p>-1.7028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740515">
                <text:p>1.740515</text:p>
              </table:table-cell>
              <table:table-cell office:value-type="float" office:value="-1.705538">
                <text:p>-1.7055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702234">
                <text:p>1.702234</text:p>
              </table:table-cell>
              <table:table-cell office:value-type="float" office:value="-1.726706">
                <text:p>-1.7267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652468">
                <text:p>1.652468</text:p>
              </table:table-cell>
              <table:table-cell office:value-type="float" office:value="-1.768096">
                <text:p>-1.7680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93771">
                <text:p>1.593771</text:p>
              </table:table-cell>
              <table:table-cell office:value-type="float" office:value="-1.820763">
                <text:p>-1.8207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884707">
                <text:p>1.884707</text:p>
              </table:table-cell>
              <table:table-cell office:value-type="float" office:value="-1.880845">
                <text:p>-1.8808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842598">
                <text:p>1.842598</text:p>
              </table:table-cell>
              <table:table-cell office:value-type="float" office:value="-1.942099">
                <text:p>-1.9420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787728">
                <text:p>1.787728</text:p>
              </table:table-cell>
              <table:table-cell office:value-type="float" office:value="-2.001619">
                <text:p>-2.0016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27755">
                <text:p>1.727755</text:p>
              </table:table-cell>
              <table:table-cell office:value-type="float" office:value="-2.053185">
                <text:p>-2.0531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667781">
                <text:p>1.667781</text:p>
              </table:table-cell>
              <table:table-cell office:value-type="float" office:value="-2.107395">
                <text:p>-2.1073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611635">
                <text:p>1.611635</text:p>
              </table:table-cell>
              <table:table-cell office:value-type="float" office:value="-2.158266">
                <text:p>-2.1582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69526">
                <text:p>1.569526</text:p>
              </table:table-cell>
              <table:table-cell office:value-type="float" office:value="-2.208419">
                <text:p>-2.2084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58042">
                <text:p>1.558042</text:p>
              </table:table-cell>
              <table:table-cell office:value-type="float" office:value="-2.261986">
                <text:p>-2.2619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56825">
                <text:p>1.56825</text:p>
              </table:table-cell>
              <table:table-cell office:value-type="float" office:value="-2.305035">
                <text:p>-2.3050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79734">
                <text:p>1.579734</text:p>
              </table:table-cell>
              <table:table-cell office:value-type="float" office:value="-2.31896">
                <text:p>-2.318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592495">
                <text:p>1.592495</text:p>
              </table:table-cell>
              <table:table-cell office:value-type="float" office:value="-2.314992">
                <text:p>-2.3149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92495">
                <text:p>1.592495</text:p>
              </table:table-cell>
              <table:table-cell office:value-type="float" office:value="-2.292958">
                <text:p>-2.2929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79734">
                <text:p>1.579734</text:p>
              </table:table-cell>
              <table:table-cell office:value-type="float" office:value="-2.272936">
                <text:p>-2.2729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73354">
                <text:p>1.573354</text:p>
              </table:table-cell>
              <table:table-cell office:value-type="float" office:value="-2.2576">
                <text:p>-2.25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73354">
                <text:p>1.573354</text:p>
              </table:table-cell>
              <table:table-cell office:value-type="float" office:value="-2.267908">
                <text:p>-2.2679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72078">
                <text:p>1.572078</text:p>
              </table:table-cell>
              <table:table-cell office:value-type="float" office:value="-2.284115">
                <text:p>-2.2841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66974">
                <text:p>1.566974</text:p>
              </table:table-cell>
              <table:table-cell office:value-type="float" office:value="-2.297503">
                <text:p>-2.2975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65698">
                <text:p>1.565698</text:p>
              </table:table-cell>
              <table:table-cell office:value-type="float" office:value="-2.31216">
                <text:p>-2.31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62001">
                <text:p>1.262001</text:p>
              </table:table-cell>
              <table:table-cell office:value-type="float" office:value="-2.322956">
                <text:p>-2.3229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70933">
                <text:p>1.270933</text:p>
              </table:table-cell>
              <table:table-cell office:value-type="float" office:value="-2.324493">
                <text:p>-2.3244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99006">
                <text:p>1.299006</text:p>
              </table:table-cell>
              <table:table-cell office:value-type="float" office:value="-2.317949">
                <text:p>-2.3179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37287">
                <text:p>1.337287</text:p>
              </table:table-cell>
              <table:table-cell office:value-type="float" office:value="-2.291195">
                <text:p>-2.2911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92157">
                <text:p>1.392157</text:p>
              </table:table-cell>
              <table:table-cell office:value-type="float" office:value="-2.249193">
                <text:p>-2.2491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55958">
                <text:p>1.455958</text:p>
              </table:table-cell>
              <table:table-cell office:value-type="float" office:value="-2.196426">
                <text:p>-2.1964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527417">
                <text:p>1.527417</text:p>
              </table:table-cell>
              <table:table-cell office:value-type="float" office:value="-2.13191">
                <text:p>-2.131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89942">
                <text:p>1.589942</text:p>
              </table:table-cell>
              <table:table-cell office:value-type="float" office:value="-2.061795">
                <text:p>-2.061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20567">
                <text:p>1.620567</text:p>
              </table:table-cell>
              <table:table-cell office:value-type="float" office:value="-1.988605">
                <text:p>-1.9886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620567">
                <text:p>1.620567</text:p>
              </table:table-cell>
              <table:table-cell office:value-type="float" office:value="-1.918197">
                <text:p>-1.9181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609083">
                <text:p>1.609083</text:p>
              </table:table-cell>
              <table:table-cell office:value-type="float" office:value="-1.887268">
                <text:p>-1.887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89942">
                <text:p>1.589942</text:p>
              </table:table-cell>
              <table:table-cell office:value-type="float" office:value="-1.865373">
                <text:p>-1.8653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7463">
                <text:p>1.57463</text:p>
              </table:table-cell>
              <table:table-cell office:value-type="float" office:value="-1.876241">
                <text:p>-1.8762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559317">
                <text:p>1.559317</text:p>
              </table:table-cell>
              <table:table-cell office:value-type="float" office:value="-1.899829">
                <text:p>-1.8998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552937">
                <text:p>1.552937</text:p>
              </table:table-cell>
              <table:table-cell office:value-type="float" office:value="-1.922968">
                <text:p>-1.9229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54213">
                <text:p>1.554213</text:p>
              </table:table-cell>
              <table:table-cell office:value-type="float" office:value="-1.946296">
                <text:p>-1.9462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56765">
                <text:p>1.556765</text:p>
              </table:table-cell>
              <table:table-cell office:value-type="float" office:value="-1.958965">
                <text:p>-1.9589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59317">
                <text:p>1.559317</text:p>
              </table:table-cell>
              <table:table-cell office:value-type="float" office:value="-1.956755">
                <text:p>-1.9567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61869">
                <text:p>1.561869</text:p>
              </table:table-cell>
              <table:table-cell office:value-type="float" office:value="-1.945326">
                <text:p>-1.9453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565698">
                <text:p>1.565698</text:p>
              </table:table-cell>
              <table:table-cell office:value-type="float" office:value="-1.933552">
                <text:p>-1.9335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69526">
                <text:p>1.569526</text:p>
              </table:table-cell>
              <table:table-cell office:value-type="float" office:value="-1.922715">
                <text:p>-1.9227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572078">
                <text:p>1.572078</text:p>
              </table:table-cell>
              <table:table-cell office:value-type="float" office:value="-1.911794">
                <text:p>-1.9117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570802">
                <text:p>1.570802</text:p>
              </table:table-cell>
              <table:table-cell office:value-type="float" office:value="-1.905682">
                <text:p>-1.9056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69526">
                <text:p>1.569526</text:p>
              </table:table-cell>
              <table:table-cell office:value-type="float" office:value="-1.902425">
                <text:p>-1.9024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569526">
                <text:p>1.569526</text:p>
              </table:table-cell>
              <table:table-cell office:value-type="float" office:value="-1.905146">
                <text:p>-1.9051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569526">
                <text:p>1.569526</text:p>
              </table:table-cell>
              <table:table-cell office:value-type="float" office:value="-1.910566">
                <text:p>-1.9105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6825">
                <text:p>1.56825</text:p>
              </table:table-cell>
              <table:table-cell office:value-type="float" office:value="-1.915331">
                <text:p>-1.9153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56825">
                <text:p>1.56825</text:p>
              </table:table-cell>
              <table:table-cell office:value-type="float" office:value="-1.919786">
                <text:p>-1.9197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56825">
                <text:p>1.56825</text:p>
              </table:table-cell>
              <table:table-cell office:value-type="float" office:value="-1.923225">
                <text:p>-1.9232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697129">
                <text:p>1.697129</text:p>
              </table:table-cell>
              <table:table-cell office:value-type="float" office:value="-1.926148">
                <text:p>-1.926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81817">
                <text:p>1.681817</text:p>
              </table:table-cell>
              <table:table-cell office:value-type="float" office:value="-1.928163">
                <text:p>-1.9281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639708">
                <text:p>1.639708</text:p>
              </table:table-cell>
              <table:table-cell office:value-type="float" office:value="-1.9308">
                <text:p>-1.93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596323">
                <text:p>1.596323</text:p>
              </table:table-cell>
              <table:table-cell office:value-type="float" office:value="-1.946957">
                <text:p>-1.9469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54213">
                <text:p>1.554213</text:p>
              </table:table-cell>
              <table:table-cell office:value-type="float" office:value="-1.985322">
                <text:p>-1.9853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29969">
                <text:p>1.529969</text:p>
              </table:table-cell>
              <table:table-cell office:value-type="float" office:value="-2.031924">
                <text:p>-2.0319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540177">
                <text:p>1.540177</text:p>
              </table:table-cell>
              <table:table-cell office:value-type="float" office:value="-2.077835">
                <text:p>-2.0778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52937">
                <text:p>1.552937</text:p>
              </table:table-cell>
              <table:table-cell office:value-type="float" office:value="-2.110144">
                <text:p>-2.1101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566974">
                <text:p>1.566974</text:p>
              </table:table-cell>
              <table:table-cell office:value-type="float" office:value="-2.111705">
                <text:p>-2.1117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75906">
                <text:p>1.575906</text:p>
              </table:table-cell>
              <table:table-cell office:value-type="float" office:value="-2.094584">
                <text:p>-2.0945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78458">
                <text:p>1.578458</text:p>
              </table:table-cell>
              <table:table-cell office:value-type="float" office:value="-2.070687">
                <text:p>-2.0706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575906">
                <text:p>1.575906</text:p>
              </table:table-cell>
              <table:table-cell office:value-type="float" office:value="-2.047515">
                <text:p>-2.0475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578458">
                <text:p>1.578458</text:p>
              </table:table-cell>
              <table:table-cell office:value-type="float" office:value="-2.033619">
                <text:p>-2.0336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578458">
                <text:p>1.578458</text:p>
              </table:table-cell>
              <table:table-cell office:value-type="float" office:value="-2.039337">
                <text:p>-2.0393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575906">
                <text:p>1.575906</text:p>
              </table:table-cell>
              <table:table-cell office:value-type="float" office:value="-2.051787">
                <text:p>-2.0517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56825">
                <text:p>1.56825</text:p>
              </table:table-cell>
              <table:table-cell office:value-type="float" office:value="-2.061716">
                <text:p>-2.0617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6187">
                <text:p>1.56187</text:p>
              </table:table-cell>
              <table:table-cell office:value-type="float" office:value="-2.071969">
                <text:p>-2.0719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559317">
                <text:p>1.559317</text:p>
              </table:table-cell>
              <table:table-cell office:value-type="float" office:value="-2.081612">
                <text:p>-2.0816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563146">
                <text:p>1.563146</text:p>
              </table:table-cell>
              <table:table-cell office:value-type="float" office:value="-2.089369">
                <text:p>-2.0893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566974">
                <text:p>1.566974</text:p>
              </table:table-cell>
              <table:table-cell office:value-type="float" office:value="-2.094177">
                <text:p>-2.0941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69526">
                <text:p>1.569526</text:p>
              </table:table-cell>
              <table:table-cell office:value-type="float" office:value="-2.093224">
                <text:p>-2.0932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572078">
                <text:p>1.572078</text:p>
              </table:table-cell>
              <table:table-cell office:value-type="float" office:value="-2.084651">
                <text:p>-2.0846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72078">
                <text:p>1.572078</text:p>
              </table:table-cell>
              <table:table-cell office:value-type="float" office:value="-2.077501">
                <text:p>-2.0775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570802">
                <text:p>1.570802</text:p>
              </table:table-cell>
              <table:table-cell office:value-type="float" office:value="-2.070441">
                <text:p>-2.0704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69526">
                <text:p>1.569526</text:p>
              </table:table-cell>
              <table:table-cell office:value-type="float" office:value="-2.063697">
                <text:p>-2.0636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69526">
                <text:p>1.569526</text:p>
              </table:table-cell>
              <table:table-cell office:value-type="float" office:value="-2.058323">
                <text:p>-2.0583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73354">
                <text:p>1.573354</text:p>
              </table:table-cell>
              <table:table-cell office:value-type="float" office:value="-2.055052">
                <text:p>-2.055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575906">
                <text:p>1.575906</text:p>
              </table:table-cell>
              <table:table-cell office:value-type="float" office:value="-2.055041">
                <text:p>-2.05504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77182">
                <text:p>1.577182</text:p>
              </table:table-cell>
              <table:table-cell office:value-type="float" office:value="-2.055194">
                <text:p>-2.0551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57463">
                <text:p>1.57463</text:p>
              </table:table-cell>
              <table:table-cell office:value-type="float" office:value="-2.055105">
                <text:p>-2.0551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72078">
                <text:p>1.572078</text:p>
              </table:table-cell>
              <table:table-cell office:value-type="float" office:value="-2.057338">
                <text:p>-2.0573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56825">
                <text:p>1.56825</text:p>
              </table:table-cell>
              <table:table-cell office:value-type="float" office:value="-2.060851">
                <text:p>-2.0608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65698">
                <text:p>1.565698</text:p>
              </table:table-cell>
              <table:table-cell office:value-type="float" office:value="-2.065008">
                <text:p>-2.0650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563146">
                <text:p>1.563146</text:p>
              </table:table-cell>
              <table:table-cell office:value-type="float" office:value="-2.069025">
                <text:p>-2.0690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565698">
                <text:p>1.565698</text:p>
              </table:table-cell>
              <table:table-cell office:value-type="float" office:value="-2.072875">
                <text:p>-2.072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570802">
                <text:p>1.570802</text:p>
              </table:table-cell>
              <table:table-cell office:value-type="float" office:value="-2.075803">
                <text:p>-2.0758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575906">
                <text:p>1.575906</text:p>
              </table:table-cell>
              <table:table-cell office:value-type="float" office:value="-2.078188">
                <text:p>-2.0781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577182">
                <text:p>1.577182</text:p>
              </table:table-cell>
              <table:table-cell office:value-type="float" office:value="-2.079122">
                <text:p>-2.0791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573354">
                <text:p>1.573354</text:p>
              </table:table-cell>
              <table:table-cell office:value-type="float" office:value="-2.077144">
                <text:p>-2.0771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66974">
                <text:p>1.566974</text:p>
              </table:table-cell>
              <table:table-cell office:value-type="float" office:value="-2.075541">
                <text:p>-2.0755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559318">
                <text:p>1.559318</text:p>
              </table:table-cell>
              <table:table-cell office:value-type="float" office:value="-2.07456">
                <text:p>-2.074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56766">
                <text:p>1.556766</text:p>
              </table:table-cell>
              <table:table-cell office:value-type="float" office:value="-2.073794">
                <text:p>-2.0737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564422">
                <text:p>1.564422</text:p>
              </table:table-cell>
              <table:table-cell office:value-type="float" office:value="-2.075247">
                <text:p>-2.0752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78458">
                <text:p>1.578458</text:p>
              </table:table-cell>
              <table:table-cell office:value-type="float" office:value="-2.076767">
                <text:p>-2.0767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293902">
                <text:p>1.293902</text:p>
              </table:table-cell>
              <table:table-cell office:value-type="float" office:value="-2.076497">
                <text:p>-2.0764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313042">
                <text:p>1.313042</text:p>
              </table:table-cell>
              <table:table-cell office:value-type="float" office:value="-2.068162">
                <text:p>-2.0681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351323">
                <text:p>1.351323</text:p>
              </table:table-cell>
              <table:table-cell office:value-type="float" office:value="-2.05782">
                <text:p>-2.057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95985">
                <text:p>1.395985</text:p>
              </table:table-cell>
              <table:table-cell office:value-type="float" office:value="-2.026417">
                <text:p>-2.0264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53406">
                <text:p>1.453406</text:p>
              </table:table-cell>
              <table:table-cell office:value-type="float" office:value="-1.979263">
                <text:p>-1.9792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517208">
                <text:p>1.517208</text:p>
              </table:table-cell>
              <table:table-cell office:value-type="float" office:value="-1.922728">
                <text:p>-1.9227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575906">
                <text:p>1.575906</text:p>
              </table:table-cell>
              <table:table-cell office:value-type="float" office:value="-1.857732">
                <text:p>-1.8577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610359">
                <text:p>1.610359</text:p>
              </table:table-cell>
              <table:table-cell office:value-type="float" office:value="-1.791035">
                <text:p>-1.7910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614187">
                <text:p>1.614187</text:p>
              </table:table-cell>
              <table:table-cell office:value-type="float" office:value="-1.725029">
                <text:p>-1.7250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610359">
                <text:p>1.610359</text:p>
              </table:table-cell>
              <table:table-cell office:value-type="float" office:value="-1.691159">
                <text:p>-1.6911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92494">
                <text:p>1.592494</text:p>
              </table:table-cell>
              <table:table-cell office:value-type="float" office:value="-1.67477">
                <text:p>-1.674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573354">
                <text:p>1.573354</text:p>
              </table:table-cell>
              <table:table-cell office:value-type="float" office:value="-1.685671">
                <text:p>-1.6856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552937">
                <text:p>1.552937</text:p>
              </table:table-cell>
              <table:table-cell office:value-type="float" office:value="-1.713008">
                <text:p>-1.7130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540177">
                <text:p>1.540177</text:p>
              </table:table-cell>
              <table:table-cell office:value-type="float" office:value="-1.741724">
                <text:p>-1.7417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540177">
                <text:p>1.540177</text:p>
              </table:table-cell>
              <table:table-cell office:value-type="float" office:value="-1.770588">
                <text:p>-1.770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542729">
                <text:p>1.542729</text:p>
              </table:table-cell>
              <table:table-cell office:value-type="float" office:value="-1.792542">
                <text:p>-1.7925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544005">
                <text:p>1.544005</text:p>
              </table:table-cell>
              <table:table-cell office:value-type="float" office:value="-1.790176">
                <text:p>-1.7901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54213">
                <text:p>1.554213</text:p>
              </table:table-cell>
              <table:table-cell office:value-type="float" office:value="-1.775664">
                <text:p>-1.7756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70802">
                <text:p>1.570802</text:p>
              </table:table-cell>
              <table:table-cell office:value-type="float" office:value="-1.760775">
                <text:p>-1.7607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86114">
                <text:p>1.586114</text:p>
              </table:table-cell>
              <table:table-cell office:value-type="float" office:value="-1.744465">
                <text:p>-1.7444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89942">
                <text:p>1.589942</text:p>
              </table:table-cell>
              <table:table-cell office:value-type="float" office:value="-1.726544">
                <text:p>-1.7265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8101">
                <text:p>1.58101</text:p>
              </table:table-cell>
              <table:table-cell office:value-type="float" office:value="-1.710255">
                <text:p>-1.7102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72078">
                <text:p>1.572078</text:p>
              </table:table-cell>
              <table:table-cell office:value-type="float" office:value="-1.695296">
                <text:p>-1.6952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72078">
                <text:p>1.572078</text:p>
              </table:table-cell>
              <table:table-cell office:value-type="float" office:value="-1.704848">
                <text:p>-1.7048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69526">
                <text:p>1.569526</text:p>
              </table:table-cell>
              <table:table-cell office:value-type="float" office:value="-1.720199">
                <text:p>-1.7201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64422">
                <text:p>1.564422</text:p>
              </table:table-cell>
              <table:table-cell office:value-type="float" office:value="-1.734502">
                <text:p>-1.7345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6187">
                <text:p>1.56187</text:p>
              </table:table-cell>
              <table:table-cell office:value-type="float" office:value="-1.748215">
                <text:p>-1.7482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560593">
                <text:p>1.560593</text:p>
              </table:table-cell>
              <table:table-cell office:value-type="float" office:value="-1.760187">
                <text:p>-1.7601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58041">
                <text:p>1.558041</text:p>
              </table:table-cell>
              <table:table-cell office:value-type="float" office:value="-1.761133">
                <text:p>-1.7611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60593">
                <text:p>1.560593</text:p>
              </table:table-cell>
              <table:table-cell office:value-type="float" office:value="-1.756275">
                <text:p>-1.7562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66974">
                <text:p>1.566974</text:p>
              </table:table-cell>
              <table:table-cell office:value-type="float" office:value="-1.750805">
                <text:p>-1.7508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73354">
                <text:p>1.573354</text:p>
              </table:table-cell>
              <table:table-cell office:value-type="float" office:value="-1.743618">
                <text:p>-1.7436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79734">
                <text:p>1.579734</text:p>
              </table:table-cell>
              <table:table-cell office:value-type="float" office:value="-1.737621">
                <text:p>-1.7376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79734">
                <text:p>1.579734</text:p>
              </table:table-cell>
              <table:table-cell office:value-type="float" office:value="-1.731617">
                <text:p>-1.7316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70802">
                <text:p>1.570802</text:p>
              </table:table-cell>
              <table:table-cell office:value-type="float" office:value="-1.726572">
                <text:p>-1.7265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59317">
                <text:p>1.559317</text:p>
              </table:table-cell>
              <table:table-cell office:value-type="float" office:value="-1.721998">
                <text:p>-1.7219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556765">
                <text:p>1.556765</text:p>
              </table:table-cell>
              <table:table-cell office:value-type="float" office:value="-1.722502">
                <text:p>-1.7225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56187">
                <text:p>1.56187</text:p>
              </table:table-cell>
              <table:table-cell office:value-type="float" office:value="-1.730929">
                <text:p>-1.7309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573354">
                <text:p>1.573354</text:p>
              </table:table-cell>
              <table:table-cell office:value-type="float" office:value="-1.739584">
                <text:p>-1.7395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84838">
                <text:p>1.584838</text:p>
              </table:table-cell>
              <table:table-cell office:value-type="float" office:value="-1.745406">
                <text:p>-1.7454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77182">
                <text:p>1.577182</text:p>
              </table:table-cell>
              <table:table-cell office:value-type="float" office:value="-1.7415">
                <text:p>-1.74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63146">
                <text:p>1.563146</text:p>
              </table:table-cell>
              <table:table-cell office:value-type="float" office:value="-1.734901">
                <text:p>-1.7349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552938">
                <text:p>1.552938</text:p>
              </table:table-cell>
              <table:table-cell office:value-type="float" office:value="-1.727534">
                <text:p>-1.7275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556766">
                <text:p>1.556766</text:p>
              </table:table-cell>
              <table:table-cell office:value-type="float" office:value="-1.729939">
                <text:p>-1.72993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573354">
                <text:p>1.573354</text:p>
              </table:table-cell>
              <table:table-cell office:value-type="float" office:value="-1.739878">
                <text:p>-1.7398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88667">
                <text:p>1.588667</text:p>
              </table:table-cell>
              <table:table-cell office:value-type="float" office:value="-1.747741">
                <text:p>-1.7477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84838">
                <text:p>1.584838</text:p>
              </table:table-cell>
              <table:table-cell office:value-type="float" office:value="-1.74186">
                <text:p>-1.741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572078">
                <text:p>1.572078</text:p>
              </table:table-cell>
              <table:table-cell office:value-type="float" office:value="-1.730094">
                <text:p>-1.7300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60594">
                <text:p>1.560594</text:p>
              </table:table-cell>
              <table:table-cell office:value-type="float" office:value="-1.717257">
                <text:p>-1.7172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565698">
                <text:p>1.565698</text:p>
              </table:table-cell>
              <table:table-cell office:value-type="float" office:value="-1.71806">
                <text:p>-1.718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75906">
                <text:p>1.575906</text:p>
              </table:table-cell>
              <table:table-cell office:value-type="float" office:value="-1.728337">
                <text:p>-1.7283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84838">
                <text:p>1.584838</text:p>
              </table:table-cell>
              <table:table-cell office:value-type="float" office:value="-1.736535">
                <text:p>-1.7365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58101">
                <text:p>1.58101</text:p>
              </table:table-cell>
              <table:table-cell office:value-type="float" office:value="-1.74202">
                <text:p>-1.742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56825">
                <text:p>1.56825</text:p>
              </table:table-cell>
              <table:table-cell office:value-type="float" office:value="-1.738084">
                <text:p>-1.738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551661">
                <text:p>1.551661</text:p>
              </table:table-cell>
              <table:table-cell office:value-type="float" office:value="-1.735938">
                <text:p>-1.73593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546557">
                <text:p>1.546557</text:p>
              </table:table-cell>
              <table:table-cell office:value-type="float" office:value="-1.735024">
                <text:p>-1.7350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556765">
                <text:p>1.556765</text:p>
              </table:table-cell>
              <table:table-cell office:value-type="float" office:value="-1.743777">
                <text:p>-1.7437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575906">
                <text:p>1.575906</text:p>
              </table:table-cell>
              <table:table-cell office:value-type="float" office:value="-1.750084">
                <text:p>-1.7500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83562">
                <text:p>1.583562</text:p>
              </table:table-cell>
              <table:table-cell office:value-type="float" office:value="-1.755073">
                <text:p>-1.7550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2286">
                <text:p>1.582286</text:p>
              </table:table-cell>
              <table:table-cell office:value-type="float" office:value="-1.739761">
                <text:p>-1.7397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69526">
                <text:p>1.569526</text:p>
              </table:table-cell>
              <table:table-cell office:value-type="float" office:value="-1.725692">
                <text:p>-1.7256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564422">
                <text:p>1.564422</text:p>
              </table:table-cell>
              <table:table-cell office:value-type="float" office:value="-1.711734">
                <text:p>-1.7117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569526">
                <text:p>1.569526</text:p>
              </table:table-cell>
              <table:table-cell office:value-type="float" office:value="-1.715449">
                <text:p>-1.7154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75906">
                <text:p>1.575906</text:p>
              </table:table-cell>
              <table:table-cell office:value-type="float" office:value="-1.725585">
                <text:p>-1.7255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78458">
                <text:p>1.578458</text:p>
              </table:table-cell>
              <table:table-cell office:value-type="float" office:value="-1.734488">
                <text:p>-1.7344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573354">
                <text:p>1.573354</text:p>
              </table:table-cell>
              <table:table-cell office:value-type="float" office:value="-1.741884">
                <text:p>-1.7418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65698">
                <text:p>1.565698</text:p>
              </table:table-cell>
              <table:table-cell office:value-type="float" office:value="-1.746513">
                <text:p>-1.7465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58041">
                <text:p>1.558041</text:p>
              </table:table-cell>
              <table:table-cell office:value-type="float" office:value="-1.750384">
                <text:p>-1.7503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554213">
                <text:p>1.554213</text:p>
              </table:table-cell>
              <table:table-cell office:value-type="float" office:value="-1.751979">
                <text:p>-1.7519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560593">
                <text:p>1.560593</text:p>
              </table:table-cell>
              <table:table-cell office:value-type="float" office:value="-1.753654">
                <text:p>-1.7536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570802">
                <text:p>1.570802</text:p>
              </table:table-cell>
              <table:table-cell office:value-type="float" office:value="-1.753069">
                <text:p>-1.7530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579734">
                <text:p>1.579734</text:p>
              </table:table-cell>
              <table:table-cell office:value-type="float" office:value="-1.747562">
                <text:p>-1.7475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58101">
                <text:p>1.58101</text:p>
              </table:table-cell>
              <table:table-cell office:value-type="float" office:value="-1.737844">
                <text:p>-1.7378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7463">
                <text:p>1.57463</text:p>
              </table:table-cell>
              <table:table-cell office:value-type="float" office:value="-1.726042">
                <text:p>-1.7260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566973">
                <text:p>1.566973</text:p>
              </table:table-cell>
              <table:table-cell office:value-type="float" office:value="-1.714185">
                <text:p>-1.7141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632051">
                <text:p>1.632051</text:p>
              </table:table-cell>
              <table:table-cell office:value-type="float" office:value="-1.714554">
                <text:p>-1.7145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625671">
                <text:p>1.625671</text:p>
              </table:table-cell>
              <table:table-cell office:value-type="float" office:value="-1.723697">
                <text:p>-1.7236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598874">
                <text:p>1.598874</text:p>
              </table:table-cell>
              <table:table-cell office:value-type="float" office:value="-1.731445">
                <text:p>-1.7314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579734">
                <text:p>1.579734</text:p>
              </table:table-cell>
              <table:table-cell office:value-type="float" office:value="-1.748473">
                <text:p>-1.7484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563145">
                <text:p>1.563145</text:p>
              </table:table-cell>
              <table:table-cell office:value-type="float" office:value="-1.778581">
                <text:p>-1.7785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550385">
                <text:p>1.550385</text:p>
              </table:table-cell>
              <table:table-cell office:value-type="float" office:value="-1.806944">
                <text:p>-1.8069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51661">
                <text:p>1.551661</text:p>
              </table:table-cell>
              <table:table-cell office:value-type="float" office:value="-1.834878">
                <text:p>-1.8348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551661">
                <text:p>1.551661</text:p>
              </table:table-cell>
              <table:table-cell office:value-type="float" office:value="-1.853244">
                <text:p>-1.8532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555489">
                <text:p>1.555489</text:p>
              </table:table-cell>
              <table:table-cell office:value-type="float" office:value="-1.849383">
                <text:p>-1.8493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64421">
                <text:p>1.564421</text:p>
              </table:table-cell>
              <table:table-cell office:value-type="float" office:value="-1.835006">
                <text:p>-1.8350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77182">
                <text:p>1.577182</text:p>
              </table:table-cell>
              <table:table-cell office:value-type="float" office:value="-1.820917">
                <text:p>-1.8209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88666">
                <text:p>1.588666</text:p>
              </table:table-cell>
              <table:table-cell office:value-type="float" office:value="-1.807128">
                <text:p>-1.8071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88666">
                <text:p>1.588666</text:p>
              </table:table-cell>
              <table:table-cell office:value-type="float" office:value="-1.793784">
                <text:p>-1.7937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77182">
                <text:p>1.577182</text:p>
              </table:table-cell>
              <table:table-cell office:value-type="float" office:value="-1.782344">
                <text:p>-1.7823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70801">
                <text:p>1.570801</text:p>
              </table:table-cell>
              <table:table-cell office:value-type="float" office:value="-1.774278">
                <text:p>-1.7742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70801">
                <text:p>1.570801</text:p>
              </table:table-cell>
              <table:table-cell office:value-type="float" office:value="-1.785162">
                <text:p>-1.7851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69525">
                <text:p>1.569525</text:p>
              </table:table-cell>
              <table:table-cell office:value-type="float" office:value="-1.797815">
                <text:p>-1.7978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69525">
                <text:p>1.569525</text:p>
              </table:table-cell>
              <table:table-cell office:value-type="float" office:value="-1.809684">
                <text:p>-1.8096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38901">
                <text:p>1.538901</text:p>
              </table:table-cell>
              <table:table-cell office:value-type="float" office:value="-1.821045">
                <text:p>-1.8210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538901">
                <text:p>1.538901</text:p>
              </table:table-cell>
              <table:table-cell office:value-type="float" office:value="-1.827706">
                <text:p>-1.8277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545281">
                <text:p>1.545281</text:p>
              </table:table-cell>
              <table:table-cell office:value-type="float" office:value="-1.824568">
                <text:p>-1.8245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554213">
                <text:p>1.554213</text:p>
              </table:table-cell>
              <table:table-cell office:value-type="float" office:value="-1.813789">
                <text:p>-1.8137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568249">
                <text:p>1.568249</text:p>
              </table:table-cell>
              <table:table-cell office:value-type="float" office:value="-1.801275">
                <text:p>-1.8012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564421">
                <text:p>1.564421</text:p>
              </table:table-cell>
              <table:table-cell office:value-type="float" office:value="-1.786696">
                <text:p>-1.7866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595046">
                <text:p>1.595046</text:p>
              </table:table-cell>
              <table:table-cell office:value-type="float" office:value="-1.770428">
                <text:p>-1.7704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9377">
                <text:p>1.59377</text:p>
              </table:table-cell>
              <table:table-cell office:value-type="float" office:value="-1.755679">
                <text:p>-1.7556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83562">
                <text:p>1.583562</text:p>
              </table:table-cell>
              <table:table-cell office:value-type="float" office:value="-1.741468">
                <text:p>-1.7414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582286">
                <text:p>1.582286</text:p>
              </table:table-cell>
              <table:table-cell office:value-type="float" office:value="-1.738815">
                <text:p>-1.7388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8101">
                <text:p>1.58101</text:p>
              </table:table-cell>
              <table:table-cell office:value-type="float" office:value="-1.752968">
                <text:p>-1.7529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57463">
                <text:p>1.57463</text:p>
              </table:table-cell>
              <table:table-cell office:value-type="float" office:value="-1.766634">
                <text:p>-1.7666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565697">
                <text:p>1.565697</text:p>
              </table:table-cell>
              <table:table-cell office:value-type="float" office:value="-1.778049">
                <text:p>-1.7780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559317">
                <text:p>1.559317</text:p>
              </table:table-cell>
              <table:table-cell office:value-type="float" office:value="-1.789615">
                <text:p>-1.7896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556765">
                <text:p>1.556765</text:p>
              </table:table-cell>
              <table:table-cell office:value-type="float" office:value="-1.799273">
                <text:p>-1.7992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559317">
                <text:p>1.559317</text:p>
              </table:table-cell>
              <table:table-cell office:value-type="float" office:value="-1.803957">
                <text:p>-1.8039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564421">
                <text:p>1.564421</text:p>
              </table:table-cell>
              <table:table-cell office:value-type="float" office:value="-1.806447">
                <text:p>-1.8064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56825">
                <text:p>1.56825</text:p>
              </table:table-cell>
              <table:table-cell office:value-type="float" office:value="-1.804403">
                <text:p>-1.8044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72078">
                <text:p>1.572078</text:p>
              </table:table-cell>
              <table:table-cell office:value-type="float" office:value="-1.795631">
                <text:p>-1.7956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72078">
                <text:p>1.572078</text:p>
              </table:table-cell>
              <table:table-cell office:value-type="float" office:value="-1.787879">
                <text:p>-1.7878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570802">
                <text:p>1.570802</text:p>
              </table:table-cell>
              <table:table-cell office:value-type="float" office:value="-1.781105">
                <text:p>-1.7811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56825">
                <text:p>1.56825</text:p>
              </table:table-cell>
              <table:table-cell office:value-type="float" office:value="-1.775423">
                <text:p>-1.7754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56825">
                <text:p>1.56825</text:p>
              </table:table-cell>
              <table:table-cell office:value-type="float" office:value="-1.772565">
                <text:p>-1.7725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612911">
                <text:p>1.612911</text:p>
              </table:table-cell>
              <table:table-cell office:value-type="float" office:value="-1.775755">
                <text:p>-1.7757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609083">
                <text:p>1.609083</text:p>
              </table:table-cell>
              <table:table-cell office:value-type="float" office:value="-1.77772">
                <text:p>-1.777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88666">
                <text:p>1.588666</text:p>
              </table:table-cell>
              <table:table-cell office:value-type="float" office:value="-1.779883">
                <text:p>-1.7798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572078">
                <text:p>1.572078</text:p>
              </table:table-cell>
              <table:table-cell office:value-type="float" office:value="-1.784432">
                <text:p>-1.7844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564422">
                <text:p>1.564422</text:p>
              </table:table-cell>
              <table:table-cell office:value-type="float" office:value="-1.806397">
                <text:p>-1.8063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60593">
                <text:p>1.560593</text:p>
              </table:table-cell>
              <table:table-cell office:value-type="float" office:value="-1.827691">
                <text:p>-1.8276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560593">
                <text:p>1.560593</text:p>
              </table:table-cell>
              <table:table-cell office:value-type="float" office:value="-1.848652">
                <text:p>-1.848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559317">
                <text:p>1.559317</text:p>
              </table:table-cell>
              <table:table-cell office:value-type="float" office:value="-1.861962">
                <text:p>-1.8619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59317">
                <text:p>1.559317</text:p>
              </table:table-cell>
              <table:table-cell office:value-type="float" office:value="-1.857739">
                <text:p>-1.8577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564422">
                <text:p>1.564422</text:p>
              </table:table-cell>
              <table:table-cell office:value-type="float" office:value="-1.846489">
                <text:p>-1.8464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572078">
                <text:p>1.572078</text:p>
              </table:table-cell>
              <table:table-cell office:value-type="float" office:value="-1.837592">
                <text:p>-1.8375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603979">
                <text:p>1.603979</text:p>
              </table:table-cell>
              <table:table-cell office:value-type="float" office:value="-1.828025">
                <text:p>-1.8280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601427">
                <text:p>1.601427</text:p>
              </table:table-cell>
              <table:table-cell office:value-type="float" office:value="-1.819682">
                <text:p>-1.8196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8101">
                <text:p>1.58101</text:p>
              </table:table-cell>
              <table:table-cell office:value-type="float" office:value="-1.812573">
                <text:p>-1.8125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6825">
                <text:p>1.56825</text:p>
              </table:table-cell>
              <table:table-cell office:value-type="float" office:value="-1.808979">
                <text:p>-1.8089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65698">
                <text:p>1.565698</text:p>
              </table:table-cell>
              <table:table-cell office:value-type="float" office:value="-1.827148">
                <text:p>-1.8271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565698">
                <text:p>1.565698</text:p>
              </table:table-cell>
              <table:table-cell office:value-type="float" office:value="-1.846008">
                <text:p>-1.8460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564422">
                <text:p>1.564422</text:p>
              </table:table-cell>
              <table:table-cell office:value-type="float" office:value="-1.86437">
                <text:p>-1.864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558041">
                <text:p>1.558041</text:p>
              </table:table-cell>
              <table:table-cell office:value-type="float" office:value="-1.877496">
                <text:p>-1.8774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552937">
                <text:p>1.552937</text:p>
              </table:table-cell>
              <table:table-cell office:value-type="float" office:value="-1.876578">
                <text:p>-1.8765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552937">
                <text:p>1.552937</text:p>
              </table:table-cell>
              <table:table-cell office:value-type="float" office:value="-1.874719">
                <text:p>-1.8747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559317">
                <text:p>1.559317</text:p>
              </table:table-cell>
              <table:table-cell office:value-type="float" office:value="-1.872637">
                <text:p>-1.8726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566974">
                <text:p>1.566974</text:p>
              </table:table-cell>
              <table:table-cell office:value-type="float" office:value="-1.869946">
                <text:p>-1.8699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572078">
                <text:p>1.572078</text:p>
              </table:table-cell>
              <table:table-cell office:value-type="float" office:value="-1.862903">
                <text:p>-1.8629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57463">
                <text:p>1.57463</text:p>
              </table:table-cell>
              <table:table-cell office:value-type="float" office:value="-1.852356">
                <text:p>-1.8523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569526">
                <text:p>1.569526</text:p>
              </table:table-cell>
              <table:table-cell office:value-type="float" office:value="-1.843673">
                <text:p>-1.8436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566974">
                <text:p>1.566974</text:p>
              </table:table-cell>
              <table:table-cell office:value-type="float" office:value="-1.835602">
                <text:p>-1.8356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566974">
                <text:p>1.566974</text:p>
              </table:table-cell>
              <table:table-cell office:value-type="float" office:value="-1.833787">
                <text:p>-1.8337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56825">
                <text:p>1.56825</text:p>
              </table:table-cell>
              <table:table-cell office:value-type="float" office:value="-1.835395">
                <text:p>-1.8353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082079">
                <text:p>1.082079</text:p>
              </table:table-cell>
              <table:table-cell office:value-type="float" office:value="-1.837919">
                <text:p>-1.8379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099944">
                <text:p>1.099944</text:p>
              </table:table-cell>
              <table:table-cell office:value-type="float" office:value="-1.838598">
                <text:p>-1.8385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144605">
                <text:p>1.144605</text:p>
              </table:table-cell>
              <table:table-cell office:value-type="float" office:value="-1.840626">
                <text:p>-1.8406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194371">
                <text:p>1.194371</text:p>
              </table:table-cell>
              <table:table-cell office:value-type="float" office:value="-1.827886">
                <text:p>-1.8278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246688">
                <text:p>1.246688</text:p>
              </table:table-cell>
              <table:table-cell office:value-type="float" office:value="-1.792354">
                <text:p>-1.7923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02834">
                <text:p>1.302834</text:p>
              </table:table-cell>
              <table:table-cell office:value-type="float" office:value="-1.737519">
                <text:p>-1.7375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60255">
                <text:p>1.360255</text:p>
              </table:table-cell>
              <table:table-cell office:value-type="float" office:value="-1.676804">
                <text:p>-1.6768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21505">
                <text:p>1.421505</text:p>
              </table:table-cell>
              <table:table-cell office:value-type="float" office:value="-1.615766">
                <text:p>-1.6157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80203">
                <text:p>1.480203</text:p>
              </table:table-cell>
              <table:table-cell office:value-type="float" office:value="-1.555553">
                <text:p>-1.5555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532521">
                <text:p>1.532521</text:p>
              </table:table-cell>
              <table:table-cell office:value-type="float" office:value="-1.495834">
                <text:p>-1.495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570802">
                <text:p>1.570802</text:p>
              </table:table-cell>
              <table:table-cell office:value-type="float" office:value="-1.436988">
                <text:p>-1.4369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582286">
                <text:p>1.582286</text:p>
              </table:table-cell>
              <table:table-cell office:value-type="float" office:value="-1.379608">
                <text:p>-1.3796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579734">
                <text:p>1.579734</text:p>
              </table:table-cell>
              <table:table-cell office:value-type="float" office:value="-1.342719">
                <text:p>-1.3427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565698">
                <text:p>1.565698</text:p>
              </table:table-cell>
              <table:table-cell office:value-type="float" office:value="-1.327097">
                <text:p>-1.3270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555489">
                <text:p>1.555489</text:p>
              </table:table-cell>
              <table:table-cell office:value-type="float" office:value="-1.334053">
                <text:p>-1.3340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547833">
                <text:p>1.547833</text:p>
              </table:table-cell>
              <table:table-cell office:value-type="float" office:value="-1.356051">
                <text:p>-1.3560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550385">
                <text:p>1.550385</text:p>
              </table:table-cell>
              <table:table-cell office:value-type="float" office:value="-1.375305">
                <text:p>-1.3753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555489">
                <text:p>1.555489</text:p>
              </table:table-cell>
              <table:table-cell office:value-type="float" office:value="-1.395075">
                <text:p>-1.3950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556765">
                <text:p>1.556765</text:p>
              </table:table-cell>
              <table:table-cell office:value-type="float" office:value="-1.397054">
                <text:p>-1.3970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559317">
                <text:p>1.559317</text:p>
              </table:table-cell>
              <table:table-cell office:value-type="float" office:value="-1.384934">
                <text:p>-1.3849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564422">
                <text:p>1.564422</text:p>
              </table:table-cell>
              <table:table-cell office:value-type="float" office:value="-1.372377">
                <text:p>-1.3723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573354">
                <text:p>1.573354</text:p>
              </table:table-cell>
              <table:table-cell office:value-type="float" office:value="-1.359649">
                <text:p>-1.3596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836218">
                <text:p>1.836218</text:p>
              </table:table-cell>
              <table:table-cell office:value-type="float" office:value="-1.348494">
                <text:p>-1.34849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823457">
                <text:p>1.823457</text:p>
              </table:table-cell>
              <table:table-cell office:value-type="float" office:value="-1.337724">
                <text:p>-1.3377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794108">
                <text:p>1.794108</text:p>
              </table:table-cell>
              <table:table-cell office:value-type="float" office:value="-1.331429">
                <text:p>-1.3314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762207">
                <text:p>1.762207</text:p>
              </table:table-cell>
              <table:table-cell office:value-type="float" office:value="-1.349643">
                <text:p>-1.3496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713718">
                <text:p>1.713718</text:p>
              </table:table-cell>
              <table:table-cell office:value-type="float" office:value="-1.384334">
                <text:p>-1.3843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657572">
                <text:p>1.657572</text:p>
              </table:table-cell>
              <table:table-cell office:value-type="float" office:value="-1.432443">
                <text:p>-1.4324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595046">
                <text:p>1.595046</text:p>
              </table:table-cell>
              <table:table-cell office:value-type="float" office:value="-1.492759">
                <text:p>-1.4927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538901">
                <text:p>1.538901</text:p>
              </table:table-cell>
              <table:table-cell office:value-type="float" office:value="-1.557894">
                <text:p>-1.5578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514656">
                <text:p>1.514656</text:p>
              </table:table-cell>
              <table:table-cell office:value-type="float" office:value="-1.625372">
                <text:p>-1.6253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518484">
                <text:p>1.518484</text:p>
              </table:table-cell>
              <table:table-cell office:value-type="float" office:value="-1.688945">
                <text:p>-1.6889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531245">
                <text:p>1.531245</text:p>
              </table:table-cell>
              <table:table-cell office:value-type="float" office:value="-1.720638">
                <text:p>-1.7206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550385">
                <text:p>1.550385</text:p>
              </table:table-cell>
              <table:table-cell office:value-type="float" office:value="-1.730662">
                <text:p>-1.7306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572078">
                <text:p>1.572078</text:p>
              </table:table-cell>
              <table:table-cell office:value-type="float" office:value="-1.718701">
                <text:p>-1.7187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720098">
                <text:p>1.720098</text:p>
              </table:table-cell>
              <table:table-cell office:value-type="float" office:value="-1.691333">
                <text:p>-1.691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711166">
                <text:p>1.711166</text:p>
              </table:table-cell>
              <table:table-cell office:value-type="float" office:value="-1.665636">
                <text:p>-1.6656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685645">
                <text:p>1.685645</text:p>
              </table:table-cell>
              <table:table-cell office:value-type="float" office:value="-1.639086">
                <text:p>-1.6390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65502">
                <text:p>1.65502</text:p>
              </table:table-cell>
              <table:table-cell office:value-type="float" office:value="-1.643745">
                <text:p>-1.6437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615463">
                <text:p>1.615463</text:p>
              </table:table-cell>
              <table:table-cell office:value-type="float" office:value="-1.664897">
                <text:p>-1.6648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57463">
                <text:p>1.57463</text:p>
              </table:table-cell>
              <table:table-cell office:value-type="float" office:value="-1.704341">
                <text:p>-1.7043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544005">
                <text:p>1.544005</text:p>
              </table:table-cell>
              <table:table-cell office:value-type="float" office:value="-1.754831">
                <text:p>-1.7548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533797">
                <text:p>1.533797</text:p>
              </table:table-cell>
              <table:table-cell office:value-type="float" office:value="-1.801069">
                <text:p>-1.8010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37625">
                <text:p>1.537625</text:p>
              </table:table-cell>
              <table:table-cell office:value-type="float" office:value="-1.845206">
                <text:p>-1.8452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42729">
                <text:p>1.542729</text:p>
              </table:table-cell>
              <table:table-cell office:value-type="float" office:value="-1.858759">
                <text:p>-1.8587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554214">
                <text:p>1.554214</text:p>
              </table:table-cell>
              <table:table-cell office:value-type="float" office:value="-1.851443">
                <text:p>-1.8514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56825">
                <text:p>1.56825</text:p>
              </table:table-cell>
              <table:table-cell office:value-type="float" office:value="-1.832603">
                <text:p>-1.8326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591219">
                <text:p>1.591219</text:p>
              </table:table-cell>
              <table:table-cell office:value-type="float" office:value="-1.80962">
                <text:p>-1.809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595047">
                <text:p>1.595047</text:p>
              </table:table-cell>
              <table:table-cell office:value-type="float" office:value="-1.788685">
                <text:p>-1.7886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584839">
                <text:p>1.584839</text:p>
              </table:table-cell>
              <table:table-cell office:value-type="float" office:value="-1.76824">
                <text:p>-1.768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82286">
                <text:p>1.582286</text:p>
              </table:table-cell>
              <table:table-cell office:value-type="float" office:value="-1.757804">
                <text:p>-1.7578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77182">
                <text:p>1.577182</text:p>
              </table:table-cell>
              <table:table-cell office:value-type="float" office:value="-1.76737">
                <text:p>-1.767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6825">
                <text:p>1.56825</text:p>
              </table:table-cell>
              <table:table-cell office:value-type="float" office:value="-1.782068">
                <text:p>-1.7820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59318">
                <text:p>1.559318</text:p>
              </table:table-cell>
              <table:table-cell office:value-type="float" office:value="-1.794781">
                <text:p>-1.7947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59318">
                <text:p>1.559318</text:p>
              </table:table-cell>
              <table:table-cell office:value-type="float" office:value="-1.808233">
                <text:p>-1.8082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63146">
                <text:p>1.563146</text:p>
              </table:table-cell>
              <table:table-cell office:value-type="float" office:value="-1.821001">
                <text:p>-1.8210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64422">
                <text:p>1.564422</text:p>
              </table:table-cell>
              <table:table-cell office:value-type="float" office:value="-1.826349">
                <text:p>-1.8263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64422">
                <text:p>1.564422</text:p>
              </table:table-cell>
              <table:table-cell office:value-type="float" office:value="-1.824141">
                <text:p>-1.8241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66974">
                <text:p>1.566974</text:p>
              </table:table-cell>
              <table:table-cell office:value-type="float" office:value="-1.817847">
                <text:p>-1.8178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036556">
                <text:p>2.036556</text:p>
              </table:table-cell>
              <table:table-cell office:value-type="float" office:value="-1.812479">
                <text:p>-1.8124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023795">
                <text:p>2.023795</text:p>
              </table:table-cell>
              <table:table-cell office:value-type="float" office:value="-1.806772">
                <text:p>-1.8067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82962">
                <text:p>1.982962</text:p>
              </table:table-cell>
              <table:table-cell office:value-type="float" office:value="-1.801533">
                <text:p>-1.8015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38301">
                <text:p>1.938301</text:p>
              </table:table-cell>
              <table:table-cell office:value-type="float" office:value="-1.809124">
                <text:p>-1.8091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887259">
                <text:p>1.887259</text:p>
              </table:table-cell>
              <table:table-cell office:value-type="float" office:value="-1.842641">
                <text:p>-1.8426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829838">
                <text:p>1.829838</text:p>
              </table:table-cell>
              <table:table-cell office:value-type="float" office:value="-1.888405">
                <text:p>-1.8884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774968">
                <text:p>1.774968</text:p>
              </table:table-cell>
              <table:table-cell office:value-type="float" office:value="-1.94465">
                <text:p>-1.944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713718">
                <text:p>1.713718</text:p>
              </table:table-cell>
              <table:table-cell office:value-type="float" office:value="-2.006317">
                <text:p>-2.0063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652468">
                <text:p>1.652468</text:p>
              </table:table-cell>
              <table:table-cell office:value-type="float" office:value="-2.067273">
                <text:p>-2.0672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96323">
                <text:p>1.596323</text:p>
              </table:table-cell>
              <table:table-cell office:value-type="float" office:value="-2.128546">
                <text:p>-2.1285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56765">
                <text:p>1.556765</text:p>
              </table:table-cell>
              <table:table-cell office:value-type="float" office:value="-2.189421">
                <text:p>-2.1894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47833">
                <text:p>1.547833</text:p>
              </table:table-cell>
              <table:table-cell office:value-type="float" office:value="-2.24823">
                <text:p>-2.248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54213">
                <text:p>1.554213</text:p>
              </table:table-cell>
              <table:table-cell office:value-type="float" office:value="-2.288118">
                <text:p>-2.2881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65698">
                <text:p>1.565698</text:p>
              </table:table-cell>
              <table:table-cell office:value-type="float" office:value="-2.301316">
                <text:p>-2.3013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8101">
                <text:p>1.58101</text:p>
              </table:table-cell>
              <table:table-cell office:value-type="float" office:value="-2.290381">
                <text:p>-2.2903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89942">
                <text:p>1.589942</text:p>
              </table:table-cell>
              <table:table-cell office:value-type="float" office:value="-2.266149">
                <text:p>-2.266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89942">
                <text:p>1.589942</text:p>
              </table:table-cell>
              <table:table-cell office:value-type="float" office:value="-2.243737">
                <text:p>-2.2437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8739">
                <text:p>1.58739</text:p>
              </table:table-cell>
              <table:table-cell office:value-type="float" office:value="-2.220951">
                <text:p>-2.2209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8739">
                <text:p>1.58739</text:p>
              </table:table-cell>
              <table:table-cell office:value-type="float" office:value="-2.216513">
                <text:p>-2.2165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84838">
                <text:p>1.584838</text:p>
              </table:table-cell>
              <table:table-cell office:value-type="float" office:value="-2.226408">
                <text:p>-2.2264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75906">
                <text:p>1.575906</text:p>
              </table:table-cell>
              <table:table-cell office:value-type="float" office:value="-2.239805">
                <text:p>-2.2398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65698">
                <text:p>1.565698</text:p>
              </table:table-cell>
              <table:table-cell office:value-type="float" office:value="-2.254137">
                <text:p>-2.2541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59318">
                <text:p>1.559318</text:p>
              </table:table-cell>
              <table:table-cell office:value-type="float" office:value="-2.268293">
                <text:p>-2.2682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56766">
                <text:p>1.556766</text:p>
              </table:table-cell>
              <table:table-cell office:value-type="float" office:value="-2.281919">
                <text:p>-2.2819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56766">
                <text:p>1.556766</text:p>
              </table:table-cell>
              <table:table-cell office:value-type="float" office:value="-2.288585">
                <text:p>-2.2885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64422">
                <text:p>1.564422</text:p>
              </table:table-cell>
              <table:table-cell office:value-type="float" office:value="-2.292241">
                <text:p>-2.2922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72078">
                <text:p>1.572078</text:p>
              </table:table-cell>
              <table:table-cell office:value-type="float" office:value="-2.289036">
                <text:p>-2.2890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77182">
                <text:p>1.577182</text:p>
              </table:table-cell>
              <table:table-cell office:value-type="float" office:value="-2.276189">
                <text:p>-2.2761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79734">
                <text:p>1.579734</text:p>
              </table:table-cell>
              <table:table-cell office:value-type="float" office:value="-2.262772">
                <text:p>-2.2627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75906">
                <text:p>1.575906</text:p>
              </table:table-cell>
              <table:table-cell office:value-type="float" office:value="-2.248973">
                <text:p>-2.2489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73354">
                <text:p>1.573354</text:p>
              </table:table-cell>
              <table:table-cell office:value-type="float" office:value="-2.237428">
                <text:p>-2.2374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73354">
                <text:p>1.573354</text:p>
              </table:table-cell>
              <table:table-cell office:value-type="float" office:value="-2.238272">
                <text:p>-2.2382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72078">
                <text:p>1.572078</text:p>
              </table:table-cell>
              <table:table-cell office:value-type="float" office:value="-2.246812">
                <text:p>-2.2468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971891">
                <text:p>2.971891</text:p>
              </table:table-cell>
              <table:table-cell office:value-type="float" office:value="-2.255017">
                <text:p>-2.2550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952751">
                <text:p>2.952751</text:p>
              </table:table-cell>
              <table:table-cell office:value-type="float" office:value="-2.261919">
                <text:p>-2.2619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911918">
                <text:p>2.911918</text:p>
              </table:table-cell>
              <table:table-cell office:value-type="float" office:value="-2.267273">
                <text:p>-2.26727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867256">
                <text:p>2.867256</text:p>
              </table:table-cell>
              <table:table-cell office:value-type="float" office:value="-2.291584">
                <text:p>-2.29158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.816215">
                <text:p>2.816215</text:p>
              </table:table-cell>
              <table:table-cell office:value-type="float" office:value="-2.33583">
                <text:p>-2.335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.756241">
                <text:p>2.756241</text:p>
              </table:table-cell>
              <table:table-cell office:value-type="float" office:value="-2.392803">
                <text:p>-2.3928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.693715">
                <text:p>2.693715</text:p>
              </table:table-cell>
              <table:table-cell office:value-type="float" office:value="-2.45635">
                <text:p>-2.456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626085">
                <text:p>2.626085</text:p>
              </table:table-cell>
              <table:table-cell office:value-type="float" office:value="-2.522427">
                <text:p>-2.52242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.561007">
                <text:p>2.561007</text:p>
              </table:table-cell>
              <table:table-cell office:value-type="float" office:value="-2.588941">
                <text:p>-2.5889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50231">
                <text:p>2.50231</text:p>
              </table:table-cell>
              <table:table-cell office:value-type="float" office:value="-2.65632">
                <text:p>-2.656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449992">
                <text:p>2.449992</text:p>
              </table:table-cell>
              <table:table-cell office:value-type="float" office:value="-2.721417">
                <text:p>-2.72141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.404055">
                <text:p>2.404055</text:p>
              </table:table-cell>
              <table:table-cell office:value-type="float" office:value="-2.786156">
                <text:p>-2.78615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355565">
                <text:p>2.355565</text:p>
              </table:table-cell>
              <table:table-cell office:value-type="float" office:value="-2.845456">
                <text:p>-2.8454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.3058">
                <text:p>2.3058</text:p>
              </table:table-cell>
              <table:table-cell office:value-type="float" office:value="-2.892478">
                <text:p>-2.8924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253482">
                <text:p>2.253482</text:p>
              </table:table-cell>
              <table:table-cell office:value-type="float" office:value="-2.935624">
                <text:p>-2.93562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.201165">
                <text:p>2.201165</text:p>
              </table:table-cell>
              <table:table-cell office:value-type="float" office:value="-2.979151">
                <text:p>-2.9791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150123">
                <text:p>2.150123</text:p>
              </table:table-cell>
              <table:table-cell office:value-type="float" office:value="-3.022205">
                <text:p>-3.0222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.100358">
                <text:p>2.100358</text:p>
              </table:table-cell>
              <table:table-cell office:value-type="float" office:value="-3.071157">
                <text:p>-3.0711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049316">
                <text:p>2.049316</text:p>
              </table:table-cell>
              <table:table-cell office:value-type="float" office:value="-3.118578">
                <text:p>-3.11857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99955">
                <text:p>1.99955</text:p>
              </table:table-cell>
              <table:table-cell office:value-type="float" office:value="3.116425">
                <text:p>3.1164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949785">
                <text:p>1.949785</text:p>
              </table:table-cell>
              <table:table-cell office:value-type="float" office:value="3.066773">
                <text:p>3.06677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90002">
                <text:p>1.90002</text:p>
              </table:table-cell>
              <table:table-cell office:value-type="float" office:value="3.016734">
                <text:p>3.01673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85153">
                <text:p>1.85153</text:p>
              </table:table-cell>
              <table:table-cell office:value-type="float" office:value="2.966443">
                <text:p>2.9664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801765">
                <text:p>1.801765</text:p>
              </table:table-cell>
              <table:table-cell office:value-type="float" office:value="2.916669">
                <text:p>2.9166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751999">
                <text:p>1.751999</text:p>
              </table:table-cell>
              <table:table-cell office:value-type="float" office:value="2.866895">
                <text:p>2.8668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702234">
                <text:p>1.702234</text:p>
              </table:table-cell>
              <table:table-cell office:value-type="float" office:value="2.816405">
                <text:p>2.8164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651192">
                <text:p>1.651192</text:p>
              </table:table-cell>
              <table:table-cell office:value-type="float" office:value="2.766045">
                <text:p>2.7660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602703">
                <text:p>1.602703</text:p>
              </table:table-cell>
              <table:table-cell office:value-type="float" office:value="2.71561">
                <text:p>2.715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56825">
                <text:p>1.56825</text:p>
              </table:table-cell>
              <table:table-cell office:value-type="float" office:value="2.666017">
                <text:p>2.66601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559317">
                <text:p>1.559317</text:p>
              </table:table-cell>
              <table:table-cell office:value-type="float" office:value="2.61736">
                <text:p>2.6173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563146">
                <text:p>1.563146</text:p>
              </table:table-cell>
              <table:table-cell office:value-type="float" office:value="2.584138">
                <text:p>2.58413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570802">
                <text:p>1.570802</text:p>
              </table:table-cell>
              <table:table-cell office:value-type="float" office:value="2.581741">
                <text:p>2.58174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58101">
                <text:p>1.58101</text:p>
              </table:table-cell>
              <table:table-cell office:value-type="float" office:value="2.597809">
                <text:p>2.59780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589942">
                <text:p>1.589942</text:p>
              </table:table-cell>
              <table:table-cell office:value-type="float" office:value="2.618821">
                <text:p>2.61882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589942">
                <text:p>1.589942</text:p>
              </table:table-cell>
              <table:table-cell office:value-type="float" office:value="2.638653">
                <text:p>2.6386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584838">
                <text:p>1.584838</text:p>
              </table:table-cell>
              <table:table-cell office:value-type="float" office:value="2.655453">
                <text:p>2.6554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58101">
                <text:p>1.58101</text:p>
              </table:table-cell>
              <table:table-cell office:value-type="float" office:value="2.658617">
                <text:p>2.6586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351323">
                <text:p>1.351323</text:p>
              </table:table-cell>
              <table:table-cell office:value-type="float" office:value="2.648376">
                <text:p>2.64837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362808">
                <text:p>1.362808</text:p>
              </table:table-cell>
              <table:table-cell office:value-type="float" office:value="2.635444">
                <text:p>2.6354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402365">
                <text:p>1.402365</text:p>
              </table:table-cell>
              <table:table-cell office:value-type="float" office:value="2.621854">
                <text:p>2.6218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441922">
                <text:p>1.441922</text:p>
              </table:table-cell>
              <table:table-cell office:value-type="float" office:value="2.625285">
                <text:p>2.6252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489136">
                <text:p>1.489136</text:p>
              </table:table-cell>
              <table:table-cell office:value-type="float" office:value="2.655201">
                <text:p>2.6552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540177">
                <text:p>1.540177</text:p>
              </table:table-cell>
              <table:table-cell office:value-type="float" office:value="2.700448">
                <text:p>2.7004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583562">
                <text:p>1.583562</text:p>
              </table:table-cell>
              <table:table-cell office:value-type="float" office:value="2.755064">
                <text:p>2.75506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603979">
                <text:p>1.603979</text:p>
              </table:table-cell>
              <table:table-cell office:value-type="float" office:value="2.809117">
                <text:p>2.8091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601427">
                <text:p>1.601427</text:p>
              </table:table-cell>
              <table:table-cell office:value-type="float" office:value="2.862173">
                <text:p>2.86217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583562">
                <text:p>1.583562</text:p>
              </table:table-cell>
              <table:table-cell office:value-type="float" office:value="2.888299">
                <text:p>2.88829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560594">
                <text:p>1.560594</text:p>
              </table:table-cell>
              <table:table-cell office:value-type="float" office:value="2.899662">
                <text:p>2.8996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546557">
                <text:p>1.546557</text:p>
              </table:table-cell>
              <table:table-cell office:value-type="float" office:value="2.889812">
                <text:p>2.88981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550385">
                <text:p>1.550385</text:p>
              </table:table-cell>
              <table:table-cell office:value-type="float" office:value="2.870784">
                <text:p>2.8707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566974">
                <text:p>1.566974</text:p>
              </table:table-cell>
              <table:table-cell office:value-type="float" office:value="2.852412">
                <text:p>2.8524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57463">
                <text:p>1.57463</text:p>
              </table:table-cell>
              <table:table-cell office:value-type="float" office:value="2.843252">
                <text:p>2.84325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577182">
                <text:p>1.577182</text:p>
              </table:table-cell>
              <table:table-cell office:value-type="float" office:value="2.854716">
                <text:p>2.8547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573354">
                <text:p>1.573354</text:p>
              </table:table-cell>
              <table:table-cell office:value-type="float" office:value="2.870749">
                <text:p>2.87074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570802">
                <text:p>1.570802</text:p>
              </table:table-cell>
              <table:table-cell office:value-type="float" office:value="2.884528">
                <text:p>2.8845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572078">
                <text:p>1.572078</text:p>
              </table:table-cell>
              <table:table-cell office:value-type="float" office:value="2.893201">
                <text:p>2.89320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57463">
                <text:p>1.57463</text:p>
              </table:table-cell>
              <table:table-cell office:value-type="float" office:value="2.894125">
                <text:p>2.8941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577182">
                <text:p>1.577182</text:p>
              </table:table-cell>
              <table:table-cell office:value-type="float" office:value="2.889835">
                <text:p>2.8898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579734">
                <text:p>1.579734</text:p>
              </table:table-cell>
              <table:table-cell office:value-type="float" office:value="2.886626">
                <text:p>2.8866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577182">
                <text:p>1.577182</text:p>
              </table:table-cell>
              <table:table-cell office:value-type="float" office:value="2.883533">
                <text:p>2.8835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569526">
                <text:p>1.569526</text:p>
              </table:table-cell>
              <table:table-cell office:value-type="float" office:value="2.879725">
                <text:p>2.87972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461063">
                <text:p>1.461063</text:p>
              </table:table-cell>
              <table:table-cell office:value-type="float" office:value="2.876656">
                <text:p>2.8766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472547">
                <text:p>1.472547</text:p>
              </table:table-cell>
              <table:table-cell office:value-type="float" office:value="2.872883">
                <text:p>2.87288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514656">
                <text:p>1.514656</text:p>
              </table:table-cell>
              <table:table-cell office:value-type="float" office:value="2.866585">
                <text:p>2.8665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560593">
                <text:p>1.560593</text:p>
              </table:table-cell>
              <table:table-cell office:value-type="float" office:value="2.872245">
                <text:p>2.8722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592494">
                <text:p>1.592494</text:p>
              </table:table-cell>
              <table:table-cell office:value-type="float" office:value="2.903177">
                <text:p>2.90317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05255">
                <text:p>1.605255</text:p>
              </table:table-cell>
              <table:table-cell office:value-type="float" office:value="2.946405">
                <text:p>2.9464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59377">
                <text:p>1.59377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578458">
                <text:p>1.578458</text:p>
              </table:table-cell>
              <table:table-cell office:value-type="float" office:value="3.009578">
                <text:p>3.00957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56187">
                <text:p>1.56187</text:p>
              </table:table-cell>
              <table:table-cell office:value-type="float" office:value="3.010453">
                <text:p>3.0104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556765">
                <text:p>1.556765</text:p>
              </table:table-cell>
              <table:table-cell office:value-type="float" office:value="2.9949">
                <text:p>2.99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564422">
                <text:p>1.564422</text:p>
              </table:table-cell>
              <table:table-cell office:value-type="float" office:value="2.975853">
                <text:p>2.9758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57463">
                <text:p>1.57463</text:p>
              </table:table-cell>
              <table:table-cell office:value-type="float" office:value="2.957512">
                <text:p>2.95751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575906">
                <text:p>1.575906</text:p>
              </table:table-cell>
              <table:table-cell office:value-type="float" office:value="2.953546">
                <text:p>2.9535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572078">
                <text:p>1.572078</text:p>
              </table:table-cell>
              <table:table-cell office:value-type="float" office:value="2.965258">
                <text:p>2.96525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566973">
                <text:p>1.566973</text:p>
              </table:table-cell>
              <table:table-cell office:value-type="float" office:value="2.976268">
                <text:p>2.97626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564421">
                <text:p>1.564421</text:p>
              </table:table-cell>
              <table:table-cell office:value-type="float" office:value="2.987721">
                <text:p>2.98772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569526">
                <text:p>1.569526</text:p>
              </table:table-cell>
              <table:table-cell office:value-type="float" office:value="2.990859">
                <text:p>2.99085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578458">
                <text:p>1.578458</text:p>
              </table:table-cell>
              <table:table-cell office:value-type="float" office:value="2.988376">
                <text:p>2.98837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586114">
                <text:p>1.586114</text:p>
              </table:table-cell>
              <table:table-cell office:value-type="float" office:value="2.986948">
                <text:p>2.98694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583562">
                <text:p>1.583562</text:p>
              </table:table-cell>
              <table:table-cell office:value-type="float" office:value="2.985045">
                <text:p>2.98504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573354">
                <text:p>1.573354</text:p>
              </table:table-cell>
              <table:table-cell office:value-type="float" office:value="2.989444">
                <text:p>2.98944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565698">
                <text:p>1.565698</text:p>
              </table:table-cell>
              <table:table-cell office:value-type="float" office:value="2.987782">
                <text:p>2.98778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559317">
                <text:p>1.559317</text:p>
              </table:table-cell>
              <table:table-cell office:value-type="float" office:value="2.982076">
                <text:p>2.98207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560593">
                <text:p>1.560593</text:p>
              </table:table-cell>
              <table:table-cell office:value-type="float" office:value="2.975419">
                <text:p>2.9754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570802">
                <text:p>1.570802</text:p>
              </table:table-cell>
              <table:table-cell office:value-type="float" office:value="2.966919">
                <text:p>2.96691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58101">
                <text:p>1.58101</text:p>
              </table:table-cell>
              <table:table-cell office:value-type="float" office:value="2.959293">
                <text:p>2.9592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58101">
                <text:p>1.58101</text:p>
              </table:table-cell>
              <table:table-cell office:value-type="float" office:value="2.96375">
                <text:p>2.963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57463">
                <text:p>1.57463</text:p>
              </table:table-cell>
              <table:table-cell office:value-type="float" office:value="2.976732">
                <text:p>2.9767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566973">
                <text:p>1.566973</text:p>
              </table:table-cell>
              <table:table-cell office:value-type="float" office:value="2.98814">
                <text:p>2.988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565697">
                <text:p>1.565697</text:p>
              </table:table-cell>
              <table:table-cell office:value-type="float" office:value="2.995424">
                <text:p>2.99542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570802">
                <text:p>1.570802</text:p>
              </table:table-cell>
              <table:table-cell office:value-type="float" office:value="2.991215">
                <text:p>2.99121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575906">
                <text:p>1.575906</text:p>
              </table:table-cell>
              <table:table-cell office:value-type="float" office:value="2.985214">
                <text:p>2.9852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578458">
                <text:p>1.578458</text:p>
              </table:table-cell>
              <table:table-cell office:value-type="float" office:value="2.979613">
                <text:p>2.9796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57463">
                <text:p>1.57463</text:p>
              </table:table-cell>
              <table:table-cell office:value-type="float" office:value="2.975802">
                <text:p>2.9758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565697">
                <text:p>1.565697</text:p>
              </table:table-cell>
              <table:table-cell office:value-type="float" office:value="2.975545">
                <text:p>2.9755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556765">
                <text:p>1.556765</text:p>
              </table:table-cell>
              <table:table-cell office:value-type="float" office:value="2.974341">
                <text:p>2.97434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555489">
                <text:p>1.555489</text:p>
              </table:table-cell>
              <table:table-cell office:value-type="float" office:value="2.972654">
                <text:p>2.97265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561869">
                <text:p>1.561869</text:p>
              </table:table-cell>
              <table:table-cell office:value-type="float" office:value="2.967515">
                <text:p>2.9675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573354">
                <text:p>1.573354</text:p>
              </table:table-cell>
              <table:table-cell office:value-type="float" office:value="2.96329">
                <text:p>2.9632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579734">
                <text:p>1.579734</text:p>
              </table:table-cell>
              <table:table-cell office:value-type="float" office:value="2.962375">
                <text:p>2.96237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577182">
                <text:p>1.577182</text:p>
              </table:table-cell>
              <table:table-cell office:value-type="float" office:value="2.969604">
                <text:p>2.9696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570802">
                <text:p>1.570802</text:p>
              </table:table-cell>
              <table:table-cell office:value-type="float" office:value="2.979097">
                <text:p>2.9790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56187">
                <text:p>1.56187</text:p>
              </table:table-cell>
              <table:table-cell office:value-type="float" office:value="2.986637">
                <text:p>2.98663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563146">
                <text:p>1.563146</text:p>
              </table:table-cell>
              <table:table-cell office:value-type="float" office:value="2.990112">
                <text:p>2.9901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570802">
                <text:p>1.570802</text:p>
              </table:table-cell>
              <table:table-cell office:value-type="float" office:value="2.982439">
                <text:p>2.98243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578458">
                <text:p>1.578458</text:p>
              </table:table-cell>
              <table:table-cell office:value-type="float" office:value="2.975621">
                <text:p>2.97562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58101">
                <text:p>1.58101</text:p>
              </table:table-cell>
              <table:table-cell office:value-type="float" office:value="2.970586">
                <text:p>2.9705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57463">
                <text:p>1.57463</text:p>
              </table:table-cell>
              <table:table-cell office:value-type="float" office:value="2.971705">
                <text:p>2.9717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561869">
                <text:p>1.561869</text:p>
              </table:table-cell>
              <table:table-cell office:value-type="float" office:value="2.97369">
                <text:p>2.973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551661">
                <text:p>1.551661</text:p>
              </table:table-cell>
              <table:table-cell office:value-type="float" office:value="2.975431">
                <text:p>2.9754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552937">
                <text:p>1.552937</text:p>
              </table:table-cell>
              <table:table-cell office:value-type="float" office:value="2.972722">
                <text:p>2.9727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56825">
                <text:p>1.56825</text:p>
              </table:table-cell>
              <table:table-cell office:value-type="float" office:value="2.965843">
                <text:p>2.9658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586114">
                <text:p>1.586114</text:p>
              </table:table-cell>
              <table:table-cell office:value-type="float" office:value="2.959927">
                <text:p>2.95992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58739">
                <text:p>1.58739</text:p>
              </table:table-cell>
              <table:table-cell office:value-type="float" office:value="2.96467">
                <text:p>2.964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58101">
                <text:p>1.58101</text:p>
              </table:table-cell>
              <table:table-cell office:value-type="float" office:value="2.978801">
                <text:p>2.97880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570802">
                <text:p>1.570802</text:p>
              </table:table-cell>
              <table:table-cell office:value-type="float" office:value="2.990501">
                <text:p>2.99050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508276">
                <text:p>1.508276</text:p>
              </table:table-cell>
              <table:table-cell office:value-type="float" office:value="2.998696">
                <text:p>2.99869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524864">
                <text:p>1.524864</text:p>
              </table:table-cell>
              <table:table-cell office:value-type="float" office:value="2.992723">
                <text:p>2.99272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558041">
                <text:p>1.558041</text:p>
              </table:table-cell>
              <table:table-cell office:value-type="float" office:value="2.986215">
                <text:p>2.9862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582286">
                <text:p>1.582286</text:p>
              </table:table-cell>
              <table:table-cell office:value-type="float" office:value="2.985117">
                <text:p>2.9851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588666">
                <text:p>1.588666</text:p>
              </table:table-cell>
              <table:table-cell office:value-type="float" office:value="3.009245">
                <text:p>3.00924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58101">
                <text:p>1.58101</text:p>
              </table:table-cell>
              <table:table-cell office:value-type="float" office:value="3.036797">
                <text:p>3.03679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573354">
                <text:p>1.573354</text:p>
              </table:table-cell>
              <table:table-cell office:value-type="float" office:value="3.060598">
                <text:p>3.06059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572078">
                <text:p>1.572078</text:p>
              </table:table-cell>
              <table:table-cell office:value-type="float" office:value="3.060266">
                <text:p>3.06026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572078">
                <text:p>1.572078</text:p>
              </table:table-cell>
              <table:table-cell office:value-type="float" office:value="3.048151">
                <text:p>3.0481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892777">
                <text:p>2.892777</text:p>
              </table:table-cell>
              <table:table-cell office:value-type="float" office:value="3.034802">
                <text:p>3.03480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876188">
                <text:p>2.876188</text:p>
              </table:table-cell>
              <table:table-cell office:value-type="float" office:value="3.02175">
                <text:p>3.021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825147">
                <text:p>2.825147</text:p>
              </table:table-cell>
              <table:table-cell office:value-type="float" office:value="3.011778">
                <text:p>3.01177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769001">
                <text:p>2.769001</text:p>
              </table:table-cell>
              <table:table-cell office:value-type="float" office:value="2.997172">
                <text:p>2.99717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705199">
                <text:p>2.705199</text:p>
              </table:table-cell>
              <table:table-cell office:value-type="float" office:value="2.957484">
                <text:p>2.95748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646502">
                <text:p>2.646502</text:p>
              </table:table-cell>
              <table:table-cell office:value-type="float" office:value="2.905328">
                <text:p>2.90532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590356">
                <text:p>2.590356</text:p>
              </table:table-cell>
              <table:table-cell office:value-type="float" office:value="2.841424">
                <text:p>2.84142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536762">
                <text:p>2.536762</text:p>
              </table:table-cell>
              <table:table-cell office:value-type="float" office:value="2.778519">
                <text:p>2.77851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483169">
                <text:p>2.483169</text:p>
              </table:table-cell>
              <table:table-cell office:value-type="float" office:value="2.717293">
                <text:p>2.7172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430851">
                <text:p>2.430851</text:p>
              </table:table-cell>
              <table:table-cell office:value-type="float" office:value="2.656289">
                <text:p>2.65628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377257">
                <text:p>2.377257</text:p>
              </table:table-cell>
              <table:table-cell office:value-type="float" office:value="2.601364">
                <text:p>2.60136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323664">
                <text:p>2.323664</text:p>
              </table:table-cell>
              <table:table-cell office:value-type="float" office:value="2.54793">
                <text:p>2.547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272622">
                <text:p>2.272622</text:p>
              </table:table-cell>
              <table:table-cell office:value-type="float" office:value="2.496539">
                <text:p>2.49653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220304">
                <text:p>2.220304</text:p>
              </table:table-cell>
              <table:table-cell office:value-type="float" office:value="2.446784">
                <text:p>2.44678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170539">
                <text:p>2.170539</text:p>
              </table:table-cell>
              <table:table-cell office:value-type="float" office:value="2.398158">
                <text:p>2.3981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120773">
                <text:p>2.120773</text:p>
              </table:table-cell>
              <table:table-cell office:value-type="float" office:value="2.351468">
                <text:p>2.35146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069732">
                <text:p>2.069732</text:p>
              </table:table-cell>
              <table:table-cell office:value-type="float" office:value="2.305777">
                <text:p>2.3057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019966">
                <text:p>2.019966</text:p>
              </table:table-cell>
              <table:table-cell office:value-type="float" office:value="2.260488">
                <text:p>2.26048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971477">
                <text:p>1.971477</text:p>
              </table:table-cell>
              <table:table-cell office:value-type="float" office:value="2.213813">
                <text:p>2.2138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921711">
                <text:p>1.921711</text:p>
              </table:table-cell>
              <table:table-cell office:value-type="float" office:value="2.168585">
                <text:p>2.16858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871946">
                <text:p>1.871946</text:p>
              </table:table-cell>
              <table:table-cell office:value-type="float" office:value="2.123077">
                <text:p>2.1230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82218">
                <text:p>1.82218</text:p>
              </table:table-cell>
              <table:table-cell office:value-type="float" office:value="2.078011">
                <text:p>2.0780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73691">
                <text:p>1.773691</text:p>
              </table:table-cell>
              <table:table-cell office:value-type="float" office:value="2.029223">
                <text:p>2.0292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726477">
                <text:p>1.726477</text:p>
              </table:table-cell>
              <table:table-cell office:value-type="float" office:value="1.979761">
                <text:p>1.97976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676712">
                <text:p>1.676712</text:p>
              </table:table-cell>
              <table:table-cell office:value-type="float" office:value="1.930133">
                <text:p>1.9301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62567">
                <text:p>1.62567</text:p>
              </table:table-cell>
              <table:table-cell office:value-type="float" office:value="1.882039">
                <text:p>1.88203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582285">
                <text:p>1.582285</text:p>
              </table:table-cell>
              <table:table-cell office:value-type="float" office:value="1.83309">
                <text:p>1.833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561869">
                <text:p>1.561869</text:p>
              </table:table-cell>
              <table:table-cell office:value-type="float" office:value="1.785977">
                <text:p>1.78597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564421">
                <text:p>1.564421</text:p>
              </table:table-cell>
              <table:table-cell office:value-type="float" office:value="1.738913">
                <text:p>1.73891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69525">
                <text:p>1.569525</text:p>
              </table:table-cell>
              <table:table-cell office:value-type="float" office:value="1.715391">
                <text:p>1.7153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572077">
                <text:p>1.572077</text:p>
              </table:table-cell>
              <table:table-cell office:value-type="float" office:value="1.715569">
                <text:p>1.7155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353874">
                <text:p>1.353874</text:p>
              </table:table-cell>
              <table:table-cell office:value-type="float" office:value="1.729787">
                <text:p>1.72978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373015">
                <text:p>1.373015</text:p>
              </table:table-cell>
              <table:table-cell office:value-type="float" office:value="1.743746">
                <text:p>1.7437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418952">
                <text:p>1.418952</text:p>
              </table:table-cell>
              <table:table-cell office:value-type="float" office:value="1.756243">
                <text:p>1.7562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469994">
                <text:p>1.469994</text:p>
              </table:table-cell>
              <table:table-cell office:value-type="float" office:value="1.783443">
                <text:p>1.7834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529967">
                <text:p>1.529967</text:p>
              </table:table-cell>
              <table:table-cell office:value-type="float" office:value="1.830384">
                <text:p>1.8303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454681">
                <text:p>1.454681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503171">
                <text:p>1.503171</text:p>
              </table:table-cell>
              <table:table-cell office:value-type="float" office:value="1.957191">
                <text:p>1.9571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550384">
                <text:p>1.550384</text:p>
              </table:table-cell>
              <table:table-cell office:value-type="float" office:value="2.020132">
                <text:p>2.0201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587389">
                <text:p>1.587389</text:p>
              </table:table-cell>
              <table:table-cell office:value-type="float" office:value="2.08088">
                <text:p>2.0808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601426">
                <text:p>1.601426</text:p>
              </table:table-cell>
              <table:table-cell office:value-type="float" office:value="2.127427">
                <text:p>2.12742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591217">
                <text:p>1.591217</text:p>
              </table:table-cell>
              <table:table-cell office:value-type="float" office:value="2.149438">
                <text:p>2.14943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577181">
                <text:p>1.577181</text:p>
              </table:table-cell>
              <table:table-cell office:value-type="float" office:value="2.147267">
                <text:p>2.14726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556764">
                <text:p>1.556764</text:p>
              </table:table-cell>
              <table:table-cell office:value-type="float" office:value="2.125968">
                <text:p>2.12596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540176">
                <text:p>1.540176</text:p>
              </table:table-cell>
              <table:table-cell office:value-type="float" office:value="2.094814">
                <text:p>2.0948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541452">
                <text:p>1.541452</text:p>
              </table:table-cell>
              <table:table-cell office:value-type="float" office:value="2.066253">
                <text:p>2.0662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547832">
                <text:p>1.547832</text:p>
              </table:table-cell>
              <table:table-cell office:value-type="float" office:value="2.038784">
                <text:p>2.0387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549108">
                <text:p>1.549108</text:p>
              </table:table-cell>
              <table:table-cell office:value-type="float" office:value="2.038904">
                <text:p>2.03890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559316">
                <text:p>1.559316</text:p>
              </table:table-cell>
              <table:table-cell office:value-type="float" office:value="2.051387">
                <text:p>2.0513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573353">
                <text:p>1.573353</text:p>
              </table:table-cell>
              <table:table-cell office:value-type="float" office:value="2.067349">
                <text:p>2.06734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586113">
                <text:p>1.586113</text:p>
              </table:table-cell>
              <table:table-cell office:value-type="float" office:value="2.086687">
                <text:p>2.08668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587389">
                <text:p>1.587389</text:p>
              </table:table-cell>
              <table:table-cell office:value-type="float" office:value="2.103575">
                <text:p>2.10357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582285">
                <text:p>1.582285</text:p>
              </table:table-cell>
              <table:table-cell office:value-type="float" office:value="2.120951">
                <text:p>2.12095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581009">
                <text:p>1.581009</text:p>
              </table:table-cell>
              <table:table-cell office:value-type="float" office:value="2.129259">
                <text:p>2.1292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577181">
                <text:p>1.577181</text:p>
              </table:table-cell>
              <table:table-cell office:value-type="float" office:value="2.122398">
                <text:p>2.12239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570801">
                <text:p>1.570801</text:p>
              </table:table-cell>
              <table:table-cell office:value-type="float" office:value="2.110749">
                <text:p>2.11074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566972">
                <text:p>1.566972</text:p>
              </table:table-cell>
              <table:table-cell office:value-type="float" office:value="2.09743">
                <text:p>2.097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565696">
                <text:p>1.565696</text:p>
              </table:table-cell>
              <table:table-cell office:value-type="float" office:value="2.084746">
                <text:p>2.0847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11972">
                <text:p>1.811972</text:p>
              </table:table-cell>
              <table:table-cell office:value-type="float" office:value="2.073907">
                <text:p>2.07390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795383">
                <text:p>1.795383</text:p>
              </table:table-cell>
              <table:table-cell office:value-type="float" office:value="2.071765">
                <text:p>2.0717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50722">
                <text:p>1.750722</text:p>
              </table:table-cell>
              <table:table-cell office:value-type="float" office:value="2.068972">
                <text:p>2.06897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706061">
                <text:p>1.706061</text:p>
              </table:table-cell>
              <table:table-cell office:value-type="float" office:value="2.060663">
                <text:p>2.06066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657571">
                <text:p>1.657571</text:p>
              </table:table-cell>
              <table:table-cell office:value-type="float" office:value="2.020329">
                <text:p>2.0203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603978">
                <text:p>1.603978</text:p>
              </table:table-cell>
              <table:table-cell office:value-type="float" office:value="1.968818">
                <text:p>1.9688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572077">
                <text:p>1.572077</text:p>
              </table:table-cell>
              <table:table-cell office:value-type="float" office:value="1.910366">
                <text:p>1.91036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550384">
                <text:p>1.550384</text:p>
              </table:table-cell>
              <table:table-cell office:value-type="float" office:value="1.85123">
                <text:p>1.8512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546556">
                <text:p>1.546556</text:p>
              </table:table-cell>
              <table:table-cell office:value-type="float" office:value="1.797799">
                <text:p>1.79779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550384">
                <text:p>1.550384</text:p>
              </table:table-cell>
              <table:table-cell office:value-type="float" office:value="1.77457">
                <text:p>1.7745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556764">
                <text:p>1.556764</text:p>
              </table:table-cell>
              <table:table-cell office:value-type="float" office:value="1.771665">
                <text:p>1.7716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566972">
                <text:p>1.566972</text:p>
              </table:table-cell>
              <table:table-cell office:value-type="float" office:value="1.784558">
                <text:p>1.78455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578457">
                <text:p>1.578457</text:p>
              </table:table-cell>
              <table:table-cell office:value-type="float" office:value="1.805256">
                <text:p>1.8052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568249">
                <text:p>1.568249</text:p>
              </table:table-cell>
              <table:table-cell office:value-type="float" office:value="1.824417">
                <text:p>1.82441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570801">
                <text:p>1.570801</text:p>
              </table:table-cell>
              <table:table-cell office:value-type="float" office:value="1.842974">
                <text:p>1.84297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575905">
                <text:p>1.575905</text:p>
              </table:table-cell>
              <table:table-cell office:value-type="float" office:value="1.858187">
                <text:p>1.8581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577181">
                <text:p>1.577181</text:p>
              </table:table-cell>
              <table:table-cell office:value-type="float" office:value="1.864026">
                <text:p>1.8640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577181">
                <text:p>1.577181</text:p>
              </table:table-cell>
              <table:table-cell office:value-type="float" office:value="1.861655">
                <text:p>1.8616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574629">
                <text:p>1.574629</text:p>
              </table:table-cell>
              <table:table-cell office:value-type="float" office:value="1.855477">
                <text:p>1.8554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569525">
                <text:p>1.569525</text:p>
              </table:table-cell>
              <table:table-cell office:value-type="float" office:value="1.84735">
                <text:p>1.847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563144">
                <text:p>1.563144</text:p>
              </table:table-cell>
              <table:table-cell office:value-type="float" office:value="1.837687">
                <text:p>1.8376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561868">
                <text:p>1.561868</text:p>
              </table:table-cell>
              <table:table-cell office:value-type="float" office:value="1.828953">
                <text:p>1.82895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565697">
                <text:p>1.565697</text:p>
              </table:table-cell>
              <table:table-cell office:value-type="float" office:value="1.820708">
                <text:p>1.8207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570801">
                <text:p>1.570801</text:p>
              </table:table-cell>
              <table:table-cell office:value-type="float" office:value="1.814815">
                <text:p>1.81481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572077">
                <text:p>1.572077</text:p>
              </table:table-cell>
              <table:table-cell office:value-type="float" office:value="1.816967">
                <text:p>1.8169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444473">
                <text:p>1.444473</text:p>
              </table:table-cell>
              <table:table-cell office:value-type="float" office:value="1.821673">
                <text:p>1.82167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457233">
                <text:p>1.457233</text:p>
              </table:table-cell>
              <table:table-cell office:value-type="float" office:value="1.829214">
                <text:p>1.8292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494238">
                <text:p>1.494238</text:p>
              </table:table-cell>
              <table:table-cell office:value-type="float" office:value="1.836673">
                <text:p>1.83667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536348">
                <text:p>1.536348</text:p>
              </table:table-cell>
              <table:table-cell office:value-type="float" office:value="1.858201">
                <text:p>1.8582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579733">
                <text:p>1.579733</text:p>
              </table:table-cell>
              <table:table-cell office:value-type="float" office:value="1.901158">
                <text:p>1.9011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610358">
                <text:p>1.610358</text:p>
              </table:table-cell>
              <table:table-cell office:value-type="float" office:value="1.951417">
                <text:p>1.9514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610358">
                <text:p>1.610358</text:p>
              </table:table-cell>
              <table:table-cell office:value-type="float" office:value="1.999133">
                <text:p>1.9991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598873">
                <text:p>1.598873</text:p>
              </table:table-cell>
              <table:table-cell office:value-type="float" office:value="2.037753">
                <text:p>2.037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